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98in"/>
    </style:style>
    <style:style style:name="ro1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ist a" table:style-name="ta1">
        <table:shapes>
          <draw:frame draw:z-index="0" draw:style-name="gr1" draw:text-style-name="P1" svg:width="22.2421in" svg:height="12.8626in" svg:x="3.8547in" svg:y="0in">
            <draw:object draw:notify-on-update-of-ranges="'hist a'.A1:'hist a'.A1 'hist a'.A2:'hist a'.A570 'hist a'.B1:'hist a'.B1 'hist a'.B2:'hist a'.B57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ce2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SUM([.$B$1:.B1])" office:value-type="float" office:value="0" calcext:value-type="float">
            <text:p>0</text:p>
          </table:table-cell>
          <table:table-cell table:style-name="Default" table:formula="of:=SUM([.B1:.B630])" office:value-type="float" office:value="118701818" calcext:value-type="float">
            <text:p>1187018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SUM([.$B$1:.B2])" office:value-type="float" office:value="7" calcext:value-type="float">
            <text:p>7</text:p>
          </table:table-cell>
          <table:table-cell table:formula="of:=[.C2]/[.$D$1]" office:value-type="float" office:value="0.0000000589712956207629" calcext:value-type="float">
            <text:p>0.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6" calcext:value-type="float">
            <text:p>296</text:p>
          </table:table-cell>
          <table:table-cell table:formula="of:=SUM([.$B$1:.B3])" office:value-type="float" office:value="303" calcext:value-type="float">
            <text:p>303</text:p>
          </table:table-cell>
          <table:table-cell table:formula="of:=[.C3]/[.$D$1]" office:value-type="float" office:value="0.00000255261465329874" calcext:value-type="float">
            <text:p>0.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5" calcext:value-type="float">
            <text:p>385</text:p>
          </table:table-cell>
          <table:table-cell table:formula="of:=SUM([.$B$1:.B4])" office:value-type="float" office:value="688" calcext:value-type="float">
            <text:p>688</text:p>
          </table:table-cell>
          <table:table-cell table:formula="of:=[.C4]/[.$D$1]" office:value-type="float" office:value="0.0000057960359124407" calcext:value-type="float">
            <text:p>0.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7" calcext:value-type="float">
            <text:p>267</text:p>
          </table:table-cell>
          <table:table-cell table:formula="of:=SUM([.$B$1:.B5])" office:value-type="float" office:value="955" calcext:value-type="float">
            <text:p>955</text:p>
          </table:table-cell>
          <table:table-cell table:formula="of:=[.C5]/[.$D$1]" office:value-type="float" office:value="0.00000804536961683266" calcext:value-type="float">
            <text:p>0.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table:formula="of:=SUM([.$B$1:.B6])" office:value-type="float" office:value="1203" calcext:value-type="float">
            <text:p>1203</text:p>
          </table:table-cell>
          <table:table-cell table:formula="of:=[.C6]/[.$D$1]" office:value-type="float" office:value="0.0000101346383759683" calcext:value-type="float">
            <text:p>0.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0" calcext:value-type="float">
            <text:p>230</text:p>
          </table:table-cell>
          <table:table-cell table:formula="of:=SUM([.$B$1:.B7])" office:value-type="float" office:value="1433" calcext:value-type="float">
            <text:p>1433</text:p>
          </table:table-cell>
          <table:table-cell table:formula="of:=[.C7]/[.$D$1]" office:value-type="float" office:value="0.0000120722666606505" calcext:value-type="float">
            <text:p>0.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4" calcext:value-type="float">
            <text:p>174</text:p>
          </table:table-cell>
          <table:table-cell table:formula="of:=SUM([.$B$1:.B8])" office:value-type="float" office:value="1607" calcext:value-type="float">
            <text:p>1607</text:p>
          </table:table-cell>
          <table:table-cell table:formula="of:=[.C8]/[.$D$1]" office:value-type="float" office:value="0.0000135381245803666" calcext:value-type="float">
            <text:p>0.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9" calcext:value-type="float">
            <text:p>329</text:p>
          </table:table-cell>
          <table:table-cell table:formula="of:=SUM([.$B$1:.B9])" office:value-type="float" office:value="1936" calcext:value-type="float">
            <text:p>1936</text:p>
          </table:table-cell>
          <table:table-cell table:formula="of:=[.C9]/[.$D$1]" office:value-type="float" office:value="0.0000163097754745424" calcext:value-type="float">
            <text:p>0.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8" calcext:value-type="float">
            <text:p>278</text:p>
          </table:table-cell>
          <table:table-cell table:formula="of:=SUM([.$B$1:.B10])" office:value-type="float" office:value="2214" calcext:value-type="float">
            <text:p>2214</text:p>
          </table:table-cell>
          <table:table-cell table:formula="of:=[.C10]/[.$D$1]" office:value-type="float" office:value="0.000018651778357767" calcext:value-type="float">
            <text:p>0.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36" calcext:value-type="float">
            <text:p>936</text:p>
          </table:table-cell>
          <table:table-cell table:formula="of:=SUM([.$B$1:.B11])" office:value-type="float" office:value="3150" calcext:value-type="float">
            <text:p>3150</text:p>
          </table:table-cell>
          <table:table-cell table:formula="of:=[.C11]/[.$D$1]" office:value-type="float" office:value="0.0000265370830293433" calcext:value-type="float">
            <text:p>0.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11" calcext:value-type="float">
            <text:p>1311</text:p>
          </table:table-cell>
          <table:table-cell table:formula="of:=SUM([.$B$1:.B12])" office:value-type="float" office:value="4461" calcext:value-type="float">
            <text:p>4461</text:p>
          </table:table-cell>
          <table:table-cell table:formula="of:=[.C12]/[.$D$1]" office:value-type="float" office:value="0.0000375815642520319" calcext:value-type="float">
            <text:p>0.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68" calcext:value-type="float">
            <text:p>4468</text:p>
          </table:table-cell>
          <table:table-cell table:formula="of:=SUM([.$B$1:.B13])" office:value-type="float" office:value="8929" calcext:value-type="float">
            <text:p>8929</text:p>
          </table:table-cell>
          <table:table-cell table:formula="of:=[.C13]/[.$D$1]" office:value-type="float" office:value="0.0000752220997996846" calcext:value-type="float">
            <text:p>0.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864" calcext:value-type="float">
            <text:p>15864</text:p>
          </table:table-cell>
          <table:table-cell table:formula="of:=SUM([.$B$1:.B14])" office:value-type="float" office:value="24793" calcext:value-type="float">
            <text:p>24793</text:p>
          </table:table-cell>
          <table:table-cell table:formula="of:=[.C14]/[.$D$1]" office:value-type="float" office:value="0.000208867904617939" calcext:value-type="float">
            <text:p>0.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686" calcext:value-type="float">
            <text:p>18686</text:p>
          </table:table-cell>
          <table:table-cell table:formula="of:=SUM([.$B$1:.B15])" office:value-type="float" office:value="43479" calcext:value-type="float">
            <text:p>43479</text:p>
          </table:table-cell>
          <table:table-cell table:formula="of:=[.C15]/[.$D$1]" office:value-type="float" office:value="0.000366287566042165" calcext:value-type="float">
            <text:p>0.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470" calcext:value-type="float">
            <text:p>49470</text:p>
          </table:table-cell>
          <table:table-cell table:formula="of:=SUM([.$B$1:.B16])" office:value-type="float" office:value="92949" calcext:value-type="float">
            <text:p>92949</text:p>
          </table:table-cell>
          <table:table-cell table:formula="of:=[.C16]/[.$D$1]" office:value-type="float" office:value="0.000783046136664899" calcext:value-type="float">
            <text:p>0.0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2141" calcext:value-type="float">
            <text:p>92141</text:p>
          </table:table-cell>
          <table:table-cell table:formula="of:=SUM([.$B$1:.B17])" office:value-type="float" office:value="185090" calcext:value-type="float">
            <text:p>185090</text:p>
          </table:table-cell>
          <table:table-cell table:formula="of:=[.C17]/[.$D$1]" office:value-type="float" office:value="0.001559285300921" calcext:value-type="float">
            <text:p>0.0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6483" calcext:value-type="float">
            <text:p>76483</text:p>
          </table:table-cell>
          <table:table-cell table:formula="of:=SUM([.$B$1:.B18])" office:value-type="float" office:value="261573" calcext:value-type="float">
            <text:p>261573</text:p>
          </table:table-cell>
          <table:table-cell table:formula="of:=[.C18]/[.$D$1]" office:value-type="float" office:value="0.00220361410134426" calcext:value-type="float">
            <text:p>0.0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2436" calcext:value-type="float">
            <text:p>72436</text:p>
          </table:table-cell>
          <table:table-cell table:formula="of:=SUM([.$B$1:.B19])" office:value-type="float" office:value="334009" calcext:value-type="float">
            <text:p>334009</text:p>
          </table:table-cell>
          <table:table-cell table:formula="of:=[.C19]/[.$D$1]" office:value-type="float" office:value="0.00281384906842792" calcext:value-type="float">
            <text:p>0.0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6139" calcext:value-type="float">
            <text:p>76139</text:p>
          </table:table-cell>
          <table:table-cell table:formula="of:=SUM([.$B$1:.B20])" office:value-type="float" office:value="410148" calcext:value-type="float">
            <text:p>410148</text:p>
          </table:table-cell>
          <table:table-cell table:formula="of:=[.C20]/[.$D$1]" office:value-type="float" office:value="0.00345527985089495" calcext:value-type="float">
            <text:p>0.0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8969" calcext:value-type="float">
            <text:p>188969</text:p>
          </table:table-cell>
          <table:table-cell table:formula="of:=SUM([.$B$1:.B21])" office:value-type="float" office:value="599117" calcext:value-type="float">
            <text:p>599117</text:p>
          </table:table-cell>
          <table:table-cell table:formula="of:=[.C21]/[.$D$1]" office:value-type="float" office:value="0.00504724367406066" calcext:value-type="float">
            <text:p>0.0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674" calcext:value-type="float">
            <text:p>90674</text:p>
          </table:table-cell>
          <table:table-cell table:formula="of:=SUM([.$B$1:.B22])" office:value-type="float" office:value="689791" calcext:value-type="float">
            <text:p>689791</text:p>
          </table:table-cell>
          <table:table-cell table:formula="of:=[.C22]/[.$D$1]" office:value-type="float" office:value="0.00581112413964881" calcext:value-type="float">
            <text:p>0.0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6782" calcext:value-type="float">
            <text:p>66782</text:p>
          </table:table-cell>
          <table:table-cell table:formula="of:=SUM([.$B$1:.B23])" office:value-type="float" office:value="756573" calcext:value-type="float">
            <text:p>756573</text:p>
          </table:table-cell>
          <table:table-cell table:formula="of:=[.C23]/[.$D$1]" office:value-type="float" office:value="0.0063737271488125" calcext:value-type="float">
            <text:p>0.0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5321" calcext:value-type="float">
            <text:p>75321</text:p>
          </table:table-cell>
          <table:table-cell table:formula="of:=SUM([.$B$1:.B24])" office:value-type="float" office:value="831894" calcext:value-type="float">
            <text:p>831894</text:p>
          </table:table-cell>
          <table:table-cell table:formula="of:=[.C24]/[.$D$1]" office:value-type="float" office:value="0.00700826671416271" calcext:value-type="float">
            <text:p>0.0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4045" calcext:value-type="float">
            <text:p>134045</text:p>
          </table:table-cell>
          <table:table-cell table:formula="of:=SUM([.$B$1:.B25])" office:value-type="float" office:value="965939" calcext:value-type="float">
            <text:p>965939</text:p>
          </table:table-cell>
          <table:table-cell table:formula="of:=[.C25]/[.$D$1]" office:value-type="float" office:value="0.00813752490294631" calcext:value-type="float">
            <text:p>0.0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4659" calcext:value-type="float">
            <text:p>204659</text:p>
          </table:table-cell>
          <table:table-cell table:formula="of:=SUM([.$B$1:.B26])" office:value-type="float" office:value="1170598" calcext:value-type="float">
            <text:p>1170598</text:p>
          </table:table-cell>
          <table:table-cell table:formula="of:=[.C26]/[.$D$1]" office:value-type="float" office:value="0.00986166867301055" calcext:value-type="float">
            <text:p>0.0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6189" calcext:value-type="float">
            <text:p>266189</text:p>
          </table:table-cell>
          <table:table-cell table:formula="of:=SUM([.$B$1:.B27])" office:value-type="float" office:value="1436787" calcext:value-type="float">
            <text:p>1436787</text:p>
          </table:table-cell>
          <table:table-cell table:formula="of:=[.C27]/[.$D$1]" office:value-type="float" office:value="0.0121041701315813" calcext:value-type="float">
            <text:p>0.0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59520" calcext:value-type="float">
            <text:p>459520</text:p>
          </table:table-cell>
          <table:table-cell table:formula="of:=SUM([.$B$1:.B28])" office:value-type="float" office:value="1896307" calcext:value-type="float">
            <text:p>1896307</text:p>
          </table:table-cell>
          <table:table-cell table:formula="of:=[.C28]/[.$D$1]" office:value-type="float" office:value="0.0159753829549603" calcext:value-type="float">
            <text:p>0.0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58312" calcext:value-type="float">
            <text:p>2158312</text:p>
          </table:table-cell>
          <table:table-cell table:formula="of:=SUM([.$B$1:.B29])" office:value-type="float" office:value="4054619" calcext:value-type="float">
            <text:p>4054619</text:p>
          </table:table-cell>
          <table:table-cell table:formula="of:=[.C29]/[.$D$1]" office:value-type="float" office:value="0.0341580193826517" calcext:value-type="float">
            <text:p>0.0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9547" calcext:value-type="float">
            <text:p>129547</text:p>
          </table:table-cell>
          <table:table-cell table:formula="of:=SUM([.$B$1:.B30])" office:value-type="float" office:value="4184166" calcext:value-type="float">
            <text:p>4184166</text:p>
          </table:table-cell>
          <table:table-cell table:formula="of:=[.C30]/[.$D$1]" office:value-type="float" office:value="0.0352493843017636" calcext:value-type="float">
            <text:p>0.0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792" calcext:value-type="float">
            <text:p>95792</text:p>
          </table:table-cell>
          <table:table-cell table:formula="of:=SUM([.$B$1:.B31])" office:value-type="float" office:value="4279958" calcext:value-type="float">
            <text:p>4279958</text:p>
          </table:table-cell>
          <table:table-cell table:formula="of:=[.C31]/[.$D$1]" office:value-type="float" office:value="0.0360563812089213" calcext:value-type="float">
            <text:p>0.0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9475" calcext:value-type="float">
            <text:p>79475</text:p>
          </table:table-cell>
          <table:table-cell table:formula="of:=SUM([.$B$1:.B32])" office:value-type="float" office:value="4359433" calcext:value-type="float">
            <text:p>4359433</text:p>
          </table:table-cell>
          <table:table-cell table:formula="of:=[.C32]/[.$D$1]" office:value-type="float" office:value="0.0367259160259871" calcext:value-type="float">
            <text:p>0.0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9241" calcext:value-type="float">
            <text:p>79241</text:p>
          </table:table-cell>
          <table:table-cell table:formula="of:=SUM([.$B$1:.B33])" office:value-type="float" office:value="4438674" calcext:value-type="float">
            <text:p>4438674</text:p>
          </table:table-cell>
          <table:table-cell table:formula="of:=[.C33]/[.$D$1]" office:value-type="float" office:value="0.0373934795168849" calcext:value-type="float">
            <text:p>0.03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374" calcext:value-type="float">
            <text:p>60374</text:p>
          </table:table-cell>
          <table:table-cell table:formula="of:=SUM([.$B$1:.B34])" office:value-type="float" office:value="4499048" calcext:value-type="float">
            <text:p>4499048</text:p>
          </table:table-cell>
          <table:table-cell table:formula="of:=[.C34]/[.$D$1]" office:value-type="float" office:value="0.0379020985171432" calcext:value-type="float">
            <text:p>0.03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7173" calcext:value-type="float">
            <text:p>67173</text:p>
          </table:table-cell>
          <table:table-cell table:formula="of:=SUM([.$B$1:.B35])" office:value-type="float" office:value="4566221" calcext:value-type="float">
            <text:p>4566221</text:p>
          </table:table-cell>
          <table:table-cell table:formula="of:=[.C35]/[.$D$1]" office:value-type="float" office:value="0.0384679954943908" calcext:value-type="float">
            <text:p>0.0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4488" calcext:value-type="float">
            <text:p>64488</text:p>
          </table:table-cell>
          <table:table-cell table:formula="of:=SUM([.$B$1:.B36])" office:value-type="float" office:value="4630709" calcext:value-type="float">
            <text:p>4630709</text:p>
          </table:table-cell>
          <table:table-cell table:formula="of:=[.C36]/[.$D$1]" office:value-type="float" office:value="0.0390112727675325" calcext:value-type="float">
            <text:p>0.03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0344" calcext:value-type="float">
            <text:p>60344</text:p>
          </table:table-cell>
          <table:table-cell table:formula="of:=SUM([.$B$1:.B37])" office:value-type="float" office:value="4691053" calcext:value-type="float">
            <text:p>4691053</text:p>
          </table:table-cell>
          <table:table-cell table:formula="of:=[.C37]/[.$D$1]" office:value-type="float" office:value="0.0395196390336667" calcext:value-type="float">
            <text:p>0.04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8603" calcext:value-type="float">
            <text:p>108603</text:p>
          </table:table-cell>
          <table:table-cell table:formula="of:=SUM([.$B$1:.B38])" office:value-type="float" office:value="4799656" calcext:value-type="float">
            <text:p>4799656</text:p>
          </table:table-cell>
          <table:table-cell table:formula="of:=[.C38]/[.$D$1]" office:value-type="float" office:value="0.0404345618362812" calcext:value-type="float">
            <text:p>0.04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6102" calcext:value-type="float">
            <text:p>86102</text:p>
          </table:table-cell>
          <table:table-cell table:formula="of:=SUM([.$B$1:.B39])" office:value-type="float" office:value="4885758" calcext:value-type="float">
            <text:p>4885758</text:p>
          </table:table-cell>
          <table:table-cell table:formula="of:=[.C39]/[.$D$1]" office:value-type="float" office:value="0.0411599256213582" calcext:value-type="float">
            <text:p>0.0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9432" calcext:value-type="float">
            <text:p>99432</text:p>
          </table:table-cell>
          <table:table-cell table:formula="of:=SUM([.$B$1:.B40])" office:value-type="float" office:value="4985190" calcext:value-type="float">
            <text:p>4985190</text:p>
          </table:table-cell>
          <table:table-cell table:formula="of:=[.C40]/[.$D$1]" office:value-type="float" office:value="0.0419975876022388" calcext:value-type="float">
            <text:p>0.0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5578" calcext:value-type="float">
            <text:p>85578</text:p>
          </table:table-cell>
          <table:table-cell table:formula="of:=SUM([.$B$1:.B41])" office:value-type="float" office:value="5070768" calcext:value-type="float">
            <text:p>5070768</text:p>
          </table:table-cell>
          <table:table-cell table:formula="of:=[.C41]/[.$D$1]" office:value-type="float" office:value="0.042718536964615" calcext:value-type="float">
            <text:p>0.0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9811" calcext:value-type="float">
            <text:p>89811</text:p>
          </table:table-cell>
          <table:table-cell table:formula="of:=SUM([.$B$1:.B42])" office:value-type="float" office:value="5160579" calcext:value-type="float">
            <text:p>5160579</text:p>
          </table:table-cell>
          <table:table-cell table:formula="of:=[.C42]/[.$D$1]" office:value-type="float" office:value="0.0434751471119002" calcext:value-type="float">
            <text:p>0.0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1634" calcext:value-type="float">
            <text:p>91634</text:p>
          </table:table-cell>
          <table:table-cell table:formula="of:=SUM([.$B$1:.B43])" office:value-type="float" office:value="5252213" calcext:value-type="float">
            <text:p>5252213</text:p>
          </table:table-cell>
          <table:table-cell table:formula="of:=[.C43]/[.$D$1]" office:value-type="float" office:value="0.0442471150694592" calcext:value-type="float">
            <text:p>0.0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1889" calcext:value-type="float">
            <text:p>91889</text:p>
          </table:table-cell>
          <table:table-cell table:formula="of:=SUM([.$B$1:.B44])" office:value-type="float" office:value="5344102" calcext:value-type="float">
            <text:p>5344102</text:p>
          </table:table-cell>
          <table:table-cell table:formula="of:=[.C44]/[.$D$1]" office:value-type="float" office:value="0.0450212312670729" calcext:value-type="float">
            <text:p>0.0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0285" calcext:value-type="float">
            <text:p>80285</text:p>
          </table:table-cell>
          <table:table-cell table:formula="of:=SUM([.$B$1:.B45])" office:value-type="float" office:value="5424387" calcext:value-type="float">
            <text:p>5424387</text:p>
          </table:table-cell>
          <table:table-cell table:formula="of:=[.C45]/[.$D$1]" office:value-type="float" office:value="0.0456975899054891" calcext:value-type="float">
            <text:p>0.0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5920" calcext:value-type="float">
            <text:p>75920</text:p>
          </table:table-cell>
          <table:table-cell table:formula="of:=SUM([.$B$1:.B46])" office:value-type="float" office:value="5500307" calcext:value-type="float">
            <text:p>5500307</text:p>
          </table:table-cell>
          <table:table-cell table:formula="of:=[.C46]/[.$D$1]" office:value-type="float" office:value="0.0463371757288503" calcext:value-type="float">
            <text:p>0.04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3543" calcext:value-type="float">
            <text:p>73543</text:p>
          </table:table-cell>
          <table:table-cell table:formula="of:=SUM([.$B$1:.B47])" office:value-type="float" office:value="5573850" calcext:value-type="float">
            <text:p>5573850</text:p>
          </table:table-cell>
          <table:table-cell table:formula="of:=[.C47]/[.$D$1]" office:value-type="float" office:value="0.0469567365851128" calcext:value-type="float">
            <text:p>0.0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1518" calcext:value-type="float">
            <text:p>91518</text:p>
          </table:table-cell>
          <table:table-cell table:formula="of:=SUM([.$B$1:.B48])" office:value-type="float" office:value="5665368" calcext:value-type="float">
            <text:p>5665368</text:p>
          </table:table-cell>
          <table:table-cell table:formula="of:=[.C48]/[.$D$1]" office:value-type="float" office:value="0.0477277273040586" calcext:value-type="float">
            <text:p>0.0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1959" calcext:value-type="float">
            <text:p>101959</text:p>
          </table:table-cell>
          <table:table-cell table:formula="of:=SUM([.$B$1:.B49])" office:value-type="float" office:value="5767327" calcext:value-type="float">
            <text:p>5767327</text:p>
          </table:table-cell>
          <table:table-cell table:formula="of:=[.C49]/[.$D$1]" office:value-type="float" office:value="0.0485866779226583" calcext:value-type="float">
            <text:p>0.0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2689" calcext:value-type="float">
            <text:p>122689</text:p>
          </table:table-cell>
          <table:table-cell table:formula="of:=SUM([.$B$1:.B50])" office:value-type="float" office:value="5890016" calcext:value-type="float">
            <text:p>5890016</text:p>
          </table:table-cell>
          <table:table-cell table:formula="of:=[.C50]/[.$D$1]" office:value-type="float" office:value="0.0496202678210034" calcext:value-type="float">
            <text:p>0.0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4374" calcext:value-type="float">
            <text:p>94374</text:p>
          </table:table-cell>
          <table:table-cell table:formula="of:=SUM([.$B$1:.B51])" office:value-type="float" office:value="5984390" calcext:value-type="float">
            <text:p>5984390</text:p>
          </table:table-cell>
          <table:table-cell table:formula="of:=[.C51]/[.$D$1]" office:value-type="float" office:value="0.0504153188285625" calcext:value-type="float">
            <text:p>0.0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8878" calcext:value-type="float">
            <text:p>108878</text:p>
          </table:table-cell>
          <table:table-cell table:formula="of:=SUM([.$B$1:.B52])" office:value-type="float" office:value="6093268" calcext:value-type="float">
            <text:p>6093268</text:p>
          </table:table-cell>
          <table:table-cell table:formula="of:=[.C52]/[.$D$1]" office:value-type="float" office:value="0.0513325583606479" calcext:value-type="float">
            <text:p>0.0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4770" calcext:value-type="float">
            <text:p>84770</text:p>
          </table:table-cell>
          <table:table-cell table:formula="of:=SUM([.$B$1:.B53])" office:value-type="float" office:value="6178038" calcext:value-type="float">
            <text:p>6178038</text:p>
          </table:table-cell>
          <table:table-cell table:formula="of:=[.C53]/[.$D$1]" office:value-type="float" office:value="0.0520467007506153" calcext:value-type="float">
            <text:p>0.0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8212" calcext:value-type="float">
            <text:p>108212</text:p>
          </table:table-cell>
          <table:table-cell table:formula="of:=SUM([.$B$1:.B54])" office:value-type="float" office:value="6286250" calcext:value-type="float">
            <text:p>6286250</text:p>
          </table:table-cell>
          <table:table-cell table:formula="of:=[.C54]/[.$D$1]" office:value-type="float" office:value="0.0529583295851459" calcext:value-type="float">
            <text:p>0.0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2702" calcext:value-type="float">
            <text:p>122702</text:p>
          </table:table-cell>
          <table:table-cell table:formula="of:=SUM([.$B$1:.B55])" office:value-type="float" office:value="6408952" calcext:value-type="float">
            <text:p>6408952</text:p>
          </table:table-cell>
          <table:table-cell table:formula="of:=[.C55]/[.$D$1]" office:value-type="float" office:value="0.0539920290016114" calcext:value-type="float">
            <text:p>0.0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5281" calcext:value-type="float">
            <text:p>105281</text:p>
          </table:table-cell>
          <table:table-cell table:formula="of:=SUM([.$B$1:.B56])" office:value-type="float" office:value="6514233" calcext:value-type="float">
            <text:p>6514233</text:p>
          </table:table-cell>
          <table:table-cell table:formula="of:=[.C56]/[.$D$1]" office:value-type="float" office:value="0.0548789657122185" calcext:value-type="float">
            <text:p>0.0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1254" calcext:value-type="float">
            <text:p>121254</text:p>
          </table:table-cell>
          <table:table-cell table:formula="of:=SUM([.$B$1:.B57])" office:value-type="float" office:value="6635487" calcext:value-type="float">
            <text:p>6635487</text:p>
          </table:table-cell>
          <table:table-cell table:formula="of:=[.C57]/[.$D$1]" office:value-type="float" office:value="0.0559004664949614" calcext:value-type="float">
            <text:p>0.0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924" calcext:value-type="float">
            <text:p>144924</text:p>
          </table:table-cell>
          <table:table-cell table:formula="of:=SUM([.$B$1:.B58])" office:value-type="float" office:value="6780411" calcext:value-type="float">
            <text:p>6780411</text:p>
          </table:table-cell>
          <table:table-cell table:formula="of:=[.C58]/[.$D$1]" office:value-type="float" office:value="0.0571213745016104" calcext:value-type="float">
            <text:p>0.0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6709" calcext:value-type="float">
            <text:p>136709</text:p>
          </table:table-cell>
          <table:table-cell table:formula="of:=SUM([.$B$1:.B59])" office:value-type="float" office:value="6917120" calcext:value-type="float">
            <text:p>6917120</text:p>
          </table:table-cell>
          <table:table-cell table:formula="of:=[.C59]/[.$D$1]" office:value-type="float" office:value="0.0582730754806131" calcext:value-type="float">
            <text:p>0.0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9413" calcext:value-type="float">
            <text:p>109413</text:p>
          </table:table-cell>
          <table:table-cell table:formula="of:=SUM([.$B$1:.B60])" office:value-type="float" office:value="7026533" calcext:value-type="float">
            <text:p>7026533</text:p>
          </table:table-cell>
          <table:table-cell table:formula="of:=[.C60]/[.$D$1]" office:value-type="float" office:value="0.059194822104578" calcext:value-type="float">
            <text:p>0.0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2750" calcext:value-type="float">
            <text:p>112750</text:p>
          </table:table-cell>
          <table:table-cell table:formula="of:=SUM([.$B$1:.B61])" office:value-type="float" office:value="7139283" calcext:value-type="float">
            <text:p>7139283</text:p>
          </table:table-cell>
          <table:table-cell table:formula="of:=[.C61]/[.$D$1]" office:value-type="float" office:value="0.0601446811876125" calcext:value-type="float">
            <text:p>0.0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5088" calcext:value-type="float">
            <text:p>105088</text:p>
          </table:table-cell>
          <table:table-cell table:formula="of:=SUM([.$B$1:.B62])" office:value-type="float" office:value="7244371" calcext:value-type="float">
            <text:p>7244371</text:p>
          </table:table-cell>
          <table:table-cell table:formula="of:=[.C62]/[.$D$1]" office:value-type="float" office:value="0.0610299919753546" calcext:value-type="float">
            <text:p>0.0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6597" calcext:value-type="float">
            <text:p>96597</text:p>
          </table:table-cell>
          <table:table-cell table:formula="of:=SUM([.$B$1:.B63])" office:value-type="float" office:value="7340968" calcext:value-type="float">
            <text:p>7340968</text:p>
          </table:table-cell>
          <table:table-cell table:formula="of:=[.C63]/[.$D$1]" office:value-type="float" office:value="0.0618437705815087" calcext:value-type="float">
            <text:p>0.0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1219" calcext:value-type="float">
            <text:p>91219</text:p>
          </table:table-cell>
          <table:table-cell table:formula="of:=SUM([.$B$1:.B64])" office:value-type="float" office:value="7432187" calcext:value-type="float">
            <text:p>7432187</text:p>
          </table:table-cell>
          <table:table-cell table:formula="of:=[.C64]/[.$D$1]" office:value-type="float" office:value="0.0626122423836845" calcext:value-type="float">
            <text:p>0.0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7418" calcext:value-type="float">
            <text:p>97418</text:p>
          </table:table-cell>
          <table:table-cell table:formula="of:=SUM([.$B$1:.B65])" office:value-type="float" office:value="7529605" calcext:value-type="float">
            <text:p>7529605</text:p>
          </table:table-cell>
          <table:table-cell table:formula="of:=[.C65]/[.$D$1]" office:value-type="float" office:value="0.0634329374803678" calcext:value-type="float">
            <text:p>0.0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8009" calcext:value-type="float">
            <text:p>88009</text:p>
          </table:table-cell>
          <table:table-cell table:formula="of:=SUM([.$B$1:.B66])" office:value-type="float" office:value="7617614" calcext:value-type="float">
            <text:p>7617614</text:p>
          </table:table-cell>
          <table:table-cell table:formula="of:=[.C66]/[.$D$1]" office:value-type="float" office:value="0.0641743667312661" calcext:value-type="float">
            <text:p>0.06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9388" calcext:value-type="float">
            <text:p>79388</text:p>
          </table:table-cell>
          <table:table-cell table:formula="of:=SUM([.$B$1:.B67])" office:value-type="float" office:value="7697002" calcext:value-type="float">
            <text:p>7697002</text:p>
          </table:table-cell>
          <table:table-cell table:formula="of:=[.C67]/[.$D$1]" office:value-type="float" office:value="0.064843168619372" calcext:value-type="float">
            <text:p>0.06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5897" calcext:value-type="float">
            <text:p>75897</text:p>
          </table:table-cell>
          <table:table-cell table:formula="of:=SUM([.$B$1:.B68])" office:value-type="float" office:value="7772899" calcext:value-type="float">
            <text:p>7772899</text:p>
          </table:table-cell>
          <table:table-cell table:formula="of:=[.C68]/[.$D$1]" office:value-type="float" office:value="0.0654825606799047" calcext:value-type="float">
            <text:p>0.06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5439" calcext:value-type="float">
            <text:p>75439</text:p>
          </table:table-cell>
          <table:table-cell table:formula="of:=SUM([.$B$1:.B69])" office:value-type="float" office:value="7848338" calcext:value-type="float">
            <text:p>7848338</text:p>
          </table:table-cell>
          <table:table-cell table:formula="of:=[.C69]/[.$D$1]" office:value-type="float" office:value="0.0661180943328096" calcext:value-type="float">
            <text:p>0.06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5464" calcext:value-type="float">
            <text:p>85464</text:p>
          </table:table-cell>
          <table:table-cell table:formula="of:=SUM([.$B$1:.B70])" office:value-type="float" office:value="7933802" calcext:value-type="float">
            <text:p>7933802</text:p>
          </table:table-cell>
          <table:table-cell table:formula="of:=[.C70]/[.$D$1]" office:value-type="float" office:value="0.0668380833055143" calcext:value-type="float">
            <text:p>0.0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8598" calcext:value-type="float">
            <text:p>88598</text:p>
          </table:table-cell>
          <table:table-cell table:formula="of:=SUM([.$B$1:.B71])" office:value-type="float" office:value="8022400" calcext:value-type="float">
            <text:p>8022400</text:p>
          </table:table-cell>
          <table:table-cell table:formula="of:=[.C71]/[.$D$1]" office:value-type="float" office:value="0.0675844745697155" calcext:value-type="float">
            <text:p>0.06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9748" calcext:value-type="float">
            <text:p>79748</text:p>
          </table:table-cell>
          <table:table-cell table:formula="of:=SUM([.$B$1:.B72])" office:value-type="float" office:value="8102148" calcext:value-type="float">
            <text:p>8102148</text:p>
          </table:table-cell>
          <table:table-cell table:formula="of:=[.C72]/[.$D$1]" office:value-type="float" office:value="0.0682563092673105" calcext:value-type="float">
            <text:p>0.06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4143" calcext:value-type="float">
            <text:p>64143</text:p>
          </table:table-cell>
          <table:table-cell table:formula="of:=SUM([.$B$1:.B73])" office:value-type="float" office:value="8166291" calcext:value-type="float">
            <text:p>8166291</text:p>
          </table:table-cell>
          <table:table-cell table:formula="of:=[.C73]/[.$D$1]" office:value-type="float" office:value="0.0687966800980251" calcext:value-type="float">
            <text:p>0.0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022" calcext:value-type="float">
            <text:p>74022</text:p>
          </table:table-cell>
          <table:table-cell table:formula="of:=SUM([.$B$1:.B74])" office:value-type="float" office:value="8240313" calcext:value-type="float">
            <text:p>8240313</text:p>
          </table:table-cell>
          <table:table-cell table:formula="of:=[.C74]/[.$D$1]" office:value-type="float" office:value="0.0694202762758023" calcext:value-type="float">
            <text:p>0.0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4683" calcext:value-type="float">
            <text:p>64683</text:p>
          </table:table-cell>
          <table:table-cell table:formula="of:=SUM([.$B$1:.B75])" office:value-type="float" office:value="8304996" calcext:value-type="float">
            <text:p>8304996</text:p>
          </table:table-cell>
          <table:table-cell table:formula="of:=[.C75]/[.$D$1]" office:value-type="float" office:value="0.0699651963207506" calcext:value-type="float">
            <text:p>0.07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3916" calcext:value-type="float">
            <text:p>53916</text:p>
          </table:table-cell>
          <table:table-cell table:formula="of:=SUM([.$B$1:.B76])" office:value-type="float" office:value="8358912" calcext:value-type="float">
            <text:p>8358912</text:p>
          </table:table-cell>
          <table:table-cell table:formula="of:=[.C76]/[.$D$1]" office:value-type="float" office:value="0.0704194100885633" calcext:value-type="float">
            <text:p>0.07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7507" calcext:value-type="float">
            <text:p>57507</text:p>
          </table:table-cell>
          <table:table-cell table:formula="of:=SUM([.$B$1:.B77])" office:value-type="float" office:value="8416419" calcext:value-type="float">
            <text:p>8416419</text:p>
          </table:table-cell>
          <table:table-cell table:formula="of:=[.C77]/[.$D$1]" office:value-type="float" office:value="0.0709038761310294" calcext:value-type="float">
            <text:p>0.07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6390" calcext:value-type="float">
            <text:p>56390</text:p>
          </table:table-cell>
          <table:table-cell table:formula="of:=SUM([.$B$1:.B78])" office:value-type="float" office:value="8472809" calcext:value-type="float">
            <text:p>8472809</text:p>
          </table:table-cell>
          <table:table-cell table:formula="of:=[.C78]/[.$D$1]" office:value-type="float" office:value="0.0713789320396087" calcext:value-type="float">
            <text:p>0.07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8391" calcext:value-type="float">
            <text:p>58391</text:p>
          </table:table-cell>
          <table:table-cell table:formula="of:=SUM([.$B$1:.B79])" office:value-type="float" office:value="8531200" calcext:value-type="float">
            <text:p>8531200</text:p>
          </table:table-cell>
          <table:table-cell table:formula="of:=[.C79]/[.$D$1]" office:value-type="float" office:value="0.0718708453142647" calcext:value-type="float">
            <text:p>0.07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1599" calcext:value-type="float">
            <text:p>51599</text:p>
          </table:table-cell>
          <table:table-cell table:formula="of:=SUM([.$B$1:.B80])" office:value-type="float" office:value="8582799" calcext:value-type="float">
            <text:p>8582799</text:p>
          </table:table-cell>
          <table:table-cell table:formula="of:=[.C80]/[.$D$1]" office:value-type="float" office:value="0.0723055395832269" calcext:value-type="float">
            <text:p>0.0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5365" calcext:value-type="float">
            <text:p>45365</text:p>
          </table:table-cell>
          <table:table-cell table:formula="of:=SUM([.$B$1:.B81])" office:value-type="float" office:value="8628164" calcext:value-type="float">
            <text:p>8628164</text:p>
          </table:table-cell>
          <table:table-cell table:formula="of:=[.C81]/[.$D$1]" office:value-type="float" office:value="0.0726877157012035" calcext:value-type="float">
            <text:p>0.07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1863" calcext:value-type="float">
            <text:p>41863</text:p>
          </table:table-cell>
          <table:table-cell table:formula="of:=SUM([.$B$1:.B82])" office:value-type="float" office:value="8670027" calcext:value-type="float">
            <text:p>8670027</text:p>
          </table:table-cell>
          <table:table-cell table:formula="of:=[.C82]/[.$D$1]" office:value-type="float" office:value="0.0730403893224281" calcext:value-type="float">
            <text:p>0.07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1098" calcext:value-type="float">
            <text:p>41098</text:p>
          </table:table-cell>
          <table:table-cell table:formula="of:=SUM([.$B$1:.B83])" office:value-type="float" office:value="8711125" calcext:value-type="float">
            <text:p>8711125</text:p>
          </table:table-cell>
          <table:table-cell table:formula="of:=[.C83]/[.$D$1]" office:value-type="float" office:value="0.0733866182234884" calcext:value-type="float">
            <text:p>0.07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3694" calcext:value-type="float">
            <text:p>43694</text:p>
          </table:table-cell>
          <table:table-cell table:formula="of:=SUM([.$B$1:.B84])" office:value-type="float" office:value="8754819" calcext:value-type="float">
            <text:p>8754819</text:p>
          </table:table-cell>
          <table:table-cell table:formula="of:=[.C84]/[.$D$1]" office:value-type="float" office:value="0.0737547170507532" calcext:value-type="float">
            <text:p>0.07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7797" calcext:value-type="float">
            <text:p>47797</text:p>
          </table:table-cell>
          <table:table-cell table:formula="of:=SUM([.$B$1:.B85])" office:value-type="float" office:value="8802616" calcext:value-type="float">
            <text:p>8802616</text:p>
          </table:table-cell>
          <table:table-cell table:formula="of:=[.C85]/[.$D$1]" office:value-type="float" office:value="0.0741573814817225" calcext:value-type="float">
            <text:p>0.07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9684" calcext:value-type="float">
            <text:p>49684</text:p>
          </table:table-cell>
          <table:table-cell table:formula="of:=SUM([.$B$1:.B86])" office:value-type="float" office:value="8852300" calcext:value-type="float">
            <text:p>8852300</text:p>
          </table:table-cell>
          <table:table-cell table:formula="of:=[.C86]/[.$D$1]" office:value-type="float" office:value="0.0745759428890971" calcext:value-type="float">
            <text:p>0.07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9606" calcext:value-type="float">
            <text:p>49606</text:p>
          </table:table-cell>
          <table:table-cell table:formula="of:=SUM([.$B$1:.B87])" office:value-type="float" office:value="8901906" calcext:value-type="float">
            <text:p>8901906</text:p>
          </table:table-cell>
          <table:table-cell table:formula="of:=[.C87]/[.$D$1]" office:value-type="float" office:value="0.0749938471877491" calcext:value-type="float">
            <text:p>0.07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4845" calcext:value-type="float">
            <text:p>44845</text:p>
          </table:table-cell>
          <table:table-cell table:formula="of:=SUM([.$B$1:.B88])" office:value-type="float" office:value="8946751" calcext:value-type="float">
            <text:p>8946751</text:p>
          </table:table-cell>
          <table:table-cell table:formula="of:=[.C88]/[.$D$1]" office:value-type="float" office:value="0.0753716425809081" calcext:value-type="float">
            <text:p>0.07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6318" calcext:value-type="float">
            <text:p>46318</text:p>
          </table:table-cell>
          <table:table-cell table:formula="of:=SUM([.$B$1:.B89])" office:value-type="float" office:value="8993069" calcext:value-type="float">
            <text:p>8993069</text:p>
          </table:table-cell>
          <table:table-cell table:formula="of:=[.C89]/[.$D$1]" office:value-type="float" office:value="0.0757618472195599" calcext:value-type="float">
            <text:p>0.07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3662" calcext:value-type="float">
            <text:p>43662</text:p>
          </table:table-cell>
          <table:table-cell table:formula="of:=SUM([.$B$1:.B90])" office:value-type="float" office:value="9036731" calcext:value-type="float">
            <text:p>9036731</text:p>
          </table:table-cell>
          <table:table-cell table:formula="of:=[.C90]/[.$D$1]" office:value-type="float" office:value="0.076129676463759" calcext:value-type="float">
            <text:p>0.0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4976" calcext:value-type="float">
            <text:p>44976</text:p>
          </table:table-cell>
          <table:table-cell table:formula="of:=SUM([.$B$1:.B91])" office:value-type="float" office:value="9081707" calcext:value-type="float">
            <text:p>9081707</text:p>
          </table:table-cell>
          <table:table-cell table:formula="of:=[.C91]/[.$D$1]" office:value-type="float" office:value="0.0765085754625932" calcext:value-type="float">
            <text:p>0.07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5513" calcext:value-type="float">
            <text:p>45513</text:p>
          </table:table-cell>
          <table:table-cell table:formula="of:=SUM([.$B$1:.B92])" office:value-type="float" office:value="9127220" calcext:value-type="float">
            <text:p>9127220</text:p>
          </table:table-cell>
          <table:table-cell table:formula="of:=[.C92]/[.$D$1]" office:value-type="float" office:value="0.0768919984022486" calcext:value-type="float">
            <text:p>0.07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0596" calcext:value-type="float">
            <text:p>50596</text:p>
          </table:table-cell>
          <table:table-cell table:formula="of:=SUM([.$B$1:.B93])" office:value-type="float" office:value="9177816" calcext:value-type="float">
            <text:p>9177816</text:p>
          </table:table-cell>
          <table:table-cell table:formula="of:=[.C93]/[.$D$1]" office:value-type="float" office:value="0.0773182429269954" calcext:value-type="float">
            <text:p>0.07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7036" calcext:value-type="float">
            <text:p>47036</text:p>
          </table:table-cell>
          <table:table-cell table:formula="of:=SUM([.$B$1:.B94])" office:value-type="float" office:value="9224852" calcext:value-type="float">
            <text:p>9224852</text:p>
          </table:table-cell>
          <table:table-cell table:formula="of:=[.C94]/[.$D$1]" office:value-type="float" office:value="0.0777144963356838" calcext:value-type="float">
            <text:p>0.07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9417" calcext:value-type="float">
            <text:p>39417</text:p>
          </table:table-cell>
          <table:table-cell table:formula="of:=SUM([.$B$1:.B95])" office:value-type="float" office:value="9264269" calcext:value-type="float">
            <text:p>9264269</text:p>
          </table:table-cell>
          <table:table-cell table:formula="of:=[.C95]/[.$D$1]" office:value-type="float" office:value="0.0780465637013243" calcext:value-type="float">
            <text:p>0.07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8274" calcext:value-type="float">
            <text:p>38274</text:p>
          </table:table-cell>
          <table:table-cell table:formula="of:=SUM([.$B$1:.B96])" office:value-type="float" office:value="9302543" calcext:value-type="float">
            <text:p>9302543</text:p>
          </table:table-cell>
          <table:table-cell table:formula="of:=[.C96]/[.$D$1]" office:value-type="float" office:value="0.078369001896837" calcext:value-type="float">
            <text:p>0.07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8679" calcext:value-type="float">
            <text:p>38679</text:p>
          </table:table-cell>
          <table:table-cell table:formula="of:=SUM([.$B$1:.B97])" office:value-type="float" office:value="9341222" calcext:value-type="float">
            <text:p>9341222</text:p>
          </table:table-cell>
          <table:table-cell table:formula="of:=[.C97]/[.$D$1]" office:value-type="float" office:value="0.0786948520030249" calcext:value-type="float">
            <text:p>0.07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5520" calcext:value-type="float">
            <text:p>35520</text:p>
          </table:table-cell>
          <table:table-cell table:formula="of:=SUM([.$B$1:.B98])" office:value-type="float" office:value="9376742" calcext:value-type="float">
            <text:p>9376742</text:p>
          </table:table-cell>
          <table:table-cell table:formula="of:=[.C98]/[.$D$1]" office:value-type="float" office:value="0.0789940892059463" calcext:value-type="float">
            <text:p>0.07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6151" calcext:value-type="float">
            <text:p>36151</text:p>
          </table:table-cell>
          <table:table-cell table:formula="of:=SUM([.$B$1:.B99])" office:value-type="float" office:value="9412893" calcext:value-type="float">
            <text:p>9412893</text:p>
          </table:table-cell>
          <table:table-cell table:formula="of:=[.C99]/[.$D$1]" office:value-type="float" office:value="0.0792986422499443" calcext:value-type="float">
            <text:p>0.07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6844" calcext:value-type="float">
            <text:p>36844</text:p>
          </table:table-cell>
          <table:table-cell table:formula="of:=SUM([.$B$1:.B100])" office:value-type="float" office:value="9449737" calcext:value-type="float">
            <text:p>9449737</text:p>
          </table:table-cell>
          <table:table-cell table:formula="of:=[.C100]/[.$D$1]" office:value-type="float" office:value="0.0796090334522088" calcext:value-type="float">
            <text:p>0.08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9965" calcext:value-type="float">
            <text:p>39965</text:p>
          </table:table-cell>
          <table:table-cell table:formula="of:=SUM([.$B$1:.B101])" office:value-type="float" office:value="9489702" calcext:value-type="float">
            <text:p>9489702</text:p>
          </table:table-cell>
          <table:table-cell table:formula="of:=[.C101]/[.$D$1]" office:value-type="float" office:value="0.0799457174278493" calcext:value-type="float">
            <text:p>0.08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8010" calcext:value-type="float">
            <text:p>38010</text:p>
          </table:table-cell>
          <table:table-cell table:formula="of:=SUM([.$B$1:.B102])" office:value-type="float" office:value="9527712" calcext:value-type="float">
            <text:p>9527712</text:p>
          </table:table-cell>
          <table:table-cell table:formula="of:=[.C102]/[.$D$1]" office:value-type="float" office:value="0.0802659315630701" calcext:value-type="float">
            <text:p>0.08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7386" calcext:value-type="float">
            <text:p>37386</text:p>
          </table:table-cell>
          <table:table-cell table:formula="of:=SUM([.$B$1:.B103])" office:value-type="float" office:value="9565098" calcext:value-type="float">
            <text:p>9565098</text:p>
          </table:table-cell>
          <table:table-cell table:formula="of:=[.C103]/[.$D$1]" office:value-type="float" office:value="0.0805808888285098" calcext:value-type="float">
            <text:p>0.08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7108" calcext:value-type="float">
            <text:p>37108</text:p>
          </table:table-cell>
          <table:table-cell table:formula="of:=SUM([.$B$1:.B104])" office:value-type="float" office:value="9602206" calcext:value-type="float">
            <text:p>9602206</text:p>
          </table:table-cell>
          <table:table-cell table:formula="of:=[.C104]/[.$D$1]" office:value-type="float" office:value="0.0808935040910662" calcext:value-type="float">
            <text:p>0.08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2576" calcext:value-type="float">
            <text:p>32576</text:p>
          </table:table-cell>
          <table:table-cell table:formula="of:=SUM([.$B$1:.B105])" office:value-type="float" office:value="9634782" calcext:value-type="float">
            <text:p>9634782</text:p>
          </table:table-cell>
          <table:table-cell table:formula="of:=[.C105]/[.$D$1]" office:value-type="float" office:value="0.0811679396519437" calcext:value-type="float">
            <text:p>0.08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3615" calcext:value-type="float">
            <text:p>33615</text:p>
          </table:table-cell>
          <table:table-cell table:formula="of:=SUM([.$B$1:.B106])" office:value-type="float" office:value="9668397" calcext:value-type="float">
            <text:p>9668397</text:p>
          </table:table-cell>
          <table:table-cell table:formula="of:=[.C106]/[.$D$1]" office:value-type="float" office:value="0.0814511282379854" calcext:value-type="float">
            <text:p>0.08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5623" calcext:value-type="float">
            <text:p>35623</text:p>
          </table:table-cell>
          <table:table-cell table:formula="of:=SUM([.$B$1:.B107])" office:value-type="float" office:value="9704020" calcext:value-type="float">
            <text:p>9704020</text:p>
          </table:table-cell>
          <table:table-cell table:formula="of:=[.C107]/[.$D$1]" office:value-type="float" office:value="0.0817512331613994" calcext:value-type="float">
            <text:p>0.08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8247" calcext:value-type="float">
            <text:p>38247</text:p>
          </table:table-cell>
          <table:table-cell table:formula="of:=SUM([.$B$1:.B108])" office:value-type="float" office:value="9742267" calcext:value-type="float">
            <text:p>9742267</text:p>
          </table:table-cell>
          <table:table-cell table:formula="of:=[.C108]/[.$D$1]" office:value-type="float" office:value="0.0820734438962005" calcext:value-type="float">
            <text:p>0.08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5277" calcext:value-type="float">
            <text:p>35277</text:p>
          </table:table-cell>
          <table:table-cell table:formula="of:=SUM([.$B$1:.B109])" office:value-type="float" office:value="9777544" calcext:value-type="float">
            <text:p>9777544</text:p>
          </table:table-cell>
          <table:table-cell table:formula="of:=[.C109]/[.$D$1]" office:value-type="float" office:value="0.0823706339527167" calcext:value-type="float">
            <text:p>0.08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3485" calcext:value-type="float">
            <text:p>33485</text:p>
          </table:table-cell>
          <table:table-cell table:formula="of:=SUM([.$B$1:.B110])" office:value-type="float" office:value="9811029" calcext:value-type="float">
            <text:p>9811029</text:p>
          </table:table-cell>
          <table:table-cell table:formula="of:=[.C110]/[.$D$1]" office:value-type="float" office:value="0.082652727357554" calcext:value-type="float">
            <text:p>0.0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1180" calcext:value-type="float">
            <text:p>31180</text:p>
          </table:table-cell>
          <table:table-cell table:formula="of:=SUM([.$B$1:.B111])" office:value-type="float" office:value="9842209" calcext:value-type="float">
            <text:p>9842209</text:p>
          </table:table-cell>
          <table:table-cell table:formula="of:=[.C111]/[.$D$1]" office:value-type="float" office:value="0.0829154023571905" calcext:value-type="float">
            <text:p>0.08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6154" calcext:value-type="float">
            <text:p>36154</text:p>
          </table:table-cell>
          <table:table-cell table:formula="of:=SUM([.$B$1:.B112])" office:value-type="float" office:value="9878363" calcext:value-type="float">
            <text:p>9878363</text:p>
          </table:table-cell>
          <table:table-cell table:formula="of:=[.C112]/[.$D$1]" office:value-type="float" office:value="0.083219980674601" calcext:value-type="float">
            <text:p>0.08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6805" calcext:value-type="float">
            <text:p>36805</text:p>
          </table:table-cell>
          <table:table-cell table:formula="of:=SUM([.$B$1:.B113])" office:value-type="float" office:value="9915168" calcext:value-type="float">
            <text:p>9915168</text:p>
          </table:table-cell>
          <table:table-cell table:formula="of:=[.C113]/[.$D$1]" office:value-type="float" office:value="0.0835300433225041" calcext:value-type="float">
            <text:p>0.08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3668" calcext:value-type="float">
            <text:p>33668</text:p>
          </table:table-cell>
          <table:table-cell table:formula="of:=SUM([.$B$1:.B114])" office:value-type="float" office:value="9948836" calcext:value-type="float">
            <text:p>9948836</text:p>
          </table:table-cell>
          <table:table-cell table:formula="of:=[.C114]/[.$D$1]" office:value-type="float" office:value="0.0838136784054984" calcext:value-type="float">
            <text:p>0.08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4663" calcext:value-type="float">
            <text:p>34663</text:p>
          </table:table-cell>
          <table:table-cell table:formula="of:=SUM([.$B$1:.B115])" office:value-type="float" office:value="9983499" calcext:value-type="float">
            <text:p>9983499</text:p>
          </table:table-cell>
          <table:table-cell table:formula="of:=[.C115]/[.$D$1]" office:value-type="float" office:value="0.0841056958369416" calcext:value-type="float">
            <text:p>0.08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6387" calcext:value-type="float">
            <text:p>36387</text:p>
          </table:table-cell>
          <table:table-cell table:formula="of:=SUM([.$B$1:.B116])" office:value-type="float" office:value="10019886" calcext:value-type="float">
            <text:p>10019886</text:p>
          </table:table-cell>
          <table:table-cell table:formula="of:=[.C116]/[.$D$1]" office:value-type="float" office:value="0.0844122370560491" calcext:value-type="float">
            <text:p>0.08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8454" calcext:value-type="float">
            <text:p>38454</text:p>
          </table:table-cell>
          <table:table-cell table:formula="of:=SUM([.$B$1:.B117])" office:value-type="float" office:value="10058340" calcext:value-type="float">
            <text:p>10058340</text:p>
          </table:table-cell>
          <table:table-cell table:formula="of:=[.C117]/[.$D$1]" office:value-type="float" office:value="0.0847361916563064" calcext:value-type="float">
            <text:p>0.08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8960" calcext:value-type="float">
            <text:p>38960</text:p>
          </table:table-cell>
          <table:table-cell table:formula="of:=SUM([.$B$1:.B118])" office:value-type="float" office:value="10097300" calcext:value-type="float">
            <text:p>10097300</text:p>
          </table:table-cell>
          <table:table-cell table:formula="of:=[.C118]/[.$D$1]" office:value-type="float" office:value="0.0850644090387899" calcext:value-type="float">
            <text:p>0.08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1804" calcext:value-type="float">
            <text:p>41804</text:p>
          </table:table-cell>
          <table:table-cell table:formula="of:=SUM([.$B$1:.B119])" office:value-type="float" office:value="10139104" calcext:value-type="float">
            <text:p>10139104</text:p>
          </table:table-cell>
          <table:table-cell table:formula="of:=[.C119]/[.$D$1]" office:value-type="float" office:value="0.0854165856162371" calcext:value-type="float">
            <text:p>0.08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3116" calcext:value-type="float">
            <text:p>43116</text:p>
          </table:table-cell>
          <table:table-cell table:formula="of:=SUM([.$B$1:.B120])" office:value-type="float" office:value="10182220" calcext:value-type="float">
            <text:p>10182220</text:p>
          </table:table-cell>
          <table:table-cell table:formula="of:=[.C120]/[.$D$1]" office:value-type="float" office:value="0.0857798150993778" calcext:value-type="float">
            <text:p>0.08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0637" calcext:value-type="float">
            <text:p>40637</text:p>
          </table:table-cell>
          <table:table-cell table:formula="of:=SUM([.$B$1:.B121])" office:value-type="float" office:value="10222857" calcext:value-type="float">
            <text:p>10222857</text:p>
          </table:table-cell>
          <table:table-cell table:formula="of:=[.C121]/[.$D$1]" office:value-type="float" office:value="0.086122160319398" calcext:value-type="float">
            <text:p>0.08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9803" calcext:value-type="float">
            <text:p>39803</text:p>
          </table:table-cell>
          <table:table-cell table:formula="of:=SUM([.$B$1:.B122])" office:value-type="float" office:value="10262660" calcext:value-type="float">
            <text:p>10262660</text:p>
          </table:table-cell>
          <table:table-cell table:formula="of:=[.C122]/[.$D$1]" office:value-type="float" office:value="0.0864574795307684" calcext:value-type="float">
            <text:p>0.08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1488" calcext:value-type="float">
            <text:p>41488</text:p>
          </table:table-cell>
          <table:table-cell table:formula="of:=SUM([.$B$1:.B123])" office:value-type="float" office:value="10304148" calcext:value-type="float">
            <text:p>10304148</text:p>
          </table:table-cell>
          <table:table-cell table:formula="of:=[.C123]/[.$D$1]" office:value-type="float" office:value="0.0868069939754419" calcext:value-type="float">
            <text:p>0.08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4955" calcext:value-type="float">
            <text:p>44955</text:p>
          </table:table-cell>
          <table:table-cell table:formula="of:=SUM([.$B$1:.B124])" office:value-type="float" office:value="10349103" calcext:value-type="float">
            <text:p>10349103</text:p>
          </table:table-cell>
          <table:table-cell table:formula="of:=[.C124]/[.$D$1]" office:value-type="float" office:value="0.0871857160603892" calcext:value-type="float">
            <text:p>0.08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9601" calcext:value-type="float">
            <text:p>39601</text:p>
          </table:table-cell>
          <table:table-cell table:formula="of:=SUM([.$B$1:.B125])" office:value-type="float" office:value="10388704" calcext:value-type="float">
            <text:p>10388704</text:p>
          </table:table-cell>
          <table:table-cell table:formula="of:=[.C125]/[.$D$1]" office:value-type="float" office:value="0.0875193335286575" calcext:value-type="float">
            <text:p>0.08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7852" calcext:value-type="float">
            <text:p>37852</text:p>
          </table:table-cell>
          <table:table-cell table:formula="of:=SUM([.$B$1:.B126])" office:value-type="float" office:value="10426556" calcext:value-type="float">
            <text:p>10426556</text:p>
          </table:table-cell>
          <table:table-cell table:formula="of:=[.C126]/[.$D$1]" office:value-type="float" office:value="0.0878382165974914" calcext:value-type="float">
            <text:p>0.08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2871" calcext:value-type="float">
            <text:p>42871</text:p>
          </table:table-cell>
          <table:table-cell table:formula="of:=SUM([.$B$1:.B127])" office:value-type="float" office:value="10469427" calcext:value-type="float">
            <text:p>10469427</text:p>
          </table:table-cell>
          <table:table-cell table:formula="of:=[.C127]/[.$D$1]" office:value-type="float" office:value="0.0881993820852853" calcext:value-type="float">
            <text:p>0.08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9479" calcext:value-type="float">
            <text:p>49479</text:p>
          </table:table-cell>
          <table:table-cell table:formula="of:=SUM([.$B$1:.B128])" office:value-type="float" office:value="10518906" calcext:value-type="float">
            <text:p>10518906</text:p>
          </table:table-cell>
          <table:table-cell table:formula="of:=[.C128]/[.$D$1]" office:value-type="float" office:value="0.0886162164761453" calcext:value-type="float">
            <text:p>0.08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3675" calcext:value-type="float">
            <text:p>53675</text:p>
          </table:table-cell>
          <table:table-cell table:formula="of:=SUM([.$B$1:.B129])" office:value-type="float" office:value="10572581" calcext:value-type="float">
            <text:p>10572581</text:p>
          </table:table-cell>
          <table:table-cell table:formula="of:=[.C129]/[.$D$1]" office:value-type="float" office:value="0.0890683999464945" calcext:value-type="float">
            <text:p>0.08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2882" calcext:value-type="float">
            <text:p>52882</text:p>
          </table:table-cell>
          <table:table-cell table:formula="of:=SUM([.$B$1:.B130])" office:value-type="float" office:value="10625463" calcext:value-type="float">
            <text:p>10625463</text:p>
          </table:table-cell>
          <table:table-cell table:formula="of:=[.C130]/[.$D$1]" office:value-type="float" office:value="0.089513902811497" calcext:value-type="float">
            <text:p>0.09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7960" calcext:value-type="float">
            <text:p>57960</text:p>
          </table:table-cell>
          <table:table-cell table:formula="of:=SUM([.$B$1:.B131])" office:value-type="float" office:value="10683423" calcext:value-type="float">
            <text:p>10683423</text:p>
          </table:table-cell>
          <table:table-cell table:formula="of:=[.C131]/[.$D$1]" office:value-type="float" office:value="0.0900021851392369" calcext:value-type="float">
            <text:p>0.09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6520" calcext:value-type="float">
            <text:p>56520</text:p>
          </table:table-cell>
          <table:table-cell table:formula="of:=SUM([.$B$1:.B132])" office:value-type="float" office:value="10739943" calcext:value-type="float">
            <text:p>10739943</text:p>
          </table:table-cell>
          <table:table-cell table:formula="of:=[.C132]/[.$D$1]" office:value-type="float" office:value="0.0904783362290205" calcext:value-type="float">
            <text:p>0.09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3599" calcext:value-type="float">
            <text:p>53599</text:p>
          </table:table-cell>
          <table:table-cell table:formula="of:=SUM([.$B$1:.B133])" office:value-type="float" office:value="10793542" calcext:value-type="float">
            <text:p>10793542</text:p>
          </table:table-cell>
          <table:table-cell table:formula="of:=[.C133]/[.$D$1]" office:value-type="float" office:value="0.0909298794395887" calcext:value-type="float">
            <text:p>0.09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1765" calcext:value-type="float">
            <text:p>51765</text:p>
          </table:table-cell>
          <table:table-cell table:formula="of:=SUM([.$B$1:.B134])" office:value-type="float" office:value="10845307" calcext:value-type="float">
            <text:p>10845307</text:p>
          </table:table-cell>
          <table:table-cell table:formula="of:=[.C134]/[.$D$1]" office:value-type="float" office:value="0.0913659721707042" calcext:value-type="float">
            <text:p>0.09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9012" calcext:value-type="float">
            <text:p>49012</text:p>
          </table:table-cell>
          <table:table-cell table:formula="of:=SUM([.$B$1:.B135])" office:value-type="float" office:value="10894319" calcext:value-type="float">
            <text:p>10894319</text:p>
          </table:table-cell>
          <table:table-cell table:formula="of:=[.C135]/[.$D$1]" office:value-type="float" office:value="0.0917788723336992" calcext:value-type="float">
            <text:p>0.09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2566" calcext:value-type="float">
            <text:p>42566</text:p>
          </table:table-cell>
          <table:table-cell table:formula="of:=SUM([.$B$1:.B136])" office:value-type="float" office:value="10936885" calcext:value-type="float">
            <text:p>10936885</text:p>
          </table:table-cell>
          <table:table-cell table:formula="of:=[.C136]/[.$D$1]" office:value-type="float" office:value="0.0921374683578983" calcext:value-type="float">
            <text:p>0.09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9172" calcext:value-type="float">
            <text:p>39172</text:p>
          </table:table-cell>
          <table:table-cell table:formula="of:=SUM([.$B$1:.B137])" office:value-type="float" office:value="10976057" calcext:value-type="float">
            <text:p>10976057</text:p>
          </table:table-cell>
          <table:table-cell table:formula="of:=[.C137]/[.$D$1]" office:value-type="float" office:value="0.0924674717281921" calcext:value-type="float">
            <text:p>0.09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2816" calcext:value-type="float">
            <text:p>42816</text:p>
          </table:table-cell>
          <table:table-cell table:formula="of:=SUM([.$B$1:.B138])" office:value-type="float" office:value="11018873" calcext:value-type="float">
            <text:p>11018873</text:p>
          </table:table-cell>
          <table:table-cell table:formula="of:=[.C138]/[.$D$1]" office:value-type="float" office:value="0.0928281738700919" calcext:value-type="float">
            <text:p>0.09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9795" calcext:value-type="float">
            <text:p>39795</text:p>
          </table:table-cell>
          <table:table-cell table:formula="of:=SUM([.$B$1:.B139])" office:value-type="float" office:value="11058668" calcext:value-type="float">
            <text:p>11058668</text:p>
          </table:table-cell>
          <table:table-cell table:formula="of:=[.C139]/[.$D$1]" office:value-type="float" office:value="0.0931634256856959" calcext:value-type="float">
            <text:p>0.09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8650" calcext:value-type="float">
            <text:p>38650</text:p>
          </table:table-cell>
          <table:table-cell table:formula="of:=SUM([.$B$1:.B140])" office:value-type="float" office:value="11097318" calcext:value-type="float">
            <text:p>11097318</text:p>
          </table:table-cell>
          <table:table-cell table:formula="of:=[.C140]/[.$D$1]" office:value-type="float" office:value="0.0934890314822306" calcext:value-type="float">
            <text:p>0.09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2440" calcext:value-type="float">
            <text:p>42440</text:p>
          </table:table-cell>
          <table:table-cell table:formula="of:=SUM([.$B$1:.B141])" office:value-type="float" office:value="11139758" calcext:value-type="float">
            <text:p>11139758</text:p>
          </table:table-cell>
          <table:table-cell table:formula="of:=[.C141]/[.$D$1]" office:value-type="float" office:value="0.0938465660231084" calcext:value-type="float">
            <text:p>0.09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5178" calcext:value-type="float">
            <text:p>45178</text:p>
          </table:table-cell>
          <table:table-cell table:formula="of:=SUM([.$B$1:.B142])" office:value-type="float" office:value="11184936" calcext:value-type="float">
            <text:p>11184936</text:p>
          </table:table-cell>
          <table:table-cell table:formula="of:=[.C142]/[.$D$1]" office:value-type="float" office:value="0.0942271667650448" calcext:value-type="float">
            <text:p>0.09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3819" calcext:value-type="float">
            <text:p>43819</text:p>
          </table:table-cell>
          <table:table-cell table:formula="of:=SUM([.$B$1:.B143])" office:value-type="float" office:value="11228755" calcext:value-type="float">
            <text:p>11228755</text:p>
          </table:table-cell>
          <table:table-cell table:formula="of:=[.C143]/[.$D$1]" office:value-type="float" office:value="0.09459631865116" calcext:value-type="float">
            <text:p>0.09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2127" calcext:value-type="float">
            <text:p>42127</text:p>
          </table:table-cell>
          <table:table-cell table:formula="of:=SUM([.$B$1:.B144])" office:value-type="float" office:value="11270882" calcext:value-type="float">
            <text:p>11270882</text:p>
          </table:table-cell>
          <table:table-cell table:formula="of:=[.C144]/[.$D$1]" office:value-type="float" office:value="0.0949512163326766" calcext:value-type="float">
            <text:p>0.09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3241" calcext:value-type="float">
            <text:p>43241</text:p>
          </table:table-cell>
          <table:table-cell table:formula="of:=SUM([.$B$1:.B145])" office:value-type="float" office:value="11314123" calcext:value-type="float">
            <text:p>11314123</text:p>
          </table:table-cell>
          <table:table-cell table:formula="of:=[.C145]/[.$D$1]" office:value-type="float" office:value="0.0953154988746676" calcext:value-type="float">
            <text:p>0.09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2676" calcext:value-type="float">
            <text:p>42676</text:p>
          </table:table-cell>
          <table:table-cell table:formula="of:=SUM([.$B$1:.B146])" office:value-type="float" office:value="11356799" calcext:value-type="float">
            <text:p>11356799</text:p>
          </table:table-cell>
          <table:table-cell table:formula="of:=[.C146]/[.$D$1]" office:value-type="float" office:value="0.095675021590655" calcext:value-type="float">
            <text:p>0.09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3141" calcext:value-type="float">
            <text:p>43141</text:p>
          </table:table-cell>
          <table:table-cell table:formula="of:=SUM([.$B$1:.B147])" office:value-type="float" office:value="11399940" calcext:value-type="float">
            <text:p>11399940</text:p>
          </table:table-cell>
          <table:table-cell table:formula="of:=[.C147]/[.$D$1]" office:value-type="float" office:value="0.0960384616855658" calcext:value-type="float">
            <text:p>0.09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3423" calcext:value-type="float">
            <text:p>43423</text:p>
          </table:table-cell>
          <table:table-cell table:formula="of:=SUM([.$B$1:.B148])" office:value-type="float" office:value="11443363" calcext:value-type="float">
            <text:p>11443363</text:p>
          </table:table-cell>
          <table:table-cell table:formula="of:=[.C148]/[.$D$1]" office:value-type="float" office:value="0.096404277481243" calcext:value-type="float">
            <text:p>0.09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1040" calcext:value-type="float">
            <text:p>41040</text:p>
          </table:table-cell>
          <table:table-cell table:formula="of:=SUM([.$B$1:.B149])" office:value-type="float" office:value="11484403" calcext:value-type="float">
            <text:p>11484403</text:p>
          </table:table-cell>
          <table:table-cell table:formula="of:=[.C149]/[.$D$1]" office:value-type="float" office:value="0.0967500177629967" calcext:value-type="float">
            <text:p>0.09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7254" calcext:value-type="float">
            <text:p>37254</text:p>
          </table:table-cell>
          <table:table-cell table:formula="of:=SUM([.$B$1:.B150])" office:value-type="float" office:value="11521657" calcext:value-type="float">
            <text:p>11521657</text:p>
          </table:table-cell>
          <table:table-cell table:formula="of:=[.C150]/[.$D$1]" office:value-type="float" office:value="0.0970638629982904" calcext:value-type="float">
            <text:p>0.0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7468" calcext:value-type="float">
            <text:p>37468</text:p>
          </table:table-cell>
          <table:table-cell table:formula="of:=SUM([.$B$1:.B151])" office:value-type="float" office:value="11559125" calcext:value-type="float">
            <text:p>11559125</text:p>
          </table:table-cell>
          <table:table-cell table:formula="of:=[.C151]/[.$D$1]" office:value-type="float" office:value="0.0973795110703359" calcext:value-type="float">
            <text:p>0.09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7524" calcext:value-type="float">
            <text:p>37524</text:p>
          </table:table-cell>
          <table:table-cell table:formula="of:=SUM([.$B$1:.B152])" office:value-type="float" office:value="11596649" calcext:value-type="float">
            <text:p>11596649</text:p>
          </table:table-cell>
          <table:table-cell table:formula="of:=[.C152]/[.$D$1]" office:value-type="float" office:value="0.0976956309127464" calcext:value-type="float">
            <text:p>0.09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7004" calcext:value-type="float">
            <text:p>37004</text:p>
          </table:table-cell>
          <table:table-cell table:formula="of:=SUM([.$B$1:.B153])" office:value-type="float" office:value="11633653" calcext:value-type="float">
            <text:p>11633653</text:p>
          </table:table-cell>
          <table:table-cell table:formula="of:=[.C153]/[.$D$1]" office:value-type="float" office:value="0.0980073700303394" calcext:value-type="float">
            <text:p>0.09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7686" calcext:value-type="float">
            <text:p>37686</text:p>
          </table:table-cell>
          <table:table-cell table:formula="of:=SUM([.$B$1:.B154])" office:value-type="float" office:value="11671339" calcext:value-type="float">
            <text:p>11671339</text:p>
          </table:table-cell>
          <table:table-cell table:formula="of:=[.C154]/[.$D$1]" office:value-type="float" office:value="0.09832485463702" calcext:value-type="float">
            <text:p>0.09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9305" calcext:value-type="float">
            <text:p>39305</text:p>
          </table:table-cell>
          <table:table-cell table:formula="of:=SUM([.$B$1:.B155])" office:value-type="float" office:value="11710644" calcext:value-type="float">
            <text:p>11710644</text:p>
          </table:table-cell>
          <table:table-cell table:formula="of:=[.C155]/[.$D$1]" office:value-type="float" office:value="0.0986559784619305" calcext:value-type="float">
            <text:p>0.09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9754" calcext:value-type="float">
            <text:p>39754</text:p>
          </table:table-cell>
          <table:table-cell table:formula="of:=SUM([.$B$1:.B156])" office:value-type="float" office:value="11750398" calcext:value-type="float">
            <text:p>11750398</text:p>
          </table:table-cell>
          <table:table-cell table:formula="of:=[.C156]/[.$D$1]" office:value-type="float" office:value="0.0989908848742317" calcext:value-type="float">
            <text:p>0.09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2379" calcext:value-type="float">
            <text:p>42379</text:p>
          </table:table-cell>
          <table:table-cell table:formula="of:=SUM([.$B$1:.B157])" office:value-type="float" office:value="11792777" calcext:value-type="float">
            <text:p>11792777</text:p>
          </table:table-cell>
          <table:table-cell table:formula="of:=[.C157]/[.$D$1]" office:value-type="float" office:value="0.0993479055223906" calcext:value-type="float">
            <text:p>0.09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3724" calcext:value-type="float">
            <text:p>43724</text:p>
          </table:table-cell>
          <table:table-cell table:formula="of:=SUM([.$B$1:.B158])" office:value-type="float" office:value="11836501" calcext:value-type="float">
            <text:p>11836501</text:p>
          </table:table-cell>
          <table:table-cell table:formula="of:=[.C158]/[.$D$1]" office:value-type="float" office:value="0.0997162570837795" calcext:value-type="float">
            <text:p>0.10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6470" calcext:value-type="float">
            <text:p>46470</text:p>
          </table:table-cell>
          <table:table-cell table:formula="of:=SUM([.$B$1:.B159])" office:value-type="float" office:value="11882971" calcext:value-type="float">
            <text:p>11882971</text:p>
          </table:table-cell>
          <table:table-cell table:formula="of:=[.C159]/[.$D$1]" office:value-type="float" office:value="0.100107742241993" calcext:value-type="float">
            <text:p>0.1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0100" calcext:value-type="float">
            <text:p>50100</text:p>
          </table:table-cell>
          <table:table-cell table:formula="of:=SUM([.$B$1:.B160])" office:value-type="float" office:value="11933071" calcext:value-type="float">
            <text:p>11933071</text:p>
          </table:table-cell>
          <table:table-cell table:formula="of:=[.C160]/[.$D$1]" office:value-type="float" office:value="0.100529808229222" calcext:value-type="float">
            <text:p>0.1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7086" calcext:value-type="float">
            <text:p>57086</text:p>
          </table:table-cell>
          <table:table-cell table:formula="of:=SUM([.$B$1:.B161])" office:value-type="float" office:value="11990157" calcext:value-type="float">
            <text:p>11990157</text:p>
          </table:table-cell>
          <table:table-cell table:formula="of:=[.C161]/[.$D$1]" office:value-type="float" office:value="0.10101072756948" calcext:value-type="float">
            <text:p>0.10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5777" calcext:value-type="float">
            <text:p>55777</text:p>
          </table:table-cell>
          <table:table-cell table:formula="of:=SUM([.$B$1:.B162])" office:value-type="float" office:value="12045934" calcext:value-type="float">
            <text:p>12045934</text:p>
          </table:table-cell>
          <table:table-cell table:formula="of:=[.C162]/[.$D$1]" office:value-type="float" office:value="0.101480619277457" calcext:value-type="float">
            <text:p>0.1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9073" calcext:value-type="float">
            <text:p>59073</text:p>
          </table:table-cell>
          <table:table-cell table:formula="of:=SUM([.$B$1:.B163])" office:value-type="float" office:value="12105007" calcext:value-type="float">
            <text:p>12105007</text:p>
          </table:table-cell>
          <table:table-cell table:formula="of:=[.C163]/[.$D$1]" office:value-type="float" office:value="0.101978278041201" calcext:value-type="float">
            <text:p>0.10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5565" calcext:value-type="float">
            <text:p>55565</text:p>
          </table:table-cell>
          <table:table-cell table:formula="of:=SUM([.$B$1:.B164])" office:value-type="float" office:value="12160572" calcext:value-type="float">
            <text:p>12160572</text:p>
          </table:table-cell>
          <table:table-cell table:formula="of:=[.C164]/[.$D$1]" office:value-type="float" office:value="0.102446383761368" calcext:value-type="float">
            <text:p>0.10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2256" calcext:value-type="float">
            <text:p>52256</text:p>
          </table:table-cell>
          <table:table-cell table:formula="of:=SUM([.$B$1:.B165])" office:value-type="float" office:value="12212828" calcext:value-type="float">
            <text:p>12212828</text:p>
          </table:table-cell>
          <table:table-cell table:formula="of:=[.C165]/[.$D$1]" office:value-type="float" office:value="0.102886612907647" calcext:value-type="float">
            <text:p>0.10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0768" calcext:value-type="float">
            <text:p>50768</text:p>
          </table:table-cell>
          <table:table-cell table:formula="of:=SUM([.$B$1:.B166])" office:value-type="float" office:value="12263596" calcext:value-type="float">
            <text:p>12263596</text:p>
          </table:table-cell>
          <table:table-cell table:formula="of:=[.C166]/[.$D$1]" office:value-type="float" office:value="0.103314306441372" calcext:value-type="float">
            <text:p>0.10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1784" calcext:value-type="float">
            <text:p>51784</text:p>
          </table:table-cell>
          <table:table-cell table:formula="of:=SUM([.$B$1:.B167])" office:value-type="float" office:value="12315380" calcext:value-type="float">
            <text:p>12315380</text:p>
          </table:table-cell>
          <table:table-cell table:formula="of:=[.C167]/[.$D$1]" office:value-type="float" office:value="0.103750559237433" calcext:value-type="float">
            <text:p>0.10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0334" calcext:value-type="float">
            <text:p>50334</text:p>
          </table:table-cell>
          <table:table-cell table:formula="of:=SUM([.$B$1:.B168])" office:value-type="float" office:value="12365714" calcext:value-type="float">
            <text:p>12365714</text:p>
          </table:table-cell>
          <table:table-cell table:formula="of:=[.C168]/[.$D$1]" office:value-type="float" office:value="0.10417459655083" calcext:value-type="float">
            <text:p>0.10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4880" calcext:value-type="float">
            <text:p>44880</text:p>
          </table:table-cell>
          <table:table-cell table:formula="of:=SUM([.$B$1:.B169])" office:value-type="float" office:value="12410594" calcext:value-type="float">
            <text:p>12410594</text:p>
          </table:table-cell>
          <table:table-cell table:formula="of:=[.C169]/[.$D$1]" office:value-type="float" office:value="0.104552686800467" calcext:value-type="float">
            <text:p>0.10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2589" calcext:value-type="float">
            <text:p>42589</text:p>
          </table:table-cell>
          <table:table-cell table:formula="of:=SUM([.$B$1:.B170])" office:value-type="float" office:value="12453183" calcext:value-type="float">
            <text:p>12453183</text:p>
          </table:table-cell>
          <table:table-cell table:formula="of:=[.C170]/[.$D$1]" office:value-type="float" office:value="0.104911476587494" calcext:value-type="float">
            <text:p>0.10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4136" calcext:value-type="float">
            <text:p>44136</text:p>
          </table:table-cell>
          <table:table-cell table:formula="of:=SUM([.$B$1:.B171])" office:value-type="float" office:value="12497319" calcext:value-type="float">
            <text:p>12497319</text:p>
          </table:table-cell>
          <table:table-cell table:formula="of:=[.C171]/[.$D$1]" office:value-type="float" office:value="0.105283299030854" calcext:value-type="float">
            <text:p>0.10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7569" calcext:value-type="float">
            <text:p>47569</text:p>
          </table:table-cell>
          <table:table-cell table:formula="of:=SUM([.$B$1:.B172])" office:value-type="float" office:value="12544888" calcext:value-type="float">
            <text:p>12544888</text:p>
          </table:table-cell>
          <table:table-cell table:formula="of:=[.C172]/[.$D$1]" office:value-type="float" office:value="0.10568404268248" calcext:value-type="float">
            <text:p>0.10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8736" calcext:value-type="float">
            <text:p>48736</text:p>
          </table:table-cell>
          <table:table-cell table:formula="of:=SUM([.$B$1:.B173])" office:value-type="float" office:value="12593624" calcext:value-type="float">
            <text:p>12593624</text:p>
          </table:table-cell>
          <table:table-cell table:formula="of:=[.C173]/[.$D$1]" office:value-type="float" office:value="0.106094617691534" calcext:value-type="float">
            <text:p>0.10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8636" calcext:value-type="float">
            <text:p>58636</text:p>
          </table:table-cell>
          <table:table-cell table:formula="of:=SUM([.$B$1:.B174])" office:value-type="float" office:value="12652260" calcext:value-type="float">
            <text:p>12652260</text:p>
          </table:table-cell>
          <table:table-cell table:formula="of:=[.C174]/[.$D$1]" office:value-type="float" office:value="0.106588594961536" calcext:value-type="float">
            <text:p>0.10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9455" calcext:value-type="float">
            <text:p>59455</text:p>
          </table:table-cell>
          <table:table-cell table:formula="of:=SUM([.$B$1:.B175])" office:value-type="float" office:value="12711715" calcext:value-type="float">
            <text:p>12711715</text:p>
          </table:table-cell>
          <table:table-cell table:formula="of:=[.C175]/[.$D$1]" office:value-type="float" office:value="0.107089471873127" calcext:value-type="float">
            <text:p>0.10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1972" calcext:value-type="float">
            <text:p>51972</text:p>
          </table:table-cell>
          <table:table-cell table:formula="of:=SUM([.$B$1:.B176])" office:value-type="float" office:value="12763687" calcext:value-type="float">
            <text:p>12763687</text:p>
          </table:table-cell>
          <table:table-cell table:formula="of:=[.C176]/[.$D$1]" office:value-type="float" office:value="0.107527308469698" calcext:value-type="float">
            <text:p>0.10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5068" calcext:value-type="float">
            <text:p>45068</text:p>
          </table:table-cell>
          <table:table-cell table:formula="of:=SUM([.$B$1:.B177])" office:value-type="float" office:value="12808755" calcext:value-type="float">
            <text:p>12808755</text:p>
          </table:table-cell>
          <table:table-cell table:formula="of:=[.C177]/[.$D$1]" office:value-type="float" office:value="0.107906982519847" calcext:value-type="float">
            <text:p>0.10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8863" calcext:value-type="float">
            <text:p>48863</text:p>
          </table:table-cell>
          <table:table-cell table:formula="of:=SUM([.$B$1:.B178])" office:value-type="float" office:value="12857618" calcext:value-type="float">
            <text:p>12857618</text:p>
          </table:table-cell>
          <table:table-cell table:formula="of:=[.C178]/[.$D$1]" office:value-type="float" office:value="0.108318627436692" calcext:value-type="float">
            <text:p>0.10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9243" calcext:value-type="float">
            <text:p>49243</text:p>
          </table:table-cell>
          <table:table-cell table:formula="of:=SUM([.$B$1:.B179])" office:value-type="float" office:value="12906861" calcext:value-type="float">
            <text:p>12906861</text:p>
          </table:table-cell>
          <table:table-cell table:formula="of:=[.C179]/[.$D$1]" office:value-type="float" office:value="0.108733473652442" calcext:value-type="float">
            <text:p>0.10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6263" calcext:value-type="float">
            <text:p>46263</text:p>
          </table:table-cell>
          <table:table-cell table:formula="of:=SUM([.$B$1:.B180])" office:value-type="float" office:value="12953124" calcext:value-type="float">
            <text:p>12953124</text:p>
          </table:table-cell>
          <table:table-cell table:formula="of:=[.C180]/[.$D$1]" office:value-type="float" office:value="0.1091232149452" calcext:value-type="float">
            <text:p>0.10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9358" calcext:value-type="float">
            <text:p>49358</text:p>
          </table:table-cell>
          <table:table-cell table:formula="of:=SUM([.$B$1:.B181])" office:value-type="float" office:value="13002482" calcext:value-type="float">
            <text:p>13002482</text:p>
          </table:table-cell>
          <table:table-cell table:formula="of:=[.C181]/[.$D$1]" office:value-type="float" office:value="0.109539029975093" calcext:value-type="float">
            <text:p>0.11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4764" calcext:value-type="float">
            <text:p>44764</text:p>
          </table:table-cell>
          <table:table-cell table:formula="of:=SUM([.$B$1:.B182])" office:value-type="float" office:value="13047246" calcext:value-type="float">
            <text:p>13047246</text:p>
          </table:table-cell>
          <table:table-cell table:formula="of:=[.C182]/[.$D$1]" office:value-type="float" office:value="0.109916142986117" calcext:value-type="float">
            <text:p>0.11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1846" calcext:value-type="float">
            <text:p>41846</text:p>
          </table:table-cell>
          <table:table-cell table:formula="of:=SUM([.$B$1:.B183])" office:value-type="float" office:value="13089092" calcext:value-type="float">
            <text:p>13089092</text:p>
          </table:table-cell>
          <table:table-cell table:formula="of:=[.C183]/[.$D$1]" office:value-type="float" office:value="0.110268673391338" calcext:value-type="float">
            <text:p>0.11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5573" calcext:value-type="float">
            <text:p>45573</text:p>
          </table:table-cell>
          <table:table-cell table:formula="of:=SUM([.$B$1:.B184])" office:value-type="float" office:value="13134665" calcext:value-type="float">
            <text:p>13134665</text:p>
          </table:table-cell>
          <table:table-cell table:formula="of:=[.C184]/[.$D$1]" office:value-type="float" office:value="0.110652601799241" calcext:value-type="float">
            <text:p>0.11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4277" calcext:value-type="float">
            <text:p>44277</text:p>
          </table:table-cell>
          <table:table-cell table:formula="of:=SUM([.$B$1:.B185])" office:value-type="float" office:value="13178942" calcext:value-type="float">
            <text:p>13178942</text:p>
          </table:table-cell>
          <table:table-cell table:formula="of:=[.C185]/[.$D$1]" office:value-type="float" office:value="0.111025612092984" calcext:value-type="float">
            <text:p>0.11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6482" calcext:value-type="float">
            <text:p>46482</text:p>
          </table:table-cell>
          <table:table-cell table:formula="of:=SUM([.$B$1:.B186])" office:value-type="float" office:value="13225424" calcext:value-type="float">
            <text:p>13225424</text:p>
          </table:table-cell>
          <table:table-cell table:formula="of:=[.C186]/[.$D$1]" office:value-type="float" office:value="0.111417198344848" calcext:value-type="float">
            <text:p>0.11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3680" calcext:value-type="float">
            <text:p>43680</text:p>
          </table:table-cell>
          <table:table-cell table:formula="of:=SUM([.$B$1:.B187])" office:value-type="float" office:value="13269104" calcext:value-type="float">
            <text:p>13269104</text:p>
          </table:table-cell>
          <table:table-cell table:formula="of:=[.C187]/[.$D$1]" office:value-type="float" office:value="0.111785179229521" calcext:value-type="float">
            <text:p>0.11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6289" calcext:value-type="float">
            <text:p>46289</text:p>
          </table:table-cell>
          <table:table-cell table:formula="of:=SUM([.$B$1:.B188])" office:value-type="float" office:value="13315393" calcext:value-type="float">
            <text:p>13315393</text:p>
          </table:table-cell>
          <table:table-cell table:formula="of:=[.C188]/[.$D$1]" office:value-type="float" office:value="0.11217513955852" calcext:value-type="float">
            <text:p>0.11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7685" calcext:value-type="float">
            <text:p>47685</text:p>
          </table:table-cell>
          <table:table-cell table:formula="of:=SUM([.$B$1:.B189])" office:value-type="float" office:value="13363078" calcext:value-type="float">
            <text:p>13363078</text:p>
          </table:table-cell>
          <table:table-cell table:formula="of:=[.C189]/[.$D$1]" office:value-type="float" office:value="0.112576860448759" calcext:value-type="float">
            <text:p>0.11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7179" calcext:value-type="float">
            <text:p>47179</text:p>
          </table:table-cell>
          <table:table-cell table:formula="of:=SUM([.$B$1:.B190])" office:value-type="float" office:value="13410257" calcext:value-type="float">
            <text:p>13410257</text:p>
          </table:table-cell>
          <table:table-cell table:formula="of:=[.C190]/[.$D$1]" office:value-type="float" office:value="0.112974318556772" calcext:value-type="float">
            <text:p>0.11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3257" calcext:value-type="float">
            <text:p>43257</text:p>
          </table:table-cell>
          <table:table-cell table:formula="of:=SUM([.$B$1:.B191])" office:value-type="float" office:value="13453514" calcext:value-type="float">
            <text:p>13453514</text:p>
          </table:table-cell>
          <table:table-cell table:formula="of:=[.C191]/[.$D$1]" office:value-type="float" office:value="0.113338735890296" calcext:value-type="float">
            <text:p>0.11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2426" calcext:value-type="float">
            <text:p>42426</text:p>
          </table:table-cell>
          <table:table-cell table:formula="of:=SUM([.$B$1:.B192])" office:value-type="float" office:value="13495940" calcext:value-type="float">
            <text:p>13495940</text:p>
          </table:table-cell>
          <table:table-cell table:formula="of:=[.C192]/[.$D$1]" office:value-type="float" office:value="0.113696152488583" calcext:value-type="float">
            <text:p>0.11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6962" calcext:value-type="float">
            <text:p>46962</text:p>
          </table:table-cell>
          <table:table-cell table:formula="of:=SUM([.$B$1:.B193])" office:value-type="float" office:value="13542902" calcext:value-type="float">
            <text:p>13542902</text:p>
          </table:table-cell>
          <table:table-cell table:formula="of:=[.C193]/[.$D$1]" office:value-type="float" office:value="0.114091782486432" calcext:value-type="float">
            <text:p>0.11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3134" calcext:value-type="float">
            <text:p>43134</text:p>
          </table:table-cell>
          <table:table-cell table:formula="of:=SUM([.$B$1:.B194])" office:value-type="float" office:value="13586036" calcext:value-type="float">
            <text:p>13586036</text:p>
          </table:table-cell>
          <table:table-cell table:formula="of:=[.C194]/[.$D$1]" office:value-type="float" office:value="0.114455163610047" calcext:value-type="float">
            <text:p>0.11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9764" calcext:value-type="float">
            <text:p>39764</text:p>
          </table:table-cell>
          <table:table-cell table:formula="of:=SUM([.$B$1:.B195])" office:value-type="float" office:value="13625800" calcext:value-type="float">
            <text:p>13625800</text:p>
          </table:table-cell>
          <table:table-cell table:formula="of:=[.C195]/[.$D$1]" office:value-type="float" office:value="0.114790154267056" calcext:value-type="float">
            <text:p>0.11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7263" calcext:value-type="float">
            <text:p>37263</text:p>
          </table:table-cell>
          <table:table-cell table:formula="of:=SUM([.$B$1:.B196])" office:value-type="float" office:value="13663063" calcext:value-type="float">
            <text:p>13663063</text:p>
          </table:table-cell>
          <table:table-cell table:formula="of:=[.C196]/[.$D$1]" office:value-type="float" office:value="0.115104075322587" calcext:value-type="float">
            <text:p>0.11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6208" calcext:value-type="float">
            <text:p>36208</text:p>
          </table:table-cell>
          <table:table-cell table:formula="of:=SUM([.$B$1:.B197])" office:value-type="float" office:value="13699271" calcext:value-type="float">
            <text:p>13699271</text:p>
          </table:table-cell>
          <table:table-cell table:formula="of:=[.C197]/[.$D$1]" office:value-type="float" office:value="0.115409108561421" calcext:value-type="float">
            <text:p>0.11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6249" calcext:value-type="float">
            <text:p>36249</text:p>
          </table:table-cell>
          <table:table-cell table:formula="of:=SUM([.$B$1:.B198])" office:value-type="float" office:value="13735520" calcext:value-type="float">
            <text:p>13735520</text:p>
          </table:table-cell>
          <table:table-cell table:formula="of:=[.C198]/[.$D$1]" office:value-type="float" office:value="0.115714487203557" calcext:value-type="float">
            <text:p>0.11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9057" calcext:value-type="float">
            <text:p>39057</text:p>
          </table:table-cell>
          <table:table-cell table:formula="of:=SUM([.$B$1:.B199])" office:value-type="float" office:value="13774577" calcext:value-type="float">
            <text:p>13774577</text:p>
          </table:table-cell>
          <table:table-cell table:formula="of:=[.C199]/[.$D$1]" office:value-type="float" office:value="0.116043521759709" calcext:value-type="float">
            <text:p>0.1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8497" calcext:value-type="float">
            <text:p>38497</text:p>
          </table:table-cell>
          <table:table-cell table:formula="of:=SUM([.$B$1:.B200])" office:value-type="float" office:value="13813074" calcext:value-type="float">
            <text:p>13813074</text:p>
          </table:table-cell>
          <table:table-cell table:formula="of:=[.C200]/[.$D$1]" office:value-type="float" office:value="0.116367838612211" calcext:value-type="float">
            <text:p>0.11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630" calcext:value-type="float">
            <text:p>40630</text:p>
          </table:table-cell>
          <table:table-cell table:formula="of:=SUM([.$B$1:.B201])" office:value-type="float" office:value="13853704" calcext:value-type="float">
            <text:p>13853704</text:p>
          </table:table-cell>
          <table:table-cell table:formula="of:=[.C201]/[.$D$1]" office:value-type="float" office:value="0.116710124860935" calcext:value-type="float">
            <text:p>0.11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4188" calcext:value-type="float">
            <text:p>44188</text:p>
          </table:table-cell>
          <table:table-cell table:formula="of:=SUM([.$B$1:.B202])" office:value-type="float" office:value="13897892" calcext:value-type="float">
            <text:p>13897892</text:p>
          </table:table-cell>
          <table:table-cell table:formula="of:=[.C202]/[.$D$1]" office:value-type="float" office:value="0.117082385376777" calcext:value-type="float">
            <text:p>0.11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3875" calcext:value-type="float">
            <text:p>43875</text:p>
          </table:table-cell>
          <table:table-cell table:formula="of:=SUM([.$B$1:.B203])" office:value-type="float" office:value="13941767" calcext:value-type="float">
            <text:p>13941767</text:p>
          </table:table-cell>
          <table:table-cell table:formula="of:=[.C203]/[.$D$1]" office:value-type="float" office:value="0.117452009033257" calcext:value-type="float">
            <text:p>0.11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1390" calcext:value-type="float">
            <text:p>41390</text:p>
          </table:table-cell>
          <table:table-cell table:formula="of:=SUM([.$B$1:.B204])" office:value-type="float" office:value="13983157" calcext:value-type="float">
            <text:p>13983157</text:p>
          </table:table-cell>
          <table:table-cell table:formula="of:=[.C204]/[.$D$1]" office:value-type="float" office:value="0.117800697879792" calcext:value-type="float">
            <text:p>0.11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1068" calcext:value-type="float">
            <text:p>41068</text:p>
          </table:table-cell>
          <table:table-cell table:formula="of:=SUM([.$B$1:.B205])" office:value-type="float" office:value="14024225" calcext:value-type="float">
            <text:p>14024225</text:p>
          </table:table-cell>
          <table:table-cell table:formula="of:=[.C205]/[.$D$1]" office:value-type="float" office:value="0.118146674046728" calcext:value-type="float">
            <text:p>0.11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0124" calcext:value-type="float">
            <text:p>40124</text:p>
          </table:table-cell>
          <table:table-cell table:formula="of:=SUM([.$B$1:.B206])" office:value-type="float" office:value="14064349" calcext:value-type="float">
            <text:p>14064349</text:p>
          </table:table-cell>
          <table:table-cell table:formula="of:=[.C206]/[.$D$1]" office:value-type="float" office:value="0.118484697513226" calcext:value-type="float">
            <text:p>0.11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1846" calcext:value-type="float">
            <text:p>41846</text:p>
          </table:table-cell>
          <table:table-cell table:formula="of:=SUM([.$B$1:.B207])" office:value-type="float" office:value="14106195" calcext:value-type="float">
            <text:p>14106195</text:p>
          </table:table-cell>
          <table:table-cell table:formula="of:=[.C207]/[.$D$1]" office:value-type="float" office:value="0.118837227918447" calcext:value-type="float">
            <text:p>0.11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5458" calcext:value-type="float">
            <text:p>45458</text:p>
          </table:table-cell>
          <table:table-cell table:formula="of:=SUM([.$B$1:.B208])" office:value-type="float" office:value="14151653" calcext:value-type="float">
            <text:p>14151653</text:p>
          </table:table-cell>
          <table:table-cell table:formula="of:=[.C208]/[.$D$1]" office:value-type="float" office:value="0.119220187512208" calcext:value-type="float">
            <text:p>0.11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1977" calcext:value-type="float">
            <text:p>51977</text:p>
          </table:table-cell>
          <table:table-cell table:formula="of:=SUM([.$B$1:.B209])" office:value-type="float" office:value="14203630" calcext:value-type="float">
            <text:p>14203630</text:p>
          </table:table-cell>
          <table:table-cell table:formula="of:=[.C209]/[.$D$1]" office:value-type="float" office:value="0.119658066231134" calcext:value-type="float">
            <text:p>0.12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1445" calcext:value-type="float">
            <text:p>51445</text:p>
          </table:table-cell>
          <table:table-cell table:formula="of:=SUM([.$B$1:.B210])" office:value-type="float" office:value="14255075" calcext:value-type="float">
            <text:p>14255075</text:p>
          </table:table-cell>
          <table:table-cell table:formula="of:=[.C210]/[.$D$1]" office:value-type="float" office:value="0.120091463131592" calcext:value-type="float">
            <text:p>0.12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7559" calcext:value-type="float">
            <text:p>47559</text:p>
          </table:table-cell>
          <table:table-cell table:formula="of:=SUM([.$B$1:.B211])" office:value-type="float" office:value="14302634" calcext:value-type="float">
            <text:p>14302634</text:p>
          </table:table-cell>
          <table:table-cell table:formula="of:=[.C211]/[.$D$1]" office:value-type="float" office:value="0.120492122538511" calcext:value-type="float">
            <text:p>0.12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2170" calcext:value-type="float">
            <text:p>52170</text:p>
          </table:table-cell>
          <table:table-cell table:formula="of:=SUM([.$B$1:.B212])" office:value-type="float" office:value="14354804" calcext:value-type="float">
            <text:p>14354804</text:p>
          </table:table-cell>
          <table:table-cell table:formula="of:=[.C212]/[.$D$1]" office:value-type="float" office:value="0.120931627180301" calcext:value-type="float">
            <text:p>0.12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8762" calcext:value-type="float">
            <text:p>58762</text:p>
          </table:table-cell>
          <table:table-cell table:formula="of:=SUM([.$B$1:.B213])" office:value-type="float" office:value="14413566" calcext:value-type="float">
            <text:p>14413566</text:p>
          </table:table-cell>
          <table:table-cell table:formula="of:=[.C213]/[.$D$1]" office:value-type="float" office:value="0.121426665933625" calcext:value-type="float">
            <text:p>0.12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0386" calcext:value-type="float">
            <text:p>60386</text:p>
          </table:table-cell>
          <table:table-cell table:formula="of:=SUM([.$B$1:.B214])" office:value-type="float" office:value="14473952" calcext:value-type="float">
            <text:p>14473952</text:p>
          </table:table-cell>
          <table:table-cell table:formula="of:=[.C214]/[.$D$1]" office:value-type="float" office:value="0.121935386027533" calcext:value-type="float">
            <text:p>0.12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6187" calcext:value-type="float">
            <text:p>56187</text:p>
          </table:table-cell>
          <table:table-cell table:formula="of:=SUM([.$B$1:.B215])" office:value-type="float" office:value="14530139" calcext:value-type="float">
            <text:p>14530139</text:p>
          </table:table-cell>
          <table:table-cell table:formula="of:=[.C215]/[.$D$1]" office:value-type="float" office:value="0.12240873176854" calcext:value-type="float">
            <text:p>0.12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8121" calcext:value-type="float">
            <text:p>48121</text:p>
          </table:table-cell>
          <table:table-cell table:formula="of:=SUM([.$B$1:.B216])" office:value-type="float" office:value="14578260" calcext:value-type="float">
            <text:p>14578260</text:p>
          </table:table-cell>
          <table:table-cell table:formula="of:=[.C216]/[.$D$1]" office:value-type="float" office:value="0.122814125728049" calcext:value-type="float">
            <text:p>0.12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7593" calcext:value-type="float">
            <text:p>47593</text:p>
          </table:table-cell>
          <table:table-cell table:formula="of:=SUM([.$B$1:.B217])" office:value-type="float" office:value="14625853" calcext:value-type="float">
            <text:p>14625853</text:p>
          </table:table-cell>
          <table:table-cell table:formula="of:=[.C217]/[.$D$1]" office:value-type="float" office:value="0.123215071566975" calcext:value-type="float">
            <text:p>0.12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1621" calcext:value-type="float">
            <text:p>51621</text:p>
          </table:table-cell>
          <table:table-cell table:formula="of:=SUM([.$B$1:.B218])" office:value-type="float" office:value="14677474" calcext:value-type="float">
            <text:p>14677474</text:p>
          </table:table-cell>
          <table:table-cell table:formula="of:=[.C218]/[.$D$1]" office:value-type="float" office:value="0.123649951174295" calcext:value-type="float">
            <text:p>0.12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4994" calcext:value-type="float">
            <text:p>54994</text:p>
          </table:table-cell>
          <table:table-cell table:formula="of:=SUM([.$B$1:.B219])" office:value-type="float" office:value="14732468" calcext:value-type="float">
            <text:p>14732468</text:p>
          </table:table-cell>
          <table:table-cell table:formula="of:=[.C219]/[.$D$1]" office:value-type="float" office:value="0.124113246521633" calcext:value-type="float">
            <text:p>0.12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9458" calcext:value-type="float">
            <text:p>49458</text:p>
          </table:table-cell>
          <table:table-cell table:formula="of:=SUM([.$B$1:.B220])" office:value-type="float" office:value="14781926" calcext:value-type="float">
            <text:p>14781926</text:p>
          </table:table-cell>
          <table:table-cell table:formula="of:=[.C220]/[.$D$1]" office:value-type="float" office:value="0.124529903998606" calcext:value-type="float">
            <text:p>0.1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0827" calcext:value-type="float">
            <text:p>50827</text:p>
          </table:table-cell>
          <table:table-cell table:formula="of:=SUM([.$B$1:.B221])" office:value-type="float" office:value="14832753" calcext:value-type="float">
            <text:p>14832753</text:p>
          </table:table-cell>
          <table:table-cell table:formula="of:=[.C221]/[.$D$1]" office:value-type="float" office:value="0.124958094576108" calcext:value-type="float">
            <text:p>0.12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1066" calcext:value-type="float">
            <text:p>51066</text:p>
          </table:table-cell>
          <table:table-cell table:formula="of:=SUM([.$B$1:.B222])" office:value-type="float" office:value="14883819" calcext:value-type="float">
            <text:p>14883819</text:p>
          </table:table-cell>
          <table:table-cell table:formula="of:=[.C222]/[.$D$1]" office:value-type="float" office:value="0.125388298602133" calcext:value-type="float">
            <text:p>0.12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1169" calcext:value-type="float">
            <text:p>51169</text:p>
          </table:table-cell>
          <table:table-cell table:formula="of:=SUM([.$B$1:.B223])" office:value-type="float" office:value="14934988" calcext:value-type="float">
            <text:p>14934988</text:p>
          </table:table-cell>
          <table:table-cell table:formula="of:=[.C223]/[.$D$1]" office:value-type="float" office:value="0.12581937034865" calcext:value-type="float">
            <text:p>0.12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8012" calcext:value-type="float">
            <text:p>48012</text:p>
          </table:table-cell>
          <table:table-cell table:formula="of:=SUM([.$B$1:.B224])" office:value-type="float" office:value="14983000" calcext:value-type="float">
            <text:p>14983000</text:p>
          </table:table-cell>
          <table:table-cell table:formula="of:=[.C224]/[.$D$1]" office:value-type="float" office:value="0.126223846040842" calcext:value-type="float">
            <text:p>0.12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7602" calcext:value-type="float">
            <text:p>47602</text:p>
          </table:table-cell>
          <table:table-cell table:formula="of:=SUM([.$B$1:.B225])" office:value-type="float" office:value="15030602" calcext:value-type="float">
            <text:p>15030602</text:p>
          </table:table-cell>
          <table:table-cell table:formula="of:=[.C225]/[.$D$1]" office:value-type="float" office:value="0.126624867700004" calcext:value-type="float">
            <text:p>0.12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3695" calcext:value-type="float">
            <text:p>53695</text:p>
          </table:table-cell>
          <table:table-cell table:formula="of:=SUM([.$B$1:.B226])" office:value-type="float" office:value="15084297" calcext:value-type="float">
            <text:p>15084297</text:p>
          </table:table-cell>
          <table:table-cell table:formula="of:=[.C226]/[.$D$1]" office:value-type="float" office:value="0.12707721965977" calcext:value-type="float">
            <text:p>0.12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0158" calcext:value-type="float">
            <text:p>60158</text:p>
          </table:table-cell>
          <table:table-cell table:formula="of:=SUM([.$B$1:.B227])" office:value-type="float" office:value="15144455" calcext:value-type="float">
            <text:p>15144455</text:p>
          </table:table-cell>
          <table:table-cell table:formula="of:=[.C227]/[.$D$1]" office:value-type="float" office:value="0.127584018974335" calcext:value-type="float">
            <text:p>0.12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7667" calcext:value-type="float">
            <text:p>67667</text:p>
          </table:table-cell>
          <table:table-cell table:formula="of:=SUM([.$B$1:.B228])" office:value-type="float" office:value="15212122" calcext:value-type="float">
            <text:p>15212122</text:p>
          </table:table-cell>
          <table:table-cell table:formula="of:=[.C228]/[.$D$1]" office:value-type="float" office:value="0.128154077640159" calcext:value-type="float">
            <text:p>0.12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76046" calcext:value-type="float">
            <text:p>76046</text:p>
          </table:table-cell>
          <table:table-cell table:formula="of:=SUM([.$B$1:.B229])" office:value-type="float" office:value="15288168" calcext:value-type="float">
            <text:p>15288168</text:p>
          </table:table-cell>
          <table:table-cell table:formula="of:=[.C229]/[.$D$1]" office:value-type="float" office:value="0.128794724946841" calcext:value-type="float">
            <text:p>0.12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1857" calcext:value-type="float">
            <text:p>81857</text:p>
          </table:table-cell>
          <table:table-cell table:formula="of:=SUM([.$B$1:.B230])" office:value-type="float" office:value="15370025" calcext:value-type="float">
            <text:p>15370025</text:p>
          </table:table-cell>
          <table:table-cell table:formula="of:=[.C230]/[.$D$1]" office:value-type="float" office:value="0.12948432685336" calcext:value-type="float">
            <text:p>0.12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0038" calcext:value-type="float">
            <text:p>80038</text:p>
          </table:table-cell>
          <table:table-cell table:formula="of:=SUM([.$B$1:.B231])" office:value-type="float" office:value="15450063" calcext:value-type="float">
            <text:p>15450063</text:p>
          </table:table-cell>
          <table:table-cell table:formula="of:=[.C231]/[.$D$1]" office:value-type="float" office:value="0.130158604647487" calcext:value-type="float">
            <text:p>0.13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0793" calcext:value-type="float">
            <text:p>70793</text:p>
          </table:table-cell>
          <table:table-cell table:formula="of:=SUM([.$B$1:.B232])" office:value-type="float" office:value="15520856" calcext:value-type="float">
            <text:p>15520856</text:p>
          </table:table-cell>
          <table:table-cell table:formula="of:=[.C232]/[.$D$1]" office:value-type="float" office:value="0.130754998209042" calcext:value-type="float">
            <text:p>0.13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9836" calcext:value-type="float">
            <text:p>69836</text:p>
          </table:table-cell>
          <table:table-cell table:formula="of:=SUM([.$B$1:.B233])" office:value-type="float" office:value="15590692" calcext:value-type="float">
            <text:p>15590692</text:p>
          </table:table-cell>
          <table:table-cell table:formula="of:=[.C233]/[.$D$1]" office:value-type="float" office:value="0.131343329552038" calcext:value-type="float">
            <text:p>0.13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3561" calcext:value-type="float">
            <text:p>73561</text:p>
          </table:table-cell>
          <table:table-cell table:formula="of:=SUM([.$B$1:.B234])" office:value-type="float" office:value="15664253" calcext:value-type="float">
            <text:p>15664253</text:p>
          </table:table-cell>
          <table:table-cell table:formula="of:=[.C234]/[.$D$1]" office:value-type="float" office:value="0.131963042048775" calcext:value-type="float">
            <text:p>0.13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4976" calcext:value-type="float">
            <text:p>74976</text:p>
          </table:table-cell>
          <table:table-cell table:formula="of:=SUM([.$B$1:.B235])" office:value-type="float" office:value="15739229" calcext:value-type="float">
            <text:p>15739229</text:p>
          </table:table-cell>
          <table:table-cell table:formula="of:=[.C235]/[.$D$1]" office:value-type="float" office:value="0.132594675171698" calcext:value-type="float">
            <text:p>0.13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9812" calcext:value-type="float">
            <text:p>69812</text:p>
          </table:table-cell>
          <table:table-cell table:formula="of:=SUM([.$B$1:.B236])" office:value-type="float" office:value="15809041" calcext:value-type="float">
            <text:p>15809041</text:p>
          </table:table-cell>
          <table:table-cell table:formula="of:=[.C236]/[.$D$1]" office:value-type="float" office:value="0.133182804327395" calcext:value-type="float">
            <text:p>0.13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3036" calcext:value-type="float">
            <text:p>63036</text:p>
          </table:table-cell>
          <table:table-cell table:formula="of:=SUM([.$B$1:.B237])" office:value-type="float" office:value="15872077" calcext:value-type="float">
            <text:p>15872077</text:p>
          </table:table-cell>
          <table:table-cell table:formula="of:=[.C237]/[.$D$1]" office:value-type="float" office:value="0.13371384926893" calcext:value-type="float">
            <text:p>0.13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4946" calcext:value-type="float">
            <text:p>64946</text:p>
          </table:table-cell>
          <table:table-cell table:formula="of:=SUM([.$B$1:.B238])" office:value-type="float" office:value="15937023" calcext:value-type="float">
            <text:p>15937023</text:p>
          </table:table-cell>
          <table:table-cell table:formula="of:=[.C238]/[.$D$1]" office:value-type="float" office:value="0.1342609849497" calcext:value-type="float">
            <text:p>0.13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3354" calcext:value-type="float">
            <text:p>63354</text:p>
          </table:table-cell>
          <table:table-cell table:formula="of:=SUM([.$B$1:.B239])" office:value-type="float" office:value="16000377" calcext:value-type="float">
            <text:p>16000377</text:p>
          </table:table-cell>
          <table:table-cell table:formula="of:=[.C239]/[.$D$1]" office:value-type="float" office:value="0.134794708872951" calcext:value-type="float">
            <text:p>0.13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1681" calcext:value-type="float">
            <text:p>61681</text:p>
          </table:table-cell>
          <table:table-cell table:formula="of:=SUM([.$B$1:.B240])" office:value-type="float" office:value="16062058" calcext:value-type="float">
            <text:p>16062058</text:p>
          </table:table-cell>
          <table:table-cell table:formula="of:=[.C240]/[.$D$1]" office:value-type="float" office:value="0.135314338656549" calcext:value-type="float">
            <text:p>0.1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3777" calcext:value-type="float">
            <text:p>63777</text:p>
          </table:table-cell>
          <table:table-cell table:formula="of:=SUM([.$B$1:.B241])" office:value-type="float" office:value="16125835" calcext:value-type="float">
            <text:p>16125835</text:p>
          </table:table-cell>
          <table:table-cell table:formula="of:=[.C241]/[.$D$1]" office:value-type="float" office:value="0.135851626130949" calcext:value-type="float">
            <text:p>0.13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5618" calcext:value-type="float">
            <text:p>65618</text:p>
          </table:table-cell>
          <table:table-cell table:formula="of:=SUM([.$B$1:.B242])" office:value-type="float" office:value="16191453" calcext:value-type="float">
            <text:p>16191453</text:p>
          </table:table-cell>
          <table:table-cell table:formula="of:=[.C242]/[.$D$1]" office:value-type="float" office:value="0.136404423056098" calcext:value-type="float">
            <text:p>0.13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70128" calcext:value-type="float">
            <text:p>70128</text:p>
          </table:table-cell>
          <table:table-cell table:formula="of:=SUM([.$B$1:.B243])" office:value-type="float" office:value="16261581" calcext:value-type="float">
            <text:p>16261581</text:p>
          </table:table-cell>
          <table:table-cell table:formula="of:=[.C243]/[.$D$1]" office:value-type="float" office:value="0.136995214344569" calcext:value-type="float">
            <text:p>0.13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5184" calcext:value-type="float">
            <text:p>65184</text:p>
          </table:table-cell>
          <table:table-cell table:formula="of:=SUM([.$B$1:.B244])" office:value-type="float" office:value="16326765" calcext:value-type="float">
            <text:p>16326765</text:p>
          </table:table-cell>
          <table:table-cell table:formula="of:=[.C244]/[.$D$1]" office:value-type="float" office:value="0.137544355049389" calcext:value-type="float">
            <text:p>0.13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0193" calcext:value-type="float">
            <text:p>60193</text:p>
          </table:table-cell>
          <table:table-cell table:formula="of:=SUM([.$B$1:.B245])" office:value-type="float" office:value="16386958" calcext:value-type="float">
            <text:p>16386958</text:p>
          </table:table-cell>
          <table:table-cell table:formula="of:=[.C245]/[.$D$1]" office:value-type="float" office:value="0.138051449220432" calcext:value-type="float">
            <text:p>0.13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8558" calcext:value-type="float">
            <text:p>58558</text:p>
          </table:table-cell>
          <table:table-cell table:formula="of:=SUM([.$B$1:.B246])" office:value-type="float" office:value="16445516" calcext:value-type="float">
            <text:p>16445516</text:p>
          </table:table-cell>
          <table:table-cell table:formula="of:=[.C246]/[.$D$1]" office:value-type="float" office:value="0.138544769381712" calcext:value-type="float">
            <text:p>0.13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0457" calcext:value-type="float">
            <text:p>60457</text:p>
          </table:table-cell>
          <table:table-cell table:formula="of:=SUM([.$B$1:.B247])" office:value-type="float" office:value="16505973" calcext:value-type="float">
            <text:p>16505973</text:p>
          </table:table-cell>
          <table:table-cell table:formula="of:=[.C247]/[.$D$1]" office:value-type="float" office:value="0.139054087613047" calcext:value-type="float">
            <text:p>0.13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1272" calcext:value-type="float">
            <text:p>61272</text:p>
          </table:table-cell>
          <table:table-cell table:formula="of:=SUM([.$B$1:.B248])" office:value-type="float" office:value="16567245" calcext:value-type="float">
            <text:p>16567245</text:p>
          </table:table-cell>
          <table:table-cell table:formula="of:=[.C248]/[.$D$1]" office:value-type="float" office:value="0.139570271788087" calcext:value-type="float">
            <text:p>0.14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5758" calcext:value-type="float">
            <text:p>65758</text:p>
          </table:table-cell>
          <table:table-cell table:formula="of:=SUM([.$B$1:.B249])" office:value-type="float" office:value="16633003" calcext:value-type="float">
            <text:p>16633003</text:p>
          </table:table-cell>
          <table:table-cell table:formula="of:=[.C249]/[.$D$1]" office:value-type="float" office:value="0.140124248139148" calcext:value-type="float">
            <text:p>0.14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72674" calcext:value-type="float">
            <text:p>72674</text:p>
          </table:table-cell>
          <table:table-cell table:formula="of:=SUM([.$B$1:.B250])" office:value-type="float" office:value="16705677" calcext:value-type="float">
            <text:p>16705677</text:p>
          </table:table-cell>
          <table:table-cell table:formula="of:=[.C250]/[.$D$1]" office:value-type="float" office:value="0.140736488130283" calcext:value-type="float">
            <text:p>0.14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6403" calcext:value-type="float">
            <text:p>76403</text:p>
          </table:table-cell>
          <table:table-cell table:formula="of:=SUM([.$B$1:.B251])" office:value-type="float" office:value="16782080" calcext:value-type="float">
            <text:p>16782080</text:p>
          </table:table-cell>
          <table:table-cell table:formula="of:=[.C251]/[.$D$1]" office:value-type="float" office:value="0.141380142973042" calcext:value-type="float">
            <text:p>0.14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6446" calcext:value-type="float">
            <text:p>76446</text:p>
          </table:table-cell>
          <table:table-cell table:formula="of:=SUM([.$B$1:.B252])" office:value-type="float" office:value="16858526" calcext:value-type="float">
            <text:p>16858526</text:p>
          </table:table-cell>
          <table:table-cell table:formula="of:=[.C252]/[.$D$1]" office:value-type="float" office:value="0.142024160068045" calcext:value-type="float">
            <text:p>0.14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73295" calcext:value-type="float">
            <text:p>73295</text:p>
          </table:table-cell>
          <table:table-cell table:formula="of:=SUM([.$B$1:.B253])" office:value-type="float" office:value="16931821" calcext:value-type="float">
            <text:p>16931821</text:p>
          </table:table-cell>
          <table:table-cell table:formula="of:=[.C253]/[.$D$1]" office:value-type="float" office:value="0.142641631655549" calcext:value-type="float">
            <text:p>0.14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6931" calcext:value-type="float">
            <text:p>66931</text:p>
          </table:table-cell>
          <table:table-cell table:formula="of:=SUM([.$B$1:.B254])" office:value-type="float" office:value="16998752" calcext:value-type="float">
            <text:p>16998752</text:p>
          </table:table-cell>
          <table:table-cell table:formula="of:=[.C254]/[.$D$1]" office:value-type="float" office:value="0.143205489910862" calcext:value-type="float">
            <text:p>0.14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0593" calcext:value-type="float">
            <text:p>70593</text:p>
          </table:table-cell>
          <table:table-cell table:formula="of:=SUM([.$B$1:.B255])" office:value-type="float" office:value="17069345" calcext:value-type="float">
            <text:p>17069345</text:p>
          </table:table-cell>
          <table:table-cell table:formula="of:=[.C255]/[.$D$1]" office:value-type="float" office:value="0.143800198578256" calcext:value-type="float">
            <text:p>0.14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4670" calcext:value-type="float">
            <text:p>84670</text:p>
          </table:table-cell>
          <table:table-cell table:formula="of:=SUM([.$B$1:.B256])" office:value-type="float" office:value="17154015" calcext:value-type="float">
            <text:p>17154015</text:p>
          </table:table-cell>
          <table:table-cell table:formula="of:=[.C256]/[.$D$1]" office:value-type="float" office:value="0.144513498521143" calcext:value-type="float">
            <text:p>0.1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0476" calcext:value-type="float">
            <text:p>90476</text:p>
          </table:table-cell>
          <table:table-cell table:formula="of:=SUM([.$B$1:.B257])" office:value-type="float" office:value="17244491" calcext:value-type="float">
            <text:p>17244491</text:p>
          </table:table-cell>
          <table:table-cell table:formula="of:=[.C257]/[.$D$1]" office:value-type="float" office:value="0.145275710941512" calcext:value-type="float">
            <text:p>0.14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83754" calcext:value-type="float">
            <text:p>83754</text:p>
          </table:table-cell>
          <table:table-cell table:formula="of:=SUM([.$B$1:.B258])" office:value-type="float" office:value="17328245" calcext:value-type="float">
            <text:p>17328245</text:p>
          </table:table-cell>
          <table:table-cell table:formula="of:=[.C258]/[.$D$1]" office:value-type="float" office:value="0.145981294069144" calcext:value-type="float">
            <text:p>0.14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89020" calcext:value-type="float">
            <text:p>89020</text:p>
          </table:table-cell>
          <table:table-cell table:formula="of:=SUM([.$B$1:.B259])" office:value-type="float" office:value="17417265" calcext:value-type="float">
            <text:p>17417265</text:p>
          </table:table-cell>
          <table:table-cell table:formula="of:=[.C259]/[.$D$1]" office:value-type="float" office:value="0.146731240460024" calcext:value-type="float">
            <text:p>0.14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8569" calcext:value-type="float">
            <text:p>88569</text:p>
          </table:table-cell>
          <table:table-cell table:formula="of:=SUM([.$B$1:.B260])" office:value-type="float" office:value="17505834" calcext:value-type="float">
            <text:p>17505834</text:p>
          </table:table-cell>
          <table:table-cell table:formula="of:=[.C260]/[.$D$1]" office:value-type="float" office:value="0.147477387414572" calcext:value-type="float">
            <text:p>0.14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2943" calcext:value-type="float">
            <text:p>82943</text:p>
          </table:table-cell>
          <table:table-cell table:formula="of:=SUM([.$B$1:.B261])" office:value-type="float" office:value="17588777" calcext:value-type="float">
            <text:p>17588777</text:p>
          </table:table-cell>
          <table:table-cell table:formula="of:=[.C261]/[.$D$1]" office:value-type="float" office:value="0.148176138296382" calcext:value-type="float">
            <text:p>0.14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0123" calcext:value-type="float">
            <text:p>90123</text:p>
          </table:table-cell>
          <table:table-cell table:formula="of:=SUM([.$B$1:.B262])" office:value-type="float" office:value="17678900" calcext:value-type="float">
            <text:p>17678900</text:p>
          </table:table-cell>
          <table:table-cell table:formula="of:=[.C262]/[.$D$1]" office:value-type="float" office:value="0.148935376878558" calcext:value-type="float">
            <text:p>0.14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1141" calcext:value-type="float">
            <text:p>91141</text:p>
          </table:table-cell>
          <table:table-cell table:formula="of:=SUM([.$B$1:.B263])" office:value-type="float" office:value="17770041" calcext:value-type="float">
            <text:p>17770041</text:p>
          </table:table-cell>
          <table:table-cell table:formula="of:=[.C263]/[.$D$1]" office:value-type="float" office:value="0.149703191572011" calcext:value-type="float">
            <text:p>0.15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0934" calcext:value-type="float">
            <text:p>90934</text:p>
          </table:table-cell>
          <table:table-cell table:formula="of:=SUM([.$B$1:.B264])" office:value-type="float" office:value="17860975" calcext:value-type="float">
            <text:p>17860975</text:p>
          </table:table-cell>
          <table:table-cell table:formula="of:=[.C264]/[.$D$1]" office:value-type="float" office:value="0.150469262400008" calcext:value-type="float">
            <text:p>0.15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5151" calcext:value-type="float">
            <text:p>95151</text:p>
          </table:table-cell>
          <table:table-cell table:formula="of:=SUM([.$B$1:.B265])" office:value-type="float" office:value="17956126" calcext:value-type="float">
            <text:p>17956126</text:p>
          </table:table-cell>
          <table:table-cell table:formula="of:=[.C265]/[.$D$1]" office:value-type="float" office:value="0.151270859221381" calcext:value-type="float">
            <text:p>0.15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9683" calcext:value-type="float">
            <text:p>99683</text:p>
          </table:table-cell>
          <table:table-cell table:formula="of:=SUM([.$B$1:.B266])" office:value-type="float" office:value="18055809" calcext:value-type="float">
            <text:p>18055809</text:p>
          </table:table-cell>
          <table:table-cell table:formula="of:=[.C266]/[.$D$1]" office:value-type="float" office:value="0.152110635744433" calcext:value-type="float">
            <text:p>0.15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3994" calcext:value-type="float">
            <text:p>93994</text:p>
          </table:table-cell>
          <table:table-cell table:formula="of:=SUM([.$B$1:.B267])" office:value-type="float" office:value="18149803" calcext:value-type="float">
            <text:p>18149803</text:p>
          </table:table-cell>
          <table:table-cell table:formula="of:=[.C267]/[.$D$1]" office:value-type="float" office:value="0.152902485453087" calcext:value-type="float">
            <text:p>0.15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84373" calcext:value-type="float">
            <text:p>84373</text:p>
          </table:table-cell>
          <table:table-cell table:formula="of:=SUM([.$B$1:.B268])" office:value-type="float" office:value="18234176" calcext:value-type="float">
            <text:p>18234176</text:p>
          </table:table-cell>
          <table:table-cell table:formula="of:=[.C268]/[.$D$1]" office:value-type="float" office:value="0.153613283328146" calcext:value-type="float">
            <text:p>0.15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77928" calcext:value-type="float">
            <text:p>77928</text:p>
          </table:table-cell>
          <table:table-cell table:formula="of:=SUM([.$B$1:.B269])" office:value-type="float" office:value="18312104" calcext:value-type="float">
            <text:p>18312104</text:p>
          </table:table-cell>
          <table:table-cell table:formula="of:=[.C269]/[.$D$1]" office:value-type="float" office:value="0.154269785488879" calcext:value-type="float">
            <text:p>0.15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79210" calcext:value-type="float">
            <text:p>79210</text:p>
          </table:table-cell>
          <table:table-cell table:formula="of:=SUM([.$B$1:.B270])" office:value-type="float" office:value="18391314" calcext:value-type="float">
            <text:p>18391314</text:p>
          </table:table-cell>
          <table:table-cell table:formula="of:=[.C270]/[.$D$1]" office:value-type="float" office:value="0.154937087821182" calcext:value-type="float">
            <text:p>0.15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3834" calcext:value-type="float">
            <text:p>103834</text:p>
          </table:table-cell>
          <table:table-cell table:formula="of:=SUM([.$B$1:.B271])" office:value-type="float" office:value="18495148" calcext:value-type="float">
            <text:p>18495148</text:p>
          </table:table-cell>
          <table:table-cell table:formula="of:=[.C271]/[.$D$1]" office:value-type="float" office:value="0.155811834322538" calcext:value-type="float">
            <text:p>0.15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3413" calcext:value-type="float">
            <text:p>93413</text:p>
          </table:table-cell>
          <table:table-cell table:formula="of:=SUM([.$B$1:.B272])" office:value-type="float" office:value="18588561" calcext:value-type="float">
            <text:p>18588561</text:p>
          </table:table-cell>
          <table:table-cell table:formula="of:=[.C272]/[.$D$1]" office:value-type="float" office:value="0.156598789413655" calcext:value-type="float">
            <text:p>0.15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2934" calcext:value-type="float">
            <text:p>102934</text:p>
          </table:table-cell>
          <table:table-cell table:formula="of:=SUM([.$B$1:.B273])" office:value-type="float" office:value="18691495" calcext:value-type="float">
            <text:p>18691495</text:p>
          </table:table-cell>
          <table:table-cell table:formula="of:=[.C273]/[.$D$1]" office:value-type="float" office:value="0.157465953891288" calcext:value-type="float">
            <text:p>0.15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9617" calcext:value-type="float">
            <text:p>99617</text:p>
          </table:table-cell>
          <table:table-cell table:formula="of:=SUM([.$B$1:.B274])" office:value-type="float" office:value="18791112" calcext:value-type="float">
            <text:p>18791112</text:p>
          </table:table-cell>
          <table:table-cell table:formula="of:=[.C274]/[.$D$1]" office:value-type="float" office:value="0.158305174399267" calcext:value-type="float">
            <text:p>0.15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6884" calcext:value-type="float">
            <text:p>96884</text:p>
          </table:table-cell>
          <table:table-cell table:formula="of:=SUM([.$B$1:.B275])" office:value-type="float" office:value="18887996" calcext:value-type="float">
            <text:p>18887996</text:p>
          </table:table-cell>
          <table:table-cell table:formula="of:=[.C275]/[.$D$1]" office:value-type="float" office:value="0.159121370828541" calcext:value-type="float">
            <text:p>0.15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6529" calcext:value-type="float">
            <text:p>106529</text:p>
          </table:table-cell>
          <table:table-cell table:formula="of:=SUM([.$B$1:.B276])" office:value-type="float" office:value="18994525" calcext:value-type="float">
            <text:p>18994525</text:p>
          </table:table-cell>
          <table:table-cell table:formula="of:=[.C276]/[.$D$1]" office:value-type="float" office:value="0.16001882127871" calcext:value-type="float">
            <text:p>0.16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5806" calcext:value-type="float">
            <text:p>105806</text:p>
          </table:table-cell>
          <table:table-cell table:formula="of:=SUM([.$B$1:.B277])" office:value-type="float" office:value="19100331" calcext:value-type="float">
            <text:p>19100331</text:p>
          </table:table-cell>
          <table:table-cell table:formula="of:=[.C277]/[.$D$1]" office:value-type="float" office:value="0.160910180836489" calcext:value-type="float">
            <text:p>0.16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8687" calcext:value-type="float">
            <text:p>98687</text:p>
          </table:table-cell>
          <table:table-cell table:formula="of:=SUM([.$B$1:.B278])" office:value-type="float" office:value="19199018" calcext:value-type="float">
            <text:p>19199018</text:p>
          </table:table-cell>
          <table:table-cell table:formula="of:=[.C278]/[.$D$1]" office:value-type="float" office:value="0.161741566586621" calcext:value-type="float">
            <text:p>0.16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3820" calcext:value-type="float">
            <text:p>93820</text:p>
          </table:table-cell>
          <table:table-cell table:formula="of:=SUM([.$B$1:.B279])" office:value-type="float" office:value="19292838" calcext:value-type="float">
            <text:p>19292838</text:p>
          </table:table-cell>
          <table:table-cell table:formula="of:=[.C279]/[.$D$1]" office:value-type="float" office:value="0.162531950437356" calcext:value-type="float">
            <text:p>0.16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1248" calcext:value-type="float">
            <text:p>91248</text:p>
          </table:table-cell>
          <table:table-cell table:formula="of:=SUM([.$B$1:.B280])" office:value-type="float" office:value="19384086" calcext:value-type="float">
            <text:p>19384086</text:p>
          </table:table-cell>
          <table:table-cell table:formula="of:=[.C280]/[.$D$1]" office:value-type="float" office:value="0.163300666549185" calcext:value-type="float">
            <text:p>0.16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0190" calcext:value-type="float">
            <text:p>90190</text:p>
          </table:table-cell>
          <table:table-cell table:formula="of:=SUM([.$B$1:.B281])" office:value-type="float" office:value="19474276" calcext:value-type="float">
            <text:p>19474276</text:p>
          </table:table-cell>
          <table:table-cell table:formula="of:=[.C281]/[.$D$1]" office:value-type="float" office:value="0.164060469570904" calcext:value-type="float">
            <text:p>0.16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0803" calcext:value-type="float">
            <text:p>90803</text:p>
          </table:table-cell>
          <table:table-cell table:formula="of:=SUM([.$B$1:.B282])" office:value-type="float" office:value="19565079" calcext:value-type="float">
            <text:p>19565079</text:p>
          </table:table-cell>
          <table:table-cell table:formula="of:=[.C282]/[.$D$1]" office:value-type="float" office:value="0.164825436793226" calcext:value-type="float">
            <text:p>0.16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4981" calcext:value-type="float">
            <text:p>104981</text:p>
          </table:table-cell>
          <table:table-cell table:formula="of:=SUM([.$B$1:.B283])" office:value-type="float" office:value="19670060" calcext:value-type="float">
            <text:p>19670060</text:p>
          </table:table-cell>
          <table:table-cell table:formula="of:=[.C283]/[.$D$1]" office:value-type="float" office:value="0.165709846162592" calcext:value-type="float">
            <text:p>0.16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7999" calcext:value-type="float">
            <text:p>97999</text:p>
          </table:table-cell>
          <table:table-cell table:formula="of:=SUM([.$B$1:.B284])" office:value-type="float" office:value="19768059" calcext:value-type="float">
            <text:p>19768059</text:p>
          </table:table-cell>
          <table:table-cell table:formula="of:=[.C284]/[.$D$1]" office:value-type="float" office:value="0.166535435876812" calcext:value-type="float">
            <text:p>0.16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7994" calcext:value-type="float">
            <text:p>97994</text:p>
          </table:table-cell>
          <table:table-cell table:formula="of:=SUM([.$B$1:.B285])" office:value-type="float" office:value="19866053" calcext:value-type="float">
            <text:p>19866053</text:p>
          </table:table-cell>
          <table:table-cell table:formula="of:=[.C285]/[.$D$1]" office:value-type="float" office:value="0.167360983468678" calcext:value-type="float">
            <text:p>0.16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6044" calcext:value-type="float">
            <text:p>96044</text:p>
          </table:table-cell>
          <table:table-cell table:formula="of:=SUM([.$B$1:.B286])" office:value-type="float" office:value="19962097" calcext:value-type="float">
            <text:p>19962097</text:p>
          </table:table-cell>
          <table:table-cell table:formula="of:=[.C286]/[.$D$1]" office:value-type="float" office:value="0.168170103342478" calcext:value-type="float">
            <text:p>0.16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0715" calcext:value-type="float">
            <text:p>100715</text:p>
          </table:table-cell>
          <table:table-cell table:formula="of:=SUM([.$B$1:.B287])" office:value-type="float" office:value="20062812" calcext:value-type="float">
            <text:p>20062812</text:p>
          </table:table-cell>
          <table:table-cell table:formula="of:=[.C287]/[.$D$1]" office:value-type="float" office:value="0.169018573919399" calcext:value-type="float">
            <text:p>0.16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87362" calcext:value-type="float">
            <text:p>87362</text:p>
          </table:table-cell>
          <table:table-cell table:formula="of:=SUM([.$B$1:.B288])" office:value-type="float" office:value="20150174" calcext:value-type="float">
            <text:p>20150174</text:p>
          </table:table-cell>
          <table:table-cell table:formula="of:=[.C288]/[.$D$1]" office:value-type="float" office:value="0.169754552537687" calcext:value-type="float">
            <text:p>0.17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1546" calcext:value-type="float">
            <text:p>91546</text:p>
          </table:table-cell>
          <table:table-cell table:formula="of:=SUM([.$B$1:.B289])" office:value-type="float" office:value="20241720" calcext:value-type="float">
            <text:p>20241720</text:p>
          </table:table-cell>
          <table:table-cell table:formula="of:=[.C289]/[.$D$1]" office:value-type="float" office:value="0.170525779141816" calcext:value-type="float">
            <text:p>0.17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5972" calcext:value-type="float">
            <text:p>95972</text:p>
          </table:table-cell>
          <table:table-cell table:formula="of:=SUM([.$B$1:.B290])" office:value-type="float" office:value="20337692" calcext:value-type="float">
            <text:p>20337692</text:p>
          </table:table-cell>
          <table:table-cell table:formula="of:=[.C290]/[.$D$1]" office:value-type="float" office:value="0.171334292453718" calcext:value-type="float">
            <text:p>0.17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414" calcext:value-type="float">
            <text:p>100414</text:p>
          </table:table-cell>
          <table:table-cell table:formula="of:=SUM([.$B$1:.B291])" office:value-type="float" office:value="20438106" calcext:value-type="float">
            <text:p>20438106</text:p>
          </table:table-cell>
          <table:table-cell table:formula="of:=[.C291]/[.$D$1]" office:value-type="float" office:value="0.172180227264927" calcext:value-type="float">
            <text:p>0.17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2880" calcext:value-type="float">
            <text:p>102880</text:p>
          </table:table-cell>
          <table:table-cell table:formula="of:=SUM([.$B$1:.B292])" office:value-type="float" office:value="20540986" calcext:value-type="float">
            <text:p>20540986</text:p>
          </table:table-cell>
          <table:table-cell table:formula="of:=[.C292]/[.$D$1]" office:value-type="float" office:value="0.173046936821136" calcext:value-type="float">
            <text:p>0.17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6485" calcext:value-type="float">
            <text:p>96485</text:p>
          </table:table-cell>
          <table:table-cell table:formula="of:=SUM([.$B$1:.B293])" office:value-type="float" office:value="20637471" calcext:value-type="float">
            <text:p>20637471</text:p>
          </table:table-cell>
          <table:table-cell table:formula="of:=[.C293]/[.$D$1]" office:value-type="float" office:value="0.17385977188656" calcext:value-type="float">
            <text:p>0.17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10215" calcext:value-type="float">
            <text:p>110215</text:p>
          </table:table-cell>
          <table:table-cell table:formula="of:=SUM([.$B$1:.B294])" office:value-type="float" office:value="20747686" calcext:value-type="float">
            <text:p>20747686</text:p>
          </table:table-cell>
          <table:table-cell table:formula="of:=[.C294]/[.$D$1]" office:value-type="float" office:value="0.174788274936109" calcext:value-type="float">
            <text:p>0.17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86492" calcext:value-type="float">
            <text:p>86492</text:p>
          </table:table-cell>
          <table:table-cell table:formula="of:=SUM([.$B$1:.B295])" office:value-type="float" office:value="20834178" calcext:value-type="float">
            <text:p>20834178</text:p>
          </table:table-cell>
          <table:table-cell table:formula="of:=[.C295]/[.$D$1]" office:value-type="float" office:value="0.175516924264799" calcext:value-type="float">
            <text:p>0.17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2468" calcext:value-type="float">
            <text:p>82468</text:p>
          </table:table-cell>
          <table:table-cell table:formula="of:=SUM([.$B$1:.B296])" office:value-type="float" office:value="20916646" calcext:value-type="float">
            <text:p>20916646</text:p>
          </table:table-cell>
          <table:table-cell table:formula="of:=[.C296]/[.$D$1]" office:value-type="float" office:value="0.176211673522978" calcext:value-type="float">
            <text:p>0.17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9964" calcext:value-type="float">
            <text:p>79964</text:p>
          </table:table-cell>
          <table:table-cell table:formula="of:=SUM([.$B$1:.B297])" office:value-type="float" office:value="20996610" calcext:value-type="float">
            <text:p>20996610</text:p>
          </table:table-cell>
          <table:table-cell table:formula="of:=[.C297]/[.$D$1]" office:value-type="float" office:value="0.176885327906267" calcext:value-type="float">
            <text:p>0.17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1256" calcext:value-type="float">
            <text:p>81256</text:p>
          </table:table-cell>
          <table:table-cell table:formula="of:=SUM([.$B$1:.B298])" office:value-type="float" office:value="21077866" calcext:value-type="float">
            <text:p>21077866</text:p>
          </table:table-cell>
          <table:table-cell table:formula="of:=[.C298]/[.$D$1]" office:value-type="float" office:value="0.177569866705833" calcext:value-type="float">
            <text:p>0.17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1391" calcext:value-type="float">
            <text:p>91391</text:p>
          </table:table-cell>
          <table:table-cell table:formula="of:=SUM([.$B$1:.B299])" office:value-type="float" office:value="21169257" calcext:value-type="float">
            <text:p>21169257</text:p>
          </table:table-cell>
          <table:table-cell table:formula="of:=[.C299]/[.$D$1]" office:value-type="float" office:value="0.178339787516986" calcext:value-type="float">
            <text:p>0.17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4612" calcext:value-type="float">
            <text:p>94612</text:p>
          </table:table-cell>
          <table:table-cell table:formula="of:=SUM([.$B$1:.B300])" office:value-type="float" office:value="21263869" calcext:value-type="float">
            <text:p>21263869</text:p>
          </table:table-cell>
          <table:table-cell table:formula="of:=[.C300]/[.$D$1]" office:value-type="float" office:value="0.179136843548597" calcext:value-type="float">
            <text:p>0.17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2528" calcext:value-type="float">
            <text:p>82528</text:p>
          </table:table-cell>
          <table:table-cell table:formula="of:=SUM([.$B$1:.B301])" office:value-type="float" office:value="21346397" calcext:value-type="float">
            <text:p>21346397</text:p>
          </table:table-cell>
          <table:table-cell table:formula="of:=[.C301]/[.$D$1]" office:value-type="float" office:value="0.179832098275024" calcext:value-type="float">
            <text:p>0.18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3385" calcext:value-type="float">
            <text:p>83385</text:p>
          </table:table-cell>
          <table:table-cell table:formula="of:=SUM([.$B$1:.B302])" office:value-type="float" office:value="21429782" calcext:value-type="float">
            <text:p>21429782</text:p>
          </table:table-cell>
          <table:table-cell table:formula="of:=[.C302]/[.$D$1]" office:value-type="float" office:value="0.180534572772929" calcext:value-type="float">
            <text:p>0.18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8030" calcext:value-type="float">
            <text:p>88030</text:p>
          </table:table-cell>
          <table:table-cell table:formula="of:=SUM([.$B$1:.B303])" office:value-type="float" office:value="21517812" calcext:value-type="float">
            <text:p>21517812</text:p>
          </table:table-cell>
          <table:table-cell table:formula="of:=[.C303]/[.$D$1]" office:value-type="float" office:value="0.181276178937714" calcext:value-type="float">
            <text:p>0.18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3211" calcext:value-type="float">
            <text:p>93211</text:p>
          </table:table-cell>
          <table:table-cell table:formula="of:=SUM([.$B$1:.B304])" office:value-type="float" office:value="21611023" calcext:value-type="float">
            <text:p>21611023</text:p>
          </table:table-cell>
          <table:table-cell table:formula="of:=[.C304]/[.$D$1]" office:value-type="float" office:value="0.18206143228573" calcext:value-type="float">
            <text:p>0.18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6722" calcext:value-type="float">
            <text:p>96722</text:p>
          </table:table-cell>
          <table:table-cell table:formula="of:=SUM([.$B$1:.B305])" office:value-type="float" office:value="21707745" calcext:value-type="float">
            <text:p>21707745</text:p>
          </table:table-cell>
          <table:table-cell table:formula="of:=[.C305]/[.$D$1]" office:value-type="float" office:value="0.182876263950734" calcext:value-type="float">
            <text:p>0.18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9392" calcext:value-type="float">
            <text:p>89392</text:p>
          </table:table-cell>
          <table:table-cell table:formula="of:=SUM([.$B$1:.B306])" office:value-type="float" office:value="21797137" calcext:value-type="float">
            <text:p>21797137</text:p>
          </table:table-cell>
          <table:table-cell table:formula="of:=[.C306]/[.$D$1]" office:value-type="float" office:value="0.183629344244753" calcext:value-type="float">
            <text:p>0.18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1645" calcext:value-type="float">
            <text:p>91645</text:p>
          </table:table-cell>
          <table:table-cell table:formula="of:=SUM([.$B$1:.B307])" office:value-type="float" office:value="21888782" calcext:value-type="float">
            <text:p>21888782</text:p>
          </table:table-cell>
          <table:table-cell table:formula="of:=[.C307]/[.$D$1]" office:value-type="float" office:value="0.184401404871491" calcext:value-type="float">
            <text:p>0.18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6147" calcext:value-type="float">
            <text:p>96147</text:p>
          </table:table-cell>
          <table:table-cell table:formula="of:=SUM([.$B$1:.B308])" office:value-type="float" office:value="21984929" calcext:value-type="float">
            <text:p>21984929</text:p>
          </table:table-cell>
          <table:table-cell table:formula="of:=[.C308]/[.$D$1]" office:value-type="float" office:value="0.185211392465783" calcext:value-type="float">
            <text:p>0.18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1440" calcext:value-type="float">
            <text:p>101440</text:p>
          </table:table-cell>
          <table:table-cell table:formula="of:=SUM([.$B$1:.B309])" office:value-type="float" office:value="22086369" calcext:value-type="float">
            <text:p>22086369</text:p>
          </table:table-cell>
          <table:table-cell table:formula="of:=[.C309]/[.$D$1]" office:value-type="float" office:value="0.186065970784036" calcext:value-type="float">
            <text:p>0.18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4132" calcext:value-type="float">
            <text:p>104132</text:p>
          </table:table-cell>
          <table:table-cell table:formula="of:=SUM([.$B$1:.B310])" office:value-type="float" office:value="22190501" calcext:value-type="float">
            <text:p>22190501</text:p>
          </table:table-cell>
          <table:table-cell table:formula="of:=[.C310]/[.$D$1]" office:value-type="float" office:value="0.186943227777691" calcext:value-type="float">
            <text:p>0.18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9414" calcext:value-type="float">
            <text:p>109414</text:p>
          </table:table-cell>
          <table:table-cell table:formula="of:=SUM([.$B$1:.B311])" office:value-type="float" office:value="22299915" calcext:value-type="float">
            <text:p>22299915</text:p>
          </table:table-cell>
          <table:table-cell table:formula="of:=[.C311]/[.$D$1]" office:value-type="float" office:value="0.187864982826127" calcext:value-type="float">
            <text:p>0.18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10954" calcext:value-type="float">
            <text:p>110954</text:p>
          </table:table-cell>
          <table:table-cell table:formula="of:=SUM([.$B$1:.B312])" office:value-type="float" office:value="22410869" calcext:value-type="float">
            <text:p>22410869</text:p>
          </table:table-cell>
          <table:table-cell table:formula="of:=[.C312]/[.$D$1]" office:value-type="float" office:value="0.188799711559599" calcext:value-type="float">
            <text:p>0.18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16835" calcext:value-type="float">
            <text:p>116835</text:p>
          </table:table-cell>
          <table:table-cell table:formula="of:=SUM([.$B$1:.B313])" office:value-type="float" office:value="22527704" calcext:value-type="float">
            <text:p>22527704</text:p>
          </table:table-cell>
          <table:table-cell table:formula="of:=[.C313]/[.$D$1]" office:value-type="float" office:value="0.189783984605863" calcext:value-type="float">
            <text:p>0.19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24158" calcext:value-type="float">
            <text:p>124158</text:p>
          </table:table-cell>
          <table:table-cell table:formula="of:=SUM([.$B$1:.B314])" office:value-type="float" office:value="22651862" calcext:value-type="float">
            <text:p>22651862</text:p>
          </table:table-cell>
          <table:table-cell table:formula="of:=[.C314]/[.$D$1]" office:value-type="float" office:value="0.190829950051818" calcext:value-type="float">
            <text:p>0.19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21234" calcext:value-type="float">
            <text:p>121234</text:p>
          </table:table-cell>
          <table:table-cell table:formula="of:=SUM([.$B$1:.B315])" office:value-type="float" office:value="22773096" calcext:value-type="float">
            <text:p>22773096</text:p>
          </table:table-cell>
          <table:table-cell table:formula="of:=[.C315]/[.$D$1]" office:value-type="float" office:value="0.191851282345145" calcext:value-type="float">
            <text:p>0.19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22487" calcext:value-type="float">
            <text:p>122487</text:p>
          </table:table-cell>
          <table:table-cell table:formula="of:=SUM([.$B$1:.B316])" office:value-type="float" office:value="22895583" calcext:value-type="float">
            <text:p>22895583</text:p>
          </table:table-cell>
          <table:table-cell table:formula="of:=[.C316]/[.$D$1]" office:value-type="float" office:value="0.192883170500388" calcext:value-type="float">
            <text:p>0.19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5679" calcext:value-type="float">
            <text:p>115679</text:p>
          </table:table-cell>
          <table:table-cell table:formula="of:=SUM([.$B$1:.B317])" office:value-type="float" office:value="23011262" calcext:value-type="float">
            <text:p>23011262</text:p>
          </table:table-cell>
          <table:table-cell table:formula="of:=[.C317]/[.$D$1]" office:value-type="float" office:value="0.193857704858404" calcext:value-type="float">
            <text:p>0.19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2294" calcext:value-type="float">
            <text:p>112294</text:p>
          </table:table-cell>
          <table:table-cell table:formula="of:=SUM([.$B$1:.B318])" office:value-type="float" office:value="23123556" calcext:value-type="float">
            <text:p>23123556</text:p>
          </table:table-cell>
          <table:table-cell table:formula="of:=[.C318]/[.$D$1]" office:value-type="float" office:value="0.194803722382752" calcext:value-type="float">
            <text:p>0.19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4281" calcext:value-type="float">
            <text:p>114281</text:p>
          </table:table-cell>
          <table:table-cell table:formula="of:=SUM([.$B$1:.B319])" office:value-type="float" office:value="23237837" calcext:value-type="float">
            <text:p>23237837</text:p>
          </table:table-cell>
          <table:table-cell table:formula="of:=[.C319]/[.$D$1]" office:value-type="float" office:value="0.195766479330586" calcext:value-type="float">
            <text:p>0.19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18906" calcext:value-type="float">
            <text:p>118906</text:p>
          </table:table-cell>
          <table:table-cell table:formula="of:=SUM([.$B$1:.B320])" office:value-type="float" office:value="23356743" calcext:value-type="float">
            <text:p>23356743</text:p>
          </table:table-cell>
          <table:table-cell table:formula="of:=[.C320]/[.$D$1]" office:value-type="float" office:value="0.196768199455884" calcext:value-type="float">
            <text:p>0.19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9966" calcext:value-type="float">
            <text:p>109966</text:p>
          </table:table-cell>
          <table:table-cell table:formula="of:=SUM([.$B$1:.B321])" office:value-type="float" office:value="23466709" calcext:value-type="float">
            <text:p>23466709</text:p>
          </table:table-cell>
          <table:table-cell table:formula="of:=[.C321]/[.$D$1]" office:value-type="float" office:value="0.197694604812203" calcext:value-type="float">
            <text:p>0.19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95249" calcext:value-type="float">
            <text:p>95249</text:p>
          </table:table-cell>
          <table:table-cell table:formula="of:=SUM([.$B$1:.B322])" office:value-type="float" office:value="23561958" calcext:value-type="float">
            <text:p>23561958</text:p>
          </table:table-cell>
          <table:table-cell table:formula="of:=[.C322]/[.$D$1]" office:value-type="float" office:value="0.198497027231714" calcext:value-type="float">
            <text:p>0.19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91471" calcext:value-type="float">
            <text:p>91471</text:p>
          </table:table-cell>
          <table:table-cell table:formula="of:=SUM([.$B$1:.B323])" office:value-type="float" office:value="23653429" calcext:value-type="float">
            <text:p>23653429</text:p>
          </table:table-cell>
          <table:table-cell table:formula="of:=[.C323]/[.$D$1]" office:value-type="float" office:value="0.199267622000532" calcext:value-type="float">
            <text:p>0.19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99464" calcext:value-type="float">
            <text:p>99464</text:p>
          </table:table-cell>
          <table:table-cell table:formula="of:=SUM([.$B$1:.B324])" office:value-type="float" office:value="23752893" calcext:value-type="float">
            <text:p>23752893</text:p>
          </table:table-cell>
          <table:table-cell table:formula="of:=[.C324]/[.$D$1]" office:value-type="float" office:value="0.200105553564479" calcext:value-type="float">
            <text:p>0.20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9103" calcext:value-type="float">
            <text:p>109103</text:p>
          </table:table-cell>
          <table:table-cell table:formula="of:=SUM([.$B$1:.B325])" office:value-type="float" office:value="23861996" calcext:value-type="float">
            <text:p>23861996</text:p>
          </table:table-cell>
          <table:table-cell table:formula="of:=[.C325]/[.$D$1]" office:value-type="float" office:value="0.201024688602495" calcext:value-type="float">
            <text:p>0.20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28370" calcext:value-type="float">
            <text:p>128370</text:p>
          </table:table-cell>
          <table:table-cell table:formula="of:=SUM([.$B$1:.B326])" office:value-type="float" office:value="23990366" calcext:value-type="float">
            <text:p>23990366</text:p>
          </table:table-cell>
          <table:table-cell table:formula="of:=[.C326]/[.$D$1]" office:value-type="float" office:value="0.202106137919471" calcext:value-type="float">
            <text:p>0.20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9830" calcext:value-type="float">
            <text:p>149830</text:p>
          </table:table-cell>
          <table:table-cell table:formula="of:=SUM([.$B$1:.B327])" office:value-type="float" office:value="24140196" calcext:value-type="float">
            <text:p>24140196</text:p>
          </table:table-cell>
          <table:table-cell table:formula="of:=[.C327]/[.$D$1]" office:value-type="float" office:value="0.20336837637988" calcext:value-type="float">
            <text:p>0.20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67655" calcext:value-type="float">
            <text:p>167655</text:p>
          </table:table-cell>
          <table:table-cell table:formula="of:=SUM([.$B$1:.B328])" office:value-type="float" office:value="24307851" calcext:value-type="float">
            <text:p>24307851</text:p>
          </table:table-cell>
          <table:table-cell table:formula="of:=[.C328]/[.$D$1]" office:value-type="float" office:value="0.204780781032351" calcext:value-type="float">
            <text:p>0.20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65746" calcext:value-type="float">
            <text:p>165746</text:p>
          </table:table-cell>
          <table:table-cell table:formula="of:=SUM([.$B$1:.B329])" office:value-type="float" office:value="24473597" calcext:value-type="float">
            <text:p>24473597</text:p>
          </table:table-cell>
          <table:table-cell table:formula="of:=[.C329]/[.$D$1]" office:value-type="float" office:value="0.20617710337006" calcext:value-type="float">
            <text:p>0.20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63029" calcext:value-type="float">
            <text:p>163029</text:p>
          </table:table-cell>
          <table:table-cell table:formula="of:=SUM([.$B$1:.B330])" office:value-type="float" office:value="24636626" calcext:value-type="float">
            <text:p>24636626</text:p>
          </table:table-cell>
          <table:table-cell table:formula="of:=[.C330]/[.$D$1]" office:value-type="float" office:value="0.207550536420596" calcext:value-type="float">
            <text:p>0.20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60362" calcext:value-type="float">
            <text:p>160362</text:p>
          </table:table-cell>
          <table:table-cell table:formula="of:=SUM([.$B$1:.B331])" office:value-type="float" office:value="24796988" calcext:value-type="float">
            <text:p>24796988</text:p>
          </table:table-cell>
          <table:table-cell table:formula="of:=[.C331]/[.$D$1]" office:value-type="float" office:value="0.208901501407502" calcext:value-type="float">
            <text:p>0.20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55871" calcext:value-type="float">
            <text:p>155871</text:p>
          </table:table-cell>
          <table:table-cell table:formula="of:=SUM([.$B$1:.B332])" office:value-type="float" office:value="24952859" calcext:value-type="float">
            <text:p>24952859</text:p>
          </table:table-cell>
          <table:table-cell table:formula="of:=[.C332]/[.$D$1]" office:value-type="float" office:value="0.210214632096031" calcext:value-type="float">
            <text:p>0.21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57301" calcext:value-type="float">
            <text:p>157301</text:p>
          </table:table-cell>
          <table:table-cell table:formula="of:=SUM([.$B$1:.B333])" office:value-type="float" office:value="25110160" calcext:value-type="float">
            <text:p>25110160</text:p>
          </table:table-cell>
          <table:table-cell table:formula="of:=[.C333]/[.$D$1]" office:value-type="float" office:value="0.211539809777808" calcext:value-type="float">
            <text:p>0.21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63108" calcext:value-type="float">
            <text:p>163108</text:p>
          </table:table-cell>
          <table:table-cell table:formula="of:=SUM([.$B$1:.B334])" office:value-type="float" office:value="25273268" calcext:value-type="float">
            <text:p>25273268</text:p>
          </table:table-cell>
          <table:table-cell table:formula="of:=[.C334]/[.$D$1]" office:value-type="float" office:value="0.212913908361538" calcext:value-type="float">
            <text:p>0.21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58730" calcext:value-type="float">
            <text:p>158730</text:p>
          </table:table-cell>
          <table:table-cell table:formula="of:=SUM([.$B$1:.B335])" office:value-type="float" office:value="25431998" calcext:value-type="float">
            <text:p>25431998</text:p>
          </table:table-cell>
          <table:table-cell table:formula="of:=[.C335]/[.$D$1]" office:value-type="float" office:value="0.214251124612093" calcext:value-type="float">
            <text:p>0.21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2291" calcext:value-type="float">
            <text:p>142291</text:p>
          </table:table-cell>
          <table:table-cell table:formula="of:=SUM([.$B$1:.B336])" office:value-type="float" office:value="25574289" calcext:value-type="float">
            <text:p>25574289</text:p>
          </table:table-cell>
          <table:table-cell table:formula="of:=[.C336]/[.$D$1]" office:value-type="float" office:value="0.215449850987118" calcext:value-type="float">
            <text:p>0.21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30701" calcext:value-type="float">
            <text:p>130701</text:p>
          </table:table-cell>
          <table:table-cell table:formula="of:=SUM([.$B$1:.B337])" office:value-type="float" office:value="25704990" calcext:value-type="float">
            <text:p>25704990</text:p>
          </table:table-cell>
          <table:table-cell table:formula="of:=[.C337]/[.$D$1]" office:value-type="float" office:value="0.216550937745536" calcext:value-type="float">
            <text:p>0.21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22295" calcext:value-type="float">
            <text:p>122295</text:p>
          </table:table-cell>
          <table:table-cell table:formula="of:=SUM([.$B$1:.B338])" office:value-type="float" office:value="25827285" calcext:value-type="float">
            <text:p>25827285</text:p>
          </table:table-cell>
          <table:table-cell table:formula="of:=[.C338]/[.$D$1]" office:value-type="float" office:value="0.217581208402385" calcext:value-type="float">
            <text:p>0.21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24426" calcext:value-type="float">
            <text:p>124426</text:p>
          </table:table-cell>
          <table:table-cell table:formula="of:=SUM([.$B$1:.B339])" office:value-type="float" office:value="25951711" calcext:value-type="float">
            <text:p>25951711</text:p>
          </table:table-cell>
          <table:table-cell table:formula="of:=[.C339]/[.$D$1]" office:value-type="float" office:value="0.218629431606515" calcext:value-type="float">
            <text:p>0.21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38534" calcext:value-type="float">
            <text:p>138534</text:p>
          </table:table-cell>
          <table:table-cell table:formula="of:=SUM([.$B$1:.B340])" office:value-type="float" office:value="26090245" calcext:value-type="float">
            <text:p>26090245</text:p>
          </table:table-cell>
          <table:table-cell table:formula="of:=[.C340]/[.$D$1]" office:value-type="float" office:value="0.219796507244733" calcext:value-type="float">
            <text:p>0.22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6710" calcext:value-type="float">
            <text:p>146710</text:p>
          </table:table-cell>
          <table:table-cell table:formula="of:=SUM([.$B$1:.B341])" office:value-type="float" office:value="26236955" calcext:value-type="float">
            <text:p>26236955</text:p>
          </table:table-cell>
          <table:table-cell table:formula="of:=[.C341]/[.$D$1]" office:value-type="float" office:value="0.221032461356236" calcext:value-type="float">
            <text:p>0.22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1297" calcext:value-type="float">
            <text:p>141297</text:p>
          </table:table-cell>
          <table:table-cell table:formula="of:=SUM([.$B$1:.B342])" office:value-type="float" office:value="26378252" calcext:value-type="float">
            <text:p>26378252</text:p>
          </table:table-cell>
          <table:table-cell table:formula="of:=[.C342]/[.$D$1]" office:value-type="float" office:value="0.222222813807283" calcext:value-type="float">
            <text:p>0.22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34685" calcext:value-type="float">
            <text:p>134685</text:p>
          </table:table-cell>
          <table:table-cell table:formula="of:=SUM([.$B$1:.B343])" office:value-type="float" office:value="26512937" calcext:value-type="float">
            <text:p>26512937</text:p>
          </table:table-cell>
          <table:table-cell table:formula="of:=[.C343]/[.$D$1]" office:value-type="float" office:value="0.223357463657381" calcext:value-type="float">
            <text:p>0.22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30342" calcext:value-type="float">
            <text:p>130342</text:p>
          </table:table-cell>
          <table:table-cell table:formula="of:=SUM([.$B$1:.B344])" office:value-type="float" office:value="26643279" calcext:value-type="float">
            <text:p>26643279</text:p>
          </table:table-cell>
          <table:table-cell table:formula="of:=[.C344]/[.$D$1]" office:value-type="float" office:value="0.224455526030781" calcext:value-type="float">
            <text:p>0.22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24916" calcext:value-type="float">
            <text:p>124916</text:p>
          </table:table-cell>
          <table:table-cell table:formula="of:=SUM([.$B$1:.B345])" office:value-type="float" office:value="26768195" calcext:value-type="float">
            <text:p>26768195</text:p>
          </table:table-cell>
          <table:table-cell table:formula="of:=[.C345]/[.$D$1]" office:value-type="float" office:value="0.225507877225604" calcext:value-type="float">
            <text:p>0.22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27153" calcext:value-type="float">
            <text:p>127153</text:p>
          </table:table-cell>
          <table:table-cell table:formula="of:=SUM([.$B$1:.B346])" office:value-type="float" office:value="26895348" calcext:value-type="float">
            <text:p>26895348</text:p>
          </table:table-cell>
          <table:table-cell table:formula="of:=[.C346]/[.$D$1]" office:value-type="float" office:value="0.226579073961614" calcext:value-type="float">
            <text:p>0.22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32087" calcext:value-type="float">
            <text:p>132087</text:p>
          </table:table-cell>
          <table:table-cell table:formula="of:=SUM([.$B$1:.B347])" office:value-type="float" office:value="27027435" calcext:value-type="float">
            <text:p>27027435</text:p>
          </table:table-cell>
          <table:table-cell table:formula="of:=[.C347]/[.$D$1]" office:value-type="float" office:value="0.227691837036565" calcext:value-type="float">
            <text:p>0.22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29022" calcext:value-type="float">
            <text:p>129022</text:p>
          </table:table-cell>
          <table:table-cell table:formula="of:=SUM([.$B$1:.B348])" office:value-type="float" office:value="27156457" calcext:value-type="float">
            <text:p>27156457</text:p>
          </table:table-cell>
          <table:table-cell table:formula="of:=[.C348]/[.$D$1]" office:value-type="float" office:value="0.228778779108505" calcext:value-type="float">
            <text:p>0.22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24027" calcext:value-type="float">
            <text:p>124027</text:p>
          </table:table-cell>
          <table:table-cell table:formula="of:=SUM([.$B$1:.B349])" office:value-type="float" office:value="27280484" calcext:value-type="float">
            <text:p>27280484</text:p>
          </table:table-cell>
          <table:table-cell table:formula="of:=[.C349]/[.$D$1]" office:value-type="float" office:value="0.229823640948785" calcext:value-type="float">
            <text:p>0.23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15671" calcext:value-type="float">
            <text:p>115671</text:p>
          </table:table-cell>
          <table:table-cell table:formula="of:=SUM([.$B$1:.B350])" office:value-type="float" office:value="27396155" calcext:value-type="float">
            <text:p>27396155</text:p>
          </table:table-cell>
          <table:table-cell table:formula="of:=[.C350]/[.$D$1]" office:value-type="float" office:value="0.230798107911035" calcext:value-type="float">
            <text:p>0.23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2548" calcext:value-type="float">
            <text:p>102548</text:p>
          </table:table-cell>
          <table:table-cell table:formula="of:=SUM([.$B$1:.B351])" office:value-type="float" office:value="27498703" calcext:value-type="float">
            <text:p>27498703</text:p>
          </table:table-cell>
          <table:table-cell table:formula="of:=[.C351]/[.$D$1]" office:value-type="float" office:value="0.231662020542937" calcext:value-type="float">
            <text:p>0.23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92085" calcext:value-type="float">
            <text:p>92085</text:p>
          </table:table-cell>
          <table:table-cell table:formula="of:=SUM([.$B$1:.B352])" office:value-type="float" office:value="27590788" calcext:value-type="float">
            <text:p>27590788</text:p>
          </table:table-cell>
          <table:table-cell table:formula="of:=[.C352]/[.$D$1]" office:value-type="float" office:value="0.232437787936828" calcext:value-type="float">
            <text:p>0.23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88488" calcext:value-type="float">
            <text:p>88488</text:p>
          </table:table-cell>
          <table:table-cell table:formula="of:=SUM([.$B$1:.B353])" office:value-type="float" office:value="27679276" calcext:value-type="float">
            <text:p>27679276</text:p>
          </table:table-cell>
          <table:table-cell table:formula="of:=[.C353]/[.$D$1]" office:value-type="float" office:value="0.233183252509241" calcext:value-type="float">
            <text:p>0.23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87204" calcext:value-type="float">
            <text:p>87204</text:p>
          </table:table-cell>
          <table:table-cell table:formula="of:=SUM([.$B$1:.B354])" office:value-type="float" office:value="27766480" calcext:value-type="float">
            <text:p>27766480</text:p>
          </table:table-cell>
          <table:table-cell table:formula="of:=[.C354]/[.$D$1]" office:value-type="float" office:value="0.233917900061143" calcext:value-type="float">
            <text:p>0.23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84982" calcext:value-type="float">
            <text:p>84982</text:p>
          </table:table-cell>
          <table:table-cell table:formula="of:=SUM([.$B$1:.B355])" office:value-type="float" office:value="27851462" calcext:value-type="float">
            <text:p>27851462</text:p>
          </table:table-cell>
          <table:table-cell table:formula="of:=[.C355]/[.$D$1]" office:value-type="float" office:value="0.234633828438921" calcext:value-type="float">
            <text:p>0.23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88793" calcext:value-type="float">
            <text:p>88793</text:p>
          </table:table-cell>
          <table:table-cell table:formula="of:=SUM([.$B$1:.B356])" office:value-type="float" office:value="27940255" calcext:value-type="float">
            <text:p>27940255</text:p>
          </table:table-cell>
          <table:table-cell table:formula="of:=[.C356]/[.$D$1]" office:value-type="float" office:value="0.235381862474929" calcext:value-type="float">
            <text:p>0.23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93656" calcext:value-type="float">
            <text:p>93656</text:p>
          </table:table-cell>
          <table:table-cell table:formula="of:=SUM([.$B$1:.B357])" office:value-type="float" office:value="28033911" calcext:value-type="float">
            <text:p>28033911</text:p>
          </table:table-cell>
          <table:table-cell table:formula="of:=[.C357]/[.$D$1]" office:value-type="float" office:value="0.236170864712451" calcext:value-type="float">
            <text:p>0.23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1452" calcext:value-type="float">
            <text:p>101452</text:p>
          </table:table-cell>
          <table:table-cell table:formula="of:=SUM([.$B$1:.B358])" office:value-type="float" office:value="28135363" calcext:value-type="float">
            <text:p>28135363</text:p>
          </table:table-cell>
          <table:table-cell table:formula="of:=[.C358]/[.$D$1]" office:value-type="float" office:value="0.237025544124354" calcext:value-type="float">
            <text:p>0.23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8845" calcext:value-type="float">
            <text:p>108845</text:p>
          </table:table-cell>
          <table:table-cell table:formula="of:=SUM([.$B$1:.B359])" office:value-type="float" office:value="28244208" calcext:value-type="float">
            <text:p>28244208</text:p>
          </table:table-cell>
          <table:table-cell table:formula="of:=[.C359]/[.$D$1]" office:value-type="float" office:value="0.237942505648903" calcext:value-type="float">
            <text:p>0.23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11499" calcext:value-type="float">
            <text:p>111499</text:p>
          </table:table-cell>
          <table:table-cell table:formula="of:=SUM([.$B$1:.B360])" office:value-type="float" office:value="28355707" calcext:value-type="float">
            <text:p>28355707</text:p>
          </table:table-cell>
          <table:table-cell table:formula="of:=[.C360]/[.$D$1]" office:value-type="float" office:value="0.238881825718962" calcext:value-type="float">
            <text:p>0.23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11733" calcext:value-type="float">
            <text:p>111733</text:p>
          </table:table-cell>
          <table:table-cell table:formula="of:=SUM([.$B$1:.B361])" office:value-type="float" office:value="28467440" calcext:value-type="float">
            <text:p>28467440</text:p>
          </table:table-cell>
          <table:table-cell table:formula="of:=[.C361]/[.$D$1]" office:value-type="float" office:value="0.23982311711519" calcext:value-type="float">
            <text:p>0.24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19732" calcext:value-type="float">
            <text:p>119732</text:p>
          </table:table-cell>
          <table:table-cell table:formula="of:=SUM([.$B$1:.B362])" office:value-type="float" office:value="28587172" calcext:value-type="float">
            <text:p>28587172</text:p>
          </table:table-cell>
          <table:table-cell table:formula="of:=[.C362]/[.$D$1]" office:value-type="float" office:value="0.240831795853371" calcext:value-type="float">
            <text:p>0.24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32323" calcext:value-type="float">
            <text:p>132323</text:p>
          </table:table-cell>
          <table:table-cell table:formula="of:=SUM([.$B$1:.B363])" office:value-type="float" office:value="28719495" calcext:value-type="float">
            <text:p>28719495</text:p>
          </table:table-cell>
          <table:table-cell table:formula="of:=[.C363]/[.$D$1]" office:value-type="float" office:value="0.241946547103432" calcext:value-type="float">
            <text:p>0.24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7041" calcext:value-type="float">
            <text:p>147041</text:p>
          </table:table-cell>
          <table:table-cell table:formula="of:=SUM([.$B$1:.B364])" office:value-type="float" office:value="28866536" calcext:value-type="float">
            <text:p>28866536</text:p>
          </table:table-cell>
          <table:table-cell table:formula="of:=[.C364]/[.$D$1]" office:value-type="float" office:value="0.243185289714771" calcext:value-type="float">
            <text:p>0.24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3259" calcext:value-type="float">
            <text:p>143259</text:p>
          </table:table-cell>
          <table:table-cell table:formula="of:=SUM([.$B$1:.B365])" office:value-type="float" office:value="29009795" calcext:value-type="float">
            <text:p>29009795</text:p>
          </table:table-cell>
          <table:table-cell table:formula="of:=[.C365]/[.$D$1]" office:value-type="float" office:value="0.244392170977533" calcext:value-type="float">
            <text:p>0.24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0032" calcext:value-type="float">
            <text:p>140032</text:p>
          </table:table-cell>
          <table:table-cell table:formula="of:=SUM([.$B$1:.B366])" office:value-type="float" office:value="29149827" calcext:value-type="float">
            <text:p>29149827</text:p>
          </table:table-cell>
          <table:table-cell table:formula="of:=[.C366]/[.$D$1]" office:value-type="float" office:value="0.245571866473014" calcext:value-type="float">
            <text:p>0.24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1104" calcext:value-type="float">
            <text:p>141104</text:p>
          </table:table-cell>
          <table:table-cell table:formula="of:=SUM([.$B$1:.B367])" office:value-type="float" office:value="29290931" calcext:value-type="float">
            <text:p>29290931</text:p>
          </table:table-cell>
          <table:table-cell table:formula="of:=[.C367]/[.$D$1]" office:value-type="float" office:value="0.246760593001196" calcext:value-type="float">
            <text:p>0.24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27902" calcext:value-type="float">
            <text:p>127902</text:p>
          </table:table-cell>
          <table:table-cell table:formula="of:=SUM([.$B$1:.B368])" office:value-type="float" office:value="29418833" calcext:value-type="float">
            <text:p>29418833</text:p>
          </table:table-cell>
          <table:table-cell table:formula="of:=[.C368]/[.$D$1]" office:value-type="float" office:value="0.247838099665837" calcext:value-type="float">
            <text:p>0.24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20206" calcext:value-type="float">
            <text:p>120206</text:p>
          </table:table-cell>
          <table:table-cell table:formula="of:=SUM([.$B$1:.B369])" office:value-type="float" office:value="29539039" calcext:value-type="float">
            <text:p>29539039</text:p>
          </table:table-cell>
          <table:table-cell table:formula="of:=[.C369]/[.$D$1]" office:value-type="float" office:value="0.248850771603178" calcext:value-type="float">
            <text:p>0.24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11082" calcext:value-type="float">
            <text:p>111082</text:p>
          </table:table-cell>
          <table:table-cell table:formula="of:=SUM([.$B$1:.B370])" office:value-type="float" office:value="29650121" calcext:value-type="float">
            <text:p>29650121</text:p>
          </table:table-cell>
          <table:table-cell table:formula="of:=[.C370]/[.$D$1]" office:value-type="float" office:value="0.249786578668913" calcext:value-type="float">
            <text:p>0.25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9078" calcext:value-type="float">
            <text:p>109078</text:p>
          </table:table-cell>
          <table:table-cell table:formula="of:=SUM([.$B$1:.B371])" office:value-type="float" office:value="29759199" calcext:value-type="float">
            <text:p>29759199</text:p>
          </table:table-cell>
          <table:table-cell table:formula="of:=[.C371]/[.$D$1]" office:value-type="float" office:value="0.250705503095159" calcext:value-type="float">
            <text:p>0.25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08119" calcext:value-type="float">
            <text:p>108119</text:p>
          </table:table-cell>
          <table:table-cell table:formula="of:=SUM([.$B$1:.B372])" office:value-type="float" office:value="29867318" calcext:value-type="float">
            <text:p>29867318</text:p>
          </table:table-cell>
          <table:table-cell table:formula="of:=[.C372]/[.$D$1]" office:value-type="float" office:value="0.251616348453905" calcext:value-type="float">
            <text:p>0.25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08613" calcext:value-type="float">
            <text:p>108613</text:p>
          </table:table-cell>
          <table:table-cell table:formula="of:=SUM([.$B$1:.B373])" office:value-type="float" office:value="29975931" calcext:value-type="float">
            <text:p>29975931</text:p>
          </table:table-cell>
          <table:table-cell table:formula="of:=[.C373]/[.$D$1]" office:value-type="float" office:value="0.252531355501227" calcext:value-type="float">
            <text:p>0.25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12964" calcext:value-type="float">
            <text:p>112964</text:p>
          </table:table-cell>
          <table:table-cell table:formula="of:=SUM([.$B$1:.B374])" office:value-type="float" office:value="30088895" calcext:value-type="float">
            <text:p>30088895</text:p>
          </table:table-cell>
          <table:table-cell table:formula="of:=[.C374]/[.$D$1]" office:value-type="float" office:value="0.253483017421014" calcext:value-type="float">
            <text:p>0.25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10053" calcext:value-type="float">
            <text:p>110053</text:p>
          </table:table-cell>
          <table:table-cell table:formula="of:=SUM([.$B$1:.B375])" office:value-type="float" office:value="30198948" calcext:value-type="float">
            <text:p>30198948</text:p>
          </table:table-cell>
          <table:table-cell table:formula="of:=[.C375]/[.$D$1]" office:value-type="float" office:value="0.254410155706293" calcext:value-type="float">
            <text:p>0.25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13037" calcext:value-type="float">
            <text:p>113037</text:p>
          </table:table-cell>
          <table:table-cell table:formula="of:=SUM([.$B$1:.B376])" office:value-type="float" office:value="30311985" calcext:value-type="float">
            <text:p>30311985</text:p>
          </table:table-cell>
          <table:table-cell table:formula="of:=[.C376]/[.$D$1]" office:value-type="float" office:value="0.255362432612447" calcext:value-type="float">
            <text:p>0.25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14867" calcext:value-type="float">
            <text:p>114867</text:p>
          </table:table-cell>
          <table:table-cell table:formula="of:=SUM([.$B$1:.B377])" office:value-type="float" office:value="30426852" calcext:value-type="float">
            <text:p>30426852</text:p>
          </table:table-cell>
          <table:table-cell table:formula="of:=[.C377]/[.$D$1]" office:value-type="float" office:value="0.256330126300172" calcext:value-type="float">
            <text:p>0.25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12746" calcext:value-type="float">
            <text:p>112746</text:p>
          </table:table-cell>
          <table:table-cell table:formula="of:=SUM([.$B$1:.B378])" office:value-type="float" office:value="30539598" calcext:value-type="float">
            <text:p>30539598</text:p>
          </table:table-cell>
          <table:table-cell table:formula="of:=[.C378]/[.$D$1]" office:value-type="float" office:value="0.257279951685323" calcext:value-type="float">
            <text:p>0.25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8419" calcext:value-type="float">
            <text:p>108419</text:p>
          </table:table-cell>
          <table:table-cell table:formula="of:=SUM([.$B$1:.B379])" office:value-type="float" office:value="30648017" calcext:value-type="float">
            <text:p>30648017</text:p>
          </table:table-cell>
          <table:table-cell table:formula="of:=[.C379]/[.$D$1]" office:value-type="float" office:value="0.25819332438531" calcext:value-type="float">
            <text:p>0.25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03640" calcext:value-type="float">
            <text:p>103640</text:p>
          </table:table-cell>
          <table:table-cell table:formula="of:=SUM([.$B$1:.B380])" office:value-type="float" office:value="30751657" calcext:value-type="float">
            <text:p>30751657</text:p>
          </table:table-cell>
          <table:table-cell table:formula="of:=[.C380]/[.$D$1]" office:value-type="float" office:value="0.259066436539329" calcext:value-type="float">
            <text:p>0.25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5070" calcext:value-type="float">
            <text:p>105070</text:p>
          </table:table-cell>
          <table:table-cell table:formula="of:=SUM([.$B$1:.B381])" office:value-type="float" office:value="30856727" calcext:value-type="float">
            <text:p>30856727</text:p>
          </table:table-cell>
          <table:table-cell table:formula="of:=[.C381]/[.$D$1]" office:value-type="float" office:value="0.259951595686597" calcext:value-type="float">
            <text:p>0.26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12299" calcext:value-type="float">
            <text:p>112299</text:p>
          </table:table-cell>
          <table:table-cell table:formula="of:=SUM([.$B$1:.B382])" office:value-type="float" office:value="30969026" calcext:value-type="float">
            <text:p>30969026</text:p>
          </table:table-cell>
          <table:table-cell table:formula="of:=[.C382]/[.$D$1]" office:value-type="float" office:value="0.260897655333299" calcext:value-type="float">
            <text:p>0.26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20949" calcext:value-type="float">
            <text:p>120949</text:p>
          </table:table-cell>
          <table:table-cell table:formula="of:=SUM([.$B$1:.B383])" office:value-type="float" office:value="31089975" calcext:value-type="float">
            <text:p>31089975</text:p>
          </table:table-cell>
          <table:table-cell table:formula="of:=[.C383]/[.$D$1]" office:value-type="float" office:value="0.261916586652447" calcext:value-type="float">
            <text:p>0.26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28267" calcext:value-type="float">
            <text:p>128267</text:p>
          </table:table-cell>
          <table:table-cell table:formula="of:=SUM([.$B$1:.B384])" office:value-type="float" office:value="31218242" calcext:value-type="float">
            <text:p>31218242</text:p>
          </table:table-cell>
          <table:table-cell table:formula="of:=[.C384]/[.$D$1]" office:value-type="float" office:value="0.262997168248931" calcext:value-type="float">
            <text:p>0.26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38812" calcext:value-type="float">
            <text:p>138812</text:p>
          </table:table-cell>
          <table:table-cell table:formula="of:=SUM([.$B$1:.B385])" office:value-type="float" office:value="31357054" calcext:value-type="float">
            <text:p>31357054</text:p>
          </table:table-cell>
          <table:table-cell table:formula="of:=[.C385]/[.$D$1]" office:value-type="float" office:value="0.264166585890032" calcext:value-type="float">
            <text:p>0.26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7525" calcext:value-type="float">
            <text:p>147525</text:p>
          </table:table-cell>
          <table:table-cell table:formula="of:=SUM([.$B$1:.B386])" office:value-type="float" office:value="31504579" calcext:value-type="float">
            <text:p>31504579</text:p>
          </table:table-cell>
          <table:table-cell table:formula="of:=[.C386]/[.$D$1]" office:value-type="float" office:value="0.26540940594524" calcext:value-type="float">
            <text:p>0.26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52990" calcext:value-type="float">
            <text:p>152990</text:p>
          </table:table-cell>
          <table:table-cell table:formula="of:=SUM([.$B$1:.B387])" office:value-type="float" office:value="31657569" calcext:value-type="float">
            <text:p>31657569</text:p>
          </table:table-cell>
          <table:table-cell table:formula="of:=[.C387]/[.$D$1]" office:value-type="float" office:value="0.266698265733386" calcext:value-type="float">
            <text:p>0.26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58104" calcext:value-type="float">
            <text:p>158104</text:p>
          </table:table-cell>
          <table:table-cell table:formula="of:=SUM([.$B$1:.B388])" office:value-type="float" office:value="31815673" calcext:value-type="float">
            <text:p>31815673</text:p>
          </table:table-cell>
          <table:table-cell table:formula="of:=[.C388]/[.$D$1]" office:value-type="float" office:value="0.268030208265218" calcext:value-type="float">
            <text:p>0.26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65354" calcext:value-type="float">
            <text:p>165354</text:p>
          </table:table-cell>
          <table:table-cell table:formula="of:=SUM([.$B$1:.B389])" office:value-type="float" office:value="31981027" calcext:value-type="float">
            <text:p>31981027</text:p>
          </table:table-cell>
          <table:table-cell table:formula="of:=[.C389]/[.$D$1]" office:value-type="float" office:value="0.269423228210372" calcext:value-type="float">
            <text:p>0.26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68890" calcext:value-type="float">
            <text:p>168890</text:p>
          </table:table-cell>
          <table:table-cell table:formula="of:=SUM([.$B$1:.B390])" office:value-type="float" office:value="32149917" calcext:value-type="float">
            <text:p>32149917</text:p>
          </table:table-cell>
          <table:table-cell table:formula="of:=[.C390]/[.$D$1]" office:value-type="float" office:value="0.270846037084285" calcext:value-type="float">
            <text:p>0.27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62799" calcext:value-type="float">
            <text:p>162799</text:p>
          </table:table-cell>
          <table:table-cell table:formula="of:=SUM([.$B$1:.B391])" office:value-type="float" office:value="32312716" calcext:value-type="float">
            <text:p>32312716</text:p>
          </table:table-cell>
          <table:table-cell table:formula="of:=[.C391]/[.$D$1]" office:value-type="float" office:value="0.272217532506537" calcext:value-type="float">
            <text:p>0.27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60542" calcext:value-type="float">
            <text:p>160542</text:p>
          </table:table-cell>
          <table:table-cell table:formula="of:=SUM([.$B$1:.B392])" office:value-type="float" office:value="32473258" calcext:value-type="float">
            <text:p>32473258</text:p>
          </table:table-cell>
          <table:table-cell table:formula="of:=[.C392]/[.$D$1]" office:value-type="float" office:value="0.273570013898186" calcext:value-type="float">
            <text:p>0.27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64613" calcext:value-type="float">
            <text:p>164613</text:p>
          </table:table-cell>
          <table:table-cell table:formula="of:=SUM([.$B$1:.B393])" office:value-type="float" office:value="32637871" calcext:value-type="float">
            <text:p>32637871</text:p>
          </table:table-cell>
          <table:table-cell table:formula="of:=[.C393]/[.$D$1]" office:value-type="float" office:value="0.274956791310475" calcext:value-type="float">
            <text:p>0.27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56838" calcext:value-type="float">
            <text:p>156838</text:p>
          </table:table-cell>
          <table:table-cell table:formula="of:=SUM([.$B$1:.B394])" office:value-type="float" office:value="32794709" calcext:value-type="float">
            <text:p>32794709</text:p>
          </table:table-cell>
          <table:table-cell table:formula="of:=[.C394]/[.$D$1]" office:value-type="float" office:value="0.276278068462271" calcext:value-type="float">
            <text:p>0.27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51056" calcext:value-type="float">
            <text:p>151056</text:p>
          </table:table-cell>
          <table:table-cell table:formula="of:=SUM([.$B$1:.B395])" office:value-type="float" office:value="32945765" calcext:value-type="float">
            <text:p>32945765</text:p>
          </table:table-cell>
          <table:table-cell table:formula="of:=[.C395]/[.$D$1]" office:value-type="float" office:value="0.277550635323884" calcext:value-type="float">
            <text:p>0.27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51633" calcext:value-type="float">
            <text:p>151633</text:p>
          </table:table-cell>
          <table:table-cell table:formula="of:=SUM([.$B$1:.B396])" office:value-type="float" office:value="33097398" calcext:value-type="float">
            <text:p>33097398</text:p>
          </table:table-cell>
          <table:table-cell table:formula="of:=[.C396]/[.$D$1]" office:value-type="float" office:value="0.27882806310515" calcext:value-type="float">
            <text:p>0.27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56552" calcext:value-type="float">
            <text:p>156552</text:p>
          </table:table-cell>
          <table:table-cell table:formula="of:=SUM([.$B$1:.B397])" office:value-type="float" office:value="33253950" calcext:value-type="float">
            <text:p>33253950</text:p>
          </table:table-cell>
          <table:table-cell table:formula="of:=[.C397]/[.$D$1]" office:value-type="float" office:value="0.280146930858296" calcext:value-type="float">
            <text:p>0.28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65542" calcext:value-type="float">
            <text:p>165542</text:p>
          </table:table-cell>
          <table:table-cell table:formula="of:=SUM([.$B$1:.B398])" office:value-type="float" office:value="33419492" calcext:value-type="float">
            <text:p>33419492</text:p>
          </table:table-cell>
          <table:table-cell table:formula="of:=[.C398]/[.$D$1]" office:value-type="float" office:value="0.28154153460396" calcext:value-type="float">
            <text:p>0.28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71204" calcext:value-type="float">
            <text:p>171204</text:p>
          </table:table-cell>
          <table:table-cell table:formula="of:=SUM([.$B$1:.B399])" office:value-type="float" office:value="33590696" calcext:value-type="float">
            <text:p>33590696</text:p>
          </table:table-cell>
          <table:table-cell table:formula="of:=[.C399]/[.$D$1]" office:value-type="float" office:value="0.282983837703311" calcext:value-type="float">
            <text:p>0.28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72643" calcext:value-type="float">
            <text:p>172643</text:p>
          </table:table-cell>
          <table:table-cell table:formula="of:=SUM([.$B$1:.B400])" office:value-type="float" office:value="33763339" calcext:value-type="float">
            <text:p>33763339</text:p>
          </table:table-cell>
          <table:table-cell table:formula="of:=[.C400]/[.$D$1]" office:value-type="float" office:value="0.284438263616148" calcext:value-type="float">
            <text:p>0.28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0508" calcext:value-type="float">
            <text:p>190508</text:p>
          </table:table-cell>
          <table:table-cell table:formula="of:=SUM([.$B$1:.B401])" office:value-type="float" office:value="33953847" calcext:value-type="float">
            <text:p>33953847</text:p>
          </table:table-cell>
          <table:table-cell table:formula="of:=[.C401]/[.$D$1]" office:value-type="float" office:value="0.286043192699879" calcext:value-type="float">
            <text:p>0.28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26299" calcext:value-type="float">
            <text:p>226299</text:p>
          </table:table-cell>
          <table:table-cell table:formula="of:=SUM([.$B$1:.B402])" office:value-type="float" office:value="34180146" calcext:value-type="float">
            <text:p>34180146</text:p>
          </table:table-cell>
          <table:table-cell table:formula="of:=[.C402]/[.$D$1]" office:value-type="float" office:value="0.28794964201812" calcext:value-type="float">
            <text:p>0.28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32789" calcext:value-type="float">
            <text:p>232789</text:p>
          </table:table-cell>
          <table:table-cell table:formula="of:=SUM([.$B$1:.B403])" office:value-type="float" office:value="34412935" calcext:value-type="float">
            <text:p>34412935</text:p>
          </table:table-cell>
          <table:table-cell table:formula="of:=[.C403]/[.$D$1]" office:value-type="float" office:value="0.289910766151871" calcext:value-type="float">
            <text:p>0.29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10772" calcext:value-type="float">
            <text:p>210772</text:p>
          </table:table-cell>
          <table:table-cell table:formula="of:=SUM([.$B$1:.B404])" office:value-type="float" office:value="34623707" calcext:value-type="float">
            <text:p>34623707</text:p>
          </table:table-cell>
          <table:table-cell table:formula="of:=[.C404]/[.$D$1]" office:value-type="float" office:value="0.291686408711954" calcext:value-type="float">
            <text:p>0.29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99072" calcext:value-type="float">
            <text:p>199072</text:p>
          </table:table-cell>
          <table:table-cell table:formula="of:=SUM([.$B$1:.B405])" office:value-type="float" office:value="34822779" calcext:value-type="float">
            <text:p>34822779</text:p>
          </table:table-cell>
          <table:table-cell table:formula="of:=[.C405]/[.$D$1]" office:value-type="float" office:value="0.293363484963642" calcext:value-type="float">
            <text:p>0.29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95331" calcext:value-type="float">
            <text:p>195331</text:p>
          </table:table-cell>
          <table:table-cell table:formula="of:=SUM([.$B$1:.B406])" office:value-type="float" office:value="35018110" calcext:value-type="float">
            <text:p>35018110</text:p>
          </table:table-cell>
          <table:table-cell table:formula="of:=[.C406]/[.$D$1]" office:value-type="float" office:value="0.295009045270056" calcext:value-type="float">
            <text:p>0.29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89184" calcext:value-type="float">
            <text:p>189184</text:p>
          </table:table-cell>
          <table:table-cell table:formula="of:=SUM([.$B$1:.B407])" office:value-type="float" office:value="35207294" calcext:value-type="float">
            <text:p>35207294</text:p>
          </table:table-cell>
          <table:table-cell table:formula="of:=[.C407]/[.$D$1]" office:value-type="float" office:value="0.296602820354445" calcext:value-type="float">
            <text:p>0.29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83981" calcext:value-type="float">
            <text:p>183981</text:p>
          </table:table-cell>
          <table:table-cell table:formula="of:=SUM([.$B$1:.B408])" office:value-type="float" office:value="35391275" calcext:value-type="float">
            <text:p>35391275</text:p>
          </table:table-cell>
          <table:table-cell table:formula="of:=[.C408]/[.$D$1]" office:value-type="float" office:value="0.298152762917245" calcext:value-type="float">
            <text:p>0.29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92189" calcext:value-type="float">
            <text:p>192189</text:p>
          </table:table-cell>
          <table:table-cell table:formula="of:=SUM([.$B$1:.B409])" office:value-type="float" office:value="35583464" calcext:value-type="float">
            <text:p>35583464</text:p>
          </table:table-cell>
          <table:table-cell table:formula="of:=[.C409]/[.$D$1]" office:value-type="float" office:value="0.299771853536397" calcext:value-type="float">
            <text:p>0.30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94813" calcext:value-type="float">
            <text:p>194813</text:p>
          </table:table-cell>
          <table:table-cell table:formula="of:=SUM([.$B$1:.B410])" office:value-type="float" office:value="35778277" calcext:value-type="float">
            <text:p>35778277</text:p>
          </table:table-cell>
          <table:table-cell table:formula="of:=[.C410]/[.$D$1]" office:value-type="float" office:value="0.301413049966935" calcext:value-type="float">
            <text:p>0.30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90015" calcext:value-type="float">
            <text:p>190015</text:p>
          </table:table-cell>
          <table:table-cell table:formula="of:=SUM([.$B$1:.B411])" office:value-type="float" office:value="35968292" calcext:value-type="float">
            <text:p>35968292</text:p>
          </table:table-cell>
          <table:table-cell table:formula="of:=[.C411]/[.$D$1]" office:value-type="float" office:value="0.30301382578656" calcext:value-type="float">
            <text:p>0.30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86488" calcext:value-type="float">
            <text:p>186488</text:p>
          </table:table-cell>
          <table:table-cell table:formula="of:=SUM([.$B$1:.B412])" office:value-type="float" office:value="36154780" calcext:value-type="float">
            <text:p>36154780</text:p>
          </table:table-cell>
          <table:table-cell table:formula="of:=[.C412]/[.$D$1]" office:value-type="float" office:value="0.304584888497664" calcext:value-type="float">
            <text:p>0.30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91616" calcext:value-type="float">
            <text:p>191616</text:p>
          </table:table-cell>
          <table:table-cell table:formula="of:=SUM([.$B$1:.B413])" office:value-type="float" office:value="36346396" calcext:value-type="float">
            <text:p>36346396</text:p>
          </table:table-cell>
          <table:table-cell table:formula="of:=[.C413]/[.$D$1]" office:value-type="float" office:value="0.306199151895045" calcext:value-type="float">
            <text:p>0.30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02740" calcext:value-type="float">
            <text:p>202740</text:p>
          </table:table-cell>
          <table:table-cell table:formula="of:=SUM([.$B$1:.B414])" office:value-type="float" office:value="36549136" calcext:value-type="float">
            <text:p>36549136</text:p>
          </table:table-cell>
          <table:table-cell table:formula="of:=[.C414]/[.$D$1]" office:value-type="float" office:value="0.307907129105638" calcext:value-type="float">
            <text:p>0.30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09195" calcext:value-type="float">
            <text:p>209195</text:p>
          </table:table-cell>
          <table:table-cell table:formula="of:=SUM([.$B$1:.B415])" office:value-type="float" office:value="36758331" calcext:value-type="float">
            <text:p>36758331</text:p>
          </table:table-cell>
          <table:table-cell table:formula="of:=[.C415]/[.$D$1]" office:value-type="float" office:value="0.309669486275265" calcext:value-type="float">
            <text:p>0.31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03090" calcext:value-type="float">
            <text:p>203090</text:p>
          </table:table-cell>
          <table:table-cell table:formula="of:=SUM([.$B$1:.B416])" office:value-type="float" office:value="36961421" calcext:value-type="float">
            <text:p>36961421</text:p>
          </table:table-cell>
          <table:table-cell table:formula="of:=[.C416]/[.$D$1]" office:value-type="float" office:value="0.311380412050639" calcext:value-type="float">
            <text:p>0.31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85717" calcext:value-type="float">
            <text:p>185717</text:p>
          </table:table-cell>
          <table:table-cell table:formula="of:=SUM([.$B$1:.B417])" office:value-type="float" office:value="37147138" calcext:value-type="float">
            <text:p>37147138</text:p>
          </table:table-cell>
          <table:table-cell table:formula="of:=[.C417]/[.$D$1]" office:value-type="float" office:value="0.312944979494754" calcext:value-type="float">
            <text:p>0.31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81795" calcext:value-type="float">
            <text:p>181795</text:p>
          </table:table-cell>
          <table:table-cell table:formula="of:=SUM([.$B$1:.B418])" office:value-type="float" office:value="37328933" calcext:value-type="float">
            <text:p>37328933</text:p>
          </table:table-cell>
          <table:table-cell table:formula="of:=[.C418]/[.$D$1]" office:value-type="float" office:value="0.314476506164379" calcext:value-type="float">
            <text:p>0.31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82255" calcext:value-type="float">
            <text:p>182255</text:p>
          </table:table-cell>
          <table:table-cell table:formula="of:=SUM([.$B$1:.B419])" office:value-type="float" office:value="37511188" calcext:value-type="float">
            <text:p>37511188</text:p>
          </table:table-cell>
          <table:table-cell table:formula="of:=[.C419]/[.$D$1]" office:value-type="float" office:value="0.316011908090574" calcext:value-type="float">
            <text:p>0.31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82894" calcext:value-type="float">
            <text:p>182894</text:p>
          </table:table-cell>
          <table:table-cell table:formula="of:=SUM([.$B$1:.B420])" office:value-type="float" office:value="37694082" calcext:value-type="float">
            <text:p>37694082</text:p>
          </table:table-cell>
          <table:table-cell table:formula="of:=[.C420]/[.$D$1]" office:value-type="float" office:value="0.317552693253611" calcext:value-type="float">
            <text:p>0.31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84004" calcext:value-type="float">
            <text:p>184004</text:p>
          </table:table-cell>
          <table:table-cell table:formula="of:=SUM([.$B$1:.B421])" office:value-type="float" office:value="37878086" calcext:value-type="float">
            <text:p>37878086</text:p>
          </table:table-cell>
          <table:table-cell table:formula="of:=[.C421]/[.$D$1]" office:value-type="float" office:value="0.31910282957924" calcext:value-type="float">
            <text:p>0.31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86294" calcext:value-type="float">
            <text:p>186294</text:p>
          </table:table-cell>
          <table:table-cell table:formula="of:=SUM([.$B$1:.B422])" office:value-type="float" office:value="38064380" calcext:value-type="float">
            <text:p>38064380</text:p>
          </table:table-cell>
          <table:table-cell table:formula="of:=[.C422]/[.$D$1]" office:value-type="float" office:value="0.320672257943008" calcext:value-type="float">
            <text:p>0.32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89879" calcext:value-type="float">
            <text:p>189879</text:p>
          </table:table-cell>
          <table:table-cell table:formula="of:=SUM([.$B$1:.B423])" office:value-type="float" office:value="38254259" calcext:value-type="float">
            <text:p>38254259</text:p>
          </table:table-cell>
          <table:table-cell table:formula="of:=[.C423]/[.$D$1]" office:value-type="float" office:value="0.322271888034604" calcext:value-type="float">
            <text:p>0.32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93711" calcext:value-type="float">
            <text:p>193711</text:p>
          </table:table-cell>
          <table:table-cell table:formula="of:=SUM([.$B$1:.B424])" office:value-type="float" office:value="38447970" calcext:value-type="float">
            <text:p>38447970</text:p>
          </table:table-cell>
          <table:table-cell table:formula="of:=[.C424]/[.$D$1]" office:value-type="float" office:value="0.323903800698318" calcext:value-type="float">
            <text:p>0.32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93835" calcext:value-type="float">
            <text:p>193835</text:p>
          </table:table-cell>
          <table:table-cell table:formula="of:=SUM([.$B$1:.B425])" office:value-type="float" office:value="38641805" calcext:value-type="float">
            <text:p>38641805</text:p>
          </table:table-cell>
          <table:table-cell table:formula="of:=[.C425]/[.$D$1]" office:value-type="float" office:value="0.325536757996411" calcext:value-type="float">
            <text:p>0.32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91055" calcext:value-type="float">
            <text:p>191055</text:p>
          </table:table-cell>
          <table:table-cell table:formula="of:=SUM([.$B$1:.B426])" office:value-type="float" office:value="38832860" calcext:value-type="float">
            <text:p>38832860</text:p>
          </table:table-cell>
          <table:table-cell table:formula="of:=[.C426]/[.$D$1]" office:value-type="float" office:value="0.327146295265671" calcext:value-type="float">
            <text:p>0.32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86107" calcext:value-type="float">
            <text:p>186107</text:p>
          </table:table-cell>
          <table:table-cell table:formula="of:=SUM([.$B$1:.B427])" office:value-type="float" office:value="39018967" calcext:value-type="float">
            <text:p>39018967</text:p>
          </table:table-cell>
          <table:table-cell table:formula="of:=[.C427]/[.$D$1]" office:value-type="float" office:value="0.328714148253399" calcext:value-type="float">
            <text:p>0.32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88258" calcext:value-type="float">
            <text:p>188258</text:p>
          </table:table-cell>
          <table:table-cell table:formula="of:=SUM([.$B$1:.B428])" office:value-type="float" office:value="39207225" calcext:value-type="float">
            <text:p>39207225</text:p>
          </table:table-cell>
          <table:table-cell table:formula="of:=[.C428]/[.$D$1]" office:value-type="float" office:value="0.330300122277824" calcext:value-type="float">
            <text:p>0.33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01292" calcext:value-type="float">
            <text:p>201292</text:p>
          </table:table-cell>
          <table:table-cell table:formula="of:=SUM([.$B$1:.B429])" office:value-type="float" office:value="39408517" calcext:value-type="float">
            <text:p>39408517</text:p>
          </table:table-cell>
          <table:table-cell table:formula="of:=[.C429]/[.$D$1]" office:value-type="float" office:value="0.331995900854695" calcext:value-type="float">
            <text:p>0.33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03243" calcext:value-type="float">
            <text:p>203243</text:p>
          </table:table-cell>
          <table:table-cell table:formula="of:=SUM([.$B$1:.B430])" office:value-type="float" office:value="39611760" calcext:value-type="float">
            <text:p>39611760</text:p>
          </table:table-cell>
          <table:table-cell table:formula="of:=[.C430]/[.$D$1]" office:value-type="float" office:value="0.333708115574102" calcext:value-type="float">
            <text:p>0.33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00760" calcext:value-type="float">
            <text:p>200760</text:p>
          </table:table-cell>
          <table:table-cell table:formula="of:=SUM([.$B$1:.B431])" office:value-type="float" office:value="39812520" calcext:value-type="float">
            <text:p>39812520</text:p>
          </table:table-cell>
          <table:table-cell table:formula="of:=[.C431]/[.$D$1]" office:value-type="float" office:value="0.335399412332505" calcext:value-type="float">
            <text:p>0.33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01025" calcext:value-type="float">
            <text:p>201025</text:p>
          </table:table-cell>
          <table:table-cell table:formula="of:=SUM([.$B$1:.B432])" office:value-type="float" office:value="40013545" calcext:value-type="float">
            <text:p>40013545</text:p>
          </table:table-cell>
          <table:table-cell table:formula="of:=[.C432]/[.$D$1]" office:value-type="float" office:value="0.337092941575672" calcext:value-type="float">
            <text:p>0.33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08653" calcext:value-type="float">
            <text:p>208653</text:p>
          </table:table-cell>
          <table:table-cell table:formula="of:=SUM([.$B$1:.B433])" office:value-type="float" office:value="40222198" calcext:value-type="float">
            <text:p>40222198</text:p>
          </table:table-cell>
          <table:table-cell table:formula="of:=[.C433]/[.$D$1]" office:value-type="float" office:value="0.338850732682123" calcext:value-type="float">
            <text:p>0.33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23695" calcext:value-type="float">
            <text:p>223695</text:p>
          </table:table-cell>
          <table:table-cell table:formula="of:=SUM([.$B$1:.B434])" office:value-type="float" office:value="40445893" calcext:value-type="float">
            <text:p>40445893</text:p>
          </table:table-cell>
          <table:table-cell table:formula="of:=[.C434]/[.$D$1]" office:value-type="float" office:value="0.340735244678392" calcext:value-type="float">
            <text:p>0.34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31916" calcext:value-type="float">
            <text:p>231916</text:p>
          </table:table-cell>
          <table:table-cell table:formula="of:=SUM([.$B$1:.B435])" office:value-type="float" office:value="40677809" calcext:value-type="float">
            <text:p>40677809</text:p>
          </table:table-cell>
          <table:table-cell table:formula="of:=[.C435]/[.$D$1]" office:value-type="float" office:value="0.342689014249133" calcext:value-type="float">
            <text:p>0.34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47824" calcext:value-type="float">
            <text:p>247824</text:p>
          </table:table-cell>
          <table:table-cell table:formula="of:=SUM([.$B$1:.B436])" office:value-type="float" office:value="40925633" calcext:value-type="float">
            <text:p>40925633</text:p>
          </table:table-cell>
          <table:table-cell table:formula="of:=[.C436]/[.$D$1]" office:value-type="float" office:value="0.344776800301407" calcext:value-type="float">
            <text:p>0.34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55055" calcext:value-type="float">
            <text:p>255055</text:p>
          </table:table-cell>
          <table:table-cell table:formula="of:=SUM([.$B$1:.B437])" office:value-type="float" office:value="41180688" calcext:value-type="float">
            <text:p>41180688</text:p>
          </table:table-cell>
          <table:table-cell table:formula="of:=[.C437]/[.$D$1]" office:value-type="float" office:value="0.346925503702058" calcext:value-type="float">
            <text:p>0.34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62028" calcext:value-type="float">
            <text:p>262028</text:p>
          </table:table-cell>
          <table:table-cell table:formula="of:=SUM([.$B$1:.B438])" office:value-type="float" office:value="41442716" calcext:value-type="float">
            <text:p>41442716</text:p>
          </table:table-cell>
          <table:table-cell table:formula="of:=[.C438]/[.$D$1]" office:value-type="float" office:value="0.349132950937617" calcext:value-type="float">
            <text:p>0.34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67947" calcext:value-type="float">
            <text:p>267947</text:p>
          </table:table-cell>
          <table:table-cell table:formula="of:=SUM([.$B$1:.B439])" office:value-type="float" office:value="41710663" calcext:value-type="float">
            <text:p>41710663</text:p>
          </table:table-cell>
          <table:table-cell table:formula="of:=[.C439]/[.$D$1]" office:value-type="float" office:value="0.35139026261586" calcext:value-type="float">
            <text:p>0.35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66412" calcext:value-type="float">
            <text:p>266412</text:p>
          </table:table-cell>
          <table:table-cell table:formula="of:=SUM([.$B$1:.B440])" office:value-type="float" office:value="41977075" calcext:value-type="float">
            <text:p>41977075</text:p>
          </table:table-cell>
          <table:table-cell table:formula="of:=[.C440]/[.$D$1]" office:value-type="float" office:value="0.35363464273142" calcext:value-type="float">
            <text:p>0.35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50338" calcext:value-type="float">
            <text:p>250338</text:p>
          </table:table-cell>
          <table:table-cell table:formula="of:=SUM([.$B$1:.B441])" office:value-type="float" office:value="42227413" calcext:value-type="float">
            <text:p>42227413</text:p>
          </table:table-cell>
          <table:table-cell table:formula="of:=[.C441]/[.$D$1]" office:value-type="float" office:value="0.355743607903293" calcext:value-type="float">
            <text:p>0.35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44590" calcext:value-type="float">
            <text:p>244590</text:p>
          </table:table-cell>
          <table:table-cell table:formula="of:=SUM([.$B$1:.B442])" office:value-type="float" office:value="42472003" calcext:value-type="float">
            <text:p>42472003</text:p>
          </table:table-cell>
          <table:table-cell table:formula="of:=[.C442]/[.$D$1]" office:value-type="float" office:value="0.35780414921699" calcext:value-type="float">
            <text:p>0.35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48688" calcext:value-type="float">
            <text:p>248688</text:p>
          </table:table-cell>
          <table:table-cell table:formula="of:=SUM([.$B$1:.B443])" office:value-type="float" office:value="42720691" calcext:value-type="float">
            <text:p>42720691</text:p>
          </table:table-cell>
          <table:table-cell table:formula="of:=[.C443]/[.$D$1]" office:value-type="float" office:value="0.359899214012038" calcext:value-type="float">
            <text:p>0.36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44632" calcext:value-type="float">
            <text:p>244632</text:p>
          </table:table-cell>
          <table:table-cell table:formula="of:=SUM([.$B$1:.B444])" office:value-type="float" office:value="42965323" calcext:value-type="float">
            <text:p>42965323</text:p>
          </table:table-cell>
          <table:table-cell table:formula="of:=[.C444]/[.$D$1]" office:value-type="float" office:value="0.361960109153509" calcext:value-type="float">
            <text:p>0.36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53725" calcext:value-type="float">
            <text:p>253725</text:p>
          </table:table-cell>
          <table:table-cell table:formula="of:=SUM([.$B$1:.B445])" office:value-type="float" office:value="43219048" calcext:value-type="float">
            <text:p>43219048</text:p>
          </table:table-cell>
          <table:table-cell table:formula="of:=[.C445]/[.$D$1]" office:value-type="float" office:value="0.364097608007992" calcext:value-type="float">
            <text:p>0.36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70000" calcext:value-type="float">
            <text:p>270000</text:p>
          </table:table-cell>
          <table:table-cell table:formula="of:=SUM([.$B$1:.B446])" office:value-type="float" office:value="43489048" calcext:value-type="float">
            <text:p>43489048</text:p>
          </table:table-cell>
          <table:table-cell table:formula="of:=[.C446]/[.$D$1]" office:value-type="float" office:value="0.366372215124793" calcext:value-type="float">
            <text:p>0.36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87395" calcext:value-type="float">
            <text:p>287395</text:p>
          </table:table-cell>
          <table:table-cell table:formula="of:=SUM([.$B$1:.B447])" office:value-type="float" office:value="43776443" calcext:value-type="float">
            <text:p>43776443</text:p>
          </table:table-cell>
          <table:table-cell table:formula="of:=[.C447]/[.$D$1]" office:value-type="float" office:value="0.368793365911211" calcext:value-type="float">
            <text:p>0.36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99789" calcext:value-type="float">
            <text:p>299789</text:p>
          </table:table-cell>
          <table:table-cell table:formula="of:=SUM([.$B$1:.B448])" office:value-type="float" office:value="44076232" calcext:value-type="float">
            <text:p>44076232</text:p>
          </table:table-cell>
          <table:table-cell table:formula="of:=[.C448]/[.$D$1]" office:value-type="float" office:value="0.371318929588762" calcext:value-type="float">
            <text:p>0.37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94678" calcext:value-type="float">
            <text:p>294678</text:p>
          </table:table-cell>
          <table:table-cell table:formula="of:=SUM([.$B$1:.B449])" office:value-type="float" office:value="44370910" calcext:value-type="float">
            <text:p>44370910</text:p>
          </table:table-cell>
          <table:table-cell table:formula="of:=[.C449]/[.$D$1]" office:value-type="float" office:value="0.373801435796038" calcext:value-type="float">
            <text:p>0.37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16392" calcext:value-type="float">
            <text:p>316392</text:p>
          </table:table-cell>
          <table:table-cell table:formula="of:=SUM([.$B$1:.B450])" office:value-type="float" office:value="44687302" calcext:value-type="float">
            <text:p>44687302</text:p>
          </table:table-cell>
          <table:table-cell table:formula="of:=[.C450]/[.$D$1]" office:value-type="float" office:value="0.37646687096233" calcext:value-type="float">
            <text:p>0.37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46474" calcext:value-type="float">
            <text:p>346474</text:p>
          </table:table-cell>
          <table:table-cell table:formula="of:=SUM([.$B$1:.B451])" office:value-type="float" office:value="45033776" calcext:value-type="float">
            <text:p>45033776</text:p>
          </table:table-cell>
          <table:table-cell table:formula="of:=[.C451]/[.$D$1]" office:value-type="float" office:value="0.379385731059317" calcext:value-type="float">
            <text:p>0.37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46184" calcext:value-type="float">
            <text:p>346184</text:p>
          </table:table-cell>
          <table:table-cell table:formula="of:=SUM([.$B$1:.B452])" office:value-type="float" office:value="45379960" calcext:value-type="float">
            <text:p>45379960</text:p>
          </table:table-cell>
          <table:table-cell table:formula="of:=[.C452]/[.$D$1]" office:value-type="float" office:value="0.382302148059771" calcext:value-type="float">
            <text:p>0.38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45532" calcext:value-type="float">
            <text:p>345532</text:p>
          </table:table-cell>
          <table:table-cell table:formula="of:=SUM([.$B$1:.B453])" office:value-type="float" office:value="45725492" calcext:value-type="float">
            <text:p>45725492</text:p>
          </table:table-cell>
          <table:table-cell table:formula="of:=[.C453]/[.$D$1]" office:value-type="float" office:value="0.385213072305262" calcext:value-type="float">
            <text:p>0.38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43675" calcext:value-type="float">
            <text:p>343675</text:p>
          </table:table-cell>
          <table:table-cell table:formula="of:=SUM([.$B$1:.B454])" office:value-type="float" office:value="46069167" calcext:value-type="float">
            <text:p>46069167</text:p>
          </table:table-cell>
          <table:table-cell table:formula="of:=[.C454]/[.$D$1]" office:value-type="float" office:value="0.388108352308471" calcext:value-type="float">
            <text:p>0.38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27937" calcext:value-type="float">
            <text:p>327937</text:p>
          </table:table-cell>
          <table:table-cell table:formula="of:=SUM([.$B$1:.B455])" office:value-type="float" office:value="46397104" calcext:value-type="float">
            <text:p>46397104</text:p>
          </table:table-cell>
          <table:table-cell table:formula="of:=[.C455]/[.$D$1]" office:value-type="float" office:value="0.390871047990183" calcext:value-type="float">
            <text:p>0.39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72295" calcext:value-type="float">
            <text:p>372295</text:p>
          </table:table-cell>
          <table:table-cell table:formula="of:=SUM([.$B$1:.B456])" office:value-type="float" office:value="46769399" calcext:value-type="float">
            <text:p>46769399</text:p>
          </table:table-cell>
          <table:table-cell table:formula="of:=[.C456]/[.$D$1]" office:value-type="float" office:value="0.394007436347773" calcext:value-type="float">
            <text:p>0.39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37841" calcext:value-type="float">
            <text:p>437841</text:p>
          </table:table-cell>
          <table:table-cell table:formula="of:=SUM([.$B$1:.B457])" office:value-type="float" office:value="47207240" calcext:value-type="float">
            <text:p>47207240</text:p>
          </table:table-cell>
          <table:table-cell table:formula="of:=[.C457]/[.$D$1]" office:value-type="float" office:value="0.397696015068615" calcext:value-type="float">
            <text:p>0.39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88496" calcext:value-type="float">
            <text:p>488496</text:p>
          </table:table-cell>
          <table:table-cell table:formula="of:=SUM([.$B$1:.B458])" office:value-type="float" office:value="47695736" calcext:value-type="float">
            <text:p>47695736</text:p>
          </table:table-cell>
          <table:table-cell table:formula="of:=[.C458]/[.$D$1]" office:value-type="float" office:value="0.401811335357981" calcext:value-type="float">
            <text:p>0.40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18961" calcext:value-type="float">
            <text:p>618961</text:p>
          </table:table-cell>
          <table:table-cell table:formula="of:=SUM([.$B$1:.B459])" office:value-type="float" office:value="48314697" calcext:value-type="float">
            <text:p>48314697</text:p>
          </table:table-cell>
          <table:table-cell table:formula="of:=[.C459]/[.$D$1]" office:value-type="float" office:value="0.407025754230656" calcext:value-type="float">
            <text:p>0.40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06040" calcext:value-type="float">
            <text:p>706040</text:p>
          </table:table-cell>
          <table:table-cell table:formula="of:=SUM([.$B$1:.B460])" office:value-type="float" office:value="49020737" calcext:value-type="float">
            <text:p>49020737</text:p>
          </table:table-cell>
          <table:table-cell table:formula="of:=[.C460]/[.$D$1]" office:value-type="float" office:value="0.412973767596382" calcext:value-type="float">
            <text:p>0.41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54740" calcext:value-type="float">
            <text:p>754740</text:p>
          </table:table-cell>
          <table:table-cell table:formula="of:=SUM([.$B$1:.B461])" office:value-type="float" office:value="49775477" calcext:value-type="float">
            <text:p>49775477</text:p>
          </table:table-cell>
          <table:table-cell table:formula="of:=[.C461]/[.$D$1]" office:value-type="float" office:value="0.419332052690212" calcext:value-type="float">
            <text:p>0.41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821761" calcext:value-type="float">
            <text:p>821761</text:p>
          </table:table-cell>
          <table:table-cell table:formula="of:=SUM([.$B$1:.B462])" office:value-type="float" office:value="50597238" calcext:value-type="float">
            <text:p>50597238</text:p>
          </table:table-cell>
          <table:table-cell table:formula="of:=[.C462]/[.$D$1]" office:value-type="float" office:value="0.426254954241729" calcext:value-type="float">
            <text:p>0.42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134170" calcext:value-type="float">
            <text:p>1134170</text:p>
          </table:table-cell>
          <table:table-cell table:formula="of:=SUM([.$B$1:.B463])" office:value-type="float" office:value="51731408" calcext:value-type="float">
            <text:p>51731408</text:p>
          </table:table-cell>
          <table:table-cell table:formula="of:=[.C463]/[.$D$1]" office:value-type="float" office:value="0.435809736292329" calcext:value-type="float">
            <text:p>0.43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846191" calcext:value-type="float">
            <text:p>846191</text:p>
          </table:table-cell>
          <table:table-cell table:formula="of:=SUM([.$B$1:.B464])" office:value-type="float" office:value="52577599" calcext:value-type="float">
            <text:p>52577599</text:p>
          </table:table-cell>
          <table:table-cell table:formula="of:=[.C464]/[.$D$1]" office:value-type="float" office:value="0.442938447665561" calcext:value-type="float">
            <text:p>0.44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84631" calcext:value-type="float">
            <text:p>684631</text:p>
          </table:table-cell>
          <table:table-cell table:formula="of:=SUM([.$B$1:.B465])" office:value-type="float" office:value="53262230" calcext:value-type="float">
            <text:p>53262230</text:p>
          </table:table-cell>
          <table:table-cell table:formula="of:=[.C465]/[.$D$1]" office:value-type="float" office:value="0.448706101535867" calcext:value-type="float">
            <text:p>0.44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54298" calcext:value-type="float">
            <text:p>654298</text:p>
          </table:table-cell>
          <table:table-cell table:formula="of:=SUM([.$B$1:.B466])" office:value-type="float" office:value="53916528" calcext:value-type="float">
            <text:p>53916528</text:p>
          </table:table-cell>
          <table:table-cell table:formula="of:=[.C466]/[.$D$1]" office:value-type="float" office:value="0.454218215933306" calcext:value-type="float">
            <text:p>0.45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08100" calcext:value-type="float">
            <text:p>608100</text:p>
          </table:table-cell>
          <table:table-cell table:formula="of:=SUM([.$B$1:.B467])" office:value-type="float" office:value="54524628" calcext:value-type="float">
            <text:p>54524628</text:p>
          </table:table-cell>
          <table:table-cell table:formula="of:=[.C467]/[.$D$1]" office:value-type="float" office:value="0.45934113662859" calcext:value-type="float">
            <text:p>0.45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05531" calcext:value-type="float">
            <text:p>605531</text:p>
          </table:table-cell>
          <table:table-cell table:formula="of:=SUM([.$B$1:.B468])" office:value-type="float" office:value="55130159" calcext:value-type="float">
            <text:p>55130159</text:p>
          </table:table-cell>
          <table:table-cell table:formula="of:=[.C468]/[.$D$1]" office:value-type="float" office:value="0.464442414858381" calcext:value-type="float">
            <text:p>0.46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29289" calcext:value-type="float">
            <text:p>629289</text:p>
          </table:table-cell>
          <table:table-cell table:formula="of:=SUM([.$B$1:.B469])" office:value-type="float" office:value="55759448" calcext:value-type="float">
            <text:p>55759448</text:p>
          </table:table-cell>
          <table:table-cell table:formula="of:=[.C469]/[.$D$1]" office:value-type="float" office:value="0.469743841665508" calcext:value-type="float">
            <text:p>0.47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50095" calcext:value-type="float">
            <text:p>650095</text:p>
          </table:table-cell>
          <table:table-cell table:formula="of:=SUM([.$B$1:.B470])" office:value-type="float" office:value="56409543" calcext:value-type="float">
            <text:p>56409543</text:p>
          </table:table-cell>
          <table:table-cell table:formula="of:=[.C470]/[.$D$1]" office:value-type="float" office:value="0.475220548012163" calcext:value-type="float">
            <text:p>0.47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53553" calcext:value-type="float">
            <text:p>653553</text:p>
          </table:table-cell>
          <table:table-cell table:formula="of:=SUM([.$B$1:.B471])" office:value-type="float" office:value="57063096" calcext:value-type="float">
            <text:p>57063096</text:p>
          </table:table-cell>
          <table:table-cell table:formula="of:=[.C471]/[.$D$1]" office:value-type="float" office:value="0.480726386178854" calcext:value-type="float">
            <text:p>0.48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90772" calcext:value-type="float">
            <text:p>590772</text:p>
          </table:table-cell>
          <table:table-cell table:formula="of:=SUM([.$B$1:.B472])" office:value-type="float" office:value="57653868" calcext:value-type="float">
            <text:p>57653868</text:p>
          </table:table-cell>
          <table:table-cell table:formula="of:=[.C472]/[.$D$1]" office:value-type="float" office:value="0.485703327644064" calcext:value-type="float">
            <text:p>0.48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93006" calcext:value-type="float">
            <text:p>593006</text:p>
          </table:table-cell>
          <table:table-cell table:formula="of:=SUM([.$B$1:.B473])" office:value-type="float" office:value="58246874" calcext:value-type="float">
            <text:p>58246874</text:p>
          </table:table-cell>
          <table:table-cell table:formula="of:=[.C473]/[.$D$1]" office:value-type="float" office:value="0.490699089377047" calcext:value-type="float">
            <text:p>0.49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18680" calcext:value-type="float">
            <text:p>618680</text:p>
          </table:table-cell>
          <table:table-cell table:formula="of:=SUM([.$B$1:.B474])" office:value-type="float" office:value="58865554" calcext:value-type="float">
            <text:p>58865554</text:p>
          </table:table-cell>
          <table:table-cell table:formula="of:=[.C474]/[.$D$1]" office:value-type="float" office:value="0.495911140973426" calcext:value-type="float">
            <text:p>0.49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47518" calcext:value-type="float">
            <text:p>647518</text:p>
          </table:table-cell>
          <table:table-cell table:formula="of:=SUM([.$B$1:.B475])" office:value-type="float" office:value="59513072" calcext:value-type="float">
            <text:p>59513072</text:p>
          </table:table-cell>
          <table:table-cell table:formula="of:=[.C475]/[.$D$1]" office:value-type="float" office:value="0.501366137458821" calcext:value-type="float">
            <text:p>0.50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69958" calcext:value-type="float">
            <text:p>569958</text:p>
          </table:table-cell>
          <table:table-cell table:formula="of:=SUM([.$B$1:.B476])" office:value-type="float" office:value="60083030" calcext:value-type="float">
            <text:p>60083030</text:p>
          </table:table-cell>
          <table:table-cell table:formula="of:=[.C476]/[.$D$1]" office:value-type="float" office:value="0.506167731988738" calcext:value-type="float">
            <text:p>0.50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24496" calcext:value-type="float">
            <text:p>524496</text:p>
          </table:table-cell>
          <table:table-cell table:formula="of:=SUM([.$B$1:.B477])" office:value-type="float" office:value="60607526" calcext:value-type="float">
            <text:p>60607526</text:p>
          </table:table-cell>
          <table:table-cell table:formula="of:=[.C477]/[.$D$1]" office:value-type="float" office:value="0.510586333227011" calcext:value-type="float">
            <text:p>0.51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44451" calcext:value-type="float">
            <text:p>444451</text:p>
          </table:table-cell>
          <table:table-cell table:formula="of:=SUM([.$B$1:.B478])" office:value-type="float" office:value="61051977" calcext:value-type="float">
            <text:p>61051977</text:p>
          </table:table-cell>
          <table:table-cell table:formula="of:=[.C478]/[.$D$1]" office:value-type="float" office:value="0.51433059769986" calcext:value-type="float">
            <text:p>0.51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03136" calcext:value-type="float">
            <text:p>403136</text:p>
          </table:table-cell>
          <table:table-cell table:formula="of:=SUM([.$B$1:.B479])" office:value-type="float" office:value="61455113" calcext:value-type="float">
            <text:p>61455113</text:p>
          </table:table-cell>
          <table:table-cell table:formula="of:=[.C479]/[.$D$1]" office:value-type="float" office:value="0.517726805161484" calcext:value-type="float">
            <text:p>0.51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13175" calcext:value-type="float">
            <text:p>413175</text:p>
          </table:table-cell>
          <table:table-cell table:formula="of:=SUM([.$B$1:.B480])" office:value-type="float" office:value="61868288" calcext:value-type="float">
            <text:p>61868288</text:p>
          </table:table-cell>
          <table:table-cell table:formula="of:=[.C480]/[.$D$1]" office:value-type="float" office:value="0.5212075858855" calcext:value-type="float">
            <text:p>0.52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29854" calcext:value-type="float">
            <text:p>429854</text:p>
          </table:table-cell>
          <table:table-cell table:formula="of:=SUM([.$B$1:.B481])" office:value-type="float" office:value="62298142" calcext:value-type="float">
            <text:p>62298142</text:p>
          </table:table-cell>
          <table:table-cell table:formula="of:=[.C481]/[.$D$1]" office:value-type="float" office:value="0.524828878358038" calcext:value-type="float">
            <text:p>0.52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95171" calcext:value-type="float">
            <text:p>495171</text:p>
          </table:table-cell>
          <table:table-cell table:formula="of:=SUM([.$B$1:.B482])" office:value-type="float" office:value="62793313" calcext:value-type="float">
            <text:p>62793313</text:p>
          </table:table-cell>
          <table:table-cell table:formula="of:=[.C482]/[.$D$1]" office:value-type="float" office:value="0.529000431990014" calcext:value-type="float">
            <text:p>0.52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57775" calcext:value-type="float">
            <text:p>657775</text:p>
          </table:table-cell>
          <table:table-cell table:formula="of:=SUM([.$B$1:.B483])" office:value-type="float" office:value="63451088" calcext:value-type="float">
            <text:p>63451088</text:p>
          </table:table-cell>
          <table:table-cell table:formula="of:=[.C483]/[.$D$1]" office:value-type="float" office:value="0.534541838272435" calcext:value-type="float">
            <text:p>0.53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60216" calcext:value-type="float">
            <text:p>660216</text:p>
          </table:table-cell>
          <table:table-cell table:formula="of:=SUM([.$B$1:.B484])" office:value-type="float" office:value="64111304" calcext:value-type="float">
            <text:p>64111304</text:p>
          </table:table-cell>
          <table:table-cell table:formula="of:=[.C484]/[.$D$1]" office:value-type="float" office:value="0.540103808688086" calcext:value-type="float">
            <text:p>0.54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62141" calcext:value-type="float">
            <text:p>662141</text:p>
          </table:table-cell>
          <table:table-cell table:formula="of:=SUM([.$B$1:.B485])" office:value-type="float" office:value="64773445" calcext:value-type="float">
            <text:p>64773445</text:p>
          </table:table-cell>
          <table:table-cell table:formula="of:=[.C485]/[.$D$1]" office:value-type="float" office:value="0.545681996210033" calcext:value-type="float">
            <text:p>0.54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98867" calcext:value-type="float">
            <text:p>698867</text:p>
          </table:table-cell>
          <table:table-cell table:formula="of:=SUM([.$B$1:.B486])" office:value-type="float" office:value="65472312" calcext:value-type="float">
            <text:p>65472312</text:p>
          </table:table-cell>
          <table:table-cell table:formula="of:=[.C486]/[.$D$1]" office:value-type="float" office:value="0.551569580846689" calcext:value-type="float">
            <text:p>0.55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750726" calcext:value-type="float">
            <text:p>750726</text:p>
          </table:table-cell>
          <table:table-cell table:formula="of:=SUM([.$B$1:.B487])" office:value-type="float" office:value="66223038" calcext:value-type="float">
            <text:p>66223038</text:p>
          </table:table-cell>
          <table:table-cell table:formula="of:=[.C487]/[.$D$1]" office:value-type="float" office:value="0.557894050114717" calcext:value-type="float">
            <text:p>0.55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885672" calcext:value-type="float">
            <text:p>885672</text:p>
          </table:table-cell>
          <table:table-cell table:formula="of:=SUM([.$B$1:.B488])" office:value-type="float" office:value="67108710" calcext:value-type="float">
            <text:p>67108710</text:p>
          </table:table-cell>
          <table:table-cell table:formula="of:=[.C488]/[.$D$1]" office:value-type="float" office:value="0.565355368019721" calcext:value-type="float">
            <text:p>0.56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130391" calcext:value-type="float">
            <text:p>1130391</text:p>
          </table:table-cell>
          <table:table-cell table:formula="of:=SUM([.$B$1:.B489])" office:value-type="float" office:value="68239101" calcext:value-type="float">
            <text:p>68239101</text:p>
          </table:table-cell>
          <table:table-cell table:formula="of:=[.C489]/[.$D$1]" office:value-type="float" office:value="0.574878313995157" calcext:value-type="float">
            <text:p>0.57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336072" calcext:value-type="float">
            <text:p>1336072</text:p>
          </table:table-cell>
          <table:table-cell table:formula="of:=SUM([.$B$1:.B490])" office:value-type="float" office:value="69575173" calcext:value-type="float">
            <text:p>69575173</text:p>
          </table:table-cell>
          <table:table-cell table:formula="of:=[.C490]/[.$D$1]" office:value-type="float" office:value="0.586134013549818" calcext:value-type="float">
            <text:p>0.58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350427" calcext:value-type="float">
            <text:p>1350427</text:p>
          </table:table-cell>
          <table:table-cell table:formula="of:=SUM([.$B$1:.B491])" office:value-type="float" office:value="70925600" calcext:value-type="float">
            <text:p>70925600</text:p>
          </table:table-cell>
          <table:table-cell table:formula="of:=[.C491]/[.$D$1]" office:value-type="float" office:value="0.597510646382855" calcext:value-type="float">
            <text:p>0.59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41970" calcext:value-type="float">
            <text:p>1141970</text:p>
          </table:table-cell>
          <table:table-cell table:formula="of:=SUM([.$B$1:.B492])" office:value-type="float" office:value="72067570" calcext:value-type="float">
            <text:p>72067570</text:p>
          </table:table-cell>
          <table:table-cell table:formula="of:=[.C492]/[.$D$1]" office:value-type="float" office:value="0.607131139305718" calcext:value-type="float">
            <text:p>0.60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957005" calcext:value-type="float">
            <text:p>957005</text:p>
          </table:table-cell>
          <table:table-cell table:formula="of:=SUM([.$B$1:.B493])" office:value-type="float" office:value="73024575" calcext:value-type="float">
            <text:p>73024575</text:p>
          </table:table-cell>
          <table:table-cell table:formula="of:=[.C493]/[.$D$1]" office:value-type="float" office:value="0.615193399986511" calcext:value-type="float">
            <text:p>0.61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26235" calcext:value-type="float">
            <text:p>926235</text:p>
          </table:table-cell>
          <table:table-cell table:formula="of:=SUM([.$B$1:.B494])" office:value-type="float" office:value="73950810" calcext:value-type="float">
            <text:p>73950810</text:p>
          </table:table-cell>
          <table:table-cell table:formula="of:=[.C494]/[.$D$1]" office:value-type="float" office:value="0.622996439700696" calcext:value-type="float">
            <text:p>0.62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970421" calcext:value-type="float">
            <text:p>970421</text:p>
          </table:table-cell>
          <table:table-cell table:formula="of:=SUM([.$B$1:.B495])" office:value-type="float" office:value="74921231" calcext:value-type="float">
            <text:p>74921231</text:p>
          </table:table-cell>
          <table:table-cell table:formula="of:=[.C495]/[.$D$1]" office:value-type="float" office:value="0.631171723081781" calcext:value-type="float">
            <text:p>0.63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03854" calcext:value-type="float">
            <text:p>903854</text:p>
          </table:table-cell>
          <table:table-cell table:formula="of:=SUM([.$B$1:.B496])" office:value-type="float" office:value="75825085" calcext:value-type="float">
            <text:p>75825085</text:p>
          </table:table-cell>
          <table:table-cell table:formula="of:=[.C496]/[.$D$1]" office:value-type="float" office:value="0.638786214714926" calcext:value-type="float">
            <text:p>0.63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022986" calcext:value-type="float">
            <text:p>1022986</text:p>
          </table:table-cell>
          <table:table-cell table:formula="of:=SUM([.$B$1:.B497])" office:value-type="float" office:value="76848071" calcext:value-type="float">
            <text:p>76848071</text:p>
          </table:table-cell>
          <table:table-cell table:formula="of:=[.C497]/[.$D$1]" office:value-type="float" office:value="0.647404330403769" calcext:value-type="float">
            <text:p>0.64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933117" calcext:value-type="float">
            <text:p>933117</text:p>
          </table:table-cell>
          <table:table-cell table:formula="of:=SUM([.$B$1:.B498])" office:value-type="float" office:value="77781188" calcext:value-type="float">
            <text:p>77781188</text:p>
          </table:table-cell>
          <table:table-cell table:formula="of:=[.C498]/[.$D$1]" office:value-type="float" office:value="0.65526534732602" calcext:value-type="float">
            <text:p>0.65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988309" calcext:value-type="float">
            <text:p>988309</text:p>
          </table:table-cell>
          <table:table-cell table:formula="of:=SUM([.$B$1:.B499])" office:value-type="float" office:value="78769497" calcext:value-type="float">
            <text:p>78769497</text:p>
          </table:table-cell>
          <table:table-cell table:formula="of:=[.C499]/[.$D$1]" office:value-type="float" office:value="0.663591327640829" calcext:value-type="float">
            <text:p>0.66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017146" calcext:value-type="float">
            <text:p>1017146</text:p>
          </table:table-cell>
          <table:table-cell table:formula="of:=SUM([.$B$1:.B500])" office:value-type="float" office:value="79786643" calcext:value-type="float">
            <text:p>79786643</text:p>
          </table:table-cell>
          <table:table-cell table:formula="of:=[.C500]/[.$D$1]" office:value-type="float" office:value="0.672160244420182" calcext:value-type="float">
            <text:p>0.67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50512" calcext:value-type="float">
            <text:p>1150512</text:p>
          </table:table-cell>
          <table:table-cell table:formula="of:=SUM([.$B$1:.B501])" office:value-type="float" office:value="80937155" calcext:value-type="float">
            <text:p>80937155</text:p>
          </table:table-cell>
          <table:table-cell table:formula="of:=[.C501]/[.$D$1]" office:value-type="float" office:value="0.681852699172645" calcext:value-type="float">
            <text:p>0.68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031129" calcext:value-type="float">
            <text:p>1031129</text:p>
          </table:table-cell>
          <table:table-cell table:formula="of:=SUM([.$B$1:.B502])" office:value-type="float" office:value="81968284" calcext:value-type="float">
            <text:p>81968284</text:p>
          </table:table-cell>
          <table:table-cell table:formula="of:=[.C502]/[.$D$1]" office:value-type="float" office:value="0.690539415327236" calcext:value-type="float">
            <text:p>0.69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054873" calcext:value-type="float">
            <text:p>1054873</text:p>
          </table:table-cell>
          <table:table-cell table:formula="of:=SUM([.$B$1:.B503])" office:value-type="float" office:value="83023157" calcext:value-type="float">
            <text:p>83023157</text:p>
          </table:table-cell>
          <table:table-cell table:formula="of:=[.C503]/[.$D$1]" office:value-type="float" office:value="0.699426162116574" calcext:value-type="float">
            <text:p>0.699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048351" calcext:value-type="float">
            <text:p>1048351</text:p>
          </table:table-cell>
          <table:table-cell table:formula="of:=SUM([.$B$1:.B504])" office:value-type="float" office:value="84071508" calcext:value-type="float">
            <text:p>84071508</text:p>
          </table:table-cell>
          <table:table-cell table:formula="of:=[.C504]/[.$D$1]" office:value-type="float" office:value="0.708257964507334" calcext:value-type="float">
            <text:p>0.70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001674" calcext:value-type="float">
            <text:p>1001674</text:p>
          </table:table-cell>
          <table:table-cell table:formula="of:=SUM([.$B$1:.B505])" office:value-type="float" office:value="85073182" calcext:value-type="float">
            <text:p>85073182</text:p>
          </table:table-cell>
          <table:table-cell table:formula="of:=[.C505]/[.$D$1]" office:value-type="float" office:value="0.716696537874424" calcext:value-type="float">
            <text:p>0.71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918809" calcext:value-type="float">
            <text:p>918809</text:p>
          </table:table-cell>
          <table:table-cell table:formula="of:=SUM([.$B$1:.B506])" office:value-type="float" office:value="85991991" calcext:value-type="float">
            <text:p>85991991</text:p>
          </table:table-cell>
          <table:table-cell table:formula="of:=[.C506]/[.$D$1]" office:value-type="float" office:value="0.724437017468427" calcext:value-type="float">
            <text:p>0.72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940010" calcext:value-type="float">
            <text:p>940010</text:p>
          </table:table-cell>
          <table:table-cell table:formula="of:=SUM([.$B$1:.B507])" office:value-type="float" office:value="86932001" calcext:value-type="float">
            <text:p>86932001</text:p>
          </table:table-cell>
          <table:table-cell table:formula="of:=[.C507]/[.$D$1]" office:value-type="float" office:value="0.732356104267923" calcext:value-type="float">
            <text:p>0.73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064243" calcext:value-type="float">
            <text:p>1064243</text:p>
          </table:table-cell>
          <table:table-cell table:formula="of:=SUM([.$B$1:.B508])" office:value-type="float" office:value="87996244" calcext:value-type="float">
            <text:p>87996244</text:p>
          </table:table-cell>
          <table:table-cell table:formula="of:=[.C508]/[.$D$1]" office:value-type="float" office:value="0.741321788348684" calcext:value-type="float">
            <text:p>0.74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889794" calcext:value-type="float">
            <text:p>889794</text:p>
          </table:table-cell>
          <table:table-cell table:formula="of:=SUM([.$B$1:.B509])" office:value-type="float" office:value="88886038" calcext:value-type="float">
            <text:p>88886038</text:p>
          </table:table-cell>
          <table:table-cell table:formula="of:=[.C509]/[.$D$1]" office:value-type="float" office:value="0.748817831922338" calcext:value-type="float">
            <text:p>0.74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894273" calcext:value-type="float">
            <text:p>894273</text:p>
          </table:table-cell>
          <table:table-cell table:formula="of:=SUM([.$B$1:.B510])" office:value-type="float" office:value="89780311" calcext:value-type="float">
            <text:p>89780311</text:p>
          </table:table-cell>
          <table:table-cell table:formula="of:=[.C510]/[.$D$1]" office:value-type="float" office:value="0.756351608700719" calcext:value-type="float">
            <text:p>0.75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917698" calcext:value-type="float">
            <text:p>917698</text:p>
          </table:table-cell>
          <table:table-cell table:formula="of:=SUM([.$B$1:.B511])" office:value-type="float" office:value="90698009" calcext:value-type="float">
            <text:p>90698009</text:p>
          </table:table-cell>
          <table:table-cell table:formula="of:=[.C511]/[.$D$1]" office:value-type="float" office:value="0.76408272870766" calcext:value-type="float">
            <text:p>0.76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932021" calcext:value-type="float">
            <text:p>932021</text:p>
          </table:table-cell>
          <table:table-cell table:formula="of:=SUM([.$B$1:.B512])" office:value-type="float" office:value="91630030" calcext:value-type="float">
            <text:p>91630030</text:p>
          </table:table-cell>
          <table:table-cell table:formula="of:=[.C512]/[.$D$1]" office:value-type="float" office:value="0.771934512409911" calcext:value-type="float">
            <text:p>0.77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999048" calcext:value-type="float">
            <text:p>999048</text:p>
          </table:table-cell>
          <table:table-cell table:formula="of:=SUM([.$B$1:.B513])" office:value-type="float" office:value="92629078" calcext:value-type="float">
            <text:p>92629078</text:p>
          </table:table-cell>
          <table:table-cell table:formula="of:=[.C513]/[.$D$1]" office:value-type="float" office:value="0.780350963116673" calcext:value-type="float">
            <text:p>0.78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020498" calcext:value-type="float">
            <text:p>1020498</text:p>
          </table:table-cell>
          <table:table-cell table:formula="of:=SUM([.$B$1:.B514])" office:value-type="float" office:value="93649576" calcext:value-type="float">
            <text:p>93649576</text:p>
          </table:table-cell>
          <table:table-cell table:formula="of:=[.C514]/[.$D$1]" office:value-type="float" office:value="0.788948118722158" calcext:value-type="float">
            <text:p>0.78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082511" calcext:value-type="float">
            <text:p>1082511</text:p>
          </table:table-cell>
          <table:table-cell table:formula="of:=SUM([.$B$1:.B515])" office:value-type="float" office:value="94732087" calcext:value-type="float">
            <text:p>94732087</text:p>
          </table:table-cell>
          <table:table-cell table:formula="of:=[.C515]/[.$D$1]" office:value-type="float" office:value="0.798067701035548" calcext:value-type="float">
            <text:p>0.79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40860" calcext:value-type="float">
            <text:p>1040860</text:p>
          </table:table-cell>
          <table:table-cell table:formula="of:=SUM([.$B$1:.B516])" office:value-type="float" office:value="95772947" calcext:value-type="float">
            <text:p>95772947</text:p>
          </table:table-cell>
          <table:table-cell table:formula="of:=[.C516]/[.$D$1]" office:value-type="float" office:value="0.806836395715523" calcext:value-type="float">
            <text:p>0.80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913407" calcext:value-type="float">
            <text:p>913407</text:p>
          </table:table-cell>
          <table:table-cell table:formula="of:=SUM([.$B$1:.B517])" office:value-type="float" office:value="96686354" calcext:value-type="float">
            <text:p>96686354</text:p>
          </table:table-cell>
          <table:table-cell table:formula="of:=[.C517]/[.$D$1]" office:value-type="float" office:value="0.814531366318248" calcext:value-type="float">
            <text:p>0.81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856288" calcext:value-type="float">
            <text:p>856288</text:p>
          </table:table-cell>
          <table:table-cell table:formula="of:=SUM([.$B$1:.B518])" office:value-type="float" office:value="97542642" calcext:value-type="float">
            <text:p>97542642</text:p>
          </table:table-cell>
          <table:table-cell table:formula="of:=[.C518]/[.$D$1]" office:value-type="float" office:value="0.821745139573178" calcext:value-type="float">
            <text:p>0.82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920617" calcext:value-type="float">
            <text:p>920617</text:p>
          </table:table-cell>
          <table:table-cell table:formula="of:=SUM([.$B$1:.B519])" office:value-type="float" office:value="98463259" calcext:value-type="float">
            <text:p>98463259</text:p>
          </table:table-cell>
          <table:table-cell table:formula="of:=[.C519]/[.$D$1]" office:value-type="float" office:value="0.829500850610392" calcext:value-type="float">
            <text:p>0.83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853750" calcext:value-type="float">
            <text:p>853750</text:p>
          </table:table-cell>
          <table:table-cell table:formula="of:=SUM([.$B$1:.B520])" office:value-type="float" office:value="99317009" calcext:value-type="float">
            <text:p>99317009</text:p>
          </table:table-cell>
          <table:table-cell table:formula="of:=[.C520]/[.$D$1]" office:value-type="float" office:value="0.836693242558425" calcext:value-type="float">
            <text:p>0.83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934983" calcext:value-type="float">
            <text:p>934983</text:p>
          </table:table-cell>
          <table:table-cell table:formula="of:=SUM([.$B$1:.B521])" office:value-type="float" office:value="100251992" calcext:value-type="float">
            <text:p>100251992</text:p>
          </table:table-cell>
          <table:table-cell table:formula="of:=[.C521]/[.$D$1]" office:value-type="float" office:value="0.844569979543195" calcext:value-type="float">
            <text:p>0.84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020055" calcext:value-type="float">
            <text:p>1020055</text:p>
          </table:table-cell>
          <table:table-cell table:formula="of:=SUM([.$B$1:.B522])" office:value-type="float" office:value="101272047" calcext:value-type="float">
            <text:p>101272047</text:p>
          </table:table-cell>
          <table:table-cell table:formula="of:=[.C522]/[.$D$1]" office:value-type="float" office:value="0.853163403108114" calcext:value-type="float">
            <text:p>0.85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006630" calcext:value-type="float">
            <text:p>1006630</text:p>
          </table:table-cell>
          <table:table-cell table:formula="of:=SUM([.$B$1:.B523])" office:value-type="float" office:value="102278677" calcext:value-type="float">
            <text:p>102278677</text:p>
          </table:table-cell>
          <table:table-cell table:formula="of:=[.C523]/[.$D$1]" office:value-type="float" office:value="0.861643728152504" calcext:value-type="float">
            <text:p>0.86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989137" calcext:value-type="float">
            <text:p>989137</text:p>
          </table:table-cell>
          <table:table-cell table:formula="of:=SUM([.$B$1:.B524])" office:value-type="float" office:value="103267814" calcext:value-type="float">
            <text:p>103267814</text:p>
          </table:table-cell>
          <table:table-cell table:formula="of:=[.C524]/[.$D$1]" office:value-type="float" office:value="0.869976683929137" calcext:value-type="float">
            <text:p>0.87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014204" calcext:value-type="float">
            <text:p>1014204</text:p>
          </table:table-cell>
          <table:table-cell table:formula="of:=SUM([.$B$1:.B525])" office:value-type="float" office:value="104282018" calcext:value-type="float">
            <text:p>104282018</text:p>
          </table:table-cell>
          <table:table-cell table:formula="of:=[.C525]/[.$D$1]" office:value-type="float" office:value="0.878520815915389" calcext:value-type="float">
            <text:p>0.87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993343" calcext:value-type="float">
            <text:p>993343</text:p>
          </table:table-cell>
          <table:table-cell table:formula="of:=SUM([.$B$1:.B526])" office:value-type="float" office:value="105275361" calcext:value-type="float">
            <text:p>105275361</text:p>
          </table:table-cell>
          <table:table-cell table:formula="of:=[.C526]/[.$D$1]" office:value-type="float" office:value="0.88688920501622" calcext:value-type="float">
            <text:p>0.88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904701" calcext:value-type="float">
            <text:p>904701</text:p>
          </table:table-cell>
          <table:table-cell table:formula="of:=SUM([.$B$1:.B527])" office:value-type="float" office:value="106180062" calcext:value-type="float">
            <text:p>106180062</text:p>
          </table:table-cell>
          <table:table-cell table:formula="of:=[.C527]/[.$D$1]" office:value-type="float" office:value="0.894510832176134" calcext:value-type="float">
            <text:p>0.89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730300" calcext:value-type="float">
            <text:p>730300</text:p>
          </table:table-cell>
          <table:table-cell table:formula="of:=SUM([.$B$1:.B528])" office:value-type="float" office:value="106910362" calcext:value-type="float">
            <text:p>106910362</text:p>
          </table:table-cell>
          <table:table-cell table:formula="of:=[.C528]/[.$D$1]" office:value-type="float" office:value="0.90066322320354" calcext:value-type="float">
            <text:p>0.90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791400" calcext:value-type="float">
            <text:p>791400</text:p>
          </table:table-cell>
          <table:table-cell table:formula="of:=SUM([.$B$1:.B529])" office:value-type="float" office:value="107701762" calcext:value-type="float">
            <text:p>107701762</text:p>
          </table:table-cell>
          <table:table-cell table:formula="of:=[.C529]/[.$D$1]" office:value-type="float" office:value="0.907330349397008" calcext:value-type="float">
            <text:p>0.90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64324" calcext:value-type="float">
            <text:p>664324</text:p>
          </table:table-cell>
          <table:table-cell table:formula="of:=SUM([.$B$1:.B530])" office:value-type="float" office:value="108366086" calcext:value-type="float">
            <text:p>108366086</text:p>
          </table:table-cell>
          <table:table-cell table:formula="of:=[.C530]/[.$D$1]" office:value-type="float" office:value="0.912926927538717" calcext:value-type="float">
            <text:p>0.91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741041" calcext:value-type="float">
            <text:p>741041</text:p>
          </table:table-cell>
          <table:table-cell table:formula="of:=SUM([.$B$1:.B531])" office:value-type="float" office:value="109107127" calcext:value-type="float">
            <text:p>109107127</text:p>
          </table:table-cell>
          <table:table-cell table:formula="of:=[.C531]/[.$D$1]" office:value-type="float" office:value="0.919169805807018" calcext:value-type="float">
            <text:p>0.919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983133" calcext:value-type="float">
            <text:p>983133</text:p>
          </table:table-cell>
          <table:table-cell table:formula="of:=SUM([.$B$1:.B532])" office:value-type="float" office:value="110090260" calcext:value-type="float">
            <text:p>110090260</text:p>
          </table:table-cell>
          <table:table-cell table:formula="of:=[.C532]/[.$D$1]" office:value-type="float" office:value="0.927452181060951" calcext:value-type="float">
            <text:p>0.92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988057" calcext:value-type="float">
            <text:p>988057</text:p>
          </table:table-cell>
          <table:table-cell table:formula="of:=SUM([.$B$1:.B533])" office:value-type="float" office:value="111078317" calcext:value-type="float">
            <text:p>111078317</text:p>
          </table:table-cell>
          <table:table-cell table:formula="of:=[.C533]/[.$D$1]" office:value-type="float" office:value="0.935776038409117" calcext:value-type="float">
            <text:p>0.93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95405" calcext:value-type="float">
            <text:p>695405</text:p>
          </table:table-cell>
          <table:table-cell table:formula="of:=SUM([.$B$1:.B534])" office:value-type="float" office:value="111773722" calcext:value-type="float">
            <text:p>111773722</text:p>
          </table:table-cell>
          <table:table-cell table:formula="of:=[.C534]/[.$D$1]" office:value-type="float" office:value="0.941634457527853" calcext:value-type="float">
            <text:p>0.94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724970" calcext:value-type="float">
            <text:p>724970</text:p>
          </table:table-cell>
          <table:table-cell table:formula="of:=SUM([.$B$1:.B535])" office:value-type="float" office:value="112498692" calcext:value-type="float">
            <text:p>112498692</text:p>
          </table:table-cell>
          <table:table-cell table:formula="of:=[.C535]/[.$D$1]" office:value-type="float" office:value="0.94774194612588" calcext:value-type="float">
            <text:p>0.94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823885" calcext:value-type="float">
            <text:p>823885</text:p>
          </table:table-cell>
          <table:table-cell table:formula="of:=SUM([.$B$1:.B536])" office:value-type="float" office:value="113322577" calcext:value-type="float">
            <text:p>113322577</text:p>
          </table:table-cell>
          <table:table-cell table:formula="of:=[.C536]/[.$D$1]" office:value-type="float" office:value="0.954682741253382" calcext:value-type="float">
            <text:p>0.95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902454" calcext:value-type="float">
            <text:p>902454</text:p>
          </table:table-cell>
          <table:table-cell table:formula="of:=SUM([.$B$1:.B537])" office:value-type="float" office:value="114225031" calcext:value-type="float">
            <text:p>114225031</text:p>
          </table:table-cell>
          <table:table-cell table:formula="of:=[.C537]/[.$D$1]" office:value-type="float" office:value="0.962285438627402" calcext:value-type="float">
            <text:p>0.96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36513" calcext:value-type="float">
            <text:p>536513</text:p>
          </table:table-cell>
          <table:table-cell table:formula="of:=SUM([.$B$1:.B538])" office:value-type="float" office:value="114761544" calcext:value-type="float">
            <text:p>114761544</text:p>
          </table:table-cell>
          <table:table-cell table:formula="of:=[.C538]/[.$D$1]" office:value-type="float" office:value="0.966805276731313" calcext:value-type="float">
            <text:p>0.96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77725" calcext:value-type="float">
            <text:p>477725</text:p>
          </table:table-cell>
          <table:table-cell table:formula="of:=SUM([.$B$1:.B539])" office:value-type="float" office:value="115239269" calcext:value-type="float">
            <text:p>115239269</text:p>
          </table:table-cell>
          <table:table-cell table:formula="of:=[.C539]/[.$D$1]" office:value-type="float" office:value="0.97082985704566" calcext:value-type="float">
            <text:p>0.97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50961" calcext:value-type="float">
            <text:p>650961</text:p>
          </table:table-cell>
          <table:table-cell table:formula="of:=SUM([.$B$1:.B540])" office:value-type="float" office:value="115890230" calcext:value-type="float">
            <text:p>115890230</text:p>
          </table:table-cell>
          <table:table-cell table:formula="of:=[.C540]/[.$D$1]" office:value-type="float" office:value="0.97631385898403" calcext:value-type="float">
            <text:p>0.97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40493" calcext:value-type="float">
            <text:p>340493</text:p>
          </table:table-cell>
          <table:table-cell table:formula="of:=SUM([.$B$1:.B541])" office:value-type="float" office:value="116230723" calcext:value-type="float">
            <text:p>116230723</text:p>
          </table:table-cell>
          <table:table-cell table:formula="of:=[.C541]/[.$D$1]" office:value-type="float" office:value="0.979182332321144" calcext:value-type="float">
            <text:p>0.979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87105" calcext:value-type="float">
            <text:p>287105</text:p>
          </table:table-cell>
          <table:table-cell table:formula="of:=SUM([.$B$1:.B542])" office:value-type="float" office:value="116517828" calcext:value-type="float">
            <text:p>116517828</text:p>
          </table:table-cell>
          <table:table-cell table:formula="of:=[.C542]/[.$D$1]" office:value-type="float" office:value="0.98160104001103" calcext:value-type="float">
            <text:p>0.98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44777" calcext:value-type="float">
            <text:p>244777</text:p>
          </table:table-cell>
          <table:table-cell table:formula="of:=SUM([.$B$1:.B543])" office:value-type="float" office:value="116762605" calcext:value-type="float">
            <text:p>116762605</text:p>
          </table:table-cell>
          <table:table-cell table:formula="of:=[.C543]/[.$D$1]" office:value-type="float" office:value="0.983663156700768" calcext:value-type="float">
            <text:p>0.98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49851" calcext:value-type="float">
            <text:p>249851</text:p>
          </table:table-cell>
          <table:table-cell table:formula="of:=SUM([.$B$1:.B544])" office:value-type="float" office:value="117012456" calcext:value-type="float">
            <text:p>117012456</text:p>
          </table:table-cell>
          <table:table-cell table:formula="of:=[.C544]/[.$D$1]" office:value-type="float" office:value="0.985768019155359" calcext:value-type="float">
            <text:p>0.98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50817" calcext:value-type="float">
            <text:p>250817</text:p>
          </table:table-cell>
          <table:table-cell table:formula="of:=SUM([.$B$1:.B545])" office:value-type="float" office:value="117263273" calcext:value-type="float">
            <text:p>117263273</text:p>
          </table:table-cell>
          <table:table-cell table:formula="of:=[.C545]/[.$D$1]" office:value-type="float" office:value="0.987881019648747" calcext:value-type="float">
            <text:p>0.98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36030" calcext:value-type="float">
            <text:p>236030</text:p>
          </table:table-cell>
          <table:table-cell table:formula="of:=SUM([.$B$1:.B546])" office:value-type="float" office:value="117499303" calcext:value-type="float">
            <text:p>117499303</text:p>
          </table:table-cell>
          <table:table-cell table:formula="of:=[.C546]/[.$D$1]" office:value-type="float" office:value="0.989869447492371" calcext:value-type="float">
            <text:p>0.99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01042" calcext:value-type="float">
            <text:p>201042</text:p>
          </table:table-cell>
          <table:table-cell table:formula="of:=SUM([.$B$1:.B547])" office:value-type="float" office:value="117700345" calcext:value-type="float">
            <text:p>117700345</text:p>
          </table:table-cell>
          <table:table-cell table:formula="of:=[.C547]/[.$D$1]" office:value-type="float" office:value="0.991563119951541" calcext:value-type="float">
            <text:p>0.99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66805" calcext:value-type="float">
            <text:p>166805</text:p>
          </table:table-cell>
          <table:table-cell table:formula="of:=SUM([.$B$1:.B548])" office:value-type="float" office:value="117867150" calcext:value-type="float">
            <text:p>117867150</text:p>
          </table:table-cell>
          <table:table-cell table:formula="of:=[.C548]/[.$D$1]" office:value-type="float" office:value="0.99296836380383" calcext:value-type="float">
            <text:p>0.99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7605" calcext:value-type="float">
            <text:p>147605</text:p>
          </table:table-cell>
          <table:table-cell table:formula="of:=SUM([.$B$1:.B549])" office:value-type="float" office:value="118014755" calcext:value-type="float">
            <text:p>118014755</text:p>
          </table:table-cell>
          <table:table-cell table:formula="of:=[.C549]/[.$D$1]" office:value-type="float" office:value="0.994211857816702" calcext:value-type="float">
            <text:p>0.99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92997" calcext:value-type="float">
            <text:p>92997</text:p>
          </table:table-cell>
          <table:table-cell table:formula="of:=SUM([.$B$1:.B550])" office:value-type="float" office:value="118107752" calcext:value-type="float">
            <text:p>118107752</text:p>
          </table:table-cell>
          <table:table-cell table:formula="of:=[.C550]/[.$D$1]" office:value-type="float" office:value="0.994995308327965" calcext:value-type="float">
            <text:p>0.99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97682" calcext:value-type="float">
            <text:p>97682</text:p>
          </table:table-cell>
          <table:table-cell table:formula="of:=SUM([.$B$1:.B551])" office:value-type="float" office:value="118205434" calcext:value-type="float">
            <text:p>118205434</text:p>
          </table:table-cell>
          <table:table-cell table:formula="of:=[.C551]/[.$D$1]" office:value-type="float" office:value="0.99581822748494" calcext:value-type="float">
            <text:p>0.99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4063" calcext:value-type="float">
            <text:p>144063</text:p>
          </table:table-cell>
          <table:table-cell table:formula="of:=SUM([.$B$1:.B552])" office:value-type="float" office:value="118349497" calcext:value-type="float">
            <text:p>118349497</text:p>
          </table:table-cell>
          <table:table-cell table:formula="of:=[.C552]/[.$D$1]" office:value-type="float" office:value="0.997031882022228" calcext:value-type="float">
            <text:p>0.99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85480" calcext:value-type="float">
            <text:p>85480</text:p>
          </table:table-cell>
          <table:table-cell table:formula="of:=SUM([.$B$1:.B553])" office:value-type="float" office:value="118434977" calcext:value-type="float">
            <text:p>118434977</text:p>
          </table:table-cell>
          <table:table-cell table:formula="of:=[.C553]/[.$D$1]" office:value-type="float" office:value="0.997752005786466" calcext:value-type="float">
            <text:p>0.99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3170" calcext:value-type="float">
            <text:p>53170</text:p>
          </table:table-cell>
          <table:table-cell table:formula="of:=SUM([.$B$1:.B554])" office:value-type="float" office:value="118488147" calcext:value-type="float">
            <text:p>118488147</text:p>
          </table:table-cell>
          <table:table-cell table:formula="of:=[.C554]/[.$D$1]" office:value-type="float" office:value="0.99819993489906" calcext:value-type="float">
            <text:p>0.99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9185" calcext:value-type="float">
            <text:p>49185</text:p>
          </table:table-cell>
          <table:table-cell table:formula="of:=SUM([.$B$1:.B555])" office:value-type="float" office:value="118537332" calcext:value-type="float">
            <text:p>118537332</text:p>
          </table:table-cell>
          <table:table-cell table:formula="of:=[.C555]/[.$D$1]" office:value-type="float" office:value="0.998614292495503" calcext:value-type="float">
            <text:p>0.999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3954" calcext:value-type="float">
            <text:p>53954</text:p>
          </table:table-cell>
          <table:table-cell table:formula="of:=SUM([.$B$1:.B556])" office:value-type="float" office:value="118591286" calcext:value-type="float">
            <text:p>118591286</text:p>
          </table:table-cell>
          <table:table-cell table:formula="of:=[.C556]/[.$D$1]" office:value-type="float" office:value="0.999068826393207" calcext:value-type="float">
            <text:p>0.999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2606" calcext:value-type="float">
            <text:p>42606</text:p>
          </table:table-cell>
          <table:table-cell table:formula="of:=SUM([.$B$1:.B557])" office:value-type="float" office:value="118633892" calcext:value-type="float">
            <text:p>118633892</text:p>
          </table:table-cell>
          <table:table-cell table:formula="of:=[.C557]/[.$D$1]" office:value-type="float" office:value="0.999427759396238" calcext:value-type="float">
            <text:p>0.99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4185" calcext:value-type="float">
            <text:p>24185</text:p>
          </table:table-cell>
          <table:table-cell table:formula="of:=SUM([.$B$1:.B558])" office:value-type="float" office:value="118658077" calcext:value-type="float">
            <text:p>118658077</text:p>
          </table:table-cell>
          <table:table-cell table:formula="of:=[.C558]/[.$D$1]" office:value-type="float" office:value="0.999631505222607" calcext:value-type="float">
            <text:p>1.00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3608" calcext:value-type="float">
            <text:p>13608</text:p>
          </table:table-cell>
          <table:table-cell table:formula="of:=SUM([.$B$1:.B559])" office:value-type="float" office:value="118671685" calcext:value-type="float">
            <text:p>118671685</text:p>
          </table:table-cell>
          <table:table-cell table:formula="of:=[.C559]/[.$D$1]" office:value-type="float" office:value="0.999746145421294" calcext:value-type="float">
            <text:p>1.00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9380" calcext:value-type="float">
            <text:p>9380</text:p>
          </table:table-cell>
          <table:table-cell table:formula="of:=SUM([.$B$1:.B560])" office:value-type="float" office:value="118681065" calcext:value-type="float">
            <text:p>118681065</text:p>
          </table:table-cell>
          <table:table-cell table:formula="of:=[.C560]/[.$D$1]" office:value-type="float" office:value="0.999825166957426" calcext:value-type="float">
            <text:p>1.00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947" calcext:value-type="float">
            <text:p>5947</text:p>
          </table:table-cell>
          <table:table-cell table:formula="of:=SUM([.$B$1:.B561])" office:value-type="float" office:value="118687012" calcext:value-type="float">
            <text:p>118687012</text:p>
          </table:table-cell>
          <table:table-cell table:formula="of:=[.C561]/[.$D$1]" office:value-type="float" office:value="0.999875267285291" calcext:value-type="float">
            <text:p>1.00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531" calcext:value-type="float">
            <text:p>3531</text:p>
          </table:table-cell>
          <table:table-cell table:formula="of:=SUM([.$B$1:.B562])" office:value-type="float" office:value="118690543" calcext:value-type="float">
            <text:p>118690543</text:p>
          </table:table-cell>
          <table:table-cell table:formula="of:=[.C562]/[.$D$1]" office:value-type="float" office:value="0.999905014091696" calcext:value-type="float">
            <text:p>1.00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088" calcext:value-type="float">
            <text:p>2088</text:p>
          </table:table-cell>
          <table:table-cell table:formula="of:=SUM([.$B$1:.B563])" office:value-type="float" office:value="118692631" calcext:value-type="float">
            <text:p>118692631</text:p>
          </table:table-cell>
          <table:table-cell table:formula="of:=[.C563]/[.$D$1]" office:value-type="float" office:value="0.999922604386733" calcext:value-type="float">
            <text:p>1.00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71" calcext:value-type="float">
            <text:p>1471</text:p>
          </table:table-cell>
          <table:table-cell table:formula="of:=SUM([.$B$1:.B564])" office:value-type="float" office:value="118694102" calcext:value-type="float">
            <text:p>118694102</text:p>
          </table:table-cell>
          <table:table-cell table:formula="of:=[.C564]/[.$D$1]" office:value-type="float" office:value="0.999934996783284" calcext:value-type="float">
            <text:p>1.00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152" calcext:value-type="float">
            <text:p>1152</text:p>
          </table:table-cell>
          <table:table-cell table:formula="of:=SUM([.$B$1:.B565])" office:value-type="float" office:value="118695254" calcext:value-type="float">
            <text:p>118695254</text:p>
          </table:table-cell>
          <table:table-cell table:formula="of:=[.C565]/[.$D$1]" office:value-type="float" office:value="0.999944701773649" calcext:value-type="float">
            <text:p>1.00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230" calcext:value-type="float">
            <text:p>1230</text:p>
          </table:table-cell>
          <table:table-cell table:formula="of:=SUM([.$B$1:.B566])" office:value-type="float" office:value="118696484" calcext:value-type="float">
            <text:p>118696484</text:p>
          </table:table-cell>
          <table:table-cell table:formula="of:=[.C566]/[.$D$1]" office:value-type="float" office:value="0.999955063872737" calcext:value-type="float">
            <text:p>1.00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279" calcext:value-type="float">
            <text:p>1279</text:p>
          </table:table-cell>
          <table:table-cell table:formula="of:=SUM([.$B$1:.B567])" office:value-type="float" office:value="118697763" calcext:value-type="float">
            <text:p>118697763</text:p>
          </table:table-cell>
          <table:table-cell table:formula="of:=[.C567]/[.$D$1]" office:value-type="float" office:value="0.999965838770894" calcext:value-type="float">
            <text:p>1.00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899" calcext:value-type="float">
            <text:p>899</text:p>
          </table:table-cell>
          <table:table-cell table:formula="of:=SUM([.$B$1:.B568])" office:value-type="float" office:value="118698662" calcext:value-type="float">
            <text:p>118698662</text:p>
          </table:table-cell>
          <table:table-cell table:formula="of:=[.C568]/[.$D$1]" office:value-type="float" office:value="0.999973412370146" calcext:value-type="float">
            <text:p>1.00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31" calcext:value-type="float">
            <text:p>631</text:p>
          </table:table-cell>
          <table:table-cell table:formula="of:=SUM([.$B$1:.B569])" office:value-type="float" office:value="118699293" calcext:value-type="float">
            <text:p>118699293</text:p>
          </table:table-cell>
          <table:table-cell table:formula="of:=[.C569]/[.$D$1]" office:value-type="float" office:value="0.999978728211223" calcext:value-type="float">
            <text:p>1.00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82" calcext:value-type="float">
            <text:p>482</text:p>
          </table:table-cell>
          <table:table-cell table:formula="of:=SUM([.$B$1:.B570])" office:value-type="float" office:value="118699775" calcext:value-type="float">
            <text:p>118699775</text:p>
          </table:table-cell>
          <table:table-cell table:formula="of:=[.C570]/[.$D$1]" office:value-type="float" office:value="0.999982788806149" calcext:value-type="float">
            <text:p>1.00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41" calcext:value-type="float">
            <text:p>441</text:p>
          </table:table-cell>
          <table:table-cell table:formula="of:=SUM([.$B$1:.B571])" office:value-type="float" office:value="118700216" calcext:value-type="float">
            <text:p>118700216</text:p>
          </table:table-cell>
          <table:table-cell table:formula="of:=[.C571]/[.$D$1]" office:value-type="float" office:value="0.999986503997774" calcext:value-type="float">
            <text:p>1.00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07" calcext:value-type="float">
            <text:p>307</text:p>
          </table:table-cell>
          <table:table-cell table:formula="of:=SUM([.$B$1:.B572])" office:value-type="float" office:value="118700523" calcext:value-type="float">
            <text:p>118700523</text:p>
          </table:table-cell>
          <table:table-cell table:formula="of:=[.C572]/[.$D$1]" office:value-type="float" office:value="0.99998909031031" calcext:value-type="float">
            <text:p>1.00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00" calcext:value-type="float">
            <text:p>200</text:p>
          </table:table-cell>
          <table:table-cell table:formula="of:=SUM([.$B$1:.B573])" office:value-type="float" office:value="118700723" calcext:value-type="float">
            <text:p>118700723</text:p>
          </table:table-cell>
          <table:table-cell table:formula="of:=[.C573]/[.$D$1]" office:value-type="float" office:value="0.999990775204471" calcext:value-type="float">
            <text:p>1.00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93" calcext:value-type="float">
            <text:p>93</text:p>
          </table:table-cell>
          <table:table-cell table:formula="of:=SUM([.$B$1:.B574])" office:value-type="float" office:value="118700816" calcext:value-type="float">
            <text:p>118700816</text:p>
          </table:table-cell>
          <table:table-cell table:formula="of:=[.C574]/[.$D$1]" office:value-type="float" office:value="0.999991558680255" calcext:value-type="float">
            <text:p>1.00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9" calcext:value-type="float">
            <text:p>79</text:p>
          </table:table-cell>
          <table:table-cell table:formula="of:=SUM([.$B$1:.B575])" office:value-type="float" office:value="118700895" calcext:value-type="float">
            <text:p>118700895</text:p>
          </table:table-cell>
          <table:table-cell table:formula="of:=[.C575]/[.$D$1]" office:value-type="float" office:value="0.999992224213449" calcext:value-type="float">
            <text:p>1.00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1" calcext:value-type="float">
            <text:p>41</text:p>
          </table:table-cell>
          <table:table-cell table:formula="of:=SUM([.$B$1:.B576])" office:value-type="float" office:value="118700936" calcext:value-type="float">
            <text:p>118700936</text:p>
          </table:table-cell>
          <table:table-cell table:formula="of:=[.C576]/[.$D$1]" office:value-type="float" office:value="0.999992569616752" calcext:value-type="float">
            <text:p>1.00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6" calcext:value-type="float">
            <text:p>46</text:p>
          </table:table-cell>
          <table:table-cell table:formula="of:=SUM([.$B$1:.B577])" office:value-type="float" office:value="118700982" calcext:value-type="float">
            <text:p>118700982</text:p>
          </table:table-cell>
          <table:table-cell table:formula="of:=[.C577]/[.$D$1]" office:value-type="float" office:value="0.999992957142409" calcext:value-type="float">
            <text:p>1.00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9" calcext:value-type="float">
            <text:p>49</text:p>
          </table:table-cell>
          <table:table-cell table:formula="of:=SUM([.$B$1:.B578])" office:value-type="float" office:value="118701031" calcext:value-type="float">
            <text:p>118701031</text:p>
          </table:table-cell>
          <table:table-cell table:formula="of:=[.C578]/[.$D$1]" office:value-type="float" office:value="0.999993369941478" calcext:value-type="float">
            <text:p>1.00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0" calcext:value-type="float">
            <text:p>30</text:p>
          </table:table-cell>
          <table:table-cell table:formula="of:=SUM([.$B$1:.B579])" office:value-type="float" office:value="118701061" calcext:value-type="float">
            <text:p>118701061</text:p>
          </table:table-cell>
          <table:table-cell table:formula="of:=[.C579]/[.$D$1]" office:value-type="float" office:value="0.999993622675602" calcext:value-type="float">
            <text:p>1.00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7" calcext:value-type="float">
            <text:p>37</text:p>
          </table:table-cell>
          <table:table-cell table:formula="of:=SUM([.$B$1:.B580])" office:value-type="float" office:value="118701098" calcext:value-type="float">
            <text:p>118701098</text:p>
          </table:table-cell>
          <table:table-cell table:formula="of:=[.C580]/[.$D$1]" office:value-type="float" office:value="0.999993934381022" calcext:value-type="float">
            <text:p>1.00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2" calcext:value-type="float">
            <text:p>22</text:p>
          </table:table-cell>
          <table:table-cell table:formula="of:=SUM([.$B$1:.B581])" office:value-type="float" office:value="118701120" calcext:value-type="float">
            <text:p>118701120</text:p>
          </table:table-cell>
          <table:table-cell table:formula="of:=[.C581]/[.$D$1]" office:value-type="float" office:value="0.99999411971938" calcext:value-type="float">
            <text:p>1.00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1" calcext:value-type="float">
            <text:p>21</text:p>
          </table:table-cell>
          <table:table-cell table:formula="of:=SUM([.$B$1:.B582])" office:value-type="float" office:value="118701141" calcext:value-type="float">
            <text:p>118701141</text:p>
          </table:table-cell>
          <table:table-cell table:formula="of:=[.C582]/[.$D$1]" office:value-type="float" office:value="0.999994296633266" calcext:value-type="float">
            <text:p>1.00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4" calcext:value-type="float">
            <text:p>24</text:p>
          </table:table-cell>
          <table:table-cell table:formula="of:=SUM([.$B$1:.B583])" office:value-type="float" office:value="118701165" calcext:value-type="float">
            <text:p>118701165</text:p>
          </table:table-cell>
          <table:table-cell table:formula="of:=[.C583]/[.$D$1]" office:value-type="float" office:value="0.999994498820566" calcext:value-type="float">
            <text:p>1.00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1" calcext:value-type="float">
            <text:p>21</text:p>
          </table:table-cell>
          <table:table-cell table:formula="of:=SUM([.$B$1:.B584])" office:value-type="float" office:value="118701186" calcext:value-type="float">
            <text:p>118701186</text:p>
          </table:table-cell>
          <table:table-cell table:formula="of:=[.C584]/[.$D$1]" office:value-type="float" office:value="0.999994675734452" calcext:value-type="float">
            <text:p>1.00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1" calcext:value-type="float">
            <text:p>21</text:p>
          </table:table-cell>
          <table:table-cell table:formula="of:=SUM([.$B$1:.B585])" office:value-type="float" office:value="118701207" calcext:value-type="float">
            <text:p>118701207</text:p>
          </table:table-cell>
          <table:table-cell table:formula="of:=[.C585]/[.$D$1]" office:value-type="float" office:value="0.999994852648339" calcext:value-type="float">
            <text:p>1.00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1" calcext:value-type="float">
            <text:p>21</text:p>
          </table:table-cell>
          <table:table-cell table:formula="of:=SUM([.$B$1:.B586])" office:value-type="float" office:value="118701228" calcext:value-type="float">
            <text:p>118701228</text:p>
          </table:table-cell>
          <table:table-cell table:formula="of:=[.C586]/[.$D$1]" office:value-type="float" office:value="0.999995029562226" calcext:value-type="float">
            <text:p>1.00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9" calcext:value-type="float">
            <text:p>19</text:p>
          </table:table-cell>
          <table:table-cell table:formula="of:=SUM([.$B$1:.B587])" office:value-type="float" office:value="118701247" calcext:value-type="float">
            <text:p>118701247</text:p>
          </table:table-cell>
          <table:table-cell table:formula="of:=[.C587]/[.$D$1]" office:value-type="float" office:value="0.999995189627171" calcext:value-type="float">
            <text:p>1.00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2" calcext:value-type="float">
            <text:p>22</text:p>
          </table:table-cell>
          <table:table-cell table:formula="of:=SUM([.$B$1:.B588])" office:value-type="float" office:value="118701269" calcext:value-type="float">
            <text:p>118701269</text:p>
          </table:table-cell>
          <table:table-cell table:formula="of:=[.C588]/[.$D$1]" office:value-type="float" office:value="0.999995374965529" calcext:value-type="float">
            <text:p>1.00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6" calcext:value-type="float">
            <text:p>16</text:p>
          </table:table-cell>
          <table:table-cell table:formula="of:=SUM([.$B$1:.B589])" office:value-type="float" office:value="118701285" calcext:value-type="float">
            <text:p>118701285</text:p>
          </table:table-cell>
          <table:table-cell table:formula="of:=[.C589]/[.$D$1]" office:value-type="float" office:value="0.999995509757062" calcext:value-type="float">
            <text:p>1.00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6" calcext:value-type="float">
            <text:p>26</text:p>
          </table:table-cell>
          <table:table-cell table:formula="of:=SUM([.$B$1:.B590])" office:value-type="float" office:value="118701311" calcext:value-type="float">
            <text:p>118701311</text:p>
          </table:table-cell>
          <table:table-cell table:formula="of:=[.C590]/[.$D$1]" office:value-type="float" office:value="0.999995728793303" calcext:value-type="float">
            <text:p>1.00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7" calcext:value-type="float">
            <text:p>17</text:p>
          </table:table-cell>
          <table:table-cell table:formula="of:=SUM([.$B$1:.B591])" office:value-type="float" office:value="118701328" calcext:value-type="float">
            <text:p>118701328</text:p>
          </table:table-cell>
          <table:table-cell table:formula="of:=[.C591]/[.$D$1]" office:value-type="float" office:value="0.999995872009306" calcext:value-type="float">
            <text:p>1.00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3" calcext:value-type="float">
            <text:p>13</text:p>
          </table:table-cell>
          <table:table-cell table:formula="of:=SUM([.$B$1:.B592])" office:value-type="float" office:value="118701341" calcext:value-type="float">
            <text:p>118701341</text:p>
          </table:table-cell>
          <table:table-cell table:formula="of:=[.C592]/[.$D$1]" office:value-type="float" office:value="0.999995981527427" calcext:value-type="float">
            <text:p>1.00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6" calcext:value-type="float">
            <text:p>16</text:p>
          </table:table-cell>
          <table:table-cell table:formula="of:=SUM([.$B$1:.B593])" office:value-type="float" office:value="118701357" calcext:value-type="float">
            <text:p>118701357</text:p>
          </table:table-cell>
          <table:table-cell table:formula="of:=[.C593]/[.$D$1]" office:value-type="float" office:value="0.99999611631896" calcext:value-type="float">
            <text:p>1.00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2" calcext:value-type="float">
            <text:p>12</text:p>
          </table:table-cell>
          <table:table-cell table:formula="of:=SUM([.$B$1:.B594])" office:value-type="float" office:value="118701369" calcext:value-type="float">
            <text:p>118701369</text:p>
          </table:table-cell>
          <table:table-cell table:formula="of:=[.C594]/[.$D$1]" office:value-type="float" office:value="0.99999621741261" calcext:value-type="float">
            <text:p>1.00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1" calcext:value-type="float">
            <text:p>21</text:p>
          </table:table-cell>
          <table:table-cell table:formula="of:=SUM([.$B$1:.B595])" office:value-type="float" office:value="118701390" calcext:value-type="float">
            <text:p>118701390</text:p>
          </table:table-cell>
          <table:table-cell table:formula="of:=[.C595]/[.$D$1]" office:value-type="float" office:value="0.999996394326496" calcext:value-type="float">
            <text:p>1.00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9" calcext:value-type="float">
            <text:p>19</text:p>
          </table:table-cell>
          <table:table-cell table:formula="of:=SUM([.$B$1:.B596])" office:value-type="float" office:value="118701409" calcext:value-type="float">
            <text:p>118701409</text:p>
          </table:table-cell>
          <table:table-cell table:formula="of:=[.C596]/[.$D$1]" office:value-type="float" office:value="0.999996554391442" calcext:value-type="float">
            <text:p>1.00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6" calcext:value-type="float">
            <text:p>16</text:p>
          </table:table-cell>
          <table:table-cell table:formula="of:=SUM([.$B$1:.B597])" office:value-type="float" office:value="118701425" calcext:value-type="float">
            <text:p>118701425</text:p>
          </table:table-cell>
          <table:table-cell table:formula="of:=[.C597]/[.$D$1]" office:value-type="float" office:value="0.999996689182975" calcext:value-type="float">
            <text:p>1.00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9" calcext:value-type="float">
            <text:p>19</text:p>
          </table:table-cell>
          <table:table-cell table:formula="of:=SUM([.$B$1:.B598])" office:value-type="float" office:value="118701444" calcext:value-type="float">
            <text:p>118701444</text:p>
          </table:table-cell>
          <table:table-cell table:formula="of:=[.C598]/[.$D$1]" office:value-type="float" office:value="0.99999684924792" calcext:value-type="float">
            <text:p>1.00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6" calcext:value-type="float">
            <text:p>16</text:p>
          </table:table-cell>
          <table:table-cell table:formula="of:=SUM([.$B$1:.B599])" office:value-type="float" office:value="118701460" calcext:value-type="float">
            <text:p>118701460</text:p>
          </table:table-cell>
          <table:table-cell table:formula="of:=[.C599]/[.$D$1]" office:value-type="float" office:value="0.999996984039453" calcext:value-type="float">
            <text:p>1.00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8" calcext:value-type="float">
            <text:p>18</text:p>
          </table:table-cell>
          <table:table-cell table:formula="of:=SUM([.$B$1:.B600])" office:value-type="float" office:value="118701478" calcext:value-type="float">
            <text:p>118701478</text:p>
          </table:table-cell>
          <table:table-cell table:formula="of:=[.C600]/[.$D$1]" office:value-type="float" office:value="0.999997135679927" calcext:value-type="float">
            <text:p>1.0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formula="of:=SUM([.$B$1:.B601])" office:value-type="float" office:value="118701490" calcext:value-type="float">
            <text:p>118701490</text:p>
          </table:table-cell>
          <table:table-cell table:formula="of:=[.C601]/[.$D$1]" office:value-type="float" office:value="0.999997236773577" calcext:value-type="float">
            <text:p>1.0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3" calcext:value-type="float">
            <text:p>13</text:p>
          </table:table-cell>
          <table:table-cell table:formula="of:=SUM([.$B$1:.B602])" office:value-type="float" office:value="118701503" calcext:value-type="float">
            <text:p>118701503</text:p>
          </table:table-cell>
          <table:table-cell table:formula="of:=[.C602]/[.$D$1]" office:value-type="float" office:value="0.999997346291697" calcext:value-type="float">
            <text:p>1.00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0" calcext:value-type="float">
            <text:p>10</text:p>
          </table:table-cell>
          <table:table-cell table:formula="of:=SUM([.$B$1:.B603])" office:value-type="float" office:value="118701513" calcext:value-type="float">
            <text:p>118701513</text:p>
          </table:table-cell>
          <table:table-cell table:formula="of:=[.C603]/[.$D$1]" office:value-type="float" office:value="0.999997430536405" calcext:value-type="float">
            <text:p>1.00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3" calcext:value-type="float">
            <text:p>13</text:p>
          </table:table-cell>
          <table:table-cell table:formula="of:=SUM([.$B$1:.B604])" office:value-type="float" office:value="118701526" calcext:value-type="float">
            <text:p>118701526</text:p>
          </table:table-cell>
          <table:table-cell table:formula="of:=[.C604]/[.$D$1]" office:value-type="float" office:value="0.999997540054526" calcext:value-type="float">
            <text:p>1.00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" calcext:value-type="float">
            <text:p>14</text:p>
          </table:table-cell>
          <table:table-cell table:formula="of:=SUM([.$B$1:.B605])" office:value-type="float" office:value="118701540" calcext:value-type="float">
            <text:p>118701540</text:p>
          </table:table-cell>
          <table:table-cell table:formula="of:=[.C605]/[.$D$1]" office:value-type="float" office:value="0.999997657997117" calcext:value-type="float">
            <text:p>1.00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9" calcext:value-type="float">
            <text:p>19</text:p>
          </table:table-cell>
          <table:table-cell table:formula="of:=SUM([.$B$1:.B606])" office:value-type="float" office:value="118701559" calcext:value-type="float">
            <text:p>118701559</text:p>
          </table:table-cell>
          <table:table-cell table:formula="of:=[.C606]/[.$D$1]" office:value-type="float" office:value="0.999997818062062" calcext:value-type="float">
            <text:p>1.00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8" calcext:value-type="float">
            <text:p>18</text:p>
          </table:table-cell>
          <table:table-cell table:formula="of:=SUM([.$B$1:.B607])" office:value-type="float" office:value="118701577" calcext:value-type="float">
            <text:p>118701577</text:p>
          </table:table-cell>
          <table:table-cell table:formula="of:=[.C607]/[.$D$1]" office:value-type="float" office:value="0.999997969702537" calcext:value-type="float">
            <text:p>1.00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5" calcext:value-type="float">
            <text:p>15</text:p>
          </table:table-cell>
          <table:table-cell table:formula="of:=SUM([.$B$1:.B608])" office:value-type="float" office:value="118701592" calcext:value-type="float">
            <text:p>118701592</text:p>
          </table:table-cell>
          <table:table-cell table:formula="of:=[.C608]/[.$D$1]" office:value-type="float" office:value="0.999998096069599" calcext:value-type="float">
            <text:p>1.00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8" calcext:value-type="float">
            <text:p>18</text:p>
          </table:table-cell>
          <table:table-cell table:formula="of:=SUM([.$B$1:.B609])" office:value-type="float" office:value="118701610" calcext:value-type="float">
            <text:p>118701610</text:p>
          </table:table-cell>
          <table:table-cell table:formula="of:=[.C609]/[.$D$1]" office:value-type="float" office:value="0.999998247710073" calcext:value-type="float">
            <text:p>1.00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7" calcext:value-type="float">
            <text:p>17</text:p>
          </table:table-cell>
          <table:table-cell table:formula="of:=SUM([.$B$1:.B610])" office:value-type="float" office:value="118701627" calcext:value-type="float">
            <text:p>118701627</text:p>
          </table:table-cell>
          <table:table-cell table:formula="of:=[.C610]/[.$D$1]" office:value-type="float" office:value="0.999998390926077" calcext:value-type="float">
            <text:p>1.00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" calcext:value-type="float">
            <text:p>7</text:p>
          </table:table-cell>
          <table:table-cell table:formula="of:=SUM([.$B$1:.B611])" office:value-type="float" office:value="118701634" calcext:value-type="float">
            <text:p>118701634</text:p>
          </table:table-cell>
          <table:table-cell table:formula="of:=[.C611]/[.$D$1]" office:value-type="float" office:value="0.999998449897372" calcext:value-type="float">
            <text:p>1.00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0" calcext:value-type="float">
            <text:p>10</text:p>
          </table:table-cell>
          <table:table-cell table:formula="of:=SUM([.$B$1:.B612])" office:value-type="float" office:value="118701644" calcext:value-type="float">
            <text:p>118701644</text:p>
          </table:table-cell>
          <table:table-cell table:formula="of:=[.C612]/[.$D$1]" office:value-type="float" office:value="0.99999853414208" calcext:value-type="float">
            <text:p>1.00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3" calcext:value-type="float">
            <text:p>13</text:p>
          </table:table-cell>
          <table:table-cell table:formula="of:=SUM([.$B$1:.B613])" office:value-type="float" office:value="118701657" calcext:value-type="float">
            <text:p>118701657</text:p>
          </table:table-cell>
          <table:table-cell table:formula="of:=[.C613]/[.$D$1]" office:value-type="float" office:value="0.999998643660201" calcext:value-type="float">
            <text:p>1.00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6" calcext:value-type="float">
            <text:p>16</text:p>
          </table:table-cell>
          <table:table-cell table:formula="of:=SUM([.$B$1:.B614])" office:value-type="float" office:value="118701673" calcext:value-type="float">
            <text:p>118701673</text:p>
          </table:table-cell>
          <table:table-cell table:formula="of:=[.C614]/[.$D$1]" office:value-type="float" office:value="0.999998778451734" calcext:value-type="float">
            <text:p>1.00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5" calcext:value-type="float">
            <text:p>5</text:p>
          </table:table-cell>
          <table:table-cell table:formula="of:=SUM([.$B$1:.B615])" office:value-type="float" office:value="118701678" calcext:value-type="float">
            <text:p>118701678</text:p>
          </table:table-cell>
          <table:table-cell table:formula="of:=[.C615]/[.$D$1]" office:value-type="float" office:value="0.999998820574088" calcext:value-type="float">
            <text:p>1.00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9" calcext:value-type="float">
            <text:p>9</text:p>
          </table:table-cell>
          <table:table-cell table:formula="of:=SUM([.$B$1:.B616])" office:value-type="float" office:value="118701687" calcext:value-type="float">
            <text:p>118701687</text:p>
          </table:table-cell>
          <table:table-cell table:formula="of:=[.C616]/[.$D$1]" office:value-type="float" office:value="0.999998896394325" calcext:value-type="float">
            <text:p>1.00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5" calcext:value-type="float">
            <text:p>5</text:p>
          </table:table-cell>
          <table:table-cell table:formula="of:=SUM([.$B$1:.B617])" office:value-type="float" office:value="118701692" calcext:value-type="float">
            <text:p>118701692</text:p>
          </table:table-cell>
          <table:table-cell table:formula="of:=[.C617]/[.$D$1]" office:value-type="float" office:value="0.999998938516679" calcext:value-type="float">
            <text:p>1.00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9" calcext:value-type="float">
            <text:p>9</text:p>
          </table:table-cell>
          <table:table-cell table:formula="of:=SUM([.$B$1:.B618])" office:value-type="float" office:value="118701701" calcext:value-type="float">
            <text:p>118701701</text:p>
          </table:table-cell>
          <table:table-cell table:formula="of:=[.C618]/[.$D$1]" office:value-type="float" office:value="0.999999014336916" calcext:value-type="float">
            <text:p>1.00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1" calcext:value-type="float">
            <text:p>11</text:p>
          </table:table-cell>
          <table:table-cell table:formula="of:=SUM([.$B$1:.B619])" office:value-type="float" office:value="118701712" calcext:value-type="float">
            <text:p>118701712</text:p>
          </table:table-cell>
          <table:table-cell table:formula="of:=[.C619]/[.$D$1]" office:value-type="float" office:value="0.999999107006095" calcext:value-type="float">
            <text:p>1.00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" calcext:value-type="float">
            <text:p>6</text:p>
          </table:table-cell>
          <table:table-cell table:formula="of:=SUM([.$B$1:.B620])" office:value-type="float" office:value="118701718" calcext:value-type="float">
            <text:p>118701718</text:p>
          </table:table-cell>
          <table:table-cell table:formula="of:=[.C620]/[.$D$1]" office:value-type="float" office:value="0.99999915755292" calcext:value-type="float">
            <text:p>1.00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" calcext:value-type="float">
            <text:p>5</text:p>
          </table:table-cell>
          <table:table-cell table:formula="of:=SUM([.$B$1:.B621])" office:value-type="float" office:value="118701723" calcext:value-type="float">
            <text:p>118701723</text:p>
          </table:table-cell>
          <table:table-cell table:formula="of:=[.C621]/[.$D$1]" office:value-type="float" office:value="0.999999199675274" calcext:value-type="float">
            <text:p>1.00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" calcext:value-type="float">
            <text:p>2</text:p>
          </table:table-cell>
          <table:table-cell table:formula="of:=SUM([.$B$1:.B622])" office:value-type="float" office:value="118701725" calcext:value-type="float">
            <text:p>118701725</text:p>
          </table:table-cell>
          <table:table-cell table:formula="of:=[.C622]/[.$D$1]" office:value-type="float" office:value="0.999999216524215" calcext:value-type="float">
            <text:p>1.00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7" calcext:value-type="float">
            <text:p>7</text:p>
          </table:table-cell>
          <table:table-cell table:formula="of:=SUM([.$B$1:.B623])" office:value-type="float" office:value="118701732" calcext:value-type="float">
            <text:p>118701732</text:p>
          </table:table-cell>
          <table:table-cell table:formula="of:=[.C623]/[.$D$1]" office:value-type="float" office:value="0.999999275495511" calcext:value-type="float">
            <text:p>1.00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" calcext:value-type="float">
            <text:p>14</text:p>
          </table:table-cell>
          <table:table-cell table:formula="of:=SUM([.$B$1:.B624])" office:value-type="float" office:value="118701746" calcext:value-type="float">
            <text:p>118701746</text:p>
          </table:table-cell>
          <table:table-cell table:formula="of:=[.C624]/[.$D$1]" office:value-type="float" office:value="0.999999393438102" calcext:value-type="float">
            <text:p>1.00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8" calcext:value-type="float">
            <text:p>8</text:p>
          </table:table-cell>
          <table:table-cell table:formula="of:=SUM([.$B$1:.B625])" office:value-type="float" office:value="118701754" calcext:value-type="float">
            <text:p>118701754</text:p>
          </table:table-cell>
          <table:table-cell table:formula="of:=[.C625]/[.$D$1]" office:value-type="float" office:value="0.999999460833869" calcext:value-type="float">
            <text:p>1.00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" calcext:value-type="float">
            <text:p>14</text:p>
          </table:table-cell>
          <table:table-cell table:formula="of:=SUM([.$B$1:.B626])" office:value-type="float" office:value="118701768" calcext:value-type="float">
            <text:p>118701768</text:p>
          </table:table-cell>
          <table:table-cell table:formula="of:=[.C626]/[.$D$1]" office:value-type="float" office:value="0.99999957877646" calcext:value-type="float">
            <text:p>1.00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2" calcext:value-type="float">
            <text:p>12</text:p>
          </table:table-cell>
          <table:table-cell table:formula="of:=SUM([.$B$1:.B627])" office:value-type="float" office:value="118701780" calcext:value-type="float">
            <text:p>118701780</text:p>
          </table:table-cell>
          <table:table-cell table:formula="of:=[.C627]/[.$D$1]" office:value-type="float" office:value="0.999999679870109" calcext:value-type="float">
            <text:p>1.00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0" calcext:value-type="float">
            <text:p>10</text:p>
          </table:table-cell>
          <table:table-cell table:formula="of:=SUM([.$B$1:.B628])" office:value-type="float" office:value="118701790" calcext:value-type="float">
            <text:p>118701790</text:p>
          </table:table-cell>
          <table:table-cell table:formula="of:=[.C628]/[.$D$1]" office:value-type="float" office:value="0.999999764114818" calcext:value-type="float">
            <text:p>1.00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8" calcext:value-type="float">
            <text:p>18</text:p>
          </table:table-cell>
          <table:table-cell table:formula="of:=SUM([.$B$1:.B629])" office:value-type="float" office:value="118701808" calcext:value-type="float">
            <text:p>118701808</text:p>
          </table:table-cell>
          <table:table-cell table:formula="of:=[.C629]/[.$D$1]" office:value-type="float" office:value="0.999999915755292" calcext:value-type="float">
            <text:p>1.00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0" calcext:value-type="float">
            <text:p>10</text:p>
          </table:table-cell>
          <table:table-cell table:formula="of:=SUM([.$B$1:.B630])" office:value-type="float" office:value="118701818" calcext:value-type="float">
            <text:p>118701818</text:p>
          </table:table-cell>
          <table:table-cell table:formula="of:=[.C630]/[.$D$1]" office:value-type="float" office:value="1" calcext:value-type="float">
            <text:p>1.0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table:formula="of:=SUM([.B1:.B631])" office:value-type="float" office:value="118701818" calcext:value-type="float">
            <text:p>118,701,818</text:p>
          </table:table-cell>
          <table:table-cell table:number-columns-repeated="2"/>
        </table:table-row>
        <table:table-row table:style-name="ro1" table:number-rows-repeated="10479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hist 1" table:style-name="ta1">
        <table:shapes>
          <draw:frame draw:z-index="0" draw:style-name="gr1" draw:text-style-name="P1" svg:width="22.2098in" svg:height="12.848in" svg:x="1.7768in" svg:y="0in">
            <draw:object draw:notify-on-update-of-ranges="'hist 1'.A1:'hist 1'.A1 'hist 1'.A2:'hist 1'.A570 'hist 1'.B1:'hist 1'.B1 'hist 1'.B2:'hist 1'.B57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42" calcext:value-type="float">
            <text:p>51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31" calcext:value-type="float">
            <text:p>28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791" calcext:value-type="float">
            <text:p>307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8017" calcext:value-type="float">
            <text:p>680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382" calcext:value-type="float">
            <text:p>183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490" calcext:value-type="float">
            <text:p>4649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144" calcext:value-type="float">
            <text:p>111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086" calcext:value-type="float">
            <text:p>190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8636" calcext:value-type="float">
            <text:p>586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867" calcext:value-type="float">
            <text:p>288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433" calcext:value-type="float">
            <text:p>404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6701" calcext:value-type="float">
            <text:p>567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7770" calcext:value-type="float">
            <text:p>6777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4065" calcext:value-type="float">
            <text:p>640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9790" calcext:value-type="float">
            <text:p>6979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4734" calcext:value-type="float">
            <text:p>747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5012" calcext:value-type="float">
            <text:p>450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4792" calcext:value-type="float">
            <text:p>5479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748" calcext:value-type="float">
            <text:p>377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343" calcext:value-type="float">
            <text:p>3334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417" calcext:value-type="float">
            <text:p>184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081" calcext:value-type="float">
            <text:p>230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397" calcext:value-type="float">
            <text:p>2539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084" calcext:value-type="float">
            <text:p>300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6206" calcext:value-type="float">
            <text:p>562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5587" calcext:value-type="float">
            <text:p>4558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210" calcext:value-type="float">
            <text:p>392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435" calcext:value-type="float">
            <text:p>384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521" calcext:value-type="float">
            <text:p>395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097" calcext:value-type="float">
            <text:p>4109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6200" calcext:value-type="float">
            <text:p>462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6093" calcext:value-type="float">
            <text:p>5609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497" calcext:value-type="float">
            <text:p>5049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669" calcext:value-type="float">
            <text:p>456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423" calcext:value-type="float">
            <text:p>444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164" calcext:value-type="float">
            <text:p>3716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4389" calcext:value-type="float">
            <text:p>343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708" calcext:value-type="float">
            <text:p>357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0476" calcext:value-type="float">
            <text:p>4047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2433" calcext:value-type="float">
            <text:p>324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0846" calcext:value-type="float">
            <text:p>4084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2982" calcext:value-type="float">
            <text:p>3298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403" calcext:value-type="float">
            <text:p>3040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9900" calcext:value-type="float">
            <text:p>399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9463" calcext:value-type="float">
            <text:p>3946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8403" calcext:value-type="float">
            <text:p>4840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3805" calcext:value-type="float">
            <text:p>338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2474" calcext:value-type="float">
            <text:p>3247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5600" calcext:value-type="float">
            <text:p>356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5544" calcext:value-type="float">
            <text:p>4554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8009" calcext:value-type="float">
            <text:p>3800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5397" calcext:value-type="float">
            <text:p>3539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1011" calcext:value-type="float">
            <text:p>310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4393" calcext:value-type="float">
            <text:p>2439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4164" calcext:value-type="float">
            <text:p>2416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1425" calcext:value-type="float">
            <text:p>314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7539" calcext:value-type="float">
            <text:p>275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6969" calcext:value-type="float">
            <text:p>369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497" calcext:value-type="float">
            <text:p>3549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4446" calcext:value-type="float">
            <text:p>2444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241" calcext:value-type="float">
            <text:p>2024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441" calcext:value-type="float">
            <text:p>2044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771" calcext:value-type="float">
            <text:p>1877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4617" calcext:value-type="float">
            <text:p>2461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929" calcext:value-type="float">
            <text:p>229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2097" calcext:value-type="float">
            <text:p>2209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330" calcext:value-type="float">
            <text:p>1833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127" calcext:value-type="float">
            <text:p>1712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478" calcext:value-type="float">
            <text:p>1647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614" calcext:value-type="float">
            <text:p>166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041" calcext:value-type="float">
            <text:p>1904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2108" calcext:value-type="float">
            <text:p>2210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241" calcext:value-type="float">
            <text:p>2224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9771" calcext:value-type="float">
            <text:p>1977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6888" calcext:value-type="float">
            <text:p>1688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6542" calcext:value-type="float">
            <text:p>1654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957" calcext:value-type="float">
            <text:p>1195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463" calcext:value-type="float">
            <text:p>1346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738" calcext:value-type="float">
            <text:p>1773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1831" calcext:value-type="float">
            <text:p>2183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7336" calcext:value-type="float">
            <text:p>1733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115" calcext:value-type="float">
            <text:p>1411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302" calcext:value-type="float">
            <text:p>1430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662" calcext:value-type="float">
            <text:p>1266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513" calcext:value-type="float">
            <text:p>1051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128" calcext:value-type="float">
            <text:p>101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101" calcext:value-type="float">
            <text:p>101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192" calcext:value-type="float">
            <text:p>1219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743" calcext:value-type="float">
            <text:p>1074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105" calcext:value-type="float">
            <text:p>1110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920" calcext:value-type="float">
            <text:p>1092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226" calcext:value-type="float">
            <text:p>1022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348" calcext:value-type="float">
            <text:p>1234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913" calcext:value-type="float">
            <text:p>1391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273" calcext:value-type="float">
            <text:p>1327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031" calcext:value-type="float">
            <text:p>1203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425" calcext:value-type="float">
            <text:p>114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845" calcext:value-type="float">
            <text:p>1184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966" calcext:value-type="float">
            <text:p>1396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882" calcext:value-type="float">
            <text:p>1288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260" calcext:value-type="float">
            <text:p>1226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634" calcext:value-type="float">
            <text:p>1463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6351" calcext:value-type="float">
            <text:p>1635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8112" calcext:value-type="float">
            <text:p>1811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771" calcext:value-type="float">
            <text:p>1577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851" calcext:value-type="float">
            <text:p>1885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904" calcext:value-type="float">
            <text:p>209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740" calcext:value-type="float">
            <text:p>1974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8525" calcext:value-type="float">
            <text:p>1852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7636" calcext:value-type="float">
            <text:p>1763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7761" calcext:value-type="float">
            <text:p>1776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811" calcext:value-type="float">
            <text:p>1581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644" calcext:value-type="float">
            <text:p>1564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386" calcext:value-type="float">
            <text:p>1538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1" calcext:value-type="float">
            <text:p>144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628" calcext:value-type="float">
            <text:p>156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744" calcext:value-type="float">
            <text:p>1574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162" calcext:value-type="float">
            <text:p>1616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1091" calcext:value-type="float">
            <text:p>2109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3666" calcext:value-type="float">
            <text:p>2366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4395" calcext:value-type="float">
            <text:p>2439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4020" calcext:value-type="float">
            <text:p>2402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294" calcext:value-type="float">
            <text:p>2229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9422" calcext:value-type="float">
            <text:p>1942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0164" calcext:value-type="float">
            <text:p>2016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155" calcext:value-type="float">
            <text:p>1715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7365" calcext:value-type="float">
            <text:p>1736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793" calcext:value-type="float">
            <text:p>2079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273" calcext:value-type="float">
            <text:p>2127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127" calcext:value-type="float">
            <text:p>2212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4770" calcext:value-type="float">
            <text:p>2477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993" calcext:value-type="float">
            <text:p>2399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2171" calcext:value-type="float">
            <text:p>2217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2457" calcext:value-type="float">
            <text:p>2245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936" calcext:value-type="float">
            <text:p>2093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7506" calcext:value-type="float">
            <text:p>1750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6240" calcext:value-type="float">
            <text:p>1624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788" calcext:value-type="float">
            <text:p>1478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321" calcext:value-type="float">
            <text:p>1432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013" calcext:value-type="float">
            <text:p>1501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332" calcext:value-type="float">
            <text:p>1633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151" calcext:value-type="float">
            <text:p>1615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611" calcext:value-type="float">
            <text:p>1661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7219" calcext:value-type="float">
            <text:p>1721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8195" calcext:value-type="float">
            <text:p>1819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510" calcext:value-type="float">
            <text:p>1651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899" calcext:value-type="float">
            <text:p>1489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710" calcext:value-type="float">
            <text:p>1671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645" calcext:value-type="float">
            <text:p>1664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918" calcext:value-type="float">
            <text:p>1691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664" calcext:value-type="float">
            <text:p>1566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574" calcext:value-type="float">
            <text:p>1557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746" calcext:value-type="float">
            <text:p>1674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7431" calcext:value-type="float">
            <text:p>1743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7410" calcext:value-type="float">
            <text:p>1741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386" calcext:value-type="float">
            <text:p>1538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5269" calcext:value-type="float">
            <text:p>152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260" calcext:value-type="float">
            <text:p>1526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926" calcext:value-type="float">
            <text:p>1492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074" calcext:value-type="float">
            <text:p>1507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3362" calcext:value-type="float">
            <text:p>1336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687" calcext:value-type="float">
            <text:p>1268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3900" calcext:value-type="float">
            <text:p>1390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156" calcext:value-type="float">
            <text:p>1415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435" calcext:value-type="float">
            <text:p>1743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6019" calcext:value-type="float">
            <text:p>1601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171" calcext:value-type="float">
            <text:p>1417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716" calcext:value-type="float">
            <text:p>1371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556" calcext:value-type="float">
            <text:p>1255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276" calcext:value-type="float">
            <text:p>1327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3857" calcext:value-type="float">
            <text:p>1385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3678" calcext:value-type="float">
            <text:p>1367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749" calcext:value-type="float">
            <text:p>1574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105" calcext:value-type="float">
            <text:p>1410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376" calcext:value-type="float">
            <text:p>1437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158" calcext:value-type="float">
            <text:p>1415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947" calcext:value-type="float">
            <text:p>1494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467" calcext:value-type="float">
            <text:p>1346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431" calcext:value-type="float">
            <text:p>1243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022" calcext:value-type="float">
            <text:p>1402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3274" calcext:value-type="float">
            <text:p>1327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5236" calcext:value-type="float">
            <text:p>1523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902" calcext:value-type="float">
            <text:p>1390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283" calcext:value-type="float">
            <text:p>1428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996" calcext:value-type="float">
            <text:p>1599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177" calcext:value-type="float">
            <text:p>1917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7949" calcext:value-type="float">
            <text:p>1794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260" calcext:value-type="float">
            <text:p>2026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1483" calcext:value-type="float">
            <text:p>2148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704" calcext:value-type="float">
            <text:p>207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7251" calcext:value-type="float">
            <text:p>1725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8094" calcext:value-type="float">
            <text:p>1809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6835" calcext:value-type="float">
            <text:p>1683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5582" calcext:value-type="float">
            <text:p>1558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279" calcext:value-type="float">
            <text:p>1427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5661" calcext:value-type="float">
            <text:p>1566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5804" calcext:value-type="float">
            <text:p>1580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5339" calcext:value-type="float">
            <text:p>1533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7299" calcext:value-type="float">
            <text:p>1729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7396" calcext:value-type="float">
            <text:p>1739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7724" calcext:value-type="float">
            <text:p>1772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473" calcext:value-type="float">
            <text:p>2047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8656" calcext:value-type="float">
            <text:p>1865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9531" calcext:value-type="float">
            <text:p>1953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0377" calcext:value-type="float">
            <text:p>2037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942" calcext:value-type="float">
            <text:p>2094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9228" calcext:value-type="float">
            <text:p>1922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3747" calcext:value-type="float">
            <text:p>2374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1604" calcext:value-type="float">
            <text:p>2160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9635" calcext:value-type="float">
            <text:p>1963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7790" calcext:value-type="float">
            <text:p>1779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6145" calcext:value-type="float">
            <text:p>1614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7185" calcext:value-type="float">
            <text:p>1718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7035" calcext:value-type="float">
            <text:p>1703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7012" calcext:value-type="float">
            <text:p>1701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7167" calcext:value-type="float">
            <text:p>1716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6532" calcext:value-type="float">
            <text:p>1653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0679" calcext:value-type="float">
            <text:p>2067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7252" calcext:value-type="float">
            <text:p>1725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6094" calcext:value-type="float">
            <text:p>1609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7091" calcext:value-type="float">
            <text:p>1709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7909" calcext:value-type="float">
            <text:p>1790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8428" calcext:value-type="float">
            <text:p>1842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9529" calcext:value-type="float">
            <text:p>1952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566" calcext:value-type="float">
            <text:p>2356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1648" calcext:value-type="float">
            <text:p>2164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7955" calcext:value-type="float">
            <text:p>1795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8108" calcext:value-type="float">
            <text:p>1810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9424" calcext:value-type="float">
            <text:p>1942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1595" calcext:value-type="float">
            <text:p>2159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2871" calcext:value-type="float">
            <text:p>2287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1374" calcext:value-type="float">
            <text:p>2137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1280" calcext:value-type="float">
            <text:p>2128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1412" calcext:value-type="float">
            <text:p>2141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9052" calcext:value-type="float">
            <text:p>1905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0942" calcext:value-type="float">
            <text:p>2094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3848" calcext:value-type="float">
            <text:p>2384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3910" calcext:value-type="float">
            <text:p>2391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3396" calcext:value-type="float">
            <text:p>2339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2773" calcext:value-type="float">
            <text:p>2277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9301" calcext:value-type="float">
            <text:p>1930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7480" calcext:value-type="float">
            <text:p>1748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712" calcext:value-type="float">
            <text:p>167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869" calcext:value-type="float">
            <text:p>1586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9142" calcext:value-type="float">
            <text:p>1914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9538" calcext:value-type="float">
            <text:p>1953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676" calcext:value-type="float">
            <text:p>1467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855" calcext:value-type="float">
            <text:p>1485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0937" calcext:value-type="float">
            <text:p>2093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0920" calcext:value-type="float">
            <text:p>2092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03" calcext:value-type="float">
            <text:p>2000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9520" calcext:value-type="float">
            <text:p>1952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7900" calcext:value-type="float">
            <text:p>1790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7435" calcext:value-type="float">
            <text:p>1743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7215" calcext:value-type="float">
            <text:p>1721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2219" calcext:value-type="float">
            <text:p>2221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7211" calcext:value-type="float">
            <text:p>2721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3813" calcext:value-type="float">
            <text:p>4381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66" calcext:value-type="float">
            <text:p>2806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2904" calcext:value-type="float">
            <text:p>2290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1535" calcext:value-type="float">
            <text:p>2153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4723" calcext:value-type="float">
            <text:p>2472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641" calcext:value-type="float">
            <text:p>2764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2501" calcext:value-type="float">
            <text:p>3250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6648" calcext:value-type="float">
            <text:p>2664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4782" calcext:value-type="float">
            <text:p>2478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6823" calcext:value-type="float">
            <text:p>2682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5532" calcext:value-type="float">
            <text:p>2553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5076" calcext:value-type="float">
            <text:p>2507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3687" calcext:value-type="float">
            <text:p>3368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5456" calcext:value-type="float">
            <text:p>2545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5227" calcext:value-type="float">
            <text:p>2522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9962" calcext:value-type="float">
            <text:p>2996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8228" calcext:value-type="float">
            <text:p>3822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4346" calcext:value-type="float">
            <text:p>2434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1596" calcext:value-type="float">
            <text:p>2159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4898" calcext:value-type="float">
            <text:p>2489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4726" calcext:value-type="float">
            <text:p>2472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312" calcext:value-type="float">
            <text:p>2931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8688" calcext:value-type="float">
            <text:p>2868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7125" calcext:value-type="float">
            <text:p>4712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7300" calcext:value-type="float">
            <text:p>2730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3785" calcext:value-type="float">
            <text:p>2378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2954" calcext:value-type="float">
            <text:p>2295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7768" calcext:value-type="float">
            <text:p>2776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7591" calcext:value-type="float">
            <text:p>3759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7215" calcext:value-type="float">
            <text:p>372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989" calcext:value-type="float">
            <text:p>3098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7883" calcext:value-type="float">
            <text:p>3788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6296" calcext:value-type="float">
            <text:p>4629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2007" calcext:value-type="float">
            <text:p>5200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2696" calcext:value-type="float">
            <text:p>5269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0833" calcext:value-type="float">
            <text:p>4083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8124" calcext:value-type="float">
            <text:p>3812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8171" calcext:value-type="float">
            <text:p>3817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630" calcext:value-type="float">
            <text:p>4163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0528" calcext:value-type="float">
            <text:p>4052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8358" calcext:value-type="float">
            <text:p>3835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7410" calcext:value-type="float">
            <text:p>3741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1000" calcext:value-type="float">
            <text:p>4100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4076" calcext:value-type="float">
            <text:p>4407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3800" calcext:value-type="float">
            <text:p>3380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9502" calcext:value-type="float">
            <text:p>2950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9584" calcext:value-type="float">
            <text:p>2958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0337" calcext:value-type="float">
            <text:p>3033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2286" calcext:value-type="float">
            <text:p>3228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5686" calcext:value-type="float">
            <text:p>3568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4500" calcext:value-type="float">
            <text:p>3450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0172" calcext:value-type="float">
            <text:p>3017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7555" calcext:value-type="float">
            <text:p>2755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9545" calcext:value-type="float">
            <text:p>2954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1523" calcext:value-type="float">
            <text:p>3152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4379" calcext:value-type="float">
            <text:p>3437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8119" calcext:value-type="float">
            <text:p>3811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9805" calcext:value-type="float">
            <text:p>3980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5255" calcext:value-type="float">
            <text:p>4525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0759" calcext:value-type="float">
            <text:p>5075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1331" calcext:value-type="float">
            <text:p>5133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7101" calcext:value-type="float">
            <text:p>4710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4569" calcext:value-type="float">
            <text:p>4456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2107" calcext:value-type="float">
            <text:p>4210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3479" calcext:value-type="float">
            <text:p>4347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3057" calcext:value-type="float">
            <text:p>4305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1882" calcext:value-type="float">
            <text:p>4188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8972" calcext:value-type="float">
            <text:p>3897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7955" calcext:value-type="float">
            <text:p>3795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1145" calcext:value-type="float">
            <text:p>4114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1628" calcext:value-type="float">
            <text:p>4162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1697" calcext:value-type="float">
            <text:p>4169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2062" calcext:value-type="float">
            <text:p>4206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3091" calcext:value-type="float">
            <text:p>4309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1519" calcext:value-type="float">
            <text:p>4151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2069" calcext:value-type="float">
            <text:p>4206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4942" calcext:value-type="float">
            <text:p>4494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9673" calcext:value-type="float">
            <text:p>4967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2035" calcext:value-type="float">
            <text:p>5203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1918" calcext:value-type="float">
            <text:p>5191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6586" calcext:value-type="float">
            <text:p>4658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3338" calcext:value-type="float">
            <text:p>4333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5637" calcext:value-type="float">
            <text:p>4563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7177" calcext:value-type="float">
            <text:p>4717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3753" calcext:value-type="float">
            <text:p>4375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4811" calcext:value-type="float">
            <text:p>4481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8028" calcext:value-type="float">
            <text:p>4802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5749" calcext:value-type="float">
            <text:p>5574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1505" calcext:value-type="float">
            <text:p>6150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0839" calcext:value-type="float">
            <text:p>6083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4115" calcext:value-type="float">
            <text:p>5411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2478" calcext:value-type="float">
            <text:p>5247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3520" calcext:value-type="float">
            <text:p>5352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0572" calcext:value-type="float">
            <text:p>6057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4300" calcext:value-type="float">
            <text:p>5430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4304" calcext:value-type="float">
            <text:p>5430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8335" calcext:value-type="float">
            <text:p>5833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1409" calcext:value-type="float">
            <text:p>5140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1587" calcext:value-type="float">
            <text:p>5158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1980" calcext:value-type="float">
            <text:p>5198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3911" calcext:value-type="float">
            <text:p>5391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2349" calcext:value-type="float">
            <text:p>5234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0520" calcext:value-type="float">
            <text:p>5052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0876" calcext:value-type="float">
            <text:p>5087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3729" calcext:value-type="float">
            <text:p>4372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2735" calcext:value-type="float">
            <text:p>4273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5457" calcext:value-type="float">
            <text:p>4545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5710" calcext:value-type="float">
            <text:p>4571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3156" calcext:value-type="float">
            <text:p>4315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0022" calcext:value-type="float">
            <text:p>4002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8809" calcext:value-type="float">
            <text:p>3880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603" calcext:value-type="float">
            <text:p>3860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9637" calcext:value-type="float">
            <text:p>3963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9809" calcext:value-type="float">
            <text:p>3980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1846" calcext:value-type="float">
            <text:p>4184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4110" calcext:value-type="float">
            <text:p>4411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4586" calcext:value-type="float">
            <text:p>4458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2677" calcext:value-type="float">
            <text:p>4267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0955" calcext:value-type="float">
            <text:p>4095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8222" calcext:value-type="float">
            <text:p>3822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5215" calcext:value-type="float">
            <text:p>3521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5168" calcext:value-type="float">
            <text:p>3516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7028" calcext:value-type="float">
            <text:p>3702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8699" calcext:value-type="float">
            <text:p>3869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8499" calcext:value-type="float">
            <text:p>3849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8688" calcext:value-type="float">
            <text:p>3868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065" calcext:value-type="float">
            <text:p>3906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596" calcext:value-type="float">
            <text:p>3959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2015" calcext:value-type="float">
            <text:p>4201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5713" calcext:value-type="float">
            <text:p>4571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2286" calcext:value-type="float">
            <text:p>5228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7835" calcext:value-type="float">
            <text:p>6783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79700" calcext:value-type="float">
            <text:p>7970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76816" calcext:value-type="float">
            <text:p>7681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72676" calcext:value-type="float">
            <text:p>7267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3997" calcext:value-type="float">
            <text:p>6399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2120" calcext:value-type="float">
            <text:p>5212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5676" calcext:value-type="float">
            <text:p>4567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5865" calcext:value-type="float">
            <text:p>4586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8842" calcext:value-type="float">
            <text:p>4884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3020" calcext:value-type="float">
            <text:p>5302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3344" calcext:value-type="float">
            <text:p>5334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2477" calcext:value-type="float">
            <text:p>5247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1394" calcext:value-type="float">
            <text:p>5139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8323" calcext:value-type="float">
            <text:p>4832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8015" calcext:value-type="float">
            <text:p>4801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6478" calcext:value-type="float">
            <text:p>4647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7077" calcext:value-type="float">
            <text:p>4707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8206" calcext:value-type="float">
            <text:p>4820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0110" calcext:value-type="float">
            <text:p>5011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2234" calcext:value-type="float">
            <text:p>5223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3819" calcext:value-type="float">
            <text:p>5381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53086" calcext:value-type="float">
            <text:p>5308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1007" calcext:value-type="float">
            <text:p>5100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9878" calcext:value-type="float">
            <text:p>4987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8849" calcext:value-type="float">
            <text:p>4884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6923" calcext:value-type="float">
            <text:p>4692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8035" calcext:value-type="float">
            <text:p>4803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7546" calcext:value-type="float">
            <text:p>4754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7066" calcext:value-type="float">
            <text:p>4706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6860" calcext:value-type="float">
            <text:p>4686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8199" calcext:value-type="float">
            <text:p>4819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0112" calcext:value-type="float">
            <text:p>5011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4233" calcext:value-type="float">
            <text:p>5423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8262" calcext:value-type="float">
            <text:p>5826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9377" calcext:value-type="float">
            <text:p>5937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0712" calcext:value-type="float">
            <text:p>6071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1552" calcext:value-type="float">
            <text:p>6155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3691" calcext:value-type="float">
            <text:p>6369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7776" calcext:value-type="float">
            <text:p>6777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8644" calcext:value-type="float">
            <text:p>6864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8628" calcext:value-type="float">
            <text:p>6862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5187" calcext:value-type="float">
            <text:p>6518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4349" calcext:value-type="float">
            <text:p>6434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3453" calcext:value-type="float">
            <text:p>6345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4119" calcext:value-type="float">
            <text:p>6411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6832" calcext:value-type="float">
            <text:p>6683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70508" calcext:value-type="float">
            <text:p>7050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4838" calcext:value-type="float">
            <text:p>7483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82657" calcext:value-type="float">
            <text:p>8265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0508" calcext:value-type="float">
            <text:p>9050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89647" calcext:value-type="float">
            <text:p>8964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08438" calcext:value-type="float">
            <text:p>10843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0342" calcext:value-type="float">
            <text:p>14034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37518" calcext:value-type="float">
            <text:p>13751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89817" calcext:value-type="float">
            <text:p>18981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54156" calcext:value-type="float">
            <text:p>25415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10797" calcext:value-type="float">
            <text:p>31079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41076" calcext:value-type="float">
            <text:p>44107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24223" calcext:value-type="float">
            <text:p>52422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77023" calcext:value-type="float">
            <text:p>57702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45357" calcext:value-type="float">
            <text:p>64535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947167" calcext:value-type="float">
            <text:p>94716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42312" calcext:value-type="float">
            <text:p>64231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88544" calcext:value-type="float">
            <text:p>48854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1149" calcext:value-type="float">
            <text:p>46114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16774" calcext:value-type="float">
            <text:p>41677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08237" calcext:value-type="float">
            <text:p>40823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23535" calcext:value-type="float">
            <text:p>42353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37359" calcext:value-type="float">
            <text:p>43735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35244" calcext:value-type="float">
            <text:p>43524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48395" calcext:value-type="float">
            <text:p>34839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31733" calcext:value-type="float">
            <text:p>33173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40556" calcext:value-type="float">
            <text:p>34055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57649" calcext:value-type="float">
            <text:p>35764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73971" calcext:value-type="float">
            <text:p>27397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48640" calcext:value-type="float">
            <text:p>24864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19463" calcext:value-type="float">
            <text:p>21946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30183" calcext:value-type="float">
            <text:p>23018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59203" calcext:value-type="float">
            <text:p>25920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81723" calcext:value-type="float">
            <text:p>28172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39473" calcext:value-type="float">
            <text:p>33947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73425" calcext:value-type="float">
            <text:p>47342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37967" calcext:value-type="float">
            <text:p>43796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15160" calcext:value-type="float">
            <text:p>41516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66314" calcext:value-type="float">
            <text:p>46631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38665" calcext:value-type="float">
            <text:p>53866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56677" calcext:value-type="float">
            <text:p>65667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866813" calcext:value-type="float">
            <text:p>86681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071823" calcext:value-type="float">
            <text:p>107182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55793" calcext:value-type="float">
            <text:p>105579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76143" calcext:value-type="float">
            <text:p>87614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20387" calcext:value-type="float">
            <text:p>72038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77661" calcext:value-type="float">
            <text:p>67766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74022" calcext:value-type="float">
            <text:p>67402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79369" calcext:value-type="float">
            <text:p>57936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31675" calcext:value-type="float">
            <text:p>63167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71011" calcext:value-type="float">
            <text:p>47101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79075" calcext:value-type="float">
            <text:p>47907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95587" calcext:value-type="float">
            <text:p>49558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34872" calcext:value-type="float">
            <text:p>63487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41468" calcext:value-type="float">
            <text:p>54146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38153" calcext:value-type="float">
            <text:p>53815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57614" calcext:value-type="float">
            <text:p>45761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80316" calcext:value-type="float">
            <text:p>38031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66786" calcext:value-type="float">
            <text:p>26678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23325" calcext:value-type="float">
            <text:p>22332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76243" calcext:value-type="float">
            <text:p>37624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34629" calcext:value-type="float">
            <text:p>23462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41990" calcext:value-type="float">
            <text:p>24199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59694" calcext:value-type="float">
            <text:p>25969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89737" calcext:value-type="float">
            <text:p>18973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6099" calcext:value-type="float">
            <text:p>13609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94927" calcext:value-type="float">
            <text:p>9492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8897" calcext:value-type="float">
            <text:p>4889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9721" calcext:value-type="float">
            <text:p>3972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1482" calcext:value-type="float">
            <text:p>2148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5693" calcext:value-type="float">
            <text:p>1569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8041" calcext:value-type="float">
            <text:p>804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372" calcext:value-type="float">
            <text:p>537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604" calcext:value-type="float">
            <text:p>360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557" calcext:value-type="float">
            <text:p>255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198" calcext:value-type="float">
            <text:p>219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"/>
        </table:table-row>
      </table:table>
      <table:table table:name="hist 3" table:style-name="ta1">
        <table:shapes>
          <draw:frame draw:z-index="0" draw:style-name="gr1" draw:text-style-name="P1" svg:width="22.2098in" svg:height="12.848in" svg:x="1.7768in" svg:y="0in">
            <draw:object draw:notify-on-update-of-ranges="'hist 3'.A1:'hist 3'.A1 'hist 3'.A2:'hist 3'.A570 'hist 3'.B1:'hist 3'.B1 'hist 3'.B2:'hist 3'.B57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6" calcext:value-type="float">
            <text:p>206</text:p>
          </table:table-cell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69" calcext:value-type="float">
            <text:p>43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715" calcext:value-type="float">
            <text:p>107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835" calcext:value-type="float">
            <text:p>158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665" calcext:value-type="float">
            <text:p>186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111" calcext:value-type="float">
            <text:p>241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076" calcext:value-type="float">
            <text:p>580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905" calcext:value-type="float">
            <text:p>259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847" calcext:value-type="float">
            <text:p>648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9670" calcext:value-type="float">
            <text:p>16967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903" calcext:value-type="float">
            <text:p>319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818" calcext:value-type="float">
            <text:p>378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707" calcext:value-type="float">
            <text:p>347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6713" calcext:value-type="float">
            <text:p>767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6312" calcext:value-type="float">
            <text:p>1363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602" calcext:value-type="float">
            <text:p>2016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88990" calcext:value-type="float">
            <text:p>38899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82877" calcext:value-type="float">
            <text:p>20828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3879" calcext:value-type="float">
            <text:p>838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583" calcext:value-type="float">
            <text:p>395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338" calcext:value-type="float">
            <text:p>403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442" calcext:value-type="float">
            <text:p>4444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128" calcext:value-type="float">
            <text:p>411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3553" calcext:value-type="float">
            <text:p>4355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274" calcext:value-type="float">
            <text:p>3827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8256" calcext:value-type="float">
            <text:p>282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8412" calcext:value-type="float">
            <text:p>484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6170" calcext:value-type="float">
            <text:p>3617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6933" calcext:value-type="float">
            <text:p>569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381" calcext:value-type="float">
            <text:p>4438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7461" calcext:value-type="float">
            <text:p>4746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324" calcext:value-type="float">
            <text:p>483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3706" calcext:value-type="float">
            <text:p>437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2409" calcext:value-type="float">
            <text:p>2240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069" calcext:value-type="float">
            <text:p>240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6222" calcext:value-type="float">
            <text:p>262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5382" calcext:value-type="float">
            <text:p>4538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2668" calcext:value-type="float">
            <text:p>6266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6585" calcext:value-type="float">
            <text:p>865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7402" calcext:value-type="float">
            <text:p>5740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216" calcext:value-type="float">
            <text:p>672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185" calcext:value-type="float">
            <text:p>5118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6314" calcext:value-type="float">
            <text:p>663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8842" calcext:value-type="float">
            <text:p>8884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4033" calcext:value-type="float">
            <text:p>740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0470" calcext:value-type="float">
            <text:p>8047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4647" calcext:value-type="float">
            <text:p>10464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7631" calcext:value-type="float">
            <text:p>8763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4886" calcext:value-type="float">
            <text:p>7488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9428" calcext:value-type="float">
            <text:p>7942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8609" calcext:value-type="float">
            <text:p>6860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366" calcext:value-type="float">
            <text:p>5036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2252" calcext:value-type="float">
            <text:p>522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1159" calcext:value-type="float">
            <text:p>6115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6129" calcext:value-type="float">
            <text:p>5612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4203" calcext:value-type="float">
            <text:p>542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1055" calcext:value-type="float">
            <text:p>5105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3304" calcext:value-type="float">
            <text:p>4330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7256" calcext:value-type="float">
            <text:p>5725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1003" calcext:value-type="float">
            <text:p>5100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3465" calcext:value-type="float">
            <text:p>4346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8778" calcext:value-type="float">
            <text:p>3877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2872" calcext:value-type="float">
            <text:p>5287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3522" calcext:value-type="float">
            <text:p>4352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4448" calcext:value-type="float">
            <text:p>3444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2247" calcext:value-type="float">
            <text:p>3224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2747" calcext:value-type="float">
            <text:p>3274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5442" calcext:value-type="float">
            <text:p>3544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2535" calcext:value-type="float">
            <text:p>325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711" calcext:value-type="float">
            <text:p>2771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4955" calcext:value-type="float">
            <text:p>2495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992" calcext:value-type="float">
            <text:p>2399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130" calcext:value-type="float">
            <text:p>2413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150" calcext:value-type="float">
            <text:p>2515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929" calcext:value-type="float">
            <text:p>2692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9386" calcext:value-type="float">
            <text:p>293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7527" calcext:value-type="float">
            <text:p>2752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506" calcext:value-type="float">
            <text:p>295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1463" calcext:value-type="float">
            <text:p>3146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223" calcext:value-type="float">
            <text:p>3122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7411" calcext:value-type="float">
            <text:p>274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8418" calcext:value-type="float">
            <text:p>2841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9290" calcext:value-type="float">
            <text:p>2929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4809" calcext:value-type="float">
            <text:p>2480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3515" calcext:value-type="float">
            <text:p>2351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613" calcext:value-type="float">
            <text:p>2561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4591" calcext:value-type="float">
            <text:p>2459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654" calcext:value-type="float">
            <text:p>2565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463" calcext:value-type="float">
            <text:p>2746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6930" calcext:value-type="float">
            <text:p>2693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855" calcext:value-type="float">
            <text:p>2585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785" calcext:value-type="float">
            <text:p>2578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1895" calcext:value-type="float">
            <text:p>2189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897" calcext:value-type="float">
            <text:p>2089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1426" calcext:value-type="float">
            <text:p>2142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4691" calcext:value-type="float">
            <text:p>2469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3028" calcext:value-type="float">
            <text:p>2302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1851" calcext:value-type="float">
            <text:p>2185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046" calcext:value-type="float">
            <text:p>1904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891" calcext:value-type="float">
            <text:p>2189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3536" calcext:value-type="float">
            <text:p>2353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1044" calcext:value-type="float">
            <text:p>2104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9650" calcext:value-type="float">
            <text:p>1965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9739" calcext:value-type="float">
            <text:p>1973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066" calcext:value-type="float">
            <text:p>2006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2922" calcext:value-type="float">
            <text:p>2292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2701" calcext:value-type="float">
            <text:p>2270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1909" calcext:value-type="float">
            <text:p>2190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639" calcext:value-type="float">
            <text:p>2063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1083" calcext:value-type="float">
            <text:p>2108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3652" calcext:value-type="float">
            <text:p>2365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6979" calcext:value-type="float">
            <text:p>2697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3553" calcext:value-type="float">
            <text:p>2355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2009" calcext:value-type="float">
            <text:p>2200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7276" calcext:value-type="float">
            <text:p>2727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4881" calcext:value-type="float">
            <text:p>348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7840" calcext:value-type="float">
            <text:p>3784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6962" calcext:value-type="float">
            <text:p>3696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1593" calcext:value-type="float">
            <text:p>4159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5228" calcext:value-type="float">
            <text:p>3522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9741" calcext:value-type="float">
            <text:p>2974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7221" calcext:value-type="float">
            <text:p>2722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4828" calcext:value-type="float">
            <text:p>2482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120" calcext:value-type="float">
            <text:p>2012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9580" calcext:value-type="float">
            <text:p>1958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2485" calcext:value-type="float">
            <text:p>2248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2489" calcext:value-type="float">
            <text:p>2248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1150" calcext:value-type="float">
            <text:p>2115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461" calcext:value-type="float">
            <text:p>2146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3723" calcext:value-type="float">
            <text:p>2372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1499" calcext:value-type="float">
            <text:p>2149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7160" calcext:value-type="float">
            <text:p>1716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9065" calcext:value-type="float">
            <text:p>1906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318" calcext:value-type="float">
            <text:p>2031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519" calcext:value-type="float">
            <text:p>2051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2334" calcext:value-type="float">
            <text:p>2233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3322" calcext:value-type="float">
            <text:p>2332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0775" calcext:value-type="float">
            <text:p>207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477" calcext:value-type="float">
            <text:p>2247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2986" calcext:value-type="float">
            <text:p>2298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1765" calcext:value-type="float">
            <text:p>2176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1127" calcext:value-type="float">
            <text:p>2112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2965" calcext:value-type="float">
            <text:p>2296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2955" calcext:value-type="float">
            <text:p>229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4977" calcext:value-type="float">
            <text:p>2497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5305" calcext:value-type="float">
            <text:p>2530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9726" calcext:value-type="float">
            <text:p>2972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4933" calcext:value-type="float">
            <text:p>349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0153" calcext:value-type="float">
            <text:p>4015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8892" calcext:value-type="float">
            <text:p>3889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1948" calcext:value-type="float">
            <text:p>4194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9697" calcext:value-type="float">
            <text:p>3969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6442" calcext:value-type="float">
            <text:p>3644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3818" calcext:value-type="float">
            <text:p>3381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4156" calcext:value-type="float">
            <text:p>3415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2737" calcext:value-type="float">
            <text:p>3273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9302" calcext:value-type="float">
            <text:p>2930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7144" calcext:value-type="float">
            <text:p>2714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8697" calcext:value-type="float">
            <text:p>2869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2470" calcext:value-type="float">
            <text:p>3247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3489" calcext:value-type="float">
            <text:p>3348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5105" calcext:value-type="float">
            <text:p>4510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6583" calcext:value-type="float">
            <text:p>4658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7882" calcext:value-type="float">
            <text:p>3788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0690" calcext:value-type="float">
            <text:p>3069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1210" calcext:value-type="float">
            <text:p>3121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2996" calcext:value-type="float">
            <text:p>3299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1865" calcext:value-type="float">
            <text:p>3186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5406" calcext:value-type="float">
            <text:p>3540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1982" calcext:value-type="float">
            <text:p>3198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8319" calcext:value-type="float">
            <text:p>2831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1471" calcext:value-type="float">
            <text:p>3147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391" calcext:value-type="float">
            <text:p>3039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0509" calcext:value-type="float">
            <text:p>3050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9304" calcext:value-type="float">
            <text:p>2930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1686" calcext:value-type="float">
            <text:p>3168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3230" calcext:value-type="float">
            <text:p>3323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1993" calcext:value-type="float">
            <text:p>3199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9545" calcext:value-type="float">
            <text:p>2954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9747" calcext:value-type="float">
            <text:p>2974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2668" calcext:value-type="float">
            <text:p>3266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9606" calcext:value-type="float">
            <text:p>2960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4295" calcext:value-type="float">
            <text:p>2429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3112" calcext:value-type="float">
            <text:p>2311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1690" calcext:value-type="float">
            <text:p>2169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997" calcext:value-type="float">
            <text:p>1999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581" calcext:value-type="float">
            <text:p>1958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237" calcext:value-type="float">
            <text:p>2023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76" calcext:value-type="float">
            <text:p>2007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2438" calcext:value-type="float">
            <text:p>2243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2923" calcext:value-type="float">
            <text:p>2292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3934" calcext:value-type="float">
            <text:p>2393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2762" calcext:value-type="float">
            <text:p>2276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3052" calcext:value-type="float">
            <text:p>2305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980" calcext:value-type="float">
            <text:p>2598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0878" calcext:value-type="float">
            <text:p>3087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5978" calcext:value-type="float">
            <text:p>3597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5330" calcext:value-type="float">
            <text:p>3533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1889" calcext:value-type="float">
            <text:p>3188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4520" calcext:value-type="float">
            <text:p>3452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1039" calcext:value-type="float">
            <text:p>4103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2360" calcext:value-type="float">
            <text:p>4236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5396" calcext:value-type="float">
            <text:p>3539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9134" calcext:value-type="float">
            <text:p>2913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7717" calcext:value-type="float">
            <text:p>2771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0904" calcext:value-type="float">
            <text:p>3090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3728" calcext:value-type="float">
            <text:p>3372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9917" calcext:value-type="float">
            <text:p>2991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6770" calcext:value-type="float">
            <text:p>2677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9193" calcext:value-type="float">
            <text:p>2919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1293" calcext:value-type="float">
            <text:p>3129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9956" calcext:value-type="float">
            <text:p>2995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1166" calcext:value-type="float">
            <text:p>3116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6217" calcext:value-type="float">
            <text:p>3621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2839" calcext:value-type="float">
            <text:p>4283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0371" calcext:value-type="float">
            <text:p>5037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8625" calcext:value-type="float">
            <text:p>5862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5083" calcext:value-type="float">
            <text:p>6508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9127" calcext:value-type="float">
            <text:p>5912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3304" calcext:value-type="float">
            <text:p>5330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3481" calcext:value-type="float">
            <text:p>5348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6173" calcext:value-type="float">
            <text:p>5617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6784" calcext:value-type="float">
            <text:p>5678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1107" calcext:value-type="float">
            <text:p>5110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3210" calcext:value-type="float">
            <text:p>4321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1145" calcext:value-type="float">
            <text:p>4114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1471" calcext:value-type="float">
            <text:p>4147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3477" calcext:value-type="float">
            <text:p>4347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5427" calcext:value-type="float">
            <text:p>4542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5947" calcext:value-type="float">
            <text:p>4594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8286" calcext:value-type="float">
            <text:p>4828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2040" calcext:value-type="float">
            <text:p>4204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8532" calcext:value-type="float">
            <text:p>3853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6994" calcext:value-type="float">
            <text:p>3699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8759" calcext:value-type="float">
            <text:p>3875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1983" calcext:value-type="float">
            <text:p>4198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4533" calcext:value-type="float">
            <text:p>4453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8609" calcext:value-type="float">
            <text:p>4860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2253" calcext:value-type="float">
            <text:p>5225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2809" calcext:value-type="float">
            <text:p>5280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0267" calcext:value-type="float">
            <text:p>5026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7360" calcext:value-type="float">
            <text:p>4736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2877" calcext:value-type="float">
            <text:p>5287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7720" calcext:value-type="float">
            <text:p>6772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4351" calcext:value-type="float">
            <text:p>7435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4381" calcext:value-type="float">
            <text:p>6438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9205" calcext:value-type="float">
            <text:p>6920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3637" calcext:value-type="float">
            <text:p>7363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7839" calcext:value-type="float">
            <text:p>6783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8970" calcext:value-type="float">
            <text:p>6897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70005" calcext:value-type="float">
            <text:p>7000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70763" calcext:value-type="float">
            <text:p>7076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75450" calcext:value-type="float">
            <text:p>7545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1570" calcext:value-type="float">
            <text:p>8157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6333" calcext:value-type="float">
            <text:p>7633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6868" calcext:value-type="float">
            <text:p>6686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5393" calcext:value-type="float">
            <text:p>5539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1675" calcext:value-type="float">
            <text:p>5167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9693" calcext:value-type="float">
            <text:p>5969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5056" calcext:value-type="float">
            <text:p>6505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79738" calcext:value-type="float">
            <text:p>7973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7767" calcext:value-type="float">
            <text:p>7776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1852" calcext:value-type="float">
            <text:p>7185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8550" calcext:value-type="float">
            <text:p>7855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2946" calcext:value-type="float">
            <text:p>7294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1720" calcext:value-type="float">
            <text:p>7172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8679" calcext:value-type="float">
            <text:p>6867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4064" calcext:value-type="float">
            <text:p>6406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4249" calcext:value-type="float">
            <text:p>6424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5373" calcext:value-type="float">
            <text:p>6537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0986" calcext:value-type="float">
            <text:p>7098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72262" calcext:value-type="float">
            <text:p>7226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2489" calcext:value-type="float">
            <text:p>7248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5875" calcext:value-type="float">
            <text:p>6587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2225" calcext:value-type="float">
            <text:p>6222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2762" calcext:value-type="float">
            <text:p>6276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9672" calcext:value-type="float">
            <text:p>6967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0780" calcext:value-type="float">
            <text:p>7078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5415" calcext:value-type="float">
            <text:p>7541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3275" calcext:value-type="float">
            <text:p>7327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7502" calcext:value-type="float">
            <text:p>6750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2788" calcext:value-type="float">
            <text:p>6278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8859" calcext:value-type="float">
            <text:p>5885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8413" calcext:value-type="float">
            <text:p>5841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6717" calcext:value-type="float">
            <text:p>5671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3181" calcext:value-type="float">
            <text:p>5318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3485" calcext:value-type="float">
            <text:p>5348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7056" calcext:value-type="float">
            <text:p>5705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1238" calcext:value-type="float">
            <text:p>5123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5168" calcext:value-type="float">
            <text:p>4516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1349" calcext:value-type="float">
            <text:p>4134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0777" calcext:value-type="float">
            <text:p>4077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3560" calcext:value-type="float">
            <text:p>4356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8183" calcext:value-type="float">
            <text:p>4818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3184" calcext:value-type="float">
            <text:p>5318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7687" calcext:value-type="float">
            <text:p>5768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9424" calcext:value-type="float">
            <text:p>5942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3081" calcext:value-type="float">
            <text:p>6308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0447" calcext:value-type="float">
            <text:p>7044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2954" calcext:value-type="float">
            <text:p>7295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5234" calcext:value-type="float">
            <text:p>7523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9519" calcext:value-type="float">
            <text:p>7951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6888" calcext:value-type="float">
            <text:p>8688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2450" calcext:value-type="float">
            <text:p>9245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85531" calcext:value-type="float">
            <text:p>8553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1382" calcext:value-type="float">
            <text:p>8138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81410" calcext:value-type="float">
            <text:p>8141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82636" calcext:value-type="float">
            <text:p>8263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4944" calcext:value-type="float">
            <text:p>7494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4558" calcext:value-type="float">
            <text:p>6455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3412" calcext:value-type="float">
            <text:p>6341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9438" calcext:value-type="float">
            <text:p>6943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7077" calcext:value-type="float">
            <text:p>7707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3455" calcext:value-type="float">
            <text:p>9345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11154" calcext:value-type="float">
            <text:p>11115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27360" calcext:value-type="float">
            <text:p>12736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20008" calcext:value-type="float">
            <text:p>12000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11837" calcext:value-type="float">
            <text:p>11183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8617" calcext:value-type="float">
            <text:p>10861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8344" calcext:value-type="float">
            <text:p>10834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12264" calcext:value-type="float">
            <text:p>11226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20547" calcext:value-type="float">
            <text:p>12054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14797" calcext:value-type="float">
            <text:p>11479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98793" calcext:value-type="float">
            <text:p>9879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88327" calcext:value-type="float">
            <text:p>8832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82841" calcext:value-type="float">
            <text:p>8284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85946" calcext:value-type="float">
            <text:p>8594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96934" calcext:value-type="float">
            <text:p>9693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4662" calcext:value-type="float">
            <text:p>10466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99159" calcext:value-type="float">
            <text:p>9915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92099" calcext:value-type="float">
            <text:p>9209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6712" calcext:value-type="float">
            <text:p>8671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82744" calcext:value-type="float">
            <text:p>8274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84358" calcext:value-type="float">
            <text:p>8435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86456" calcext:value-type="float">
            <text:p>8645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8661" calcext:value-type="float">
            <text:p>7866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71366" calcext:value-type="float">
            <text:p>7136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3235" calcext:value-type="float">
            <text:p>6323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5380" calcext:value-type="float">
            <text:p>5538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8228" calcext:value-type="float">
            <text:p>4822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2259" calcext:value-type="float">
            <text:p>4225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9426" calcext:value-type="float">
            <text:p>3942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0579" calcext:value-type="float">
            <text:p>4057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3395" calcext:value-type="float">
            <text:p>4339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5065" calcext:value-type="float">
            <text:p>4506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5158" calcext:value-type="float">
            <text:p>4515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6845" calcext:value-type="float">
            <text:p>4684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0181" calcext:value-type="float">
            <text:p>5018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7141" calcext:value-type="float">
            <text:p>5714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6690" calcext:value-type="float">
            <text:p>6669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8321" calcext:value-type="float">
            <text:p>7832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85853" calcext:value-type="float">
            <text:p>8585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88310" calcext:value-type="float">
            <text:p>8831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5068" calcext:value-type="float">
            <text:p>8506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82084" calcext:value-type="float">
            <text:p>8208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5724" calcext:value-type="float">
            <text:p>7572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7768" calcext:value-type="float">
            <text:p>6776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8216" calcext:value-type="float">
            <text:p>5821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4237" calcext:value-type="float">
            <text:p>5423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4819" calcext:value-type="float">
            <text:p>5481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7187" calcext:value-type="float">
            <text:p>5718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1114" calcext:value-type="float">
            <text:p>6111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5339" calcext:value-type="float">
            <text:p>6533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9360" calcext:value-type="float">
            <text:p>6936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8450" calcext:value-type="float">
            <text:p>6845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6140" calcext:value-type="float">
            <text:p>6614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4433" calcext:value-type="float">
            <text:p>6443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2857" calcext:value-type="float">
            <text:p>6285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5506" calcext:value-type="float">
            <text:p>6550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2910" calcext:value-type="float">
            <text:p>7291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80404" calcext:value-type="float">
            <text:p>8040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87559" calcext:value-type="float">
            <text:p>8755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96118" calcext:value-type="float">
            <text:p>9611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2552" calcext:value-type="float">
            <text:p>10255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07603" calcext:value-type="float">
            <text:p>10760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14607" calcext:value-type="float">
            <text:p>11460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23624" calcext:value-type="float">
            <text:p>12362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29851" calcext:value-type="float">
            <text:p>12985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26759" calcext:value-type="float">
            <text:p>12675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24407" calcext:value-type="float">
            <text:p>12440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26588" calcext:value-type="float">
            <text:p>12658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17178" calcext:value-type="float">
            <text:p>11717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11619" calcext:value-type="float">
            <text:p>11161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11968" calcext:value-type="float">
            <text:p>11196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16515" calcext:value-type="float">
            <text:p>11651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25042" calcext:value-type="float">
            <text:p>12504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28346" calcext:value-type="float">
            <text:p>12834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26065" calcext:value-type="float">
            <text:p>12606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7373" calcext:value-type="float">
            <text:p>13737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57649" calcext:value-type="float">
            <text:p>15764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52278" calcext:value-type="float">
            <text:p>15227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33159" calcext:value-type="float">
            <text:p>13315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25596" calcext:value-type="float">
            <text:p>12559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30548" calcext:value-type="float">
            <text:p>13054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36313" calcext:value-type="float">
            <text:p>13631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37546" calcext:value-type="float">
            <text:p>13754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5503" calcext:value-type="float">
            <text:p>14550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5211" calcext:value-type="float">
            <text:p>14521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36291" calcext:value-type="float">
            <text:p>13629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32434" calcext:value-type="float">
            <text:p>13243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38570" calcext:value-type="float">
            <text:p>13857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50801" calcext:value-type="float">
            <text:p>15080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60326" calcext:value-type="float">
            <text:p>16032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54561" calcext:value-type="float">
            <text:p>15456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38751" calcext:value-type="float">
            <text:p>13875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34228" calcext:value-type="float">
            <text:p>13422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33519" calcext:value-type="float">
            <text:p>13351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32220" calcext:value-type="float">
            <text:p>13222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31149" calcext:value-type="float">
            <text:p>13114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31838" calcext:value-type="float">
            <text:p>13183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36078" calcext:value-type="float">
            <text:p>13607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1944" calcext:value-type="float">
            <text:p>14194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3100" calcext:value-type="float">
            <text:p>14310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1314" calcext:value-type="float">
            <text:p>14131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38282" calcext:value-type="float">
            <text:p>13828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39291" calcext:value-type="float">
            <text:p>13929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52823" calcext:value-type="float">
            <text:p>15282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55104" calcext:value-type="float">
            <text:p>15510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52720" calcext:value-type="float">
            <text:p>15272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51665" calcext:value-type="float">
            <text:p>15166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57249" calcext:value-type="float">
            <text:p>15724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68151" calcext:value-type="float">
            <text:p>16815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72268" calcext:value-type="float">
            <text:p>17226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86820" calcext:value-type="float">
            <text:p>18682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92780" calcext:value-type="float">
            <text:p>19278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98940" calcext:value-type="float">
            <text:p>19894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02590" calcext:value-type="float">
            <text:p>20259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96965" calcext:value-type="float">
            <text:p>19696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80056" calcext:value-type="float">
            <text:p>18005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74111" calcext:value-type="float">
            <text:p>17411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81408" calcext:value-type="float">
            <text:p>18140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78310" calcext:value-type="float">
            <text:p>17831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88221" calcext:value-type="float">
            <text:p>18822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03718" calcext:value-type="float">
            <text:p>20371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18231" calcext:value-type="float">
            <text:p>21823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26807" calcext:value-type="float">
            <text:p>22680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17188" calcext:value-type="float">
            <text:p>21718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31394" calcext:value-type="float">
            <text:p>23139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53584" calcext:value-type="float">
            <text:p>25358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54056" calcext:value-type="float">
            <text:p>25405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34336" calcext:value-type="float">
            <text:p>23433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00569" calcext:value-type="float">
            <text:p>20056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86880" calcext:value-type="float">
            <text:p>18688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78632" calcext:value-type="float">
            <text:p>17863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75839" calcext:value-type="float">
            <text:p>17583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74144" calcext:value-type="float">
            <text:p>17414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74928" calcext:value-type="float">
            <text:p>17492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78573" calcext:value-type="float">
            <text:p>17857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74929" calcext:value-type="float">
            <text:p>17492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73807" calcext:value-type="float">
            <text:p>17380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84371" calcext:value-type="float">
            <text:p>18437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01280" calcext:value-type="float">
            <text:p>20128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93014" calcext:value-type="float">
            <text:p>19301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90154" calcext:value-type="float">
            <text:p>19015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88003" calcext:value-type="float">
            <text:p>18800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94372" calcext:value-type="float">
            <text:p>19437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03123" calcext:value-type="float">
            <text:p>20312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09906" calcext:value-type="float">
            <text:p>20990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15509" calcext:value-type="float">
            <text:p>21550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38651" calcext:value-type="float">
            <text:p>23865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56752" calcext:value-type="float">
            <text:p>25675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71173" calcext:value-type="float">
            <text:p>27117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85215" calcext:value-type="float">
            <text:p>28521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90290" calcext:value-type="float">
            <text:p>29029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71353" calcext:value-type="float">
            <text:p>27135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19543" calcext:value-type="float">
            <text:p>21954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67910" calcext:value-type="float">
            <text:p>16791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8468" calcext:value-type="float">
            <text:p>14846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2951" calcext:value-type="float">
            <text:p>14295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9637" calcext:value-type="float">
            <text:p>14963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76680" calcext:value-type="float">
            <text:p>17668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13482" calcext:value-type="float">
            <text:p>21348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38389" calcext:value-type="float">
            <text:p>23838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23904" calcext:value-type="float">
            <text:p>22390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01971" calcext:value-type="float">
            <text:p>20197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18762" calcext:value-type="float">
            <text:p>21876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50183" calcext:value-type="float">
            <text:p>25018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49723" calcext:value-type="float">
            <text:p>24972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71794" calcext:value-type="float">
            <text:p>27179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39715" calcext:value-type="float">
            <text:p>23971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14951" calcext:value-type="float">
            <text:p>21495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19950" calcext:value-type="float">
            <text:p>21995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58711" calcext:value-type="float">
            <text:p>25871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97429" calcext:value-type="float">
            <text:p>29742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70711" calcext:value-type="float">
            <text:p>37071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32983" calcext:value-type="float">
            <text:p>43298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65876" calcext:value-type="float">
            <text:p>46587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93072" calcext:value-type="float">
            <text:p>49307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1018" calcext:value-type="float">
            <text:p>49101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57219" calcext:value-type="float">
            <text:p>45721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82948" calcext:value-type="float">
            <text:p>48294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65590" calcext:value-type="float">
            <text:p>56559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02959" calcext:value-type="float">
            <text:p>60295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36902" calcext:value-type="float">
            <text:p>63690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702962" calcext:value-type="float">
            <text:p>70296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75902" calcext:value-type="float">
            <text:p>67590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45186" calcext:value-type="float">
            <text:p>64518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42937" calcext:value-type="float">
            <text:p>64293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49752" calcext:value-type="float">
            <text:p>64975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734810" calcext:value-type="float">
            <text:p>73481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55419" calcext:value-type="float">
            <text:p>85541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916086" calcext:value-type="float">
            <text:p>91608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023407" calcext:value-type="float">
            <text:p>102340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992122" calcext:value-type="float">
            <text:p>99212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884851" calcext:value-type="float">
            <text:p>88485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835941" calcext:value-type="float">
            <text:p>83594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909159" calcext:value-type="float">
            <text:p>90915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845293" calcext:value-type="float">
            <text:p>84529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928090" calcext:value-type="float">
            <text:p>92809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013565" calcext:value-type="float">
            <text:p>101356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001693" calcext:value-type="float">
            <text:p>100169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985531" calcext:value-type="float">
            <text:p>98553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011208" calcext:value-type="float">
            <text:p>101120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990920" calcext:value-type="float">
            <text:p>99092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902851" calcext:value-type="float">
            <text:p>90285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728776" calcext:value-type="float">
            <text:p>72877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790186" calcext:value-type="float">
            <text:p>79018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63206" calcext:value-type="float">
            <text:p>66320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740189" calcext:value-type="float">
            <text:p>740189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982417" calcext:value-type="float">
            <text:p>98241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987496" calcext:value-type="float">
            <text:p>98749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94881" calcext:value-type="float">
            <text:p>69488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724477" calcext:value-type="float">
            <text:p>72447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823453" calcext:value-type="float">
            <text:p>823453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902095" calcext:value-type="float">
            <text:p>90209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36263" calcext:value-type="float">
            <text:p>53626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77536" calcext:value-type="float">
            <text:p>47753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50826" calcext:value-type="float">
            <text:p>65082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40405" calcext:value-type="float">
            <text:p>34040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87047" calcext:value-type="float">
            <text:p>28704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44715" calcext:value-type="float">
            <text:p>24471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49796" calcext:value-type="float">
            <text:p>24979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50755" calcext:value-type="float">
            <text:p>25075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35977" calcext:value-type="float">
            <text:p>23597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00976" calcext:value-type="float">
            <text:p>20097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66758" calcext:value-type="float">
            <text:p>16675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7572" calcext:value-type="float">
            <text:p>147572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92972" calcext:value-type="float">
            <text:p>9297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97668" calcext:value-type="float">
            <text:p>9766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4044" calcext:value-type="float">
            <text:p>14404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85457" calcext:value-type="float">
            <text:p>8545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3153" calcext:value-type="float">
            <text:p>5315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9164" calcext:value-type="float">
            <text:p>4916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3936" calcext:value-type="float">
            <text:p>5393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2597" calcext:value-type="float">
            <text:p>4259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4179" calcext:value-type="float">
            <text:p>2417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3589" calcext:value-type="float">
            <text:p>1358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9357" calcext:value-type="float">
            <text:p>935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934" calcext:value-type="float">
            <text:p>593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522" calcext:value-type="float">
            <text:p>352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"/>
        </table:table-row>
      </table:table>
      <table:table table:name="hist 6" table:style-name="ta1">
        <table:shapes>
          <draw:frame draw:z-index="0" draw:style-name="gr1" draw:text-style-name="P1" svg:width="22.2098in" svg:height="12.848in" svg:x="1.7768in" svg:y="0in">
            <draw:object draw:notify-on-update-of-ranges="'hist 6'.A1:'hist 6'.A1 'hist 6'.A2:'hist 6'.A570 'hist 6'.B1:'hist 6'.B1 'hist 6'.B2:'hist 6'.B57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345" calcext:value-type="float">
            <text:p>43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289" calcext:value-type="float">
            <text:p>32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62" calcext:value-type="float">
            <text:p>276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829" calcext:value-type="float">
            <text:p>28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13" calcext:value-type="float">
            <text:p>17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15" calcext:value-type="float">
            <text:p>17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332" calcext:value-type="float">
            <text:p>233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474" calcext:value-type="float">
            <text:p>247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652" calcext:value-type="float">
            <text:p>265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341" calcext:value-type="float">
            <text:p>234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382" calcext:value-type="float">
            <text:p>238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481" calcext:value-type="float">
            <text:p>248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758" calcext:value-type="float">
            <text:p>275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764" calcext:value-type="float">
            <text:p>276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846" calcext:value-type="float">
            <text:p>384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846" calcext:value-type="float">
            <text:p>784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555" calcext:value-type="float">
            <text:p>355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957" calcext:value-type="float">
            <text:p>295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244" calcext:value-type="float">
            <text:p>324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788" calcext:value-type="float">
            <text:p>278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597" calcext:value-type="float">
            <text:p>259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632" calcext:value-type="float">
            <text:p>263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073" calcext:value-type="float">
            <text:p>307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995" calcext:value-type="float">
            <text:p>299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323" calcext:value-type="float">
            <text:p>332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922" calcext:value-type="float">
            <text:p>292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830" calcext:value-type="float">
            <text:p>283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726" calcext:value-type="float">
            <text:p>372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521" calcext:value-type="float">
            <text:p>452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951" calcext:value-type="float">
            <text:p>695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654" calcext:value-type="float">
            <text:p>465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697" calcext:value-type="float">
            <text:p>569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503" calcext:value-type="float">
            <text:p>450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445" calcext:value-type="float">
            <text:p>544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043" calcext:value-type="float">
            <text:p>504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504" calcext:value-type="float">
            <text:p>550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180" calcext:value-type="float">
            <text:p>518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061" calcext:value-type="float">
            <text:p>606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7670" calcext:value-type="float">
            <text:p>767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8767" calcext:value-type="float">
            <text:p>876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8592" calcext:value-type="float">
            <text:p>859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8649" calcext:value-type="float">
            <text:p>864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0090" calcext:value-type="float">
            <text:p>1009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0233" calcext:value-type="float">
            <text:p>1023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3395" calcext:value-type="float">
            <text:p>1339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526" calcext:value-type="float">
            <text:p>1452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2840" calcext:value-type="float">
            <text:p>2284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6112" calcext:value-type="float">
            <text:p>2611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1667" calcext:value-type="float">
            <text:p>2166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8624" calcext:value-type="float">
            <text:p>2862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7688" calcext:value-type="float">
            <text:p>3768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7056" calcext:value-type="float">
            <text:p>2705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0600" calcext:value-type="float">
            <text:p>2060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9123" calcext:value-type="float">
            <text:p>2912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3358" calcext:value-type="float">
            <text:p>4335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8487" calcext:value-type="float">
            <text:p>2848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622" calcext:value-type="float">
            <text:p>2462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2442" calcext:value-type="float">
            <text:p>3244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3772" calcext:value-type="float">
            <text:p>3377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5147" calcext:value-type="float">
            <text:p>2514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8399" calcext:value-type="float">
            <text:p>1839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5121" calcext:value-type="float">
            <text:p>1512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3723" calcext:value-type="float">
            <text:p>1372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2098" calcext:value-type="float">
            <text:p>1209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9979" calcext:value-type="float">
            <text:p>997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9346" calcext:value-type="float">
            <text:p>934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8252" calcext:value-type="float">
            <text:p>825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7474" calcext:value-type="float">
            <text:p>747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530" calcext:value-type="float">
            <text:p>753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9485" calcext:value-type="float">
            <text:p>948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0207" calcext:value-type="float">
            <text:p>1020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9017" calcext:value-type="float">
            <text:p>901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7074" calcext:value-type="float">
            <text:p>707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654" calcext:value-type="float">
            <text:p>465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417" calcext:value-type="float">
            <text:p>341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085" calcext:value-type="float">
            <text:p>308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289" calcext:value-type="float">
            <text:p>3289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933" calcext:value-type="float">
            <text:p>393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6" number:min-integer-digits="1"/>
    </number:number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18:23:21.4156228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Czech</meta:initial-creator>
    <meta:creation-date>2016-09-11T17:18:34.378891090</meta:creation-date>
    <dc:date>2016-09-12T17:18:34.495453513</dc:date>
    <dc:creator>Lucas Czech</dc:creator>
    <meta:editing-duration>PT17H43M8S</meta:editing-duration>
    <meta:editing-cycles>3</meta:editing-cycles>
    <meta:generator>LibreOffice/4.2.8.2$Linux_X86_64 LibreOffice_project/420m0$Build-2</meta:generator>
    <meta:document-statistic meta:table-count="4" meta:cell-count="954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6.496cm" svg:height="32.672cm" xlink:href=".." xlink:type="simple" chart:class="chart:bar" chart:style-name="ch1">
        <chart:legend chart:legend-position="end" svg:x="55.532cm" svg:y="15.733cm" style:legend-expansion="high" chart:style-name="ch2"/>
        <chart:plot-area chart:style-name="ch3" table:cell-range-address="'hist a'.A1:'hist a'.B570" chart:data-source-has-labels="row" svg:x="1.129cm" svg:y="0.653cm" svg:width="53.274cm" svg:height="31.366cm">
          <chartooo:coordinate-region svg:x="2.841cm" svg:y="0.881cm" svg:width="51.493cm" svg:height="30.1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 a'.A2:'hist a'.A570" chart:label-cell-address="'hist a'.A1:'hist a'.A1" chart:class="chart:bar">
            <chart:data-point chart:repeated="569"/>
          </chart:series>
          <chart:series chart:style-name="ch8" chart:values-cell-range-address="'hist a'.B2:'hist a'.B570" chart:label-cell-address="'hist a'.B1:'hist a'.B1" chart:class="chart:bar">
            <chart:data-point chart:repeated="56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hist a'.A1:'hist a'.A1</svg:desc>
                </draw:g>
              </table:table-cell>
              <table:table-cell office:value-type="string">
                <text:p>0</text:p>
                <draw:g>
                  <svg:desc>'hist a'.B1:'hist a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hist a'.A2:'hist a'.A570</svg:desc>
                </draw:g>
              </table:table-cell>
              <table:table-cell office:value-type="float" office:value="7">
                <text:p>7</text:p>
                <draw:g>
                  <svg:desc>'hist a'.B2:'hist a'.B5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468">
                <text:p>44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864">
                <text:p>158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8686">
                <text:p>186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9470">
                <text:p>494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2141">
                <text:p>921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76483">
                <text:p>764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2436">
                <text:p>724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76139">
                <text:p>761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8969">
                <text:p>1889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0674">
                <text:p>906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6782">
                <text:p>667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75321">
                <text:p>753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34045">
                <text:p>1340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04659">
                <text:p>2046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6189">
                <text:p>266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59520">
                <text:p>4595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158312">
                <text:p>21583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29547">
                <text:p>1295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5792">
                <text:p>95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79475">
                <text:p>794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9241">
                <text:p>792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0374">
                <text:p>603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7173">
                <text:p>671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4488">
                <text:p>644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0344">
                <text:p>603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08603">
                <text:p>1086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86102">
                <text:p>861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9432">
                <text:p>994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5578">
                <text:p>855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89811">
                <text:p>898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91634">
                <text:p>916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91889">
                <text:p>918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0285">
                <text:p>802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75920">
                <text:p>759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73543">
                <text:p>735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91518">
                <text:p>915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01959">
                <text:p>1019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22689">
                <text:p>1226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94374">
                <text:p>943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08878">
                <text:p>1088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84770">
                <text:p>8477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08212">
                <text:p>1082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22702">
                <text:p>1227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05281">
                <text:p>1052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21254">
                <text:p>1212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44924">
                <text:p>1449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36709">
                <text:p>1367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09413">
                <text:p>1094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12750">
                <text:p>1127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05088">
                <text:p>1050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96597">
                <text:p>965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91219">
                <text:p>912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97418">
                <text:p>974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88009">
                <text:p>880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9388">
                <text:p>793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75897">
                <text:p>758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5439">
                <text:p>754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85464">
                <text:p>854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88598">
                <text:p>885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9748">
                <text:p>797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64143">
                <text:p>641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4022">
                <text:p>740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64683">
                <text:p>646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53916">
                <text:p>539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57507">
                <text:p>575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56390">
                <text:p>5639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58391">
                <text:p>583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51599">
                <text:p>515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45365">
                <text:p>453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41863">
                <text:p>418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41098">
                <text:p>410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43694">
                <text:p>436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47797">
                <text:p>477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49684">
                <text:p>496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49606">
                <text:p>496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44845">
                <text:p>448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46318">
                <text:p>463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43662">
                <text:p>436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44976">
                <text:p>449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45513">
                <text:p>455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50596">
                <text:p>505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47036">
                <text:p>470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39417">
                <text:p>394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38274">
                <text:p>382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38679">
                <text:p>386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35520">
                <text:p>3552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36151">
                <text:p>361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6844">
                <text:p>368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9965">
                <text:p>399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38010">
                <text:p>3801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37386">
                <text:p>373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37108">
                <text:p>371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32576">
                <text:p>325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33615">
                <text:p>336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35623">
                <text:p>356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38247">
                <text:p>382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35277">
                <text:p>352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33485">
                <text:p>334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31180">
                <text:p>3118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36154">
                <text:p>361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36805">
                <text:p>368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33668">
                <text:p>336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34663">
                <text:p>346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36387">
                <text:p>363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38454">
                <text:p>384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38960">
                <text:p>3896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41804">
                <text:p>418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43116">
                <text:p>431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40637">
                <text:p>406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39803">
                <text:p>398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41488">
                <text:p>414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44955">
                <text:p>449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39601">
                <text:p>396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37852">
                <text:p>378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42871">
                <text:p>428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49479">
                <text:p>494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53675">
                <text:p>536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52882">
                <text:p>528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57960">
                <text:p>5796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56520">
                <text:p>5652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53599">
                <text:p>535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51765">
                <text:p>517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49012">
                <text:p>490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42566">
                <text:p>425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39172">
                <text:p>391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42816">
                <text:p>428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39795">
                <text:p>397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38650">
                <text:p>3865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42440">
                <text:p>4244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45178">
                <text:p>451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43819">
                <text:p>438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42127">
                <text:p>421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43241">
                <text:p>4324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42676">
                <text:p>426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43141">
                <text:p>431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43423">
                <text:p>434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41040">
                <text:p>4104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37254">
                <text:p>372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37468">
                <text:p>374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37524">
                <text:p>375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37004">
                <text:p>370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37686">
                <text:p>376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39305">
                <text:p>393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39754">
                <text:p>397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42379">
                <text:p>423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43724">
                <text:p>437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46470">
                <text:p>4647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50100">
                <text:p>501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57086">
                <text:p>570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55777">
                <text:p>557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59073">
                <text:p>590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55565">
                <text:p>555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52256">
                <text:p>522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50768">
                <text:p>507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51784">
                <text:p>517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50334">
                <text:p>503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44880">
                <text:p>4488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42589">
                <text:p>425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44136">
                <text:p>441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47569">
                <text:p>475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48736">
                <text:p>487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58636">
                <text:p>586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59455">
                <text:p>594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51972">
                <text:p>519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45068">
                <text:p>450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48863">
                <text:p>488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49243">
                <text:p>492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46263">
                <text:p>4626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49358">
                <text:p>493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44764">
                <text:p>447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41846">
                <text:p>418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45573">
                <text:p>4557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44277">
                <text:p>442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46482">
                <text:p>464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43680">
                <text:p>4368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46289">
                <text:p>4628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47685">
                <text:p>476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47179">
                <text:p>471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43257">
                <text:p>432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42426">
                <text:p>424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46962">
                <text:p>469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43134">
                <text:p>431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39764">
                <text:p>397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37263">
                <text:p>372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36208">
                <text:p>362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36249">
                <text:p>362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39057">
                <text:p>390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38497">
                <text:p>384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40630">
                <text:p>4063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44188">
                <text:p>441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43875">
                <text:p>438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41390">
                <text:p>4139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41068">
                <text:p>4106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40124">
                <text:p>401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41846">
                <text:p>418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45458">
                <text:p>454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51977">
                <text:p>519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51445">
                <text:p>5144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47559">
                <text:p>475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52170">
                <text:p>5217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58762">
                <text:p>5876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60386">
                <text:p>6038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56187">
                <text:p>561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48121">
                <text:p>481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47593">
                <text:p>475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51621">
                <text:p>516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54994">
                <text:p>5499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49458">
                <text:p>494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50827">
                <text:p>5082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51066">
                <text:p>5106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51169">
                <text:p>5116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48012">
                <text:p>480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47602">
                <text:p>476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53695">
                <text:p>536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60158">
                <text:p>6015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67667">
                <text:p>676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76046">
                <text:p>7604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81857">
                <text:p>8185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80038">
                <text:p>800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70793">
                <text:p>7079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69836">
                <text:p>698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73561">
                <text:p>735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74976">
                <text:p>7497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69812">
                <text:p>698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63036">
                <text:p>630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64946">
                <text:p>649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63354">
                <text:p>6335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61681">
                <text:p>616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63777">
                <text:p>6377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65618">
                <text:p>656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70128">
                <text:p>701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65184">
                <text:p>6518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60193">
                <text:p>601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58558">
                <text:p>5855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60457">
                <text:p>6045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61272">
                <text:p>612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65758">
                <text:p>6575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72674">
                <text:p>726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76403">
                <text:p>7640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76446">
                <text:p>764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73295">
                <text:p>7329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66931">
                <text:p>6693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70593">
                <text:p>7059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84670">
                <text:p>8467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90476">
                <text:p>904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83754">
                <text:p>8375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89020">
                <text:p>8902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88569">
                <text:p>8856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82943">
                <text:p>8294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90123">
                <text:p>9012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91141">
                <text:p>9114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90934">
                <text:p>9093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95151">
                <text:p>9515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99683">
                <text:p>9968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93994">
                <text:p>9399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84373">
                <text:p>8437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77928">
                <text:p>7792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79210">
                <text:p>7921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03834">
                <text:p>10383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93413">
                <text:p>9341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02934">
                <text:p>1029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99617">
                <text:p>9961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96884">
                <text:p>9688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06529">
                <text:p>10652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05806">
                <text:p>10580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98687">
                <text:p>9868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93820">
                <text:p>9382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91248">
                <text:p>912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90190">
                <text:p>9019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90803">
                <text:p>9080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04981">
                <text:p>10498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97999">
                <text:p>9799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97994">
                <text:p>9799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96044">
                <text:p>9604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00715">
                <text:p>1007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87362">
                <text:p>8736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91546">
                <text:p>9154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95972">
                <text:p>9597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00414">
                <text:p>10041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02880">
                <text:p>10288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96485">
                <text:p>9648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10215">
                <text:p>1102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86492">
                <text:p>8649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82468">
                <text:p>824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79964">
                <text:p>7996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81256">
                <text:p>812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91391">
                <text:p>913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94612">
                <text:p>9461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82528">
                <text:p>8252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83385">
                <text:p>8338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88030">
                <text:p>8803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93211">
                <text:p>932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96722">
                <text:p>9672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89392">
                <text:p>8939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91645">
                <text:p>9164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96147">
                <text:p>9614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01440">
                <text:p>10144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04132">
                <text:p>10413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09414">
                <text:p>10941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10954">
                <text:p>11095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16835">
                <text:p>11683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24158">
                <text:p>1241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21234">
                <text:p>12123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22487">
                <text:p>12248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15679">
                <text:p>11567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12294">
                <text:p>11229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14281">
                <text:p>11428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18906">
                <text:p>11890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09966">
                <text:p>10996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95249">
                <text:p>952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91471">
                <text:p>9147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99464">
                <text:p>9946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09103">
                <text:p>10910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28370">
                <text:p>12837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49830">
                <text:p>14983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67655">
                <text:p>16765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65746">
                <text:p>16574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63029">
                <text:p>16302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60362">
                <text:p>16036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55871">
                <text:p>15587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57301">
                <text:p>15730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63108">
                <text:p>16310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58730">
                <text:p>15873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42291">
                <text:p>14229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30701">
                <text:p>1307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22295">
                <text:p>12229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24426">
                <text:p>12442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38534">
                <text:p>13853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46710">
                <text:p>14671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41297">
                <text:p>14129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34685">
                <text:p>13468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30342">
                <text:p>13034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24916">
                <text:p>12491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27153">
                <text:p>12715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32087">
                <text:p>13208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29022">
                <text:p>12902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24027">
                <text:p>12402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15671">
                <text:p>11567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02548">
                <text:p>10254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92085">
                <text:p>9208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88488">
                <text:p>8848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87204">
                <text:p>8720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84982">
                <text:p>8498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88793">
                <text:p>8879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93656">
                <text:p>9365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01452">
                <text:p>10145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08845">
                <text:p>10884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11499">
                <text:p>11149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11733">
                <text:p>1117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119732">
                <text:p>11973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32323">
                <text:p>13232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47041">
                <text:p>14704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43259">
                <text:p>14325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140032">
                <text:p>14003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141104">
                <text:p>14110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127902">
                <text:p>12790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20206">
                <text:p>12020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11082">
                <text:p>11108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09078">
                <text:p>10907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08119">
                <text:p>10811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08613">
                <text:p>1086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112964">
                <text:p>1129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10053">
                <text:p>11005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113037">
                <text:p>11303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114867">
                <text:p>11486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12746">
                <text:p>11274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08419">
                <text:p>10841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03640">
                <text:p>10364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05070">
                <text:p>10507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12299">
                <text:p>11229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20949">
                <text:p>12094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128267">
                <text:p>12826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38812">
                <text:p>13881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47525">
                <text:p>1475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152990">
                <text:p>15299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158104">
                <text:p>15810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165354">
                <text:p>16535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168890">
                <text:p>16889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62799">
                <text:p>16279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160542">
                <text:p>16054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164613">
                <text:p>16461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56838">
                <text:p>15683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151056">
                <text:p>15105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151633">
                <text:p>15163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156552">
                <text:p>15655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165542">
                <text:p>16554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171204">
                <text:p>1712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72643">
                <text:p>17264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90508">
                <text:p>19050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226299">
                <text:p>22629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232789">
                <text:p>23278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210772">
                <text:p>21077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199072">
                <text:p>19907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195331">
                <text:p>19533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189184">
                <text:p>18918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183981">
                <text:p>18398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192189">
                <text:p>19218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94813">
                <text:p>19481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90015">
                <text:p>19001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186488">
                <text:p>18648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191616">
                <text:p>19161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202740">
                <text:p>20274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209195">
                <text:p>20919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203090">
                <text:p>20309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185717">
                <text:p>18571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81795">
                <text:p>18179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82255">
                <text:p>18225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82894">
                <text:p>18289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84004">
                <text:p>18400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86294">
                <text:p>18629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89879">
                <text:p>18987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93711">
                <text:p>19371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93835">
                <text:p>19383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91055">
                <text:p>19105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86107">
                <text:p>18610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88258">
                <text:p>18825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201292">
                <text:p>20129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203243">
                <text:p>20324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200760">
                <text:p>20076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201025">
                <text:p>20102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208653">
                <text:p>20865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223695">
                <text:p>22369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231916">
                <text:p>23191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247824">
                <text:p>24782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255055">
                <text:p>25505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262028">
                <text:p>26202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267947">
                <text:p>26794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266412">
                <text:p>26641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250338">
                <text:p>25033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244590">
                <text:p>24459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248688">
                <text:p>24868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244632">
                <text:p>24463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253725">
                <text:p>25372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270000">
                <text:p>27000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287395">
                <text:p>28739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299789">
                <text:p>29978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294678">
                <text:p>29467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316392">
                <text:p>31639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346474">
                <text:p>34647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346184">
                <text:p>34618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345532">
                <text:p>34553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343675">
                <text:p>34367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327937">
                <text:p>32793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372295">
                <text:p>37229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37841">
                <text:p>43784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488496">
                <text:p>48849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618961">
                <text:p>61896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706040">
                <text:p>70604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754740">
                <text:p>75474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821761">
                <text:p>82176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1134170">
                <text:p>113417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846191">
                <text:p>84619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684631">
                <text:p>68463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654298">
                <text:p>65429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608100">
                <text:p>6081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605531">
                <text:p>60553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629289">
                <text:p>62928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650095">
                <text:p>65009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653553">
                <text:p>65355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590772">
                <text:p>59077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593006">
                <text:p>59300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618680">
                <text:p>61868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647518">
                <text:p>64751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569958">
                <text:p>56995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524496">
                <text:p>52449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444451">
                <text:p>44445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403136">
                <text:p>40313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413175">
                <text:p>41317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429854">
                <text:p>42985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495171">
                <text:p>49517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657775">
                <text:p>65777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660216">
                <text:p>6602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662141">
                <text:p>66214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698867">
                <text:p>69886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750726">
                <text:p>75072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885672">
                <text:p>88567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1130391">
                <text:p>113039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1336072">
                <text:p>133607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1350427">
                <text:p>135042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141970">
                <text:p>114197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957005">
                <text:p>95700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926235">
                <text:p>92623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970421">
                <text:p>97042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903854">
                <text:p>90385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1022986">
                <text:p>102298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933117">
                <text:p>93311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988309">
                <text:p>98830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1017146">
                <text:p>101714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150512">
                <text:p>115051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1031129">
                <text:p>103112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1054873">
                <text:p>105487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1048351">
                <text:p>104835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1001674">
                <text:p>100167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918809">
                <text:p>91880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940010">
                <text:p>94001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1064243">
                <text:p>106424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889794">
                <text:p>88979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894273">
                <text:p>89427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917698">
                <text:p>91769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932021">
                <text:p>93202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999048">
                <text:p>99904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1020498">
                <text:p>102049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1082511">
                <text:p>108251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1040860">
                <text:p>104086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913407">
                <text:p>91340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856288">
                <text:p>85628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920617">
                <text:p>92061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853750">
                <text:p>85375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934983">
                <text:p>93498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1020055">
                <text:p>102005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1006630">
                <text:p>100663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989137">
                <text:p>98913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1014204">
                <text:p>101420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993343">
                <text:p>99334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904701">
                <text:p>90470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730300">
                <text:p>73030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791400">
                <text:p>79140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664324">
                <text:p>66432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741041">
                <text:p>74104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983133">
                <text:p>98313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988057">
                <text:p>98805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695405">
                <text:p>69540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724970">
                <text:p>72497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823885">
                <text:p>82388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902454">
                <text:p>90245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536513">
                <text:p>53651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477725">
                <text:p>47772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650961">
                <text:p>65096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340493">
                <text:p>34049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287105">
                <text:p>28710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244777">
                <text:p>24477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249851">
                <text:p>24985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250817">
                <text:p>25081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236030">
                <text:p>23603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201042">
                <text:p>20104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166805">
                <text:p>16680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147605">
                <text:p>14760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92997">
                <text:p>9299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97682">
                <text:p>9768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144063">
                <text:p>14406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85480">
                <text:p>8548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53170">
                <text:p>5317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49185">
                <text:p>4918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53954">
                <text:p>5395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42606">
                <text:p>4260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24185">
                <text:p>2418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13608">
                <text:p>1360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9380">
                <text:p>938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5947">
                <text:p>594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3531">
                <text:p>353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482">
                <text:p>4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6.414cm" svg:height="32.635cm" xlink:href=".." xlink:type="simple" chart:class="chart:bar" chart:style-name="ch1">
        <chart:legend chart:legend-position="end" svg:x="55.45cm" svg:y="15.714cm" style:legend-expansion="high" chart:style-name="ch2"/>
        <chart:plot-area chart:style-name="ch3" table:cell-range-address="'hist 3'.A1:'hist 3'.B570" chart:data-source-has-labels="row" svg:x="1.128cm" svg:y="0.652cm" svg:width="53.194cm" svg:height="31.331cm">
          <chartooo:coordinate-region svg:x="2.84cm" svg:y="0.879cm" svg:width="51.482cm" svg:height="30.0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 3'.A2:'hist 3'.A570" chart:label-cell-address="'hist 3'.A1:'hist 3'.A1" chart:class="chart:bar">
            <chart:data-point chart:repeated="567"/>
          </chart:series>
          <chart:series chart:style-name="ch8" chart:values-cell-range-address="'hist 3'.B2:'hist 3'.B570" chart:label-cell-address="'hist 3'.B1:'hist 3'.B1" chart:class="chart:bar">
            <chart:data-point chart:repeated="56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hist 3'.A1:'hist 3'.A1</svg:desc>
                </draw:g>
              </table:table-cell>
              <table:table-cell office:value-type="string">
                <text:p>0</text:p>
                <draw:g>
                  <svg:desc>'hist 3'.B1:'hist 3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hist 3'.A2:'hist 3'.A570</svg:desc>
                </draw:g>
              </table:table-cell>
              <table:table-cell office:value-type="float" office:value="2">
                <text:p>2</text:p>
                <draw:g>
                  <svg:desc>'hist 3'.B2:'hist 3'.B5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0715">
                <text:p>107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5835">
                <text:p>158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8665">
                <text:p>186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24111">
                <text:p>24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58076">
                <text:p>580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5905">
                <text:p>259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64847">
                <text:p>648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69670">
                <text:p>1696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31903">
                <text:p>319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37818">
                <text:p>378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34707">
                <text:p>347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76713">
                <text:p>76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136312">
                <text:p>1363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01602">
                <text:p>2016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388990">
                <text:p>3889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2082877">
                <text:p>20828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83879">
                <text:p>838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39583">
                <text:p>395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40338">
                <text:p>403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44442">
                <text:p>444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41128">
                <text:p>411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43553">
                <text:p>435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38274">
                <text:p>382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28256">
                <text:p>282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48412">
                <text:p>484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36170">
                <text:p>3617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56933">
                <text:p>569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44381">
                <text:p>443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47461">
                <text:p>474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48324">
                <text:p>483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43706">
                <text:p>437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22409">
                <text:p>224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24069">
                <text:p>240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26222">
                <text:p>262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5382">
                <text:p>453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62668">
                <text:p>626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86585">
                <text:p>865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57402">
                <text:p>574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67216">
                <text:p>672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1185">
                <text:p>511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66314">
                <text:p>663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88842">
                <text:p>888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74033">
                <text:p>740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80470">
                <text:p>8047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104647">
                <text:p>1046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87631">
                <text:p>876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74886">
                <text:p>748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79428">
                <text:p>794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8609">
                <text:p>686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50366">
                <text:p>503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52252">
                <text:p>522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61159">
                <text:p>611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56129">
                <text:p>561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54203">
                <text:p>542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51055">
                <text:p>510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43304">
                <text:p>433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57256">
                <text:p>572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51003">
                <text:p>510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43465">
                <text:p>434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38778">
                <text:p>387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52872">
                <text:p>528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43522">
                <text:p>435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34448">
                <text:p>344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32247">
                <text:p>322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32747">
                <text:p>327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35442">
                <text:p>354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32535">
                <text:p>325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27711">
                <text:p>277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24955">
                <text:p>249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23992">
                <text:p>239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24130">
                <text:p>2413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25150">
                <text:p>2515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29386">
                <text:p>293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27527">
                <text:p>275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29506">
                <text:p>295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31463">
                <text:p>314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31223">
                <text:p>312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27411">
                <text:p>274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28418">
                <text:p>284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29290">
                <text:p>2929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24809">
                <text:p>248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23515">
                <text:p>235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25613">
                <text:p>256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24591">
                <text:p>245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25654">
                <text:p>256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27463">
                <text:p>274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1">
                <text:p>101</text:p>
              </table:table-cell>
              <table:table-cell office:value-type="float" office:value="26930">
                <text:p>2693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25855">
                <text:p>258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3">
                <text:p>103</text:p>
              </table:table-cell>
              <table:table-cell office:value-type="float" office:value="25785">
                <text:p>257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21895">
                <text:p>218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5">
                <text:p>105</text:p>
              </table:table-cell>
              <table:table-cell office:value-type="float" office:value="20897">
                <text:p>208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21426">
                <text:p>214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7">
                <text:p>107</text:p>
              </table:table-cell>
              <table:table-cell office:value-type="float" office:value="24691">
                <text:p>246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8">
                <text:p>108</text:p>
              </table:table-cell>
              <table:table-cell office:value-type="float" office:value="23028">
                <text:p>230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">
                <text:p>109</text:p>
              </table:table-cell>
              <table:table-cell office:value-type="float" office:value="21851">
                <text:p>218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19046">
                <text:p>190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21891">
                <text:p>218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23536">
                <text:p>235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21044">
                <text:p>210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19650">
                <text:p>1965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5">
                <text:p>115</text:p>
              </table:table-cell>
              <table:table-cell office:value-type="float" office:value="19739">
                <text:p>197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20066">
                <text:p>200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7">
                <text:p>117</text:p>
              </table:table-cell>
              <table:table-cell office:value-type="float" office:value="22922">
                <text:p>229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22701">
                <text:p>227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9">
                <text:p>119</text:p>
              </table:table-cell>
              <table:table-cell office:value-type="float" office:value="21909">
                <text:p>219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20639">
                <text:p>206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21083">
                <text:p>210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23652">
                <text:p>236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26979">
                <text:p>269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23553">
                <text:p>235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22009">
                <text:p>220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6">
                <text:p>126</text:p>
              </table:table-cell>
              <table:table-cell office:value-type="float" office:value="27276">
                <text:p>272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34881">
                <text:p>348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8">
                <text:p>128</text:p>
              </table:table-cell>
              <table:table-cell office:value-type="float" office:value="37840">
                <text:p>378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36962">
                <text:p>369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0">
                <text:p>130</text:p>
              </table:table-cell>
              <table:table-cell office:value-type="float" office:value="41593">
                <text:p>415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1">
                <text:p>131</text:p>
              </table:table-cell>
              <table:table-cell office:value-type="float" office:value="35228">
                <text:p>352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29741">
                <text:p>297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27221">
                <text:p>272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24828">
                <text:p>248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20120">
                <text:p>2012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19580">
                <text:p>1958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22485">
                <text:p>224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8">
                <text:p>138</text:p>
              </table:table-cell>
              <table:table-cell office:value-type="float" office:value="22489">
                <text:p>224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21150">
                <text:p>2115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0">
                <text:p>140</text:p>
              </table:table-cell>
              <table:table-cell office:value-type="float" office:value="21461">
                <text:p>214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23723">
                <text:p>237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21499">
                <text:p>214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3">
                <text:p>143</text:p>
              </table:table-cell>
              <table:table-cell office:value-type="float" office:value="17160">
                <text:p>1716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9065">
                <text:p>190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20318">
                <text:p>203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20519">
                <text:p>205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7">
                <text:p>147</text:p>
              </table:table-cell>
              <table:table-cell office:value-type="float" office:value="22334">
                <text:p>223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8">
                <text:p>148</text:p>
              </table:table-cell>
              <table:table-cell office:value-type="float" office:value="23322">
                <text:p>233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9">
                <text:p>149</text:p>
              </table:table-cell>
              <table:table-cell office:value-type="float" office:value="20775">
                <text:p>207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0">
                <text:p>150</text:p>
              </table:table-cell>
              <table:table-cell office:value-type="float" office:value="22477">
                <text:p>224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1">
                <text:p>151</text:p>
              </table:table-cell>
              <table:table-cell office:value-type="float" office:value="22986">
                <text:p>229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21765">
                <text:p>2176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3">
                <text:p>153</text:p>
              </table:table-cell>
              <table:table-cell office:value-type="float" office:value="21127">
                <text:p>211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22965">
                <text:p>229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22955">
                <text:p>229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24977">
                <text:p>2497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7">
                <text:p>157</text:p>
              </table:table-cell>
              <table:table-cell office:value-type="float" office:value="25305">
                <text:p>253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8">
                <text:p>158</text:p>
              </table:table-cell>
              <table:table-cell office:value-type="float" office:value="29726">
                <text:p>297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9">
                <text:p>159</text:p>
              </table:table-cell>
              <table:table-cell office:value-type="float" office:value="34933">
                <text:p>349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0">
                <text:p>160</text:p>
              </table:table-cell>
              <table:table-cell office:value-type="float" office:value="40153">
                <text:p>401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38892">
                <text:p>388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41948">
                <text:p>419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3">
                <text:p>163</text:p>
              </table:table-cell>
              <table:table-cell office:value-type="float" office:value="39697">
                <text:p>396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4">
                <text:p>164</text:p>
              </table:table-cell>
              <table:table-cell office:value-type="float" office:value="36442">
                <text:p>364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5">
                <text:p>165</text:p>
              </table:table-cell>
              <table:table-cell office:value-type="float" office:value="33818">
                <text:p>338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6">
                <text:p>166</text:p>
              </table:table-cell>
              <table:table-cell office:value-type="float" office:value="34156">
                <text:p>341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7">
                <text:p>167</text:p>
              </table:table-cell>
              <table:table-cell office:value-type="float" office:value="32737">
                <text:p>327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8">
                <text:p>168</text:p>
              </table:table-cell>
              <table:table-cell office:value-type="float" office:value="29302">
                <text:p>293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9">
                <text:p>169</text:p>
              </table:table-cell>
              <table:table-cell office:value-type="float" office:value="27144">
                <text:p>271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0">
                <text:p>170</text:p>
              </table:table-cell>
              <table:table-cell office:value-type="float" office:value="28697">
                <text:p>286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1">
                <text:p>171</text:p>
              </table:table-cell>
              <table:table-cell office:value-type="float" office:value="32470">
                <text:p>3247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33489">
                <text:p>334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3">
                <text:p>173</text:p>
              </table:table-cell>
              <table:table-cell office:value-type="float" office:value="45105">
                <text:p>451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4">
                <text:p>174</text:p>
              </table:table-cell>
              <table:table-cell office:value-type="float" office:value="46583">
                <text:p>465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5">
                <text:p>175</text:p>
              </table:table-cell>
              <table:table-cell office:value-type="float" office:value="37882">
                <text:p>378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6">
                <text:p>176</text:p>
              </table:table-cell>
              <table:table-cell office:value-type="float" office:value="30690">
                <text:p>3069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7">
                <text:p>177</text:p>
              </table:table-cell>
              <table:table-cell office:value-type="float" office:value="31210">
                <text:p>3121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8">
                <text:p>178</text:p>
              </table:table-cell>
              <table:table-cell office:value-type="float" office:value="32996">
                <text:p>329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9">
                <text:p>179</text:p>
              </table:table-cell>
              <table:table-cell office:value-type="float" office:value="31865">
                <text:p>318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0">
                <text:p>180</text:p>
              </table:table-cell>
              <table:table-cell office:value-type="float" office:value="35406">
                <text:p>354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1">
                <text:p>181</text:p>
              </table:table-cell>
              <table:table-cell office:value-type="float" office:value="31982">
                <text:p>3198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28319">
                <text:p>283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3">
                <text:p>183</text:p>
              </table:table-cell>
              <table:table-cell office:value-type="float" office:value="31471">
                <text:p>314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4">
                <text:p>184</text:p>
              </table:table-cell>
              <table:table-cell office:value-type="float" office:value="30391">
                <text:p>303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5">
                <text:p>185</text:p>
              </table:table-cell>
              <table:table-cell office:value-type="float" office:value="30509">
                <text:p>3050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6">
                <text:p>186</text:p>
              </table:table-cell>
              <table:table-cell office:value-type="float" office:value="29304">
                <text:p>293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7">
                <text:p>187</text:p>
              </table:table-cell>
              <table:table-cell office:value-type="float" office:value="31686">
                <text:p>316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8">
                <text:p>188</text:p>
              </table:table-cell>
              <table:table-cell office:value-type="float" office:value="33230">
                <text:p>3323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9">
                <text:p>189</text:p>
              </table:table-cell>
              <table:table-cell office:value-type="float" office:value="31993">
                <text:p>319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0">
                <text:p>190</text:p>
              </table:table-cell>
              <table:table-cell office:value-type="float" office:value="29545">
                <text:p>295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1">
                <text:p>191</text:p>
              </table:table-cell>
              <table:table-cell office:value-type="float" office:value="29747">
                <text:p>297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32668">
                <text:p>326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3">
                <text:p>193</text:p>
              </table:table-cell>
              <table:table-cell office:value-type="float" office:value="29606">
                <text:p>296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4">
                <text:p>194</text:p>
              </table:table-cell>
              <table:table-cell office:value-type="float" office:value="24295">
                <text:p>242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5">
                <text:p>195</text:p>
              </table:table-cell>
              <table:table-cell office:value-type="float" office:value="23112">
                <text:p>231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6">
                <text:p>196</text:p>
              </table:table-cell>
              <table:table-cell office:value-type="float" office:value="21690">
                <text:p>2169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7">
                <text:p>197</text:p>
              </table:table-cell>
              <table:table-cell office:value-type="float" office:value="19997">
                <text:p>199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8">
                <text:p>198</text:p>
              </table:table-cell>
              <table:table-cell office:value-type="float" office:value="19581">
                <text:p>195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9">
                <text:p>199</text:p>
              </table:table-cell>
              <table:table-cell office:value-type="float" office:value="20237">
                <text:p>202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0">
                <text:p>200</text:p>
              </table:table-cell>
              <table:table-cell office:value-type="float" office:value="20076">
                <text:p>200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1">
                <text:p>201</text:p>
              </table:table-cell>
              <table:table-cell office:value-type="float" office:value="22438">
                <text:p>224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22923">
                <text:p>229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3">
                <text:p>203</text:p>
              </table:table-cell>
              <table:table-cell office:value-type="float" office:value="23934">
                <text:p>2393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4">
                <text:p>204</text:p>
              </table:table-cell>
              <table:table-cell office:value-type="float" office:value="22762">
                <text:p>227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5">
                <text:p>205</text:p>
              </table:table-cell>
              <table:table-cell office:value-type="float" office:value="23052">
                <text:p>230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6">
                <text:p>206</text:p>
              </table:table-cell>
              <table:table-cell office:value-type="float" office:value="25980">
                <text:p>2598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7">
                <text:p>207</text:p>
              </table:table-cell>
              <table:table-cell office:value-type="float" office:value="30878">
                <text:p>308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8">
                <text:p>208</text:p>
              </table:table-cell>
              <table:table-cell office:value-type="float" office:value="35978">
                <text:p>359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9">
                <text:p>209</text:p>
              </table:table-cell>
              <table:table-cell office:value-type="float" office:value="35330">
                <text:p>3533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0">
                <text:p>210</text:p>
              </table:table-cell>
              <table:table-cell office:value-type="float" office:value="31889">
                <text:p>3188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1">
                <text:p>211</text:p>
              </table:table-cell>
              <table:table-cell office:value-type="float" office:value="34520">
                <text:p>3452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2">
                <text:p>212</text:p>
              </table:table-cell>
              <table:table-cell office:value-type="float" office:value="41039">
                <text:p>4103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3">
                <text:p>213</text:p>
              </table:table-cell>
              <table:table-cell office:value-type="float" office:value="42360">
                <text:p>4236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4">
                <text:p>214</text:p>
              </table:table-cell>
              <table:table-cell office:value-type="float" office:value="35396">
                <text:p>353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5">
                <text:p>215</text:p>
              </table:table-cell>
              <table:table-cell office:value-type="float" office:value="29134">
                <text:p>2913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6">
                <text:p>216</text:p>
              </table:table-cell>
              <table:table-cell office:value-type="float" office:value="27717">
                <text:p>277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7">
                <text:p>217</text:p>
              </table:table-cell>
              <table:table-cell office:value-type="float" office:value="30904">
                <text:p>309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8">
                <text:p>218</text:p>
              </table:table-cell>
              <table:table-cell office:value-type="float" office:value="33728">
                <text:p>337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9">
                <text:p>219</text:p>
              </table:table-cell>
              <table:table-cell office:value-type="float" office:value="29917">
                <text:p>299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0">
                <text:p>220</text:p>
              </table:table-cell>
              <table:table-cell office:value-type="float" office:value="26770">
                <text:p>2677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1">
                <text:p>221</text:p>
              </table:table-cell>
              <table:table-cell office:value-type="float" office:value="29193">
                <text:p>291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2">
                <text:p>222</text:p>
              </table:table-cell>
              <table:table-cell office:value-type="float" office:value="31293">
                <text:p>3129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3">
                <text:p>223</text:p>
              </table:table-cell>
              <table:table-cell office:value-type="float" office:value="29956">
                <text:p>299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4">
                <text:p>224</text:p>
              </table:table-cell>
              <table:table-cell office:value-type="float" office:value="31166">
                <text:p>311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5">
                <text:p>225</text:p>
              </table:table-cell>
              <table:table-cell office:value-type="float" office:value="36217">
                <text:p>362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6">
                <text:p>226</text:p>
              </table:table-cell>
              <table:table-cell office:value-type="float" office:value="42839">
                <text:p>4283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7">
                <text:p>227</text:p>
              </table:table-cell>
              <table:table-cell office:value-type="float" office:value="50371">
                <text:p>503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8">
                <text:p>228</text:p>
              </table:table-cell>
              <table:table-cell office:value-type="float" office:value="58625">
                <text:p>586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9">
                <text:p>229</text:p>
              </table:table-cell>
              <table:table-cell office:value-type="float" office:value="65083">
                <text:p>6508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0">
                <text:p>230</text:p>
              </table:table-cell>
              <table:table-cell office:value-type="float" office:value="59127">
                <text:p>591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1">
                <text:p>231</text:p>
              </table:table-cell>
              <table:table-cell office:value-type="float" office:value="53304">
                <text:p>5330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2">
                <text:p>232</text:p>
              </table:table-cell>
              <table:table-cell office:value-type="float" office:value="53481">
                <text:p>534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3">
                <text:p>233</text:p>
              </table:table-cell>
              <table:table-cell office:value-type="float" office:value="56173">
                <text:p>561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4">
                <text:p>234</text:p>
              </table:table-cell>
              <table:table-cell office:value-type="float" office:value="56784">
                <text:p>567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5">
                <text:p>235</text:p>
              </table:table-cell>
              <table:table-cell office:value-type="float" office:value="51107">
                <text:p>5110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6">
                <text:p>236</text:p>
              </table:table-cell>
              <table:table-cell office:value-type="float" office:value="43210">
                <text:p>4321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7">
                <text:p>237</text:p>
              </table:table-cell>
              <table:table-cell office:value-type="float" office:value="41145">
                <text:p>4114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41471">
                <text:p>4147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9">
                <text:p>239</text:p>
              </table:table-cell>
              <table:table-cell office:value-type="float" office:value="43477">
                <text:p>4347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0">
                <text:p>240</text:p>
              </table:table-cell>
              <table:table-cell office:value-type="float" office:value="45427">
                <text:p>4542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1">
                <text:p>241</text:p>
              </table:table-cell>
              <table:table-cell office:value-type="float" office:value="45947">
                <text:p>4594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48286">
                <text:p>4828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3">
                <text:p>243</text:p>
              </table:table-cell>
              <table:table-cell office:value-type="float" office:value="42040">
                <text:p>4204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4">
                <text:p>244</text:p>
              </table:table-cell>
              <table:table-cell office:value-type="float" office:value="38532">
                <text:p>3853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5">
                <text:p>245</text:p>
              </table:table-cell>
              <table:table-cell office:value-type="float" office:value="36994">
                <text:p>369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6">
                <text:p>246</text:p>
              </table:table-cell>
              <table:table-cell office:value-type="float" office:value="38759">
                <text:p>387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7">
                <text:p>247</text:p>
              </table:table-cell>
              <table:table-cell office:value-type="float" office:value="41983">
                <text:p>4198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8">
                <text:p>248</text:p>
              </table:table-cell>
              <table:table-cell office:value-type="float" office:value="44533">
                <text:p>445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9">
                <text:p>249</text:p>
              </table:table-cell>
              <table:table-cell office:value-type="float" office:value="48609">
                <text:p>4860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0">
                <text:p>250</text:p>
              </table:table-cell>
              <table:table-cell office:value-type="float" office:value="52253">
                <text:p>522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1">
                <text:p>251</text:p>
              </table:table-cell>
              <table:table-cell office:value-type="float" office:value="52809">
                <text:p>528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2">
                <text:p>252</text:p>
              </table:table-cell>
              <table:table-cell office:value-type="float" office:value="50267">
                <text:p>502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3">
                <text:p>253</text:p>
              </table:table-cell>
              <table:table-cell office:value-type="float" office:value="47360">
                <text:p>4736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4">
                <text:p>254</text:p>
              </table:table-cell>
              <table:table-cell office:value-type="float" office:value="52877">
                <text:p>5287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5">
                <text:p>255</text:p>
              </table:table-cell>
              <table:table-cell office:value-type="float" office:value="67720">
                <text:p>6772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6">
                <text:p>256</text:p>
              </table:table-cell>
              <table:table-cell office:value-type="float" office:value="74351">
                <text:p>7435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64381">
                <text:p>6438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8">
                <text:p>258</text:p>
              </table:table-cell>
              <table:table-cell office:value-type="float" office:value="69205">
                <text:p>692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9">
                <text:p>259</text:p>
              </table:table-cell>
              <table:table-cell office:value-type="float" office:value="73637">
                <text:p>7363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0">
                <text:p>260</text:p>
              </table:table-cell>
              <table:table-cell office:value-type="float" office:value="67839">
                <text:p>6783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1">
                <text:p>261</text:p>
              </table:table-cell>
              <table:table-cell office:value-type="float" office:value="68970">
                <text:p>6897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70005">
                <text:p>700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3">
                <text:p>263</text:p>
              </table:table-cell>
              <table:table-cell office:value-type="float" office:value="70763">
                <text:p>7076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4">
                <text:p>264</text:p>
              </table:table-cell>
              <table:table-cell office:value-type="float" office:value="75450">
                <text:p>7545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5">
                <text:p>265</text:p>
              </table:table-cell>
              <table:table-cell office:value-type="float" office:value="81570">
                <text:p>8157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6">
                <text:p>266</text:p>
              </table:table-cell>
              <table:table-cell office:value-type="float" office:value="76333">
                <text:p>763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7">
                <text:p>267</text:p>
              </table:table-cell>
              <table:table-cell office:value-type="float" office:value="66868">
                <text:p>6686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8">
                <text:p>268</text:p>
              </table:table-cell>
              <table:table-cell office:value-type="float" office:value="55393">
                <text:p>5539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9">
                <text:p>269</text:p>
              </table:table-cell>
              <table:table-cell office:value-type="float" office:value="51675">
                <text:p>516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0">
                <text:p>270</text:p>
              </table:table-cell>
              <table:table-cell office:value-type="float" office:value="59693">
                <text:p>5969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1">
                <text:p>271</text:p>
              </table:table-cell>
              <table:table-cell office:value-type="float" office:value="65056">
                <text:p>6505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2">
                <text:p>272</text:p>
              </table:table-cell>
              <table:table-cell office:value-type="float" office:value="79738">
                <text:p>7973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3">
                <text:p>273</text:p>
              </table:table-cell>
              <table:table-cell office:value-type="float" office:value="77767">
                <text:p>777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4">
                <text:p>274</text:p>
              </table:table-cell>
              <table:table-cell office:value-type="float" office:value="71852">
                <text:p>7185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5">
                <text:p>275</text:p>
              </table:table-cell>
              <table:table-cell office:value-type="float" office:value="78550">
                <text:p>7855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6">
                <text:p>276</text:p>
              </table:table-cell>
              <table:table-cell office:value-type="float" office:value="72946">
                <text:p>7294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7">
                <text:p>277</text:p>
              </table:table-cell>
              <table:table-cell office:value-type="float" office:value="71720">
                <text:p>7172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8">
                <text:p>278</text:p>
              </table:table-cell>
              <table:table-cell office:value-type="float" office:value="68679">
                <text:p>6867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9">
                <text:p>279</text:p>
              </table:table-cell>
              <table:table-cell office:value-type="float" office:value="64064">
                <text:p>6406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0">
                <text:p>280</text:p>
              </table:table-cell>
              <table:table-cell office:value-type="float" office:value="64249">
                <text:p>6424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1">
                <text:p>281</text:p>
              </table:table-cell>
              <table:table-cell office:value-type="float" office:value="65373">
                <text:p>6537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2">
                <text:p>282</text:p>
              </table:table-cell>
              <table:table-cell office:value-type="float" office:value="70986">
                <text:p>7098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3">
                <text:p>283</text:p>
              </table:table-cell>
              <table:table-cell office:value-type="float" office:value="72262">
                <text:p>7226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4">
                <text:p>284</text:p>
              </table:table-cell>
              <table:table-cell office:value-type="float" office:value="72489">
                <text:p>7248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5">
                <text:p>285</text:p>
              </table:table-cell>
              <table:table-cell office:value-type="float" office:value="65875">
                <text:p>658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6">
                <text:p>286</text:p>
              </table:table-cell>
              <table:table-cell office:value-type="float" office:value="62225">
                <text:p>622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7">
                <text:p>287</text:p>
              </table:table-cell>
              <table:table-cell office:value-type="float" office:value="62762">
                <text:p>6276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8">
                <text:p>288</text:p>
              </table:table-cell>
              <table:table-cell office:value-type="float" office:value="69672">
                <text:p>6967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9">
                <text:p>289</text:p>
              </table:table-cell>
              <table:table-cell office:value-type="float" office:value="70780">
                <text:p>7078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0">
                <text:p>290</text:p>
              </table:table-cell>
              <table:table-cell office:value-type="float" office:value="75415">
                <text:p>7541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1">
                <text:p>291</text:p>
              </table:table-cell>
              <table:table-cell office:value-type="float" office:value="73275">
                <text:p>732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2">
                <text:p>292</text:p>
              </table:table-cell>
              <table:table-cell office:value-type="float" office:value="67502">
                <text:p>6750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3">
                <text:p>293</text:p>
              </table:table-cell>
              <table:table-cell office:value-type="float" office:value="62788">
                <text:p>6278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4">
                <text:p>294</text:p>
              </table:table-cell>
              <table:table-cell office:value-type="float" office:value="58859">
                <text:p>5885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5">
                <text:p>295</text:p>
              </table:table-cell>
              <table:table-cell office:value-type="float" office:value="58413">
                <text:p>584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6">
                <text:p>296</text:p>
              </table:table-cell>
              <table:table-cell office:value-type="float" office:value="56717">
                <text:p>5671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7">
                <text:p>297</text:p>
              </table:table-cell>
              <table:table-cell office:value-type="float" office:value="53181">
                <text:p>5318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8">
                <text:p>298</text:p>
              </table:table-cell>
              <table:table-cell office:value-type="float" office:value="53485">
                <text:p>5348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9">
                <text:p>299</text:p>
              </table:table-cell>
              <table:table-cell office:value-type="float" office:value="57056">
                <text:p>570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0">
                <text:p>300</text:p>
              </table:table-cell>
              <table:table-cell office:value-type="float" office:value="51238">
                <text:p>5123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1">
                <text:p>301</text:p>
              </table:table-cell>
              <table:table-cell office:value-type="float" office:value="45168">
                <text:p>4516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2">
                <text:p>302</text:p>
              </table:table-cell>
              <table:table-cell office:value-type="float" office:value="41349">
                <text:p>4134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3">
                <text:p>303</text:p>
              </table:table-cell>
              <table:table-cell office:value-type="float" office:value="40777">
                <text:p>4077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4">
                <text:p>304</text:p>
              </table:table-cell>
              <table:table-cell office:value-type="float" office:value="43560">
                <text:p>4356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5">
                <text:p>305</text:p>
              </table:table-cell>
              <table:table-cell office:value-type="float" office:value="48183">
                <text:p>4818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6">
                <text:p>306</text:p>
              </table:table-cell>
              <table:table-cell office:value-type="float" office:value="53184">
                <text:p>5318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7">
                <text:p>307</text:p>
              </table:table-cell>
              <table:table-cell office:value-type="float" office:value="57687">
                <text:p>5768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8">
                <text:p>308</text:p>
              </table:table-cell>
              <table:table-cell office:value-type="float" office:value="59424">
                <text:p>594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63081">
                <text:p>6308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70447">
                <text:p>7044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1">
                <text:p>311</text:p>
              </table:table-cell>
              <table:table-cell office:value-type="float" office:value="72954">
                <text:p>7295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2">
                <text:p>312</text:p>
              </table:table-cell>
              <table:table-cell office:value-type="float" office:value="75234">
                <text:p>7523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3">
                <text:p>313</text:p>
              </table:table-cell>
              <table:table-cell office:value-type="float" office:value="79519">
                <text:p>795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4">
                <text:p>314</text:p>
              </table:table-cell>
              <table:table-cell office:value-type="float" office:value="86888">
                <text:p>8688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5">
                <text:p>315</text:p>
              </table:table-cell>
              <table:table-cell office:value-type="float" office:value="92450">
                <text:p>9245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6">
                <text:p>316</text:p>
              </table:table-cell>
              <table:table-cell office:value-type="float" office:value="85531">
                <text:p>8553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7">
                <text:p>317</text:p>
              </table:table-cell>
              <table:table-cell office:value-type="float" office:value="81382">
                <text:p>8138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8">
                <text:p>318</text:p>
              </table:table-cell>
              <table:table-cell office:value-type="float" office:value="81410">
                <text:p>8141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9">
                <text:p>319</text:p>
              </table:table-cell>
              <table:table-cell office:value-type="float" office:value="82636">
                <text:p>8263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20">
                <text:p>320</text:p>
              </table:table-cell>
              <table:table-cell office:value-type="float" office:value="74944">
                <text:p>7494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1">
                <text:p>321</text:p>
              </table:table-cell>
              <table:table-cell office:value-type="float" office:value="64558">
                <text:p>6455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2">
                <text:p>322</text:p>
              </table:table-cell>
              <table:table-cell office:value-type="float" office:value="63412">
                <text:p>6341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3">
                <text:p>323</text:p>
              </table:table-cell>
              <table:table-cell office:value-type="float" office:value="69438">
                <text:p>6943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4">
                <text:p>324</text:p>
              </table:table-cell>
              <table:table-cell office:value-type="float" office:value="77077">
                <text:p>7707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5">
                <text:p>325</text:p>
              </table:table-cell>
              <table:table-cell office:value-type="float" office:value="93455">
                <text:p>9345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6">
                <text:p>326</text:p>
              </table:table-cell>
              <table:table-cell office:value-type="float" office:value="111154">
                <text:p>11115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7">
                <text:p>327</text:p>
              </table:table-cell>
              <table:table-cell office:value-type="float" office:value="127360">
                <text:p>12736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8">
                <text:p>328</text:p>
              </table:table-cell>
              <table:table-cell office:value-type="float" office:value="120008">
                <text:p>12000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9">
                <text:p>329</text:p>
              </table:table-cell>
              <table:table-cell office:value-type="float" office:value="111837">
                <text:p>11183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30">
                <text:p>330</text:p>
              </table:table-cell>
              <table:table-cell office:value-type="float" office:value="108617">
                <text:p>10861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1">
                <text:p>331</text:p>
              </table:table-cell>
              <table:table-cell office:value-type="float" office:value="108344">
                <text:p>10834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2">
                <text:p>332</text:p>
              </table:table-cell>
              <table:table-cell office:value-type="float" office:value="112264">
                <text:p>11226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3">
                <text:p>333</text:p>
              </table:table-cell>
              <table:table-cell office:value-type="float" office:value="120547">
                <text:p>12054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4">
                <text:p>334</text:p>
              </table:table-cell>
              <table:table-cell office:value-type="float" office:value="114797">
                <text:p>11479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5">
                <text:p>335</text:p>
              </table:table-cell>
              <table:table-cell office:value-type="float" office:value="98793">
                <text:p>9879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6">
                <text:p>336</text:p>
              </table:table-cell>
              <table:table-cell office:value-type="float" office:value="88327">
                <text:p>8832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7">
                <text:p>337</text:p>
              </table:table-cell>
              <table:table-cell office:value-type="float" office:value="82841">
                <text:p>8284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8">
                <text:p>338</text:p>
              </table:table-cell>
              <table:table-cell office:value-type="float" office:value="85946">
                <text:p>8594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9">
                <text:p>339</text:p>
              </table:table-cell>
              <table:table-cell office:value-type="float" office:value="96934">
                <text:p>9693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40">
                <text:p>340</text:p>
              </table:table-cell>
              <table:table-cell office:value-type="float" office:value="104662">
                <text:p>10466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1">
                <text:p>341</text:p>
              </table:table-cell>
              <table:table-cell office:value-type="float" office:value="99159">
                <text:p>9915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2">
                <text:p>342</text:p>
              </table:table-cell>
              <table:table-cell office:value-type="float" office:value="92099">
                <text:p>9209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3">
                <text:p>343</text:p>
              </table:table-cell>
              <table:table-cell office:value-type="float" office:value="86712">
                <text:p>867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4">
                <text:p>344</text:p>
              </table:table-cell>
              <table:table-cell office:value-type="float" office:value="82744">
                <text:p>8274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5">
                <text:p>345</text:p>
              </table:table-cell>
              <table:table-cell office:value-type="float" office:value="84358">
                <text:p>8435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6">
                <text:p>346</text:p>
              </table:table-cell>
              <table:table-cell office:value-type="float" office:value="86456">
                <text:p>8645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7">
                <text:p>347</text:p>
              </table:table-cell>
              <table:table-cell office:value-type="float" office:value="78661">
                <text:p>7866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8">
                <text:p>348</text:p>
              </table:table-cell>
              <table:table-cell office:value-type="float" office:value="71366">
                <text:p>7136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9">
                <text:p>349</text:p>
              </table:table-cell>
              <table:table-cell office:value-type="float" office:value="63235">
                <text:p>6323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0">
                <text:p>350</text:p>
              </table:table-cell>
              <table:table-cell office:value-type="float" office:value="55380">
                <text:p>5538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1">
                <text:p>351</text:p>
              </table:table-cell>
              <table:table-cell office:value-type="float" office:value="48228">
                <text:p>4822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2">
                <text:p>352</text:p>
              </table:table-cell>
              <table:table-cell office:value-type="float" office:value="42259">
                <text:p>4225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3">
                <text:p>353</text:p>
              </table:table-cell>
              <table:table-cell office:value-type="float" office:value="39426">
                <text:p>3942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4">
                <text:p>354</text:p>
              </table:table-cell>
              <table:table-cell office:value-type="float" office:value="40579">
                <text:p>4057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5">
                <text:p>355</text:p>
              </table:table-cell>
              <table:table-cell office:value-type="float" office:value="43395">
                <text:p>4339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6">
                <text:p>356</text:p>
              </table:table-cell>
              <table:table-cell office:value-type="float" office:value="45065">
                <text:p>4506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7">
                <text:p>357</text:p>
              </table:table-cell>
              <table:table-cell office:value-type="float" office:value="45158">
                <text:p>4515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8">
                <text:p>358</text:p>
              </table:table-cell>
              <table:table-cell office:value-type="float" office:value="46845">
                <text:p>4684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9">
                <text:p>359</text:p>
              </table:table-cell>
              <table:table-cell office:value-type="float" office:value="50181">
                <text:p>5018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0">
                <text:p>360</text:p>
              </table:table-cell>
              <table:table-cell office:value-type="float" office:value="57141">
                <text:p>5714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1">
                <text:p>361</text:p>
              </table:table-cell>
              <table:table-cell office:value-type="float" office:value="66690">
                <text:p>6669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78321">
                <text:p>7832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3">
                <text:p>363</text:p>
              </table:table-cell>
              <table:table-cell office:value-type="float" office:value="85853">
                <text:p>8585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4">
                <text:p>364</text:p>
              </table:table-cell>
              <table:table-cell office:value-type="float" office:value="88310">
                <text:p>8831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5">
                <text:p>365</text:p>
              </table:table-cell>
              <table:table-cell office:value-type="float" office:value="85068">
                <text:p>8506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6">
                <text:p>366</text:p>
              </table:table-cell>
              <table:table-cell office:value-type="float" office:value="82084">
                <text:p>8208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7">
                <text:p>367</text:p>
              </table:table-cell>
              <table:table-cell office:value-type="float" office:value="75724">
                <text:p>7572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8">
                <text:p>368</text:p>
              </table:table-cell>
              <table:table-cell office:value-type="float" office:value="67768">
                <text:p>6776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9">
                <text:p>369</text:p>
              </table:table-cell>
              <table:table-cell office:value-type="float" office:value="58216">
                <text:p>582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70">
                <text:p>370</text:p>
              </table:table-cell>
              <table:table-cell office:value-type="float" office:value="54237">
                <text:p>5423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1">
                <text:p>371</text:p>
              </table:table-cell>
              <table:table-cell office:value-type="float" office:value="54819">
                <text:p>548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2">
                <text:p>372</text:p>
              </table:table-cell>
              <table:table-cell office:value-type="float" office:value="57187">
                <text:p>5718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3">
                <text:p>373</text:p>
              </table:table-cell>
              <table:table-cell office:value-type="float" office:value="61114">
                <text:p>6111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4">
                <text:p>374</text:p>
              </table:table-cell>
              <table:table-cell office:value-type="float" office:value="65339">
                <text:p>6533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5">
                <text:p>375</text:p>
              </table:table-cell>
              <table:table-cell office:value-type="float" office:value="69360">
                <text:p>6936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6">
                <text:p>376</text:p>
              </table:table-cell>
              <table:table-cell office:value-type="float" office:value="68450">
                <text:p>6845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7">
                <text:p>377</text:p>
              </table:table-cell>
              <table:table-cell office:value-type="float" office:value="66140">
                <text:p>6614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8">
                <text:p>378</text:p>
              </table:table-cell>
              <table:table-cell office:value-type="float" office:value="64433">
                <text:p>6443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9">
                <text:p>379</text:p>
              </table:table-cell>
              <table:table-cell office:value-type="float" office:value="62857">
                <text:p>6285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80">
                <text:p>380</text:p>
              </table:table-cell>
              <table:table-cell office:value-type="float" office:value="65506">
                <text:p>6550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1">
                <text:p>381</text:p>
              </table:table-cell>
              <table:table-cell office:value-type="float" office:value="72910">
                <text:p>7291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2">
                <text:p>382</text:p>
              </table:table-cell>
              <table:table-cell office:value-type="float" office:value="80404">
                <text:p>8040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3">
                <text:p>383</text:p>
              </table:table-cell>
              <table:table-cell office:value-type="float" office:value="87559">
                <text:p>8755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4">
                <text:p>384</text:p>
              </table:table-cell>
              <table:table-cell office:value-type="float" office:value="96118">
                <text:p>9611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5">
                <text:p>385</text:p>
              </table:table-cell>
              <table:table-cell office:value-type="float" office:value="102552">
                <text:p>10255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6">
                <text:p>386</text:p>
              </table:table-cell>
              <table:table-cell office:value-type="float" office:value="107603">
                <text:p>10760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7">
                <text:p>387</text:p>
              </table:table-cell>
              <table:table-cell office:value-type="float" office:value="114607">
                <text:p>11460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8">
                <text:p>388</text:p>
              </table:table-cell>
              <table:table-cell office:value-type="float" office:value="123624">
                <text:p>12362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9">
                <text:p>389</text:p>
              </table:table-cell>
              <table:table-cell office:value-type="float" office:value="129851">
                <text:p>12985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90">
                <text:p>390</text:p>
              </table:table-cell>
              <table:table-cell office:value-type="float" office:value="126759">
                <text:p>12675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1">
                <text:p>391</text:p>
              </table:table-cell>
              <table:table-cell office:value-type="float" office:value="124407">
                <text:p>12440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2">
                <text:p>392</text:p>
              </table:table-cell>
              <table:table-cell office:value-type="float" office:value="126588">
                <text:p>12658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3">
                <text:p>393</text:p>
              </table:table-cell>
              <table:table-cell office:value-type="float" office:value="117178">
                <text:p>11717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4">
                <text:p>394</text:p>
              </table:table-cell>
              <table:table-cell office:value-type="float" office:value="111619">
                <text:p>11161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5">
                <text:p>395</text:p>
              </table:table-cell>
              <table:table-cell office:value-type="float" office:value="111968">
                <text:p>11196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6">
                <text:p>396</text:p>
              </table:table-cell>
              <table:table-cell office:value-type="float" office:value="116515">
                <text:p>11651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7">
                <text:p>397</text:p>
              </table:table-cell>
              <table:table-cell office:value-type="float" office:value="125042">
                <text:p>12504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8">
                <text:p>398</text:p>
              </table:table-cell>
              <table:table-cell office:value-type="float" office:value="128346">
                <text:p>12834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9">
                <text:p>399</text:p>
              </table:table-cell>
              <table:table-cell office:value-type="float" office:value="126065">
                <text:p>12606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00">
                <text:p>400</text:p>
              </table:table-cell>
              <table:table-cell office:value-type="float" office:value="137373">
                <text:p>13737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1">
                <text:p>401</text:p>
              </table:table-cell>
              <table:table-cell office:value-type="float" office:value="157649">
                <text:p>15764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2">
                <text:p>402</text:p>
              </table:table-cell>
              <table:table-cell office:value-type="float" office:value="152278">
                <text:p>15227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3">
                <text:p>403</text:p>
              </table:table-cell>
              <table:table-cell office:value-type="float" office:value="133159">
                <text:p>13315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4">
                <text:p>404</text:p>
              </table:table-cell>
              <table:table-cell office:value-type="float" office:value="125596">
                <text:p>12559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5">
                <text:p>405</text:p>
              </table:table-cell>
              <table:table-cell office:value-type="float" office:value="130548">
                <text:p>13054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6">
                <text:p>406</text:p>
              </table:table-cell>
              <table:table-cell office:value-type="float" office:value="136313">
                <text:p>13631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7">
                <text:p>407</text:p>
              </table:table-cell>
              <table:table-cell office:value-type="float" office:value="137546">
                <text:p>13754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8">
                <text:p>408</text:p>
              </table:table-cell>
              <table:table-cell office:value-type="float" office:value="145503">
                <text:p>14550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9">
                <text:p>409</text:p>
              </table:table-cell>
              <table:table-cell office:value-type="float" office:value="145211">
                <text:p>14521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10">
                <text:p>410</text:p>
              </table:table-cell>
              <table:table-cell office:value-type="float" office:value="136291">
                <text:p>13629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1">
                <text:p>411</text:p>
              </table:table-cell>
              <table:table-cell office:value-type="float" office:value="132434">
                <text:p>13243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2">
                <text:p>412</text:p>
              </table:table-cell>
              <table:table-cell office:value-type="float" office:value="138570">
                <text:p>13857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3">
                <text:p>413</text:p>
              </table:table-cell>
              <table:table-cell office:value-type="float" office:value="150801">
                <text:p>15080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4">
                <text:p>414</text:p>
              </table:table-cell>
              <table:table-cell office:value-type="float" office:value="160326">
                <text:p>16032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5">
                <text:p>415</text:p>
              </table:table-cell>
              <table:table-cell office:value-type="float" office:value="154561">
                <text:p>15456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6">
                <text:p>416</text:p>
              </table:table-cell>
              <table:table-cell office:value-type="float" office:value="138751">
                <text:p>13875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7">
                <text:p>417</text:p>
              </table:table-cell>
              <table:table-cell office:value-type="float" office:value="134228">
                <text:p>13422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8">
                <text:p>418</text:p>
              </table:table-cell>
              <table:table-cell office:value-type="float" office:value="133519">
                <text:p>13351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9">
                <text:p>419</text:p>
              </table:table-cell>
              <table:table-cell office:value-type="float" office:value="132220">
                <text:p>13222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20">
                <text:p>420</text:p>
              </table:table-cell>
              <table:table-cell office:value-type="float" office:value="131149">
                <text:p>13114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1">
                <text:p>421</text:p>
              </table:table-cell>
              <table:table-cell office:value-type="float" office:value="131838">
                <text:p>13183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2">
                <text:p>422</text:p>
              </table:table-cell>
              <table:table-cell office:value-type="float" office:value="136078">
                <text:p>13607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3">
                <text:p>423</text:p>
              </table:table-cell>
              <table:table-cell office:value-type="float" office:value="141944">
                <text:p>14194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4">
                <text:p>424</text:p>
              </table:table-cell>
              <table:table-cell office:value-type="float" office:value="143100">
                <text:p>14310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5">
                <text:p>425</text:p>
              </table:table-cell>
              <table:table-cell office:value-type="float" office:value="141314">
                <text:p>14131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6">
                <text:p>426</text:p>
              </table:table-cell>
              <table:table-cell office:value-type="float" office:value="138282">
                <text:p>13828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7">
                <text:p>427</text:p>
              </table:table-cell>
              <table:table-cell office:value-type="float" office:value="139291">
                <text:p>13929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8">
                <text:p>428</text:p>
              </table:table-cell>
              <table:table-cell office:value-type="float" office:value="152823">
                <text:p>15282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9">
                <text:p>429</text:p>
              </table:table-cell>
              <table:table-cell office:value-type="float" office:value="155104">
                <text:p>15510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30">
                <text:p>430</text:p>
              </table:table-cell>
              <table:table-cell office:value-type="float" office:value="152720">
                <text:p>15272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1">
                <text:p>431</text:p>
              </table:table-cell>
              <table:table-cell office:value-type="float" office:value="151665">
                <text:p>15166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2">
                <text:p>432</text:p>
              </table:table-cell>
              <table:table-cell office:value-type="float" office:value="157249">
                <text:p>15724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3">
                <text:p>433</text:p>
              </table:table-cell>
              <table:table-cell office:value-type="float" office:value="168151">
                <text:p>16815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4">
                <text:p>434</text:p>
              </table:table-cell>
              <table:table-cell office:value-type="float" office:value="172268">
                <text:p>17226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5">
                <text:p>435</text:p>
              </table:table-cell>
              <table:table-cell office:value-type="float" office:value="186820">
                <text:p>18682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6">
                <text:p>436</text:p>
              </table:table-cell>
              <table:table-cell office:value-type="float" office:value="192780">
                <text:p>19278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7">
                <text:p>437</text:p>
              </table:table-cell>
              <table:table-cell office:value-type="float" office:value="198940">
                <text:p>19894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8">
                <text:p>438</text:p>
              </table:table-cell>
              <table:table-cell office:value-type="float" office:value="202590">
                <text:p>20259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9">
                <text:p>439</text:p>
              </table:table-cell>
              <table:table-cell office:value-type="float" office:value="196965">
                <text:p>19696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40">
                <text:p>440</text:p>
              </table:table-cell>
              <table:table-cell office:value-type="float" office:value="180056">
                <text:p>18005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1">
                <text:p>441</text:p>
              </table:table-cell>
              <table:table-cell office:value-type="float" office:value="174111">
                <text:p>17411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2">
                <text:p>442</text:p>
              </table:table-cell>
              <table:table-cell office:value-type="float" office:value="181408">
                <text:p>18140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3">
                <text:p>443</text:p>
              </table:table-cell>
              <table:table-cell office:value-type="float" office:value="178310">
                <text:p>17831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4">
                <text:p>444</text:p>
              </table:table-cell>
              <table:table-cell office:value-type="float" office:value="188221">
                <text:p>18822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5">
                <text:p>445</text:p>
              </table:table-cell>
              <table:table-cell office:value-type="float" office:value="203718">
                <text:p>20371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6">
                <text:p>446</text:p>
              </table:table-cell>
              <table:table-cell office:value-type="float" office:value="218231">
                <text:p>21823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7">
                <text:p>447</text:p>
              </table:table-cell>
              <table:table-cell office:value-type="float" office:value="226807">
                <text:p>22680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8">
                <text:p>448</text:p>
              </table:table-cell>
              <table:table-cell office:value-type="float" office:value="217188">
                <text:p>21718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9">
                <text:p>449</text:p>
              </table:table-cell>
              <table:table-cell office:value-type="float" office:value="231394">
                <text:p>23139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50">
                <text:p>450</text:p>
              </table:table-cell>
              <table:table-cell office:value-type="float" office:value="253584">
                <text:p>25358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1">
                <text:p>451</text:p>
              </table:table-cell>
              <table:table-cell office:value-type="float" office:value="254056">
                <text:p>25405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2">
                <text:p>452</text:p>
              </table:table-cell>
              <table:table-cell office:value-type="float" office:value="234336">
                <text:p>23433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3">
                <text:p>453</text:p>
              </table:table-cell>
              <table:table-cell office:value-type="float" office:value="200569">
                <text:p>20056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4">
                <text:p>454</text:p>
              </table:table-cell>
              <table:table-cell office:value-type="float" office:value="186880">
                <text:p>18688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5">
                <text:p>455</text:p>
              </table:table-cell>
              <table:table-cell office:value-type="float" office:value="178632">
                <text:p>17863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6">
                <text:p>456</text:p>
              </table:table-cell>
              <table:table-cell office:value-type="float" office:value="175839">
                <text:p>17583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7">
                <text:p>457</text:p>
              </table:table-cell>
              <table:table-cell office:value-type="float" office:value="174144">
                <text:p>17414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8">
                <text:p>458</text:p>
              </table:table-cell>
              <table:table-cell office:value-type="float" office:value="174928">
                <text:p>17492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9">
                <text:p>459</text:p>
              </table:table-cell>
              <table:table-cell office:value-type="float" office:value="178573">
                <text:p>17857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60">
                <text:p>460</text:p>
              </table:table-cell>
              <table:table-cell office:value-type="float" office:value="174929">
                <text:p>17492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1">
                <text:p>461</text:p>
              </table:table-cell>
              <table:table-cell office:value-type="float" office:value="173807">
                <text:p>17380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2">
                <text:p>462</text:p>
              </table:table-cell>
              <table:table-cell office:value-type="float" office:value="184371">
                <text:p>18437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3">
                <text:p>463</text:p>
              </table:table-cell>
              <table:table-cell office:value-type="float" office:value="201280">
                <text:p>20128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4">
                <text:p>464</text:p>
              </table:table-cell>
              <table:table-cell office:value-type="float" office:value="193014">
                <text:p>19301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5">
                <text:p>465</text:p>
              </table:table-cell>
              <table:table-cell office:value-type="float" office:value="190154">
                <text:p>19015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6">
                <text:p>466</text:p>
              </table:table-cell>
              <table:table-cell office:value-type="float" office:value="188003">
                <text:p>18800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7">
                <text:p>467</text:p>
              </table:table-cell>
              <table:table-cell office:value-type="float" office:value="194372">
                <text:p>19437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8">
                <text:p>468</text:p>
              </table:table-cell>
              <table:table-cell office:value-type="float" office:value="203123">
                <text:p>20312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9">
                <text:p>469</text:p>
              </table:table-cell>
              <table:table-cell office:value-type="float" office:value="209906">
                <text:p>20990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70">
                <text:p>470</text:p>
              </table:table-cell>
              <table:table-cell office:value-type="float" office:value="215509">
                <text:p>21550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71">
                <text:p>471</text:p>
              </table:table-cell>
              <table:table-cell office:value-type="float" office:value="238651">
                <text:p>23865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2">
                <text:p>472</text:p>
              </table:table-cell>
              <table:table-cell office:value-type="float" office:value="256752">
                <text:p>25675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3">
                <text:p>473</text:p>
              </table:table-cell>
              <table:table-cell office:value-type="float" office:value="271173">
                <text:p>27117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4">
                <text:p>474</text:p>
              </table:table-cell>
              <table:table-cell office:value-type="float" office:value="285215">
                <text:p>28521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5">
                <text:p>475</text:p>
              </table:table-cell>
              <table:table-cell office:value-type="float" office:value="290290">
                <text:p>29029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6">
                <text:p>476</text:p>
              </table:table-cell>
              <table:table-cell office:value-type="float" office:value="271353">
                <text:p>27135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7">
                <text:p>477</text:p>
              </table:table-cell>
              <table:table-cell office:value-type="float" office:value="219543">
                <text:p>21954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8">
                <text:p>478</text:p>
              </table:table-cell>
              <table:table-cell office:value-type="float" office:value="167910">
                <text:p>16791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9">
                <text:p>479</text:p>
              </table:table-cell>
              <table:table-cell office:value-type="float" office:value="148468">
                <text:p>14846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80">
                <text:p>480</text:p>
              </table:table-cell>
              <table:table-cell office:value-type="float" office:value="142951">
                <text:p>14295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81">
                <text:p>481</text:p>
              </table:table-cell>
              <table:table-cell office:value-type="float" office:value="149637">
                <text:p>14963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2">
                <text:p>482</text:p>
              </table:table-cell>
              <table:table-cell office:value-type="float" office:value="176680">
                <text:p>17668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3">
                <text:p>483</text:p>
              </table:table-cell>
              <table:table-cell office:value-type="float" office:value="213482">
                <text:p>21348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4">
                <text:p>484</text:p>
              </table:table-cell>
              <table:table-cell office:value-type="float" office:value="238389">
                <text:p>23838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5">
                <text:p>485</text:p>
              </table:table-cell>
              <table:table-cell office:value-type="float" office:value="223904">
                <text:p>22390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6">
                <text:p>486</text:p>
              </table:table-cell>
              <table:table-cell office:value-type="float" office:value="201971">
                <text:p>20197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7">
                <text:p>487</text:p>
              </table:table-cell>
              <table:table-cell office:value-type="float" office:value="218762">
                <text:p>21876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8">
                <text:p>488</text:p>
              </table:table-cell>
              <table:table-cell office:value-type="float" office:value="250183">
                <text:p>25018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9">
                <text:p>489</text:p>
              </table:table-cell>
              <table:table-cell office:value-type="float" office:value="249723">
                <text:p>24972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90">
                <text:p>490</text:p>
              </table:table-cell>
              <table:table-cell office:value-type="float" office:value="271794">
                <text:p>27179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91">
                <text:p>491</text:p>
              </table:table-cell>
              <table:table-cell office:value-type="float" office:value="239715">
                <text:p>23971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2">
                <text:p>492</text:p>
              </table:table-cell>
              <table:table-cell office:value-type="float" office:value="214951">
                <text:p>21495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3">
                <text:p>493</text:p>
              </table:table-cell>
              <table:table-cell office:value-type="float" office:value="219950">
                <text:p>21995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4">
                <text:p>494</text:p>
              </table:table-cell>
              <table:table-cell office:value-type="float" office:value="258711">
                <text:p>25871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5">
                <text:p>495</text:p>
              </table:table-cell>
              <table:table-cell office:value-type="float" office:value="297429">
                <text:p>29742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6">
                <text:p>496</text:p>
              </table:table-cell>
              <table:table-cell office:value-type="float" office:value="370711">
                <text:p>37071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7">
                <text:p>497</text:p>
              </table:table-cell>
              <table:table-cell office:value-type="float" office:value="432983">
                <text:p>43298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8">
                <text:p>498</text:p>
              </table:table-cell>
              <table:table-cell office:value-type="float" office:value="465876">
                <text:p>46587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9">
                <text:p>499</text:p>
              </table:table-cell>
              <table:table-cell office:value-type="float" office:value="493072">
                <text:p>49307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00">
                <text:p>500</text:p>
              </table:table-cell>
              <table:table-cell office:value-type="float" office:value="491018">
                <text:p>49101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01">
                <text:p>501</text:p>
              </table:table-cell>
              <table:table-cell office:value-type="float" office:value="457219">
                <text:p>45721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2">
                <text:p>502</text:p>
              </table:table-cell>
              <table:table-cell office:value-type="float" office:value="482948">
                <text:p>48294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3">
                <text:p>503</text:p>
              </table:table-cell>
              <table:table-cell office:value-type="float" office:value="565590">
                <text:p>56559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4">
                <text:p>504</text:p>
              </table:table-cell>
              <table:table-cell office:value-type="float" office:value="602959">
                <text:p>60295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5">
                <text:p>505</text:p>
              </table:table-cell>
              <table:table-cell office:value-type="float" office:value="636902">
                <text:p>63690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6">
                <text:p>506</text:p>
              </table:table-cell>
              <table:table-cell office:value-type="float" office:value="702962">
                <text:p>70296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7">
                <text:p>507</text:p>
              </table:table-cell>
              <table:table-cell office:value-type="float" office:value="675902">
                <text:p>67590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8">
                <text:p>508</text:p>
              </table:table-cell>
              <table:table-cell office:value-type="float" office:value="645186">
                <text:p>64518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9">
                <text:p>509</text:p>
              </table:table-cell>
              <table:table-cell office:value-type="float" office:value="642937">
                <text:p>64293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10">
                <text:p>510</text:p>
              </table:table-cell>
              <table:table-cell office:value-type="float" office:value="649752">
                <text:p>64975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11">
                <text:p>511</text:p>
              </table:table-cell>
              <table:table-cell office:value-type="float" office:value="734810">
                <text:p>73481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2">
                <text:p>512</text:p>
              </table:table-cell>
              <table:table-cell office:value-type="float" office:value="855419">
                <text:p>85541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3">
                <text:p>513</text:p>
              </table:table-cell>
              <table:table-cell office:value-type="float" office:value="916086">
                <text:p>91608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4">
                <text:p>514</text:p>
              </table:table-cell>
              <table:table-cell office:value-type="float" office:value="1023407">
                <text:p>102340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5">
                <text:p>515</text:p>
              </table:table-cell>
              <table:table-cell office:value-type="float" office:value="992122">
                <text:p>99212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6">
                <text:p>516</text:p>
              </table:table-cell>
              <table:table-cell office:value-type="float" office:value="884851">
                <text:p>88485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7">
                <text:p>517</text:p>
              </table:table-cell>
              <table:table-cell office:value-type="float" office:value="835941">
                <text:p>83594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8">
                <text:p>518</text:p>
              </table:table-cell>
              <table:table-cell office:value-type="float" office:value="909159">
                <text:p>90915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9">
                <text:p>519</text:p>
              </table:table-cell>
              <table:table-cell office:value-type="float" office:value="845293">
                <text:p>84529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20">
                <text:p>520</text:p>
              </table:table-cell>
              <table:table-cell office:value-type="float" office:value="928090">
                <text:p>92809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21">
                <text:p>521</text:p>
              </table:table-cell>
              <table:table-cell office:value-type="float" office:value="1013565">
                <text:p>101356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2">
                <text:p>522</text:p>
              </table:table-cell>
              <table:table-cell office:value-type="float" office:value="1001693">
                <text:p>100169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3">
                <text:p>523</text:p>
              </table:table-cell>
              <table:table-cell office:value-type="float" office:value="985531">
                <text:p>98553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4">
                <text:p>524</text:p>
              </table:table-cell>
              <table:table-cell office:value-type="float" office:value="1011208">
                <text:p>101120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5">
                <text:p>525</text:p>
              </table:table-cell>
              <table:table-cell office:value-type="float" office:value="990920">
                <text:p>99092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6">
                <text:p>526</text:p>
              </table:table-cell>
              <table:table-cell office:value-type="float" office:value="902851">
                <text:p>90285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7">
                <text:p>527</text:p>
              </table:table-cell>
              <table:table-cell office:value-type="float" office:value="728776">
                <text:p>72877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8">
                <text:p>528</text:p>
              </table:table-cell>
              <table:table-cell office:value-type="float" office:value="790186">
                <text:p>79018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9">
                <text:p>529</text:p>
              </table:table-cell>
              <table:table-cell office:value-type="float" office:value="663206">
                <text:p>66320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30">
                <text:p>530</text:p>
              </table:table-cell>
              <table:table-cell office:value-type="float" office:value="740189">
                <text:p>74018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31">
                <text:p>531</text:p>
              </table:table-cell>
              <table:table-cell office:value-type="float" office:value="982417">
                <text:p>98241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2">
                <text:p>532</text:p>
              </table:table-cell>
              <table:table-cell office:value-type="float" office:value="987496">
                <text:p>98749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3">
                <text:p>533</text:p>
              </table:table-cell>
              <table:table-cell office:value-type="float" office:value="694881">
                <text:p>69488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4">
                <text:p>534</text:p>
              </table:table-cell>
              <table:table-cell office:value-type="float" office:value="724477">
                <text:p>72447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5">
                <text:p>535</text:p>
              </table:table-cell>
              <table:table-cell office:value-type="float" office:value="823453">
                <text:p>82345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6">
                <text:p>536</text:p>
              </table:table-cell>
              <table:table-cell office:value-type="float" office:value="902095">
                <text:p>90209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7">
                <text:p>537</text:p>
              </table:table-cell>
              <table:table-cell office:value-type="float" office:value="536263">
                <text:p>53626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8">
                <text:p>538</text:p>
              </table:table-cell>
              <table:table-cell office:value-type="float" office:value="477536">
                <text:p>47753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9">
                <text:p>539</text:p>
              </table:table-cell>
              <table:table-cell office:value-type="float" office:value="650826">
                <text:p>65082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40">
                <text:p>540</text:p>
              </table:table-cell>
              <table:table-cell office:value-type="float" office:value="340405">
                <text:p>34040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41">
                <text:p>541</text:p>
              </table:table-cell>
              <table:table-cell office:value-type="float" office:value="287047">
                <text:p>28704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2">
                <text:p>542</text:p>
              </table:table-cell>
              <table:table-cell office:value-type="float" office:value="244715">
                <text:p>24471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3">
                <text:p>543</text:p>
              </table:table-cell>
              <table:table-cell office:value-type="float" office:value="249796">
                <text:p>24979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4">
                <text:p>544</text:p>
              </table:table-cell>
              <table:table-cell office:value-type="float" office:value="250755">
                <text:p>25075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5">
                <text:p>545</text:p>
              </table:table-cell>
              <table:table-cell office:value-type="float" office:value="235977">
                <text:p>23597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6">
                <text:p>546</text:p>
              </table:table-cell>
              <table:table-cell office:value-type="float" office:value="200976">
                <text:p>20097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7">
                <text:p>547</text:p>
              </table:table-cell>
              <table:table-cell office:value-type="float" office:value="166758">
                <text:p>16675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8">
                <text:p>548</text:p>
              </table:table-cell>
              <table:table-cell office:value-type="float" office:value="147572">
                <text:p>14757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9">
                <text:p>549</text:p>
              </table:table-cell>
              <table:table-cell office:value-type="float" office:value="92972">
                <text:p>9297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50">
                <text:p>550</text:p>
              </table:table-cell>
              <table:table-cell office:value-type="float" office:value="97668">
                <text:p>9766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51">
                <text:p>551</text:p>
              </table:table-cell>
              <table:table-cell office:value-type="float" office:value="144044">
                <text:p>14404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2">
                <text:p>552</text:p>
              </table:table-cell>
              <table:table-cell office:value-type="float" office:value="85457">
                <text:p>8545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3">
                <text:p>553</text:p>
              </table:table-cell>
              <table:table-cell office:value-type="float" office:value="53153">
                <text:p>5315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4">
                <text:p>554</text:p>
              </table:table-cell>
              <table:table-cell office:value-type="float" office:value="49164">
                <text:p>4916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5">
                <text:p>555</text:p>
              </table:table-cell>
              <table:table-cell office:value-type="float" office:value="53936">
                <text:p>5393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6">
                <text:p>556</text:p>
              </table:table-cell>
              <table:table-cell office:value-type="float" office:value="42597">
                <text:p>4259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7">
                <text:p>557</text:p>
              </table:table-cell>
              <table:table-cell office:value-type="float" office:value="24179">
                <text:p>2417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8">
                <text:p>558</text:p>
              </table:table-cell>
              <table:table-cell office:value-type="float" office:value="13589">
                <text:p>1358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9">
                <text:p>559</text:p>
              </table:table-cell>
              <table:table-cell office:value-type="float" office:value="9357">
                <text:p>935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60">
                <text:p>560</text:p>
              </table:table-cell>
              <table:table-cell office:value-type="float" office:value="5934">
                <text:p>593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61">
                <text:p>561</text:p>
              </table:table-cell>
              <table:table-cell office:value-type="float" office:value="3522">
                <text:p>352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2">
                <text:p>562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3">
                <text:p>563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4">
                <text:p>564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5">
                <text:p>565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6">
                <text:p>566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7">
                <text:p>567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8">
                <text:p>568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9">
                <text:p>569</text:p>
              </table:table-cell>
              <table:table-cell office:value-type="float" office:value="477">
                <text:p>4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6.414cm" svg:height="32.635cm" xlink:href=".." xlink:type="simple" chart:class="chart:bar" chart:style-name="ch1">
        <chart:legend chart:legend-position="end" svg:x="55.45cm" svg:y="15.714cm" style:legend-expansion="high" chart:style-name="ch2"/>
        <chart:plot-area chart:style-name="ch3" table:cell-range-address="'hist 6'.A1:'hist 6'.B570" chart:data-source-has-labels="row" svg:x="1.128cm" svg:y="0.652cm" svg:width="53.194cm" svg:height="31.331cm">
          <chartooo:coordinate-region svg:x="2.423cm" svg:y="0.879cm" svg:width="51.899cm" svg:height="30.0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 6'.A2:'hist 6'.A570" chart:label-cell-address="'hist 6'.A1:'hist 6'.A1" chart:class="chart:bar">
            <chart:data-point chart:repeated="567"/>
          </chart:series>
          <chart:series chart:style-name="ch8" chart:values-cell-range-address="'hist 6'.B2:'hist 6'.B570" chart:label-cell-address="'hist 6'.B1:'hist 6'.B1" chart:class="chart:bar">
            <chart:data-point chart:repeated="56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hist 6'.A1:'hist 6'.A1</svg:desc>
                </draw:g>
              </table:table-cell>
              <table:table-cell office:value-type="string">
                <text:p>0</text:p>
                <draw:g>
                  <svg:desc>'hist 6'.B1:'hist 6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hist 6'.A2:'hist 6'.A570</svg:desc>
                </draw:g>
              </table:table-cell>
              <table:table-cell office:value-type="float" office:value="3">
                <text:p>3</text:p>
                <draw:g>
                  <svg:desc>'hist 6'.B2:'hist 6'.B5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3985">
                <text:p>39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2762">
                <text:p>27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2829">
                <text:p>28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2213">
                <text:p>22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1652">
                <text:p>16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1713">
                <text:p>17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2127">
                <text:p>21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1">
                <text:p>101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3">
                <text:p>103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5">
                <text:p>10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7">
                <text:p>107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8">
                <text:p>10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">
                <text:p>10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5">
                <text:p>11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7">
                <text:p>11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9">
                <text:p>119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6">
                <text:p>12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8">
                <text:p>12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0">
                <text:p>13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1">
                <text:p>13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8">
                <text:p>13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0">
                <text:p>14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3">
                <text:p>14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7">
                <text:p>14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8">
                <text:p>14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9">
                <text:p>14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0">
                <text:p>15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1">
                <text:p>15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3">
                <text:p>153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7">
                <text:p>15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8">
                <text:p>158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9">
                <text:p>159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0">
                <text:p>16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3">
                <text:p>163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4">
                <text:p>16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5">
                <text:p>16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6">
                <text:p>16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7">
                <text:p>16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8">
                <text:p>16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9">
                <text:p>16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0">
                <text:p>17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1">
                <text:p>17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3">
                <text:p>17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4">
                <text:p>17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5">
                <text:p>17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6">
                <text:p>17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7">
                <text:p>177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8">
                <text:p>17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9">
                <text:p>179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0">
                <text:p>18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1">
                <text:p>18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3">
                <text:p>1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5">
                <text:p>18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6">
                <text:p>186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7">
                <text:p>18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8">
                <text:p>188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9">
                <text:p>18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0">
                <text:p>19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1">
                <text:p>19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3">
                <text:p>19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4">
                <text:p>19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5">
                <text:p>19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6">
                <text:p>19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7">
                <text:p>19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8">
                <text:p>19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9">
                <text:p>19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0">
                <text:p>20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1">
                <text:p>201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3">
                <text:p>20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4">
                <text:p>204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5">
                <text:p>20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6">
                <text:p>206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7">
                <text:p>207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8">
                <text:p>20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9">
                <text:p>20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0">
                <text:p>21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1">
                <text:p>21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2">
                <text:p>212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3">
                <text:p>213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4">
                <text:p>214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5">
                <text:p>215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6">
                <text:p>21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7">
                <text:p>217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8">
                <text:p>218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9">
                <text:p>219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0">
                <text:p>22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1">
                <text:p>221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2">
                <text:p>22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3">
                <text:p>223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4">
                <text:p>22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5">
                <text:p>22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6">
                <text:p>226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7">
                <text:p>227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8">
                <text:p>22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9">
                <text:p>229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0">
                <text:p>23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1">
                <text:p>231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2">
                <text:p>23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3">
                <text:p>233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4">
                <text:p>234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5">
                <text:p>23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6">
                <text:p>23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7">
                <text:p>23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9">
                <text:p>23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0">
                <text:p>24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1">
                <text:p>241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3">
                <text:p>243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4">
                <text:p>244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5">
                <text:p>245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6">
                <text:p>24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7">
                <text:p>24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8">
                <text:p>248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9">
                <text:p>24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0">
                <text:p>25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1">
                <text:p>25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2">
                <text:p>25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3">
                <text:p>25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4">
                <text:p>25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5">
                <text:p>25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8">
                <text:p>258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9">
                <text:p>25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0">
                <text:p>26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1">
                <text:p>261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3">
                <text:p>26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4">
                <text:p>26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5">
                <text:p>26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6">
                <text:p>26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7">
                <text:p>267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8">
                <text:p>268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9">
                <text:p>269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0">
                <text:p>27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2">
                <text:p>272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3">
                <text:p>27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4">
                <text:p>27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5">
                <text:p>275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6">
                <text:p>276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7">
                <text:p>277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8">
                <text:p>278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9">
                <text:p>279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0">
                <text:p>28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1">
                <text:p>281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2">
                <text:p>28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3">
                <text:p>283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4">
                <text:p>284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5">
                <text:p>28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6">
                <text:p>286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7">
                <text:p>287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8">
                <text:p>288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9">
                <text:p>289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0">
                <text:p>29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1">
                <text:p>29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2">
                <text:p>29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3">
                <text:p>293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4">
                <text:p>294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5">
                <text:p>29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6">
                <text:p>296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7">
                <text:p>29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8">
                <text:p>298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9">
                <text:p>299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0">
                <text:p>30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1">
                <text:p>301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2">
                <text:p>302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3">
                <text:p>303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4">
                <text:p>304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5">
                <text:p>305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6">
                <text:p>306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7">
                <text:p>307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8">
                <text:p>308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1">
                <text:p>311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2">
                <text:p>312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3">
                <text:p>313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4">
                <text:p>314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5">
                <text:p>315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6">
                <text:p>316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7">
                <text:p>317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8">
                <text:p>318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9">
                <text:p>31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20">
                <text:p>320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1">
                <text:p>321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2">
                <text:p>322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3">
                <text:p>323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4">
                <text:p>324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5">
                <text:p>325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6">
                <text:p>326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7">
                <text:p>327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8">
                <text:p>328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9">
                <text:p>329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30">
                <text:p>330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1">
                <text:p>331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2">
                <text:p>332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3">
                <text:p>333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4">
                <text:p>334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5">
                <text:p>335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6">
                <text:p>336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7">
                <text:p>337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8">
                <text:p>33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9">
                <text:p>33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40">
                <text:p>34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1">
                <text:p>341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2">
                <text:p>34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3">
                <text:p>343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4">
                <text:p>344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5">
                <text:p>345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6">
                <text:p>346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7">
                <text:p>347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8">
                <text:p>348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9">
                <text:p>349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0">
                <text:p>350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1">
                <text:p>351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2">
                <text:p>35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3">
                <text:p>353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4">
                <text:p>354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5">
                <text:p>35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6">
                <text:p>356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7">
                <text:p>357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8">
                <text:p>358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9">
                <text:p>359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0">
                <text:p>360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1">
                <text:p>361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3">
                <text:p>363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4">
                <text:p>364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5">
                <text:p>365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6">
                <text:p>366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7">
                <text:p>367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8">
                <text:p>368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9">
                <text:p>369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70">
                <text:p>370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1">
                <text:p>371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2">
                <text:p>372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3">
                <text:p>373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4">
                <text:p>374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5">
                <text:p>375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6">
                <text:p>376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7">
                <text:p>377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8">
                <text:p>378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9">
                <text:p>379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80">
                <text:p>380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1">
                <text:p>381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2">
                <text:p>382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3">
                <text:p>383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4">
                <text:p>384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5">
                <text:p>385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6">
                <text:p>386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7">
                <text:p>387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8">
                <text:p>388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9">
                <text:p>389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90">
                <text:p>390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1">
                <text:p>391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2">
                <text:p>392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3">
                <text:p>393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4">
                <text:p>394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5">
                <text:p>395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6">
                <text:p>396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7">
                <text:p>397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8">
                <text:p>398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9">
                <text:p>399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00">
                <text:p>400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1">
                <text:p>401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2">
                <text:p>402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3">
                <text:p>403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4">
                <text:p>40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5">
                <text:p>405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6">
                <text:p>406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7">
                <text:p>407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8">
                <text:p>408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9">
                <text:p>409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10">
                <text:p>41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1">
                <text:p>411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2">
                <text:p>412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3">
                <text:p>413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4">
                <text:p>414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5">
                <text:p>415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6">
                <text:p>416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7">
                <text:p>417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8">
                <text:p>418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9">
                <text:p>419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20">
                <text:p>420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1">
                <text:p>421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2">
                <text:p>422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3">
                <text:p>423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4">
                <text:p>424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5">
                <text:p>425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6">
                <text:p>426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7">
                <text:p>427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8">
                <text:p>428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9">
                <text:p>429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30">
                <text:p>430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1">
                <text:p>431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2">
                <text:p>432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3">
                <text:p>433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4">
                <text:p>434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5">
                <text:p>435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6">
                <text:p>436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7">
                <text:p>437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8">
                <text:p>438</text:p>
              </table:table-cell>
              <table:table-cell office:value-type="float" office:value="1666">
                <text:p>166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9">
                <text:p>439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40">
                <text:p>440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1">
                <text:p>441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2">
                <text:p>442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3">
                <text:p>443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4">
                <text:p>444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5">
                <text:p>445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6">
                <text:p>446</text:p>
              </table:table-cell>
              <table:table-cell office:value-type="float" office:value="2332">
                <text:p>233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7">
                <text:p>447</text:p>
              </table:table-cell>
              <table:table-cell office:value-type="float" office:value="2474">
                <text:p>247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8">
                <text:p>448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9">
                <text:p>449</text:p>
              </table:table-cell>
              <table:table-cell office:value-type="float" office:value="2341">
                <text:p>234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50">
                <text:p>450</text:p>
              </table:table-cell>
              <table:table-cell office:value-type="float" office:value="2382">
                <text:p>238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1">
                <text:p>451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2">
                <text:p>452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3">
                <text:p>453</text:p>
              </table:table-cell>
              <table:table-cell office:value-type="float" office:value="2764">
                <text:p>276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4">
                <text:p>454</text:p>
              </table:table-cell>
              <table:table-cell office:value-type="float" office:value="3539">
                <text:p>353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5">
                <text:p>455</text:p>
              </table:table-cell>
              <table:table-cell office:value-type="float" office:value="3846">
                <text:p>384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6">
                <text:p>456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7">
                <text:p>457</text:p>
              </table:table-cell>
              <table:table-cell office:value-type="float" office:value="3555">
                <text:p>355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8">
                <text:p>458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9">
                <text:p>459</text:p>
              </table:table-cell>
              <table:table-cell office:value-type="float" office:value="3244">
                <text:p>324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60">
                <text:p>460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1">
                <text:p>461</text:p>
              </table:table-cell>
              <table:table-cell office:value-type="float" office:value="2597">
                <text:p>259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2">
                <text:p>462</text:p>
              </table:table-cell>
              <table:table-cell office:value-type="float" office:value="2632">
                <text:p>263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3">
                <text:p>463</text:p>
              </table:table-cell>
              <table:table-cell office:value-type="float" office:value="2599">
                <text:p>259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4">
                <text:p>464</text:p>
              </table:table-cell>
              <table:table-cell office:value-type="float" office:value="3073">
                <text:p>307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5">
                <text:p>465</text:p>
              </table:table-cell>
              <table:table-cell office:value-type="float" office:value="2995">
                <text:p>299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6">
                <text:p>466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7">
                <text:p>467</text:p>
              </table:table-cell>
              <table:table-cell office:value-type="float" office:value="2922">
                <text:p>292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8">
                <text:p>468</text:p>
              </table:table-cell>
              <table:table-cell office:value-type="float" office:value="2631">
                <text:p>263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9">
                <text:p>469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70">
                <text:p>47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71">
                <text:p>471</text:p>
              </table:table-cell>
              <table:table-cell office:value-type="float" office:value="3726">
                <text:p>372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2">
                <text:p>472</text:p>
              </table:table-cell>
              <table:table-cell office:value-type="float" office:value="4521">
                <text:p>452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3">
                <text:p>473</text:p>
              </table:table-cell>
              <table:table-cell office:value-type="float" office:value="6951">
                <text:p>695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4">
                <text:p>474</text:p>
              </table:table-cell>
              <table:table-cell office:value-type="float" office:value="4654">
                <text:p>465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5">
                <text:p>475</text:p>
              </table:table-cell>
              <table:table-cell office:value-type="float" office:value="5697">
                <text:p>569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6">
                <text:p>476</text:p>
              </table:table-cell>
              <table:table-cell office:value-type="float" office:value="4503">
                <text:p>450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7">
                <text:p>477</text:p>
              </table:table-cell>
              <table:table-cell office:value-type="float" office:value="5445">
                <text:p>544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8">
                <text:p>478</text:p>
              </table:table-cell>
              <table:table-cell office:value-type="float" office:value="5043">
                <text:p>504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9">
                <text:p>479</text:p>
              </table:table-cell>
              <table:table-cell office:value-type="float" office:value="5504">
                <text:p>550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80">
                <text:p>480</text:p>
              </table:table-cell>
              <table:table-cell office:value-type="float" office:value="5180">
                <text:p>518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81">
                <text:p>481</text:p>
              </table:table-cell>
              <table:table-cell office:value-type="float" office:value="6061">
                <text:p>606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2">
                <text:p>482</text:p>
              </table:table-cell>
              <table:table-cell office:value-type="float" office:value="7670">
                <text:p>767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3">
                <text:p>483</text:p>
              </table:table-cell>
              <table:table-cell office:value-type="float" office:value="8767">
                <text:p>876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4">
                <text:p>484</text:p>
              </table:table-cell>
              <table:table-cell office:value-type="float" office:value="8592">
                <text:p>859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5">
                <text:p>485</text:p>
              </table:table-cell>
              <table:table-cell office:value-type="float" office:value="8649">
                <text:p>864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6">
                <text:p>486</text:p>
              </table:table-cell>
              <table:table-cell office:value-type="float" office:value="10090">
                <text:p>1009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7">
                <text:p>487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8">
                <text:p>488</text:p>
              </table:table-cell>
              <table:table-cell office:value-type="float" office:value="13395">
                <text:p>1339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9">
                <text:p>489</text:p>
              </table:table-cell>
              <table:table-cell office:value-type="float" office:value="14526">
                <text:p>1452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90">
                <text:p>490</text:p>
              </table:table-cell>
              <table:table-cell office:value-type="float" office:value="22840">
                <text:p>2284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91">
                <text:p>491</text:p>
              </table:table-cell>
              <table:table-cell office:value-type="float" office:value="26112">
                <text:p>2611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2">
                <text:p>492</text:p>
              </table:table-cell>
              <table:table-cell office:value-type="float" office:value="21667">
                <text:p>2166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3">
                <text:p>493</text:p>
              </table:table-cell>
              <table:table-cell office:value-type="float" office:value="28624">
                <text:p>2862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4">
                <text:p>494</text:p>
              </table:table-cell>
              <table:table-cell office:value-type="float" office:value="37688">
                <text:p>3768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5">
                <text:p>495</text:p>
              </table:table-cell>
              <table:table-cell office:value-type="float" office:value="27056">
                <text:p>2705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6">
                <text:p>496</text:p>
              </table:table-cell>
              <table:table-cell office:value-type="float" office:value="20600">
                <text:p>2060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7">
                <text:p>497</text:p>
              </table:table-cell>
              <table:table-cell office:value-type="float" office:value="29123">
                <text:p>2912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8">
                <text:p>498</text:p>
              </table:table-cell>
              <table:table-cell office:value-type="float" office:value="43358">
                <text:p>4335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9">
                <text:p>499</text:p>
              </table:table-cell>
              <table:table-cell office:value-type="float" office:value="28487">
                <text:p>2848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00">
                <text:p>500</text:p>
              </table:table-cell>
              <table:table-cell office:value-type="float" office:value="24622">
                <text:p>2462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01">
                <text:p>501</text:p>
              </table:table-cell>
              <table:table-cell office:value-type="float" office:value="32442">
                <text:p>3244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2">
                <text:p>502</text:p>
              </table:table-cell>
              <table:table-cell office:value-type="float" office:value="33772">
                <text:p>3377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3">
                <text:p>503</text:p>
              </table:table-cell>
              <table:table-cell office:value-type="float" office:value="25147">
                <text:p>2514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4">
                <text:p>504</text:p>
              </table:table-cell>
              <table:table-cell office:value-type="float" office:value="18399">
                <text:p>1839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5">
                <text:p>505</text:p>
              </table:table-cell>
              <table:table-cell office:value-type="float" office:value="15121">
                <text:p>1512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6">
                <text:p>506</text:p>
              </table:table-cell>
              <table:table-cell office:value-type="float" office:value="13723">
                <text:p>1372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7">
                <text:p>507</text:p>
              </table:table-cell>
              <table:table-cell office:value-type="float" office:value="12098">
                <text:p>1209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8">
                <text:p>508</text:p>
              </table:table-cell>
              <table:table-cell office:value-type="float" office:value="9979">
                <text:p>997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9">
                <text:p>509</text:p>
              </table:table-cell>
              <table:table-cell office:value-type="float" office:value="9346">
                <text:p>934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10">
                <text:p>510</text:p>
              </table:table-cell>
              <table:table-cell office:value-type="float" office:value="8252">
                <text:p>825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11">
                <text:p>511</text:p>
              </table:table-cell>
              <table:table-cell office:value-type="float" office:value="7474">
                <text:p>747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2">
                <text:p>512</text:p>
              </table:table-cell>
              <table:table-cell office:value-type="float" office:value="7530">
                <text:p>753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3">
                <text:p>513</text:p>
              </table:table-cell>
              <table:table-cell office:value-type="float" office:value="9485">
                <text:p>948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4">
                <text:p>514</text:p>
              </table:table-cell>
              <table:table-cell office:value-type="float" office:value="10207">
                <text:p>1020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5">
                <text:p>515</text:p>
              </table:table-cell>
              <table:table-cell office:value-type="float" office:value="9017">
                <text:p>901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6">
                <text:p>516</text:p>
              </table:table-cell>
              <table:table-cell office:value-type="float" office:value="7074">
                <text:p>707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7">
                <text:p>517</text:p>
              </table:table-cell>
              <table:table-cell office:value-type="float" office:value="4654">
                <text:p>465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8">
                <text:p>518</text:p>
              </table:table-cell>
              <table:table-cell office:value-type="float" office:value="3417">
                <text:p>341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9">
                <text:p>519</text:p>
              </table:table-cell>
              <table:table-cell office:value-type="float" office:value="3085">
                <text:p>308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20">
                <text:p>520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21">
                <text:p>521</text:p>
              </table:table-cell>
              <table:table-cell office:value-type="float" office:value="3933">
                <text:p>393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2">
                <text:p>522</text:p>
              </table:table-cell>
              <table:table-cell office:value-type="float" office:value="2739">
                <text:p>273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3">
                <text:p>52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4">
                <text:p>524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5">
                <text:p>525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6">
                <text:p>526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7">
                <text:p>52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8">
                <text:p>528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9">
                <text:p>529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30">
                <text:p>53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31">
                <text:p>53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2">
                <text:p>53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3">
                <text:p>53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4">
                <text:p>5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5">
                <text:p>53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6">
                <text:p>5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7">
                <text:p>5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8">
                <text:p>5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9">
                <text:p>5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40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41">
                <text:p>5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2">
                <text:p>5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3">
                <text:p>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4">
                <text:p>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5">
                <text:p>5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6">
                <text:p>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7">
                <text:p>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8">
                <text:p>5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9">
                <text:p>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50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51">
                <text:p>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2">
                <text:p>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3">
                <text:p>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4">
                <text:p>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5">
                <text:p>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6">
                <text:p>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7">
                <text:p>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8">
                <text:p>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9">
                <text:p>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60">
                <text:p>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61">
                <text:p>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2">
                <text:p>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3">
                <text:p>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4">
                <text:p>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5">
                <text:p>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6">
                <text:p>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7">
                <text:p>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8">
                <text:p>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9">
                <text:p>56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6.414cm" svg:height="32.635cm" xlink:href=".." xlink:type="simple" chart:class="chart:bar" chart:style-name="ch1">
        <chart:legend chart:legend-position="end" svg:x="55.45cm" svg:y="15.714cm" style:legend-expansion="high" chart:style-name="ch2"/>
        <chart:plot-area chart:style-name="ch3" table:cell-range-address="'hist 1'.A1:'hist 1'.B570" chart:data-source-has-labels="row" svg:x="1.128cm" svg:y="0.652cm" svg:width="53.194cm" svg:height="31.331cm">
          <chartooo:coordinate-region svg:x="2.84cm" svg:y="0.879cm" svg:width="51.482cm" svg:height="30.0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hist 1'.A2:'hist 1'.A570" chart:label-cell-address="'hist 1'.A1:'hist 1'.A1" chart:class="chart:bar">
            <chart:data-point chart:repeated="567"/>
          </chart:series>
          <chart:series chart:style-name="ch8" chart:values-cell-range-address="'hist 1'.B2:'hist 1'.B570" chart:label-cell-address="'hist 1'.B1:'hist 1'.B1" chart:class="chart:bar">
            <chart:data-point chart:repeated="56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hist 1'.A1:'hist 1'.A1</svg:desc>
                </draw:g>
              </table:table-cell>
              <table:table-cell office:value-type="string">
                <text:p>0</text:p>
                <draw:g>
                  <svg:desc>'hist 1'.B1:'hist 1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hist 1'.A2:'hist 1'.A570</svg:desc>
                </draw:g>
              </table:table-cell>
              <table:table-cell office:value-type="float" office:value="2">
                <text:p>2</text:p>
                <draw:g>
                  <svg:desc>'hist 1'.B2:'hist 1'.B5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5142">
                <text:p>51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2831">
                <text:p>28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30791">
                <text:p>307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68017">
                <text:p>680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8382">
                <text:p>183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46490">
                <text:p>464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1144">
                <text:p>111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9086">
                <text:p>190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58636">
                <text:p>586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8867">
                <text:p>288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40433">
                <text:p>404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56701">
                <text:p>567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67770">
                <text:p>677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64065">
                <text:p>640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69790">
                <text:p>697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74734">
                <text:p>747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45012">
                <text:p>450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54792">
                <text:p>547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37748">
                <text:p>377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3343">
                <text:p>333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18417">
                <text:p>184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23081">
                <text:p>230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25397">
                <text:p>253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30084">
                <text:p>300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56206">
                <text:p>562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45587">
                <text:p>455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210">
                <text:p>392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38435">
                <text:p>384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39521">
                <text:p>395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41097">
                <text:p>410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46200">
                <text:p>462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56093">
                <text:p>560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50497">
                <text:p>504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45669">
                <text:p>456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4423">
                <text:p>444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37164">
                <text:p>371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34389">
                <text:p>343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35708">
                <text:p>357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40476">
                <text:p>404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32433">
                <text:p>324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40846">
                <text:p>408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32982">
                <text:p>329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30403">
                <text:p>304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39900">
                <text:p>399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39463">
                <text:p>394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48403">
                <text:p>484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33805">
                <text:p>338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32474">
                <text:p>324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35600">
                <text:p>356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45544">
                <text:p>455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38009">
                <text:p>380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35397">
                <text:p>353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31011">
                <text:p>310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24393">
                <text:p>243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24164">
                <text:p>241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31425">
                <text:p>314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27539">
                <text:p>275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36969">
                <text:p>369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35497">
                <text:p>354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24446">
                <text:p>244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20241">
                <text:p>202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20441">
                <text:p>204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18771">
                <text:p>187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24617">
                <text:p>246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22929">
                <text:p>229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22097">
                <text:p>220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18330">
                <text:p>1833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17127">
                <text:p>171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16478">
                <text:p>164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16614">
                <text:p>166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19041">
                <text:p>190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22108">
                <text:p>221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22241">
                <text:p>222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19771">
                <text:p>197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16888">
                <text:p>168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16542">
                <text:p>165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11957">
                <text:p>119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13463">
                <text:p>134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17738">
                <text:p>177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21831">
                <text:p>218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17336">
                <text:p>173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14115">
                <text:p>141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14302">
                <text:p>143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12662">
                <text:p>126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10513">
                <text:p>105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101">
                <text:p>101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12192">
                <text:p>121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1">
                <text:p>101</text:p>
              </table:table-cell>
              <table:table-cell office:value-type="float" office:value="10743">
                <text:p>107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11105">
                <text:p>111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3">
                <text:p>103</text:p>
              </table:table-cell>
              <table:table-cell office:value-type="float" office:value="10920">
                <text:p>1092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10226">
                <text:p>102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5">
                <text:p>105</text:p>
              </table:table-cell>
              <table:table-cell office:value-type="float" office:value="12348">
                <text:p>123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13913">
                <text:p>139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7">
                <text:p>107</text:p>
              </table:table-cell>
              <table:table-cell office:value-type="float" office:value="13273">
                <text:p>132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8">
                <text:p>108</text:p>
              </table:table-cell>
              <table:table-cell office:value-type="float" office:value="12031">
                <text:p>120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">
                <text:p>109</text:p>
              </table:table-cell>
              <table:table-cell office:value-type="float" office:value="11425">
                <text:p>114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11845">
                <text:p>118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3966">
                <text:p>139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12882">
                <text:p>128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2260">
                <text:p>122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4">
                <text:p>114</text:p>
              </table:table-cell>
              <table:table-cell office:value-type="float" office:value="14634">
                <text:p>146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5">
                <text:p>115</text:p>
              </table:table-cell>
              <table:table-cell office:value-type="float" office:value="16351">
                <text:p>163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18112">
                <text:p>181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7">
                <text:p>117</text:p>
              </table:table-cell>
              <table:table-cell office:value-type="float" office:value="15771">
                <text:p>157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18851">
                <text:p>188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9">
                <text:p>119</text:p>
              </table:table-cell>
              <table:table-cell office:value-type="float" office:value="20904">
                <text:p>209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19740">
                <text:p>1974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8525">
                <text:p>185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7636">
                <text:p>176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7761">
                <text:p>177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5811">
                <text:p>158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5644">
                <text:p>156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6">
                <text:p>126</text:p>
              </table:table-cell>
              <table:table-cell office:value-type="float" office:value="15386">
                <text:p>153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4421">
                <text:p>144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8">
                <text:p>128</text:p>
              </table:table-cell>
              <table:table-cell office:value-type="float" office:value="15628">
                <text:p>156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5744">
                <text:p>157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0">
                <text:p>130</text:p>
              </table:table-cell>
              <table:table-cell office:value-type="float" office:value="16162">
                <text:p>161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1">
                <text:p>131</text:p>
              </table:table-cell>
              <table:table-cell office:value-type="float" office:value="21091">
                <text:p>210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23666">
                <text:p>236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24395">
                <text:p>243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4">
                <text:p>134</text:p>
              </table:table-cell>
              <table:table-cell office:value-type="float" office:value="24020">
                <text:p>2402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22294">
                <text:p>222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19422">
                <text:p>194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20164">
                <text:p>201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8">
                <text:p>138</text:p>
              </table:table-cell>
              <table:table-cell office:value-type="float" office:value="17155">
                <text:p>171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7365">
                <text:p>173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0">
                <text:p>140</text:p>
              </table:table-cell>
              <table:table-cell office:value-type="float" office:value="20793">
                <text:p>207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21273">
                <text:p>212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22127">
                <text:p>221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3">
                <text:p>143</text:p>
              </table:table-cell>
              <table:table-cell office:value-type="float" office:value="24770">
                <text:p>2477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4">
                <text:p>144</text:p>
              </table:table-cell>
              <table:table-cell office:value-type="float" office:value="23993">
                <text:p>239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22171">
                <text:p>221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22457">
                <text:p>224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7">
                <text:p>147</text:p>
              </table:table-cell>
              <table:table-cell office:value-type="float" office:value="20936">
                <text:p>209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8">
                <text:p>148</text:p>
              </table:table-cell>
              <table:table-cell office:value-type="float" office:value="17506">
                <text:p>175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9">
                <text:p>149</text:p>
              </table:table-cell>
              <table:table-cell office:value-type="float" office:value="16240">
                <text:p>1624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0">
                <text:p>150</text:p>
              </table:table-cell>
              <table:table-cell office:value-type="float" office:value="14788">
                <text:p>147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1">
                <text:p>151</text:p>
              </table:table-cell>
              <table:table-cell office:value-type="float" office:value="14321">
                <text:p>143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15013">
                <text:p>150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3">
                <text:p>153</text:p>
              </table:table-cell>
              <table:table-cell office:value-type="float" office:value="16332">
                <text:p>163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4">
                <text:p>154</text:p>
              </table:table-cell>
              <table:table-cell office:value-type="float" office:value="16151">
                <text:p>161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16611">
                <text:p>166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7219">
                <text:p>1721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7">
                <text:p>157</text:p>
              </table:table-cell>
              <table:table-cell office:value-type="float" office:value="18195">
                <text:p>181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8">
                <text:p>158</text:p>
              </table:table-cell>
              <table:table-cell office:value-type="float" office:value="16510">
                <text:p>1651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9">
                <text:p>159</text:p>
              </table:table-cell>
              <table:table-cell office:value-type="float" office:value="14899">
                <text:p>148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0">
                <text:p>160</text:p>
              </table:table-cell>
              <table:table-cell office:value-type="float" office:value="16710">
                <text:p>1671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16645">
                <text:p>166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16918">
                <text:p>169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3">
                <text:p>163</text:p>
              </table:table-cell>
              <table:table-cell office:value-type="float" office:value="15664">
                <text:p>156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4">
                <text:p>164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5">
                <text:p>165</text:p>
              </table:table-cell>
              <table:table-cell office:value-type="float" office:value="16746">
                <text:p>167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6">
                <text:p>166</text:p>
              </table:table-cell>
              <table:table-cell office:value-type="float" office:value="17431">
                <text:p>174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7">
                <text:p>167</text:p>
              </table:table-cell>
              <table:table-cell office:value-type="float" office:value="17410">
                <text:p>1741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8">
                <text:p>168</text:p>
              </table:table-cell>
              <table:table-cell office:value-type="float" office:value="15386">
                <text:p>153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9">
                <text:p>169</text:p>
              </table:table-cell>
              <table:table-cell office:value-type="float" office:value="15269">
                <text:p>1526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0">
                <text:p>170</text:p>
              </table:table-cell>
              <table:table-cell office:value-type="float" office:value="15260">
                <text:p>1526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1">
                <text:p>171</text:p>
              </table:table-cell>
              <table:table-cell office:value-type="float" office:value="14926">
                <text:p>149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15074">
                <text:p>150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3">
                <text:p>173</text:p>
              </table:table-cell>
              <table:table-cell office:value-type="float" office:value="13362">
                <text:p>133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4">
                <text:p>174</text:p>
              </table:table-cell>
              <table:table-cell office:value-type="float" office:value="12687">
                <text:p>126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5">
                <text:p>175</text:p>
              </table:table-cell>
              <table:table-cell office:value-type="float" office:value="13900">
                <text:p>139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6">
                <text:p>176</text:p>
              </table:table-cell>
              <table:table-cell office:value-type="float" office:value="14156">
                <text:p>141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7">
                <text:p>177</text:p>
              </table:table-cell>
              <table:table-cell office:value-type="float" office:value="17435">
                <text:p>1743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8">
                <text:p>178</text:p>
              </table:table-cell>
              <table:table-cell office:value-type="float" office:value="16019">
                <text:p>160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9">
                <text:p>179</text:p>
              </table:table-cell>
              <table:table-cell office:value-type="float" office:value="14171">
                <text:p>141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0">
                <text:p>180</text:p>
              </table:table-cell>
              <table:table-cell office:value-type="float" office:value="13716">
                <text:p>137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1">
                <text:p>181</text:p>
              </table:table-cell>
              <table:table-cell office:value-type="float" office:value="12556">
                <text:p>125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13276">
                <text:p>132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3">
                <text:p>183</text:p>
              </table:table-cell>
              <table:table-cell office:value-type="float" office:value="13857">
                <text:p>138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4">
                <text:p>184</text:p>
              </table:table-cell>
              <table:table-cell office:value-type="float" office:value="13678">
                <text:p>136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5">
                <text:p>185</text:p>
              </table:table-cell>
              <table:table-cell office:value-type="float" office:value="15749">
                <text:p>157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6">
                <text:p>186</text:p>
              </table:table-cell>
              <table:table-cell office:value-type="float" office:value="14105">
                <text:p>141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7">
                <text:p>187</text:p>
              </table:table-cell>
              <table:table-cell office:value-type="float" office:value="14376">
                <text:p>143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8">
                <text:p>188</text:p>
              </table:table-cell>
              <table:table-cell office:value-type="float" office:value="14158">
                <text:p>1415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9">
                <text:p>189</text:p>
              </table:table-cell>
              <table:table-cell office:value-type="float" office:value="14947">
                <text:p>1494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0">
                <text:p>190</text:p>
              </table:table-cell>
              <table:table-cell office:value-type="float" office:value="13467">
                <text:p>134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1">
                <text:p>191</text:p>
              </table:table-cell>
              <table:table-cell office:value-type="float" office:value="12431">
                <text:p>124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14022">
                <text:p>140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3">
                <text:p>193</text:p>
              </table:table-cell>
              <table:table-cell office:value-type="float" office:value="13274">
                <text:p>132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4">
                <text:p>194</text:p>
              </table:table-cell>
              <table:table-cell office:value-type="float" office:value="15236">
                <text:p>152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5">
                <text:p>195</text:p>
              </table:table-cell>
              <table:table-cell office:value-type="float" office:value="13902">
                <text:p>139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6">
                <text:p>196</text:p>
              </table:table-cell>
              <table:table-cell office:value-type="float" office:value="14283">
                <text:p>1428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7">
                <text:p>197</text:p>
              </table:table-cell>
              <table:table-cell office:value-type="float" office:value="15996">
                <text:p>159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8">
                <text:p>198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9">
                <text:p>199</text:p>
              </table:table-cell>
              <table:table-cell office:value-type="float" office:value="17949">
                <text:p>179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0">
                <text:p>200</text:p>
              </table:table-cell>
              <table:table-cell office:value-type="float" office:value="20260">
                <text:p>2026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1">
                <text:p>201</text:p>
              </table:table-cell>
              <table:table-cell office:value-type="float" office:value="21483">
                <text:p>214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20704">
                <text:p>207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3">
                <text:p>203</text:p>
              </table:table-cell>
              <table:table-cell office:value-type="float" office:value="17251">
                <text:p>172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4">
                <text:p>204</text:p>
              </table:table-cell>
              <table:table-cell office:value-type="float" office:value="18094">
                <text:p>180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5">
                <text:p>205</text:p>
              </table:table-cell>
              <table:table-cell office:value-type="float" office:value="16835">
                <text:p>168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6">
                <text:p>206</text:p>
              </table:table-cell>
              <table:table-cell office:value-type="float" office:value="15582">
                <text:p>1558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7">
                <text:p>207</text:p>
              </table:table-cell>
              <table:table-cell office:value-type="float" office:value="14279">
                <text:p>142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8">
                <text:p>208</text:p>
              </table:table-cell>
              <table:table-cell office:value-type="float" office:value="15661">
                <text:p>156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9">
                <text:p>209</text:p>
              </table:table-cell>
              <table:table-cell office:value-type="float" office:value="15804">
                <text:p>158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0">
                <text:p>210</text:p>
              </table:table-cell>
              <table:table-cell office:value-type="float" office:value="15339">
                <text:p>1533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1">
                <text:p>211</text:p>
              </table:table-cell>
              <table:table-cell office:value-type="float" office:value="17299">
                <text:p>172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2">
                <text:p>212</text:p>
              </table:table-cell>
              <table:table-cell office:value-type="float" office:value="17396">
                <text:p>173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3">
                <text:p>213</text:p>
              </table:table-cell>
              <table:table-cell office:value-type="float" office:value="17724">
                <text:p>177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4">
                <text:p>214</text:p>
              </table:table-cell>
              <table:table-cell office:value-type="float" office:value="20473">
                <text:p>2047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5">
                <text:p>215</text:p>
              </table:table-cell>
              <table:table-cell office:value-type="float" office:value="18656">
                <text:p>186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6">
                <text:p>216</text:p>
              </table:table-cell>
              <table:table-cell office:value-type="float" office:value="19531">
                <text:p>195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7">
                <text:p>217</text:p>
              </table:table-cell>
              <table:table-cell office:value-type="float" office:value="20377">
                <text:p>203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8">
                <text:p>218</text:p>
              </table:table-cell>
              <table:table-cell office:value-type="float" office:value="20942">
                <text:p>2094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9">
                <text:p>219</text:p>
              </table:table-cell>
              <table:table-cell office:value-type="float" office:value="19228">
                <text:p>192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0">
                <text:p>220</text:p>
              </table:table-cell>
              <table:table-cell office:value-type="float" office:value="23747">
                <text:p>2374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1">
                <text:p>221</text:p>
              </table:table-cell>
              <table:table-cell office:value-type="float" office:value="21604">
                <text:p>216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2">
                <text:p>222</text:p>
              </table:table-cell>
              <table:table-cell office:value-type="float" office:value="19635">
                <text:p>196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3">
                <text:p>223</text:p>
              </table:table-cell>
              <table:table-cell office:value-type="float" office:value="17790">
                <text:p>1779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4">
                <text:p>224</text:p>
              </table:table-cell>
              <table:table-cell office:value-type="float" office:value="16145">
                <text:p>161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5">
                <text:p>225</text:p>
              </table:table-cell>
              <table:table-cell office:value-type="float" office:value="17185">
                <text:p>1718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6">
                <text:p>226</text:p>
              </table:table-cell>
              <table:table-cell office:value-type="float" office:value="17035">
                <text:p>170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7">
                <text:p>227</text:p>
              </table:table-cell>
              <table:table-cell office:value-type="float" office:value="17012">
                <text:p>170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8">
                <text:p>228</text:p>
              </table:table-cell>
              <table:table-cell office:value-type="float" office:value="17167">
                <text:p>171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9">
                <text:p>229</text:p>
              </table:table-cell>
              <table:table-cell office:value-type="float" office:value="16532">
                <text:p>165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0">
                <text:p>230</text:p>
              </table:table-cell>
              <table:table-cell office:value-type="float" office:value="20679">
                <text:p>206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1">
                <text:p>231</text:p>
              </table:table-cell>
              <table:table-cell office:value-type="float" office:value="17252">
                <text:p>172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2">
                <text:p>232</text:p>
              </table:table-cell>
              <table:table-cell office:value-type="float" office:value="16094">
                <text:p>1609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3">
                <text:p>233</text:p>
              </table:table-cell>
              <table:table-cell office:value-type="float" office:value="17091">
                <text:p>170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4">
                <text:p>234</text:p>
              </table:table-cell>
              <table:table-cell office:value-type="float" office:value="17909">
                <text:p>1790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5">
                <text:p>235</text:p>
              </table:table-cell>
              <table:table-cell office:value-type="float" office:value="18428">
                <text:p>184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6">
                <text:p>236</text:p>
              </table:table-cell>
              <table:table-cell office:value-type="float" office:value="19529">
                <text:p>195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7">
                <text:p>237</text:p>
              </table:table-cell>
              <table:table-cell office:value-type="float" office:value="23566">
                <text:p>2356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1648">
                <text:p>216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9">
                <text:p>239</text:p>
              </table:table-cell>
              <table:table-cell office:value-type="float" office:value="17955">
                <text:p>1795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0">
                <text:p>240</text:p>
              </table:table-cell>
              <table:table-cell office:value-type="float" office:value="18108">
                <text:p>181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1">
                <text:p>241</text:p>
              </table:table-cell>
              <table:table-cell office:value-type="float" office:value="19424">
                <text:p>1942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21595">
                <text:p>215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3">
                <text:p>243</text:p>
              </table:table-cell>
              <table:table-cell office:value-type="float" office:value="22871">
                <text:p>2287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4">
                <text:p>244</text:p>
              </table:table-cell>
              <table:table-cell office:value-type="float" office:value="21374">
                <text:p>2137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5">
                <text:p>245</text:p>
              </table:table-cell>
              <table:table-cell office:value-type="float" office:value="21280">
                <text:p>2128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6">
                <text:p>246</text:p>
              </table:table-cell>
              <table:table-cell office:value-type="float" office:value="21412">
                <text:p>214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7">
                <text:p>247</text:p>
              </table:table-cell>
              <table:table-cell office:value-type="float" office:value="19052">
                <text:p>1905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8">
                <text:p>248</text:p>
              </table:table-cell>
              <table:table-cell office:value-type="float" office:value="20942">
                <text:p>2094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9">
                <text:p>249</text:p>
              </table:table-cell>
              <table:table-cell office:value-type="float" office:value="23848">
                <text:p>238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0">
                <text:p>250</text:p>
              </table:table-cell>
              <table:table-cell office:value-type="float" office:value="23910">
                <text:p>2391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1">
                <text:p>251</text:p>
              </table:table-cell>
              <table:table-cell office:value-type="float" office:value="23396">
                <text:p>233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2">
                <text:p>252</text:p>
              </table:table-cell>
              <table:table-cell office:value-type="float" office:value="22773">
                <text:p>2277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3">
                <text:p>253</text:p>
              </table:table-cell>
              <table:table-cell office:value-type="float" office:value="19301">
                <text:p>193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4">
                <text:p>254</text:p>
              </table:table-cell>
              <table:table-cell office:value-type="float" office:value="17480">
                <text:p>1748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5">
                <text:p>255</text:p>
              </table:table-cell>
              <table:table-cell office:value-type="float" office:value="16712">
                <text:p>1671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6">
                <text:p>256</text:p>
              </table:table-cell>
              <table:table-cell office:value-type="float" office:value="15869">
                <text:p>1586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19142">
                <text:p>1914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8">
                <text:p>258</text:p>
              </table:table-cell>
              <table:table-cell office:value-type="float" office:value="19538">
                <text:p>1953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9">
                <text:p>259</text:p>
              </table:table-cell>
              <table:table-cell office:value-type="float" office:value="14676">
                <text:p>146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0">
                <text:p>260</text:p>
              </table:table-cell>
              <table:table-cell office:value-type="float" office:value="14855">
                <text:p>148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1">
                <text:p>261</text:p>
              </table:table-cell>
              <table:table-cell office:value-type="float" office:value="20937">
                <text:p>2093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20920">
                <text:p>2092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3">
                <text:p>263</text:p>
              </table:table-cell>
              <table:table-cell office:value-type="float" office:value="20003">
                <text:p>2000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4">
                <text:p>264</text:p>
              </table:table-cell>
              <table:table-cell office:value-type="float" office:value="19520">
                <text:p>1952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5">
                <text:p>265</text:p>
              </table:table-cell>
              <table:table-cell office:value-type="float" office:value="17900">
                <text:p>179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6">
                <text:p>266</text:p>
              </table:table-cell>
              <table:table-cell office:value-type="float" office:value="17435">
                <text:p>1743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7">
                <text:p>267</text:p>
              </table:table-cell>
              <table:table-cell office:value-type="float" office:value="17215">
                <text:p>172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8">
                <text:p>268</text:p>
              </table:table-cell>
              <table:table-cell office:value-type="float" office:value="22219">
                <text:p>222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9">
                <text:p>269</text:p>
              </table:table-cell>
              <table:table-cell office:value-type="float" office:value="27211">
                <text:p>2721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0">
                <text:p>270</text:p>
              </table:table-cell>
              <table:table-cell office:value-type="float" office:value="43813">
                <text:p>438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1">
                <text:p>271</text:p>
              </table:table-cell>
              <table:table-cell office:value-type="float" office:value="28066">
                <text:p>2806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2">
                <text:p>272</text:p>
              </table:table-cell>
              <table:table-cell office:value-type="float" office:value="22904">
                <text:p>2290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3">
                <text:p>273</text:p>
              </table:table-cell>
              <table:table-cell office:value-type="float" office:value="21535">
                <text:p>2153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4">
                <text:p>274</text:p>
              </table:table-cell>
              <table:table-cell office:value-type="float" office:value="24723">
                <text:p>2472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5">
                <text:p>275</text:p>
              </table:table-cell>
              <table:table-cell office:value-type="float" office:value="27641">
                <text:p>2764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6">
                <text:p>276</text:p>
              </table:table-cell>
              <table:table-cell office:value-type="float" office:value="32501">
                <text:p>325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7">
                <text:p>277</text:p>
              </table:table-cell>
              <table:table-cell office:value-type="float" office:value="26648">
                <text:p>266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8">
                <text:p>278</text:p>
              </table:table-cell>
              <table:table-cell office:value-type="float" office:value="24782">
                <text:p>2478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9">
                <text:p>279</text:p>
              </table:table-cell>
              <table:table-cell office:value-type="float" office:value="26823">
                <text:p>2682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0">
                <text:p>280</text:p>
              </table:table-cell>
              <table:table-cell office:value-type="float" office:value="25532">
                <text:p>2553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1">
                <text:p>281</text:p>
              </table:table-cell>
              <table:table-cell office:value-type="float" office:value="25076">
                <text:p>2507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2">
                <text:p>282</text:p>
              </table:table-cell>
              <table:table-cell office:value-type="float" office:value="33687">
                <text:p>3368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3">
                <text:p>283</text:p>
              </table:table-cell>
              <table:table-cell office:value-type="float" office:value="25456">
                <text:p>2545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4">
                <text:p>284</text:p>
              </table:table-cell>
              <table:table-cell office:value-type="float" office:value="25227">
                <text:p>2522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5">
                <text:p>285</text:p>
              </table:table-cell>
              <table:table-cell office:value-type="float" office:value="29962">
                <text:p>2996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6">
                <text:p>286</text:p>
              </table:table-cell>
              <table:table-cell office:value-type="float" office:value="38228">
                <text:p>3822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7">
                <text:p>287</text:p>
              </table:table-cell>
              <table:table-cell office:value-type="float" office:value="24346">
                <text:p>2434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8">
                <text:p>288</text:p>
              </table:table-cell>
              <table:table-cell office:value-type="float" office:value="21596">
                <text:p>2159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9">
                <text:p>289</text:p>
              </table:table-cell>
              <table:table-cell office:value-type="float" office:value="24898">
                <text:p>248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0">
                <text:p>290</text:p>
              </table:table-cell>
              <table:table-cell office:value-type="float" office:value="24726">
                <text:p>2472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1">
                <text:p>291</text:p>
              </table:table-cell>
              <table:table-cell office:value-type="float" office:value="29312">
                <text:p>293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2">
                <text:p>292</text:p>
              </table:table-cell>
              <table:table-cell office:value-type="float" office:value="28688">
                <text:p>2868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3">
                <text:p>293</text:p>
              </table:table-cell>
              <table:table-cell office:value-type="float" office:value="47125">
                <text:p>471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4">
                <text:p>294</text:p>
              </table:table-cell>
              <table:table-cell office:value-type="float" office:value="27300">
                <text:p>273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5">
                <text:p>295</text:p>
              </table:table-cell>
              <table:table-cell office:value-type="float" office:value="23785">
                <text:p>2378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6">
                <text:p>296</text:p>
              </table:table-cell>
              <table:table-cell office:value-type="float" office:value="22954">
                <text:p>229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7">
                <text:p>297</text:p>
              </table:table-cell>
              <table:table-cell office:value-type="float" office:value="27768">
                <text:p>277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8">
                <text:p>298</text:p>
              </table:table-cell>
              <table:table-cell office:value-type="float" office:value="37591">
                <text:p>3759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9">
                <text:p>299</text:p>
              </table:table-cell>
              <table:table-cell office:value-type="float" office:value="37215">
                <text:p>372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0">
                <text:p>300</text:p>
              </table:table-cell>
              <table:table-cell office:value-type="float" office:value="30989">
                <text:p>3098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1">
                <text:p>301</text:p>
              </table:table-cell>
              <table:table-cell office:value-type="float" office:value="37883">
                <text:p>3788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2">
                <text:p>302</text:p>
              </table:table-cell>
              <table:table-cell office:value-type="float" office:value="46296">
                <text:p>4629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3">
                <text:p>303</text:p>
              </table:table-cell>
              <table:table-cell office:value-type="float" office:value="52007">
                <text:p>5200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4">
                <text:p>304</text:p>
              </table:table-cell>
              <table:table-cell office:value-type="float" office:value="52696">
                <text:p>5269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5">
                <text:p>305</text:p>
              </table:table-cell>
              <table:table-cell office:value-type="float" office:value="40833">
                <text:p>408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6">
                <text:p>306</text:p>
              </table:table-cell>
              <table:table-cell office:value-type="float" office:value="38124">
                <text:p>3812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7">
                <text:p>307</text:p>
              </table:table-cell>
              <table:table-cell office:value-type="float" office:value="38171">
                <text:p>3817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8">
                <text:p>308</text:p>
              </table:table-cell>
              <table:table-cell office:value-type="float" office:value="41630">
                <text:p>4163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9">
                <text:p>309</text:p>
              </table:table-cell>
              <table:table-cell office:value-type="float" office:value="40528">
                <text:p>4052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0">
                <text:p>310</text:p>
              </table:table-cell>
              <table:table-cell office:value-type="float" office:value="38358">
                <text:p>383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1">
                <text:p>311</text:p>
              </table:table-cell>
              <table:table-cell office:value-type="float" office:value="37410">
                <text:p>3741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2">
                <text:p>312</text:p>
              </table:table-cell>
              <table:table-cell office:value-type="float" office:value="41000">
                <text:p>410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3">
                <text:p>313</text:p>
              </table:table-cell>
              <table:table-cell office:value-type="float" office:value="44076">
                <text:p>4407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4">
                <text:p>314</text:p>
              </table:table-cell>
              <table:table-cell office:value-type="float" office:value="33800">
                <text:p>338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5">
                <text:p>315</text:p>
              </table:table-cell>
              <table:table-cell office:value-type="float" office:value="29502">
                <text:p>2950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6">
                <text:p>316</text:p>
              </table:table-cell>
              <table:table-cell office:value-type="float" office:value="29584">
                <text:p>2958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7">
                <text:p>317</text:p>
              </table:table-cell>
              <table:table-cell office:value-type="float" office:value="30337">
                <text:p>3033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8">
                <text:p>318</text:p>
              </table:table-cell>
              <table:table-cell office:value-type="float" office:value="32286">
                <text:p>3228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9">
                <text:p>319</text:p>
              </table:table-cell>
              <table:table-cell office:value-type="float" office:value="35686">
                <text:p>3568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20">
                <text:p>320</text:p>
              </table:table-cell>
              <table:table-cell office:value-type="float" office:value="34500">
                <text:p>345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1">
                <text:p>321</text:p>
              </table:table-cell>
              <table:table-cell office:value-type="float" office:value="30172">
                <text:p>301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2">
                <text:p>322</text:p>
              </table:table-cell>
              <table:table-cell office:value-type="float" office:value="27555">
                <text:p>2755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3">
                <text:p>323</text:p>
              </table:table-cell>
              <table:table-cell office:value-type="float" office:value="29545">
                <text:p>295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4">
                <text:p>324</text:p>
              </table:table-cell>
              <table:table-cell office:value-type="float" office:value="31523">
                <text:p>3152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5">
                <text:p>325</text:p>
              </table:table-cell>
              <table:table-cell office:value-type="float" office:value="34379">
                <text:p>3437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6">
                <text:p>326</text:p>
              </table:table-cell>
              <table:table-cell office:value-type="float" office:value="38119">
                <text:p>3811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7">
                <text:p>327</text:p>
              </table:table-cell>
              <table:table-cell office:value-type="float" office:value="39805">
                <text:p>398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8">
                <text:p>328</text:p>
              </table:table-cell>
              <table:table-cell office:value-type="float" office:value="45255">
                <text:p>4525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9">
                <text:p>329</text:p>
              </table:table-cell>
              <table:table-cell office:value-type="float" office:value="50759">
                <text:p>5075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30">
                <text:p>330</text:p>
              </table:table-cell>
              <table:table-cell office:value-type="float" office:value="51331">
                <text:p>5133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1">
                <text:p>331</text:p>
              </table:table-cell>
              <table:table-cell office:value-type="float" office:value="47101">
                <text:p>4710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2">
                <text:p>332</text:p>
              </table:table-cell>
              <table:table-cell office:value-type="float" office:value="44569">
                <text:p>4456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3">
                <text:p>333</text:p>
              </table:table-cell>
              <table:table-cell office:value-type="float" office:value="42107">
                <text:p>4210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4">
                <text:p>334</text:p>
              </table:table-cell>
              <table:table-cell office:value-type="float" office:value="43479">
                <text:p>4347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5">
                <text:p>335</text:p>
              </table:table-cell>
              <table:table-cell office:value-type="float" office:value="43057">
                <text:p>4305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6">
                <text:p>336</text:p>
              </table:table-cell>
              <table:table-cell office:value-type="float" office:value="41882">
                <text:p>4188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7">
                <text:p>337</text:p>
              </table:table-cell>
              <table:table-cell office:value-type="float" office:value="38972">
                <text:p>3897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8">
                <text:p>338</text:p>
              </table:table-cell>
              <table:table-cell office:value-type="float" office:value="37955">
                <text:p>379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9">
                <text:p>339</text:p>
              </table:table-cell>
              <table:table-cell office:value-type="float" office:value="41145">
                <text:p>4114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40">
                <text:p>340</text:p>
              </table:table-cell>
              <table:table-cell office:value-type="float" office:value="41628">
                <text:p>4162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1">
                <text:p>341</text:p>
              </table:table-cell>
              <table:table-cell office:value-type="float" office:value="41697">
                <text:p>4169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2">
                <text:p>342</text:p>
              </table:table-cell>
              <table:table-cell office:value-type="float" office:value="42062">
                <text:p>420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3">
                <text:p>343</text:p>
              </table:table-cell>
              <table:table-cell office:value-type="float" office:value="43091">
                <text:p>4309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4">
                <text:p>344</text:p>
              </table:table-cell>
              <table:table-cell office:value-type="float" office:value="41519">
                <text:p>4151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5">
                <text:p>345</text:p>
              </table:table-cell>
              <table:table-cell office:value-type="float" office:value="42069">
                <text:p>4206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6">
                <text:p>346</text:p>
              </table:table-cell>
              <table:table-cell office:value-type="float" office:value="44942">
                <text:p>4494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7">
                <text:p>347</text:p>
              </table:table-cell>
              <table:table-cell office:value-type="float" office:value="49673">
                <text:p>4967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8">
                <text:p>348</text:p>
              </table:table-cell>
              <table:table-cell office:value-type="float" office:value="52035">
                <text:p>5203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9">
                <text:p>349</text:p>
              </table:table-cell>
              <table:table-cell office:value-type="float" office:value="51918">
                <text:p>5191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0">
                <text:p>350</text:p>
              </table:table-cell>
              <table:table-cell office:value-type="float" office:value="46586">
                <text:p>4658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1">
                <text:p>351</text:p>
              </table:table-cell>
              <table:table-cell office:value-type="float" office:value="43338">
                <text:p>4333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2">
                <text:p>352</text:p>
              </table:table-cell>
              <table:table-cell office:value-type="float" office:value="45637">
                <text:p>4563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3">
                <text:p>353</text:p>
              </table:table-cell>
              <table:table-cell office:value-type="float" office:value="47177">
                <text:p>4717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4">
                <text:p>354</text:p>
              </table:table-cell>
              <table:table-cell office:value-type="float" office:value="43753">
                <text:p>437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5">
                <text:p>355</text:p>
              </table:table-cell>
              <table:table-cell office:value-type="float" office:value="44811">
                <text:p>448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6">
                <text:p>356</text:p>
              </table:table-cell>
              <table:table-cell office:value-type="float" office:value="48028">
                <text:p>4802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7">
                <text:p>357</text:p>
              </table:table-cell>
              <table:table-cell office:value-type="float" office:value="55749">
                <text:p>5574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8">
                <text:p>358</text:p>
              </table:table-cell>
              <table:table-cell office:value-type="float" office:value="61505">
                <text:p>6150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9">
                <text:p>359</text:p>
              </table:table-cell>
              <table:table-cell office:value-type="float" office:value="60839">
                <text:p>6083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0">
                <text:p>360</text:p>
              </table:table-cell>
              <table:table-cell office:value-type="float" office:value="54115">
                <text:p>541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1">
                <text:p>361</text:p>
              </table:table-cell>
              <table:table-cell office:value-type="float" office:value="52478">
                <text:p>5247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53520">
                <text:p>5352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3">
                <text:p>363</text:p>
              </table:table-cell>
              <table:table-cell office:value-type="float" office:value="60572">
                <text:p>6057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4">
                <text:p>364</text:p>
              </table:table-cell>
              <table:table-cell office:value-type="float" office:value="54300">
                <text:p>543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5">
                <text:p>365</text:p>
              </table:table-cell>
              <table:table-cell office:value-type="float" office:value="54304">
                <text:p>5430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6">
                <text:p>366</text:p>
              </table:table-cell>
              <table:table-cell office:value-type="float" office:value="58335">
                <text:p>5833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7">
                <text:p>367</text:p>
              </table:table-cell>
              <table:table-cell office:value-type="float" office:value="51409">
                <text:p>5140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8">
                <text:p>368</text:p>
              </table:table-cell>
              <table:table-cell office:value-type="float" office:value="51587">
                <text:p>5158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9">
                <text:p>369</text:p>
              </table:table-cell>
              <table:table-cell office:value-type="float" office:value="51980">
                <text:p>5198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70">
                <text:p>370</text:p>
              </table:table-cell>
              <table:table-cell office:value-type="float" office:value="53911">
                <text:p>5391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1">
                <text:p>371</text:p>
              </table:table-cell>
              <table:table-cell office:value-type="float" office:value="52349">
                <text:p>5234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2">
                <text:p>372</text:p>
              </table:table-cell>
              <table:table-cell office:value-type="float" office:value="50520">
                <text:p>5052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3">
                <text:p>373</text:p>
              </table:table-cell>
              <table:table-cell office:value-type="float" office:value="50876">
                <text:p>5087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4">
                <text:p>374</text:p>
              </table:table-cell>
              <table:table-cell office:value-type="float" office:value="43729">
                <text:p>4372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5">
                <text:p>375</text:p>
              </table:table-cell>
              <table:table-cell office:value-type="float" office:value="42735">
                <text:p>4273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6">
                <text:p>376</text:p>
              </table:table-cell>
              <table:table-cell office:value-type="float" office:value="45457">
                <text:p>4545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7">
                <text:p>377</text:p>
              </table:table-cell>
              <table:table-cell office:value-type="float" office:value="45710">
                <text:p>4571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8">
                <text:p>378</text:p>
              </table:table-cell>
              <table:table-cell office:value-type="float" office:value="43156">
                <text:p>4315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9">
                <text:p>379</text:p>
              </table:table-cell>
              <table:table-cell office:value-type="float" office:value="40022">
                <text:p>4002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80">
                <text:p>380</text:p>
              </table:table-cell>
              <table:table-cell office:value-type="float" office:value="38809">
                <text:p>3880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1">
                <text:p>381</text:p>
              </table:table-cell>
              <table:table-cell office:value-type="float" office:value="38603">
                <text:p>3860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2">
                <text:p>382</text:p>
              </table:table-cell>
              <table:table-cell office:value-type="float" office:value="39637">
                <text:p>3963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3">
                <text:p>383</text:p>
              </table:table-cell>
              <table:table-cell office:value-type="float" office:value="39809">
                <text:p>3980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4">
                <text:p>384</text:p>
              </table:table-cell>
              <table:table-cell office:value-type="float" office:value="41846">
                <text:p>4184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5">
                <text:p>385</text:p>
              </table:table-cell>
              <table:table-cell office:value-type="float" office:value="44110">
                <text:p>4411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6">
                <text:p>386</text:p>
              </table:table-cell>
              <table:table-cell office:value-type="float" office:value="44586">
                <text:p>4458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7">
                <text:p>387</text:p>
              </table:table-cell>
              <table:table-cell office:value-type="float" office:value="42677">
                <text:p>4267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8">
                <text:p>388</text:p>
              </table:table-cell>
              <table:table-cell office:value-type="float" office:value="40955">
                <text:p>4095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9">
                <text:p>389</text:p>
              </table:table-cell>
              <table:table-cell office:value-type="float" office:value="38222">
                <text:p>3822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90">
                <text:p>390</text:p>
              </table:table-cell>
              <table:table-cell office:value-type="float" office:value="35215">
                <text:p>352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1">
                <text:p>391</text:p>
              </table:table-cell>
              <table:table-cell office:value-type="float" office:value="35168">
                <text:p>3516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2">
                <text:p>392</text:p>
              </table:table-cell>
              <table:table-cell office:value-type="float" office:value="37028">
                <text:p>3702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3">
                <text:p>393</text:p>
              </table:table-cell>
              <table:table-cell office:value-type="float" office:value="38699">
                <text:p>3869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4">
                <text:p>394</text:p>
              </table:table-cell>
              <table:table-cell office:value-type="float" office:value="38499">
                <text:p>3849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5">
                <text:p>395</text:p>
              </table:table-cell>
              <table:table-cell office:value-type="float" office:value="38688">
                <text:p>3868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6">
                <text:p>396</text:p>
              </table:table-cell>
              <table:table-cell office:value-type="float" office:value="39065">
                <text:p>3906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7">
                <text:p>397</text:p>
              </table:table-cell>
              <table:table-cell office:value-type="float" office:value="39596">
                <text:p>3959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8">
                <text:p>398</text:p>
              </table:table-cell>
              <table:table-cell office:value-type="float" office:value="42015">
                <text:p>4201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9">
                <text:p>399</text:p>
              </table:table-cell>
              <table:table-cell office:value-type="float" office:value="45713">
                <text:p>4571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00">
                <text:p>400</text:p>
              </table:table-cell>
              <table:table-cell office:value-type="float" office:value="52286">
                <text:p>5228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1">
                <text:p>401</text:p>
              </table:table-cell>
              <table:table-cell office:value-type="float" office:value="67835">
                <text:p>6783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2">
                <text:p>402</text:p>
              </table:table-cell>
              <table:table-cell office:value-type="float" office:value="79700">
                <text:p>797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3">
                <text:p>403</text:p>
              </table:table-cell>
              <table:table-cell office:value-type="float" office:value="76816">
                <text:p>768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4">
                <text:p>404</text:p>
              </table:table-cell>
              <table:table-cell office:value-type="float" office:value="72676">
                <text:p>7267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5">
                <text:p>405</text:p>
              </table:table-cell>
              <table:table-cell office:value-type="float" office:value="63997">
                <text:p>6399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6">
                <text:p>406</text:p>
              </table:table-cell>
              <table:table-cell office:value-type="float" office:value="52120">
                <text:p>5212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7">
                <text:p>407</text:p>
              </table:table-cell>
              <table:table-cell office:value-type="float" office:value="45676">
                <text:p>4567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8">
                <text:p>408</text:p>
              </table:table-cell>
              <table:table-cell office:value-type="float" office:value="45865">
                <text:p>4586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9">
                <text:p>409</text:p>
              </table:table-cell>
              <table:table-cell office:value-type="float" office:value="48842">
                <text:p>4884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10">
                <text:p>410</text:p>
              </table:table-cell>
              <table:table-cell office:value-type="float" office:value="53020">
                <text:p>5302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1">
                <text:p>411</text:p>
              </table:table-cell>
              <table:table-cell office:value-type="float" office:value="53344">
                <text:p>5334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2">
                <text:p>412</text:p>
              </table:table-cell>
              <table:table-cell office:value-type="float" office:value="52477">
                <text:p>5247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3">
                <text:p>413</text:p>
              </table:table-cell>
              <table:table-cell office:value-type="float" office:value="51394">
                <text:p>5139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4">
                <text:p>414</text:p>
              </table:table-cell>
              <table:table-cell office:value-type="float" office:value="48323">
                <text:p>4832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5">
                <text:p>415</text:p>
              </table:table-cell>
              <table:table-cell office:value-type="float" office:value="48015">
                <text:p>4801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6">
                <text:p>416</text:p>
              </table:table-cell>
              <table:table-cell office:value-type="float" office:value="46478">
                <text:p>4647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7">
                <text:p>417</text:p>
              </table:table-cell>
              <table:table-cell office:value-type="float" office:value="47077">
                <text:p>4707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8">
                <text:p>418</text:p>
              </table:table-cell>
              <table:table-cell office:value-type="float" office:value="48206">
                <text:p>4820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9">
                <text:p>419</text:p>
              </table:table-cell>
              <table:table-cell office:value-type="float" office:value="50110">
                <text:p>5011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20">
                <text:p>420</text:p>
              </table:table-cell>
              <table:table-cell office:value-type="float" office:value="52234">
                <text:p>5223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1">
                <text:p>421</text:p>
              </table:table-cell>
              <table:table-cell office:value-type="float" office:value="53819">
                <text:p>5381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2">
                <text:p>422</text:p>
              </table:table-cell>
              <table:table-cell office:value-type="float" office:value="53086">
                <text:p>5308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3">
                <text:p>423</text:p>
              </table:table-cell>
              <table:table-cell office:value-type="float" office:value="51007">
                <text:p>5100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4">
                <text:p>424</text:p>
              </table:table-cell>
              <table:table-cell office:value-type="float" office:value="49878">
                <text:p>4987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5">
                <text:p>425</text:p>
              </table:table-cell>
              <table:table-cell office:value-type="float" office:value="48849">
                <text:p>4884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6">
                <text:p>426</text:p>
              </table:table-cell>
              <table:table-cell office:value-type="float" office:value="46923">
                <text:p>4692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7">
                <text:p>427</text:p>
              </table:table-cell>
              <table:table-cell office:value-type="float" office:value="48035">
                <text:p>4803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8">
                <text:p>428</text:p>
              </table:table-cell>
              <table:table-cell office:value-type="float" office:value="47546">
                <text:p>4754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9">
                <text:p>429</text:p>
              </table:table-cell>
              <table:table-cell office:value-type="float" office:value="47066">
                <text:p>4706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30">
                <text:p>430</text:p>
              </table:table-cell>
              <table:table-cell office:value-type="float" office:value="46860">
                <text:p>4686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1">
                <text:p>431</text:p>
              </table:table-cell>
              <table:table-cell office:value-type="float" office:value="48199">
                <text:p>4819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2">
                <text:p>432</text:p>
              </table:table-cell>
              <table:table-cell office:value-type="float" office:value="50112">
                <text:p>5011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3">
                <text:p>433</text:p>
              </table:table-cell>
              <table:table-cell office:value-type="float" office:value="54233">
                <text:p>5423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4">
                <text:p>434</text:p>
              </table:table-cell>
              <table:table-cell office:value-type="float" office:value="58262">
                <text:p>5826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5">
                <text:p>435</text:p>
              </table:table-cell>
              <table:table-cell office:value-type="float" office:value="59377">
                <text:p>5937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6">
                <text:p>436</text:p>
              </table:table-cell>
              <table:table-cell office:value-type="float" office:value="60712">
                <text:p>6071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7">
                <text:p>437</text:p>
              </table:table-cell>
              <table:table-cell office:value-type="float" office:value="61552">
                <text:p>6155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8">
                <text:p>438</text:p>
              </table:table-cell>
              <table:table-cell office:value-type="float" office:value="63691">
                <text:p>6369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9">
                <text:p>439</text:p>
              </table:table-cell>
              <table:table-cell office:value-type="float" office:value="67776">
                <text:p>6777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40">
                <text:p>440</text:p>
              </table:table-cell>
              <table:table-cell office:value-type="float" office:value="68644">
                <text:p>6864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1">
                <text:p>441</text:p>
              </table:table-cell>
              <table:table-cell office:value-type="float" office:value="68628">
                <text:p>6862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2">
                <text:p>442</text:p>
              </table:table-cell>
              <table:table-cell office:value-type="float" office:value="65187">
                <text:p>6518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3">
                <text:p>443</text:p>
              </table:table-cell>
              <table:table-cell office:value-type="float" office:value="64349">
                <text:p>6434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4">
                <text:p>444</text:p>
              </table:table-cell>
              <table:table-cell office:value-type="float" office:value="63453">
                <text:p>6345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5">
                <text:p>445</text:p>
              </table:table-cell>
              <table:table-cell office:value-type="float" office:value="64119">
                <text:p>6411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6">
                <text:p>446</text:p>
              </table:table-cell>
              <table:table-cell office:value-type="float" office:value="66832">
                <text:p>6683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7">
                <text:p>447</text:p>
              </table:table-cell>
              <table:table-cell office:value-type="float" office:value="70508">
                <text:p>7050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8">
                <text:p>448</text:p>
              </table:table-cell>
              <table:table-cell office:value-type="float" office:value="74838">
                <text:p>7483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9">
                <text:p>449</text:p>
              </table:table-cell>
              <table:table-cell office:value-type="float" office:value="82657">
                <text:p>8265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50">
                <text:p>450</text:p>
              </table:table-cell>
              <table:table-cell office:value-type="float" office:value="90508">
                <text:p>9050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1">
                <text:p>451</text:p>
              </table:table-cell>
              <table:table-cell office:value-type="float" office:value="89647">
                <text:p>8964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2">
                <text:p>452</text:p>
              </table:table-cell>
              <table:table-cell office:value-type="float" office:value="108438">
                <text:p>10843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3">
                <text:p>453</text:p>
              </table:table-cell>
              <table:table-cell office:value-type="float" office:value="140342">
                <text:p>14034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4">
                <text:p>454</text:p>
              </table:table-cell>
              <table:table-cell office:value-type="float" office:value="137518">
                <text:p>13751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5">
                <text:p>455</text:p>
              </table:table-cell>
              <table:table-cell office:value-type="float" office:value="189817">
                <text:p>18981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6">
                <text:p>456</text:p>
              </table:table-cell>
              <table:table-cell office:value-type="float" office:value="254156">
                <text:p>25415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7">
                <text:p>457</text:p>
              </table:table-cell>
              <table:table-cell office:value-type="float" office:value="310797">
                <text:p>31079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8">
                <text:p>458</text:p>
              </table:table-cell>
              <table:table-cell office:value-type="float" office:value="441076">
                <text:p>44107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9">
                <text:p>459</text:p>
              </table:table-cell>
              <table:table-cell office:value-type="float" office:value="524223">
                <text:p>52422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60">
                <text:p>460</text:p>
              </table:table-cell>
              <table:table-cell office:value-type="float" office:value="577023">
                <text:p>57702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1">
                <text:p>461</text:p>
              </table:table-cell>
              <table:table-cell office:value-type="float" office:value="645357">
                <text:p>64535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2">
                <text:p>462</text:p>
              </table:table-cell>
              <table:table-cell office:value-type="float" office:value="947167">
                <text:p>94716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3">
                <text:p>463</text:p>
              </table:table-cell>
              <table:table-cell office:value-type="float" office:value="642312">
                <text:p>64231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4">
                <text:p>464</text:p>
              </table:table-cell>
              <table:table-cell office:value-type="float" office:value="488544">
                <text:p>48854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5">
                <text:p>465</text:p>
              </table:table-cell>
              <table:table-cell office:value-type="float" office:value="461149">
                <text:p>46114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6">
                <text:p>466</text:p>
              </table:table-cell>
              <table:table-cell office:value-type="float" office:value="416774">
                <text:p>41677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7">
                <text:p>467</text:p>
              </table:table-cell>
              <table:table-cell office:value-type="float" office:value="408237">
                <text:p>40823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8">
                <text:p>468</text:p>
              </table:table-cell>
              <table:table-cell office:value-type="float" office:value="423535">
                <text:p>42353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9">
                <text:p>469</text:p>
              </table:table-cell>
              <table:table-cell office:value-type="float" office:value="437359">
                <text:p>43735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70">
                <text:p>470</text:p>
              </table:table-cell>
              <table:table-cell office:value-type="float" office:value="435244">
                <text:p>43524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71">
                <text:p>471</text:p>
              </table:table-cell>
              <table:table-cell office:value-type="float" office:value="348395">
                <text:p>34839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2">
                <text:p>472</text:p>
              </table:table-cell>
              <table:table-cell office:value-type="float" office:value="331733">
                <text:p>33173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3">
                <text:p>473</text:p>
              </table:table-cell>
              <table:table-cell office:value-type="float" office:value="340556">
                <text:p>34055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4">
                <text:p>474</text:p>
              </table:table-cell>
              <table:table-cell office:value-type="float" office:value="357649">
                <text:p>35764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5">
                <text:p>475</text:p>
              </table:table-cell>
              <table:table-cell office:value-type="float" office:value="273971">
                <text:p>27397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6">
                <text:p>476</text:p>
              </table:table-cell>
              <table:table-cell office:value-type="float" office:value="248640">
                <text:p>24864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7">
                <text:p>477</text:p>
              </table:table-cell>
              <table:table-cell office:value-type="float" office:value="219463">
                <text:p>21946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8">
                <text:p>478</text:p>
              </table:table-cell>
              <table:table-cell office:value-type="float" office:value="230183">
                <text:p>23018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9">
                <text:p>479</text:p>
              </table:table-cell>
              <table:table-cell office:value-type="float" office:value="259203">
                <text:p>25920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80">
                <text:p>480</text:p>
              </table:table-cell>
              <table:table-cell office:value-type="float" office:value="281723">
                <text:p>28172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81">
                <text:p>481</text:p>
              </table:table-cell>
              <table:table-cell office:value-type="float" office:value="339473">
                <text:p>33947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2">
                <text:p>482</text:p>
              </table:table-cell>
              <table:table-cell office:value-type="float" office:value="473425">
                <text:p>47342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3">
                <text:p>483</text:p>
              </table:table-cell>
              <table:table-cell office:value-type="float" office:value="437967">
                <text:p>43796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4">
                <text:p>484</text:p>
              </table:table-cell>
              <table:table-cell office:value-type="float" office:value="415160">
                <text:p>41516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5">
                <text:p>485</text:p>
              </table:table-cell>
              <table:table-cell office:value-type="float" office:value="466314">
                <text:p>46631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6">
                <text:p>486</text:p>
              </table:table-cell>
              <table:table-cell office:value-type="float" office:value="538665">
                <text:p>53866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7">
                <text:p>487</text:p>
              </table:table-cell>
              <table:table-cell office:value-type="float" office:value="656677">
                <text:p>65667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8">
                <text:p>488</text:p>
              </table:table-cell>
              <table:table-cell office:value-type="float" office:value="866813">
                <text:p>86681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9">
                <text:p>489</text:p>
              </table:table-cell>
              <table:table-cell office:value-type="float" office:value="1071823">
                <text:p>107182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90">
                <text:p>490</text:p>
              </table:table-cell>
              <table:table-cell office:value-type="float" office:value="1055793">
                <text:p>105579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91">
                <text:p>491</text:p>
              </table:table-cell>
              <table:table-cell office:value-type="float" office:value="876143">
                <text:p>87614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2">
                <text:p>492</text:p>
              </table:table-cell>
              <table:table-cell office:value-type="float" office:value="720387">
                <text:p>72038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3">
                <text:p>493</text:p>
              </table:table-cell>
              <table:table-cell office:value-type="float" office:value="677661">
                <text:p>67766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4">
                <text:p>494</text:p>
              </table:table-cell>
              <table:table-cell office:value-type="float" office:value="674022">
                <text:p>67402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5">
                <text:p>495</text:p>
              </table:table-cell>
              <table:table-cell office:value-type="float" office:value="579369">
                <text:p>57936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6">
                <text:p>496</text:p>
              </table:table-cell>
              <table:table-cell office:value-type="float" office:value="631675">
                <text:p>63167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7">
                <text:p>497</text:p>
              </table:table-cell>
              <table:table-cell office:value-type="float" office:value="471011">
                <text:p>47101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8">
                <text:p>498</text:p>
              </table:table-cell>
              <table:table-cell office:value-type="float" office:value="479075">
                <text:p>47907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9">
                <text:p>499</text:p>
              </table:table-cell>
              <table:table-cell office:value-type="float" office:value="495587">
                <text:p>49558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00">
                <text:p>500</text:p>
              </table:table-cell>
              <table:table-cell office:value-type="float" office:value="634872">
                <text:p>63487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01">
                <text:p>501</text:p>
              </table:table-cell>
              <table:table-cell office:value-type="float" office:value="541468">
                <text:p>54146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2">
                <text:p>502</text:p>
              </table:table-cell>
              <table:table-cell office:value-type="float" office:value="538153">
                <text:p>53815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3">
                <text:p>503</text:p>
              </table:table-cell>
              <table:table-cell office:value-type="float" office:value="457614">
                <text:p>45761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4">
                <text:p>504</text:p>
              </table:table-cell>
              <table:table-cell office:value-type="float" office:value="380316">
                <text:p>38031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5">
                <text:p>505</text:p>
              </table:table-cell>
              <table:table-cell office:value-type="float" office:value="266786">
                <text:p>26678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6">
                <text:p>506</text:p>
              </table:table-cell>
              <table:table-cell office:value-type="float" office:value="223325">
                <text:p>22332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7">
                <text:p>507</text:p>
              </table:table-cell>
              <table:table-cell office:value-type="float" office:value="376243">
                <text:p>37624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8">
                <text:p>508</text:p>
              </table:table-cell>
              <table:table-cell office:value-type="float" office:value="234629">
                <text:p>23462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9">
                <text:p>509</text:p>
              </table:table-cell>
              <table:table-cell office:value-type="float" office:value="241990">
                <text:p>24199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10">
                <text:p>510</text:p>
              </table:table-cell>
              <table:table-cell office:value-type="float" office:value="259694">
                <text:p>25969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11">
                <text:p>511</text:p>
              </table:table-cell>
              <table:table-cell office:value-type="float" office:value="189737">
                <text:p>18973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2">
                <text:p>512</text:p>
              </table:table-cell>
              <table:table-cell office:value-type="float" office:value="136099">
                <text:p>13609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3">
                <text:p>513</text:p>
              </table:table-cell>
              <table:table-cell office:value-type="float" office:value="94927">
                <text:p>9492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4">
                <text:p>514</text:p>
              </table:table-cell>
              <table:table-cell office:value-type="float" office:value="48897">
                <text:p>4889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5">
                <text:p>515</text:p>
              </table:table-cell>
              <table:table-cell office:value-type="float" office:value="39721">
                <text:p>3972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6">
                <text:p>516</text:p>
              </table:table-cell>
              <table:table-cell office:value-type="float" office:value="21482">
                <text:p>2148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7">
                <text:p>517</text:p>
              </table:table-cell>
              <table:table-cell office:value-type="float" office:value="15693">
                <text:p>1569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8">
                <text:p>518</text:p>
              </table:table-cell>
              <table:table-cell office:value-type="float" office:value="8041">
                <text:p>804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9">
                <text:p>519</text:p>
              </table:table-cell>
              <table:table-cell office:value-type="float" office:value="5372">
                <text:p>537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20">
                <text:p>520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21">
                <text:p>521</text:p>
              </table:table-cell>
              <table:table-cell office:value-type="float" office:value="2557">
                <text:p>255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2">
                <text:p>522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3">
                <text:p>523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4">
                <text:p>524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5">
                <text:p>525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6">
                <text:p>526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7">
                <text:p>527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8">
                <text:p>528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9">
                <text:p>529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30">
                <text:p>53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31">
                <text:p>531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2">
                <text:p>532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3">
                <text:p>533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4">
                <text:p>53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5">
                <text:p>53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6">
                <text:p>536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7">
                <text:p>53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8">
                <text:p>53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9">
                <text:p>53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40">
                <text:p>5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41">
                <text:p>54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2">
                <text:p>54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3">
                <text:p>54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4">
                <text:p>54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5">
                <text:p>54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6">
                <text:p>54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7">
                <text:p>5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8">
                <text:p>5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9">
                <text:p>54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50">
                <text:p>5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51">
                <text:p>55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2">
                <text:p>5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3">
                <text:p>5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4">
                <text:p>5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5">
                <text:p>5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6">
                <text:p>5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7">
                <text:p>5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8">
                <text:p>55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9">
                <text:p>55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60">
                <text:p>5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61">
                <text:p>5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2">
                <text:p>5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3">
                <text:p>5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4">
                <text:p>56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5">
                <text:p>5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6">
                <text:p>5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7">
                <text:p>5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8">
                <text:p>5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9">
                <text:p>569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